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A21" style:family="table-cell">
      <style:table-cell-properties fo:padding="0.097cm" fo:border-left="none" fo:border-right="none" fo:border-top="0.5pt solid #000000" fo:border-bottom="none"/>
    </style:style>
    <style:style style:name="Таблица32.B21" style:family="table-cell" style:data-style-name="N0">
      <style:table-cell-properties fo:padding="0.097cm" fo:border-left="0.5pt solid #000000" fo:border-right="none" fo:border-top="0.5pt solid #000000" fo:border-bottom="none"/>
    </style:style>
    <style:style style:name="Таблица32.C21" style:family="table-cell">
      <style:table-cell-properties style:vertical-align="middle" fo:padding="0.097cm" fo:border-left="0.5pt solid #000000" fo:border-right="none" fo:border-top="0.5pt solid #000000" fo:border-bottom="none"/>
    </style:style>
    <style:style style:name="Таблица32.E21" style:family="table-cell">
      <style:table-cell-properties fo:background-color="transparent" fo:padding="0.097cm" fo:border-left="none" fo:border-right="none" fo:border-top="0.05pt solid #000000" fo:border-bottom="none">
        <style:background-image/>
      </style:table-cell-properties>
    </style:style>
    <style:style style:name="Таблица32.F2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Standard">
      <style:text-properties officeooo:rsid="001293ba" officeooo:paragraph-rsid="001293ba"/>
    </style:style>
    <style:style style:name="P20" style:family="paragraph" style:parent-style-name="Text_20_body">
      <style:text-properties fo:language="en" fo:country="US"/>
    </style:style>
    <style:style style:name="P21" style:family="paragraph" style:parent-style-name="Text_20_body">
      <style:text-properties fo:language="ru" fo:country="RU"/>
    </style:style>
    <style:style style:name="P22" style:family="paragraph" style:parent-style-name="Text_20_body">
      <style:text-properties fo:language="ru" fo:country="RU" fo:font-style="italic" style:font-style-asian="italic" style:font-style-complex="italic"/>
    </style:style>
    <style:style style:name="P23" style:family="paragraph" style:parent-style-name="Text_20_body">
      <style:text-properties fo:language="ru" fo:country="RU" fo:font-style="italic" fo:font-weight="bold" style:font-style-asian="italic" style:font-weight-asian="bold" style:font-style-complex="italic" style:font-weight-complex="bold"/>
    </style:style>
    <style:style style:name="P24"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5" style:family="paragraph" style:parent-style-name="Text_20_body">
      <style:text-properties fo:language="ru" fo:country="RU" officeooo:paragraph-rsid="00063af9"/>
    </style:style>
    <style:style style:name="P26" style:family="paragraph" style:parent-style-name="Text_20_body">
      <style:text-properties fo:language="ru" fo:country="RU" officeooo:rsid="000d300d" officeooo:paragraph-rsid="000d300d"/>
    </style:style>
    <style:style style:name="P27" style:family="paragraph" style:parent-style-name="Text_20_body">
      <style:text-properties fo:language="ru" fo:country="RU" officeooo:rsid="00125852" officeooo:paragraph-rsid="00125852"/>
    </style:style>
    <style:style style:name="P28" style:family="paragraph" style:parent-style-name="Text_20_body">
      <style:text-properties fo:language="ru" fo:country="RU" officeooo:rsid="00144f97" officeooo:paragraph-rsid="00144f97"/>
    </style:style>
    <style:style style:name="P29" style:family="paragraph" style:parent-style-name="Text_20_body">
      <style:text-properties fo:language="ru" fo:country="RU" officeooo:rsid="001475b8" officeooo:paragraph-rsid="001475b8"/>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style:style>
    <style:style style:name="P32" style:family="paragraph" style:parent-style-name="Text_20_body">
      <style:text-properties officeooo:paragraph-rsid="00063af9"/>
    </style:style>
    <style:style style:name="P33" style:family="paragraph" style:parent-style-name="Table_20_Contents">
      <style:text-properties fo:language="en" fo:country="US"/>
    </style:style>
    <style:style style:name="P34" style:family="paragraph" style:parent-style-name="Table_20_Contents">
      <style:paragraph-properties fo:text-align="center" style:justify-single-word="false"/>
      <style:text-properties fo:language="en" fo:country="US"/>
    </style:style>
    <style:style style:name="P35" style:family="paragraph" style:parent-style-name="Table_20_Contents">
      <style:paragraph-properties fo:text-align="center" style:justify-single-word="false"/>
      <style:text-properties fo:language="en" fo:country="US" officeooo:rsid="00063af9" officeooo:paragraph-rsid="00063af9"/>
    </style:style>
    <style:style style:name="P36" style:family="paragraph" style:parent-style-name="Table_20_Contents">
      <style:text-properties fo:language="en" fo:country="US" officeooo:rsid="00063af9" officeooo:paragraph-rsid="00063af9"/>
    </style:style>
    <style:style style:name="P37" style:family="paragraph" style:parent-style-name="Table_20_Contents">
      <style:text-properties style:font-name="Times New Roman" style:font-size-asian="10.5pt"/>
    </style:style>
    <style:style style:name="P38" style:family="paragraph" style:parent-style-name="Table_20_Contents">
      <style:paragraph-properties fo:text-align="center" style:justify-single-word="false"/>
      <style:text-properties style:font-name="Times New Roman" style:font-size-asian="10.5pt"/>
    </style:style>
    <style:style style:name="P39" style:family="paragraph" style:parent-style-name="Table_20_Contents">
      <style:paragraph-properties fo:text-align="center" style:justify-single-word="false"/>
      <style:text-properties style:font-name="Times New Roman" officeooo:paragraph-rsid="00063af9" style:font-size-asian="10.5pt"/>
    </style:style>
    <style:style style:name="P40" style:family="paragraph" style:parent-style-name="Table_20_Contents">
      <style:paragraph-properties fo:text-align="end" style:justify-single-word="false"/>
      <style:text-properties style:font-name="Times New Roman" style:font-size-asian="10.5pt"/>
    </style:style>
    <style:style style:name="P41" style:family="paragraph" style:parent-style-name="Table_20_Contents">
      <style:paragraph-properties fo:text-align="end" style:justify-single-word="false"/>
      <style:text-properties style:font-name="Times New Roman" officeooo:paragraph-rsid="00063af9" style:font-size-asian="10.5pt"/>
    </style:style>
    <style:style style:name="P42" style:family="paragraph" style:parent-style-name="Table_20_Contents">
      <style:paragraph-properties fo:text-align="justify" style:justify-single-word="false"/>
      <style:text-properties style:font-name="Times New Roman" style:font-size-asian="10.5pt"/>
    </style:style>
    <style:style style:name="P43" style:family="paragraph" style:parent-style-name="Table_20_Contents">
      <style:text-properties style:font-name="Times New Roman" officeooo:paragraph-rsid="00063af9" style:font-size-asian="10.5pt"/>
    </style:style>
    <style:style style:name="P44" style:family="paragraph" style:parent-style-name="Table_20_Contents">
      <style:text-properties style:font-name="Times New Roman" fo:language="en" fo:country="US" style:font-size-asian="10.5pt"/>
    </style:style>
    <style:style style:name="P45" style:family="paragraph" style:parent-style-name="Table_20_Contents">
      <style:paragraph-properties fo:text-align="start" style:justify-single-word="false"/>
      <style:text-properties style:font-name="Times New Roman" fo:language="en" fo:country="US" style:font-size-asian="10.5pt"/>
    </style:style>
    <style:style style:name="P46"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7" style:family="paragraph" style:parent-style-name="Table_20_Contents">
      <style:paragraph-properties fo:text-align="end" style:justify-single-word="false"/>
      <style:text-properties style:font-name="Times New Roman" fo:language="en" fo:country="US" style:font-size-asian="10.5pt"/>
    </style:style>
    <style:style style:name="P48"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49" style:family="paragraph" style:parent-style-name="Table_20_Contents">
      <style:paragraph-properties fo:text-align="center" style:justify-single-word="false"/>
      <style:text-properties style:font-name="Times New Roman" fo:language="en" fo:country="US" style:font-size-asian="10.5pt"/>
    </style:style>
    <style:style style:name="P50"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51"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52" style:family="paragraph" style:parent-style-name="Table_20_Contents">
      <style:text-properties style:font-name="Times New Roman" fo:language="en" fo:country="US" officeooo:paragraph-rsid="00063af9" style:font-size-asian="10.5pt"/>
    </style:style>
    <style:style style:name="P53"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54"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55" style:family="paragraph" style:parent-style-name="Table_20_Contents">
      <style:text-properties style:font-name="Times New Roman" fo:language="ru" fo:country="RU" style:font-size-asian="10.5pt"/>
    </style:style>
    <style:style style:name="P56" style:family="paragraph" style:parent-style-name="Table_20_Contents">
      <style:paragraph-properties fo:text-align="center" style:justify-single-word="false"/>
      <style:text-properties style:font-name="Times New Roman" fo:language="ru" fo:country="RU" style:font-size-asian="10.5pt"/>
    </style:style>
    <style:style style:name="P57"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58" style:family="paragraph" style:parent-style-name="Table_20_Contents">
      <style:paragraph-properties fo:text-align="end" style:justify-single-word="false"/>
      <style:text-properties style:font-name="Times New Roman" fo:language="ru" fo:country="RU" style:font-size-asian="10.5pt"/>
    </style:style>
    <style:style style:name="P59"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60" style:family="paragraph" style:parent-style-name="Table_20_Contents">
      <style:paragraph-properties fo:text-align="start" style:justify-single-word="false"/>
      <style:text-properties style:font-name="Times New Roman" fo:language="ru" fo:country="RU" style:font-size-asian="10.5pt"/>
    </style:style>
    <style:style style:name="P61" style:family="paragraph" style:parent-style-name="Table_20_Contents">
      <style:text-properties style:font-name="Times New Roman" fo:language="ru" fo:country="RU" officeooo:paragraph-rsid="00063af9" style:font-size-asian="10.5pt"/>
    </style:style>
    <style:style style:name="P62" style:family="paragraph" style:parent-style-name="Table_20_Contents">
      <style:text-properties style:font-name="Times New Roman" fo:language="ru" fo:country="RU" officeooo:rsid="0009ab1a" officeooo:paragraph-rsid="0009ab1a" style:font-size-asian="10.5pt"/>
    </style:style>
    <style:style style:name="P63"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64"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65"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66"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67" style:family="paragraph" style:parent-style-name="Table_20_Contents">
      <style:text-properties style:font-name="Times New Roman" fo:font-weight="bold" style:font-size-asian="10.5pt" style:font-weight-asian="bold" style:font-weight-complex="bold"/>
    </style:style>
    <style:style style:name="P68"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69"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7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73" style:family="paragraph" style:parent-style-name="Table_20_Contents">
      <style:text-properties style:font-name="Times New Roman" fo:font-weight="bold" officeooo:paragraph-rsid="00063af9" style:font-size-asian="10.5pt" style:font-weight-asian="bold" style:font-weight-complex="bold"/>
    </style:style>
    <style:style style:name="P74" style:family="paragraph" style:parent-style-name="Table_20_Contents">
      <style:text-properties fo:language="ru" fo:country="RU"/>
    </style:style>
    <style:style style:name="P75" style:family="paragraph" style:parent-style-name="Table_20_Contents">
      <style:paragraph-properties fo:text-align="center" style:justify-single-word="false"/>
      <style:text-properties fo:language="ru" fo:country="RU"/>
    </style:style>
    <style:style style:name="P76" style:family="paragraph" style:parent-style-name="Table_20_Contents">
      <style:text-properties fo:language="ru" fo:country="RU" officeooo:rsid="00063af9" officeooo:paragraph-rsid="00063af9"/>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text-properties style:font-name="Times New Roman2" fo:language="en" fo:country="US" style:font-size-asian="10.5pt"/>
    </style:style>
    <style:style style:name="P79" style:family="paragraph" style:parent-style-name="Table_20_Contents">
      <style:paragraph-properties fo:text-align="end" style:justify-single-word="false"/>
      <style:text-properties style:font-name="Times New Roman2" fo:language="en" fo:country="US" style:font-size-asian="10.5pt"/>
    </style:style>
    <style:style style:name="P80" style:family="paragraph" style:parent-style-name="Table_20_Contents">
      <style:paragraph-properties fo:text-align="start" style:justify-single-word="false"/>
      <style:text-properties style:font-name="Times New Roman2" fo:language="ru" fo:country="RU"/>
    </style:style>
    <style:style style:name="P81" style:family="paragraph" style:parent-style-name="Table_20_Contents">
      <style:paragraph-properties fo:text-align="center" style:justify-single-word="false"/>
      <style:text-properties style:font-name="Times New Roman2" fo:language="ru" fo:country="RU" style:font-size-asian="10.5pt"/>
    </style:style>
    <style:style style:name="P82"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83" style:family="paragraph" style:parent-style-name="Table_20_Contents">
      <style:text-properties fo:color="#000000" style:font-name="Consolas" fo:font-size="10pt" fo:language="en" fo:country="US" style:text-underline-style="none" style:font-size-asian="10pt"/>
    </style:style>
    <style:style style:name="P84" style:family="paragraph" style:parent-style-name="Table_20_Contents">
      <style:text-properties fo:color="#000000" style:font-name="Consolas" fo:font-size="10pt" fo:language="ru" fo:country="RU" style:text-underline-style="none" style:font-size-asian="10pt"/>
    </style:style>
    <style:style style:name="P85" style:family="paragraph" style:parent-style-name="Table_20_Contents">
      <style:text-properties fo:color="#000000" style:font-name="Times New Roman2" fo:font-size="10pt" fo:language="ru" fo:country="RU" style:text-underline-style="none" style:font-size-asian="10pt"/>
    </style:style>
    <style:style style:name="P86" style:family="paragraph" style:parent-style-name="Table_20_Contents">
      <style:text-properties fo:color="#000000" style:font-name="Times New Roman2" fo:font-size="10pt" fo:language="ru" fo:country="RU" style:text-underline-style="none" officeooo:paragraph-rsid="00063af9" style:font-size-asian="10pt"/>
    </style:style>
    <style:style style:name="P87"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8"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89"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90" style:family="paragraph" style:parent-style-name="Table">
      <style:paragraph-properties fo:text-align="center" style:justify-single-word="false"/>
    </style:style>
    <style:style style:name="P9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3" style:family="paragraph" style:parent-style-name="Table">
      <style:paragraph-properties fo:margin-left="0cm" fo:margin-right="3.358cm" fo:text-align="center" style:justify-single-word="false" fo:text-indent="0cm" style:auto-text-indent="false"/>
    </style:style>
    <style:style style:name="P9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18.762cm" style:type="right" style:leader-style="dotted" style:leader-text="."/>
        </style:tab-stops>
      </style:paragraph-properties>
    </style:style>
    <style:style style:name="P97" style:family="paragraph" style:parent-style-name="Contents_20_2">
      <style:paragraph-properties>
        <style:tab-stops>
          <style:tab-stop style:position="18.263cm" style:type="right" style:leader-style="dotted" style:leader-text="."/>
        </style:tab-stops>
      </style:paragraph-properties>
    </style:style>
    <style:style style:name="P98" style:family="paragraph" style:parent-style-name="Contents_20_3">
      <style:paragraph-properties>
        <style:tab-stops>
          <style:tab-stop style:position="17.764cm" style:type="right" style:leader-style="dotted" style:leader-text="."/>
        </style:tab-stops>
      </style:paragraph-properties>
    </style:style>
    <style:style style:name="P99" style:family="paragraph" style:parent-style-name="Text_20_body">
      <style:paragraph-properties fo:margin-left="-0.002cm" fo:margin-right="-0.002cm" fo:text-indent="-0.019cm" style:auto-text-indent="false">
        <style:tab-stops/>
      </style:paragraph-properties>
    </style:style>
    <style:style style:name="P10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01" style:family="paragraph" style:parent-style-name="Text_20_body">
      <style:paragraph-properties fo:margin-left="0.113cm" fo:margin-right="0.093cm" fo:margin-top="0cm" fo:margin-bottom="0.212cm" loext:contextual-spacing="false" fo:text-indent="0.056cm" style:auto-text-indent="false"/>
    </style:style>
    <style:style style:name="P102" style:family="paragraph" style:parent-style-name="Standard">
      <style:text-properties officeooo:rsid="00158d03" officeooo:paragraph-rsid="00158d03"/>
    </style:style>
    <style:style style:name="P103" style:family="paragraph" style:parent-style-name="Heading_20_1">
      <style:text-properties fo:language="ru" fo:country="RU"/>
    </style:style>
    <style:style style:name="P104" style:family="paragraph" style:parent-style-name="Heading_20_1">
      <style:paragraph-properties fo:break-before="page"/>
    </style:style>
    <style:style style:name="P105" style:family="paragraph" style:parent-style-name="Table_20_Contents">
      <style:text-properties style:font-name="Times New Roman" fo:language="ru" fo:country="RU" style:font-size-asian="10.5pt"/>
    </style:style>
    <style:style style:name="P106" style:family="paragraph" style:parent-style-name="Table_20_Contents">
      <style:paragraph-properties fo:text-align="end" style:justify-single-word="false"/>
      <style:text-properties style:font-name="Times New Roman" fo:language="ru" fo:country="RU" style:font-size-asian="10.5pt"/>
    </style:style>
    <style:style style:name="P107" style:family="paragraph" style:parent-style-name="Table_20_Contents">
      <style:paragraph-properties fo:text-align="center" style:justify-single-word="false"/>
      <style:text-properties style:font-name="Times New Roman" fo:language="ru" fo:country="RU" style:font-size-asian="10.5pt"/>
    </style:style>
    <style:style style:name="P108" style:family="paragraph" style:parent-style-name="Table_20_Contents">
      <style:paragraph-properties fo:text-align="end" style:justify-single-word="false"/>
      <style:text-properties style:font-name="Times New Roman" fo:language="en" fo:country="US" style:font-size-asian="10.5pt"/>
    </style:style>
    <style:style style:name="P109"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11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1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12" style:family="paragraph" style:parent-style-name="Heading_20_2">
      <style:text-properties fo:language="ru" fo:country="RU"/>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paragraph-rsid="00063af9"/>
    </style:style>
    <style:style style:name="P115" style:family="paragraph" style:parent-style-name="Heading_20_3">
      <style:paragraph-properties fo:margin-left="0.76cm" fo:margin-right="0cm" fo:text-indent="1cm" style:auto-text-indent="false"/>
      <style:text-properties fo:language="ru" fo:country="RU"/>
    </style:style>
    <style:style style:name="P116" style:family="paragraph">
      <style:paragraph-properties fo:text-align="center"/>
    </style:style>
    <style:style style:name="P117"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58d03"/>
    </style:style>
    <style:style style:name="T7" style:family="text">
      <style:text-properties fo:language="ru" fo:country="RU"/>
    </style:style>
    <style:style style:name="T8" style:family="text">
      <style:text-properties fo:language="ru" fo:country="RU" fo:font-style="normal" fo:font-weight="normal" style:font-style-asian="normal" style:font-weight-asian="normal" style:font-style-complex="normal" style:font-weight-complex="normal"/>
    </style:style>
    <style:style style:name="T9" style:family="text">
      <style:text-properties fo:language="ru" fo:country="RU" fo:font-style="normal" style:font-style-asian="normal" style:font-style-complex="normal"/>
    </style:style>
    <style:style style:name="T10" style:family="text">
      <style:text-properties fo:language="ru" fo:country="RU" fo:font-style="italic" style:font-style-asian="italic" style:font-style-complex="italic"/>
    </style:style>
    <style:style style:name="T11" style:family="text">
      <style:text-properties fo:language="ru" fo:country="RU" fo:font-weight="bold" style:font-weight-asian="bold" style:font-weight-complex="bold"/>
    </style:style>
    <style:style style:name="T12" style:family="text">
      <style:text-properties fo:language="ru" fo:country="RU"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font-name="Times New Roman" fo:language="ru" fo:country="RU" style:font-size-asian="10.5pt"/>
    </style:style>
    <style:style style:name="T17" style:family="text">
      <style:text-properties style:font-name="Times New Roman" fo:language="en" fo:country="US" style:font-size-asian="10.5pt"/>
    </style:style>
    <style:style style:name="T18" style:family="text">
      <style:text-properties fo:font-weight="bold" style:font-weight-asian="bold" style:font-weight-complex="bold"/>
    </style:style>
    <style:style style:name="T19"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officeooo:rsid="000903e1"/>
    </style:style>
    <style:style style:name="T23" style:family="text">
      <style:text-properties officeooo:rsid="000b4230"/>
    </style:style>
    <style:style style:name="T24" style:family="text">
      <style:text-properties officeooo:rsid="00125852"/>
    </style:style>
    <style:style style:name="T25" style:family="text">
      <style:text-properties officeooo:rsid="00173936"/>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95">Оглавление</text:p>
          </text:index-title>
          <text:p text:style-name="P96"><text:s/>1 Введение<text:tab/>3</text:p>
          <text:p text:style-name="P96"><text:s/>2 Структура кадров<text:tab/>3</text:p>
          <text:p text:style-name="P96"><text:s/>3 Поддерживаемые функции<text:tab/>4</text:p>
          <text:p text:style-name="P97"><text:s/>3.1 Cделать замер<text:tab/>4</text:p>
          <text:p text:style-name="P97"><text:s/>3.2 Контроль готовности<text:tab/>5</text:p>
          <text:p text:style-name="P97"><text:s/>3.3 Чтение результатов измерения<text:tab/>6</text:p>
          <text:p text:style-name="P97"><text:s/>3.4 Чтение конфигурации адаптера<text:tab/>6</text:p>
          <text:p text:style-name="P97"><text:s/>3.5 Чтение полной конфигурации адаптера<text:tab/>7</text:p>
          <text:p text:style-name="P97"><text:s/>3.6 Запись конфигурации<text:tab/>7</text:p>
          <text:p text:style-name="P97"><text:s/>3.7 Установка нуля<text:tab/>8</text:p>
          <text:p text:style-name="P97"><text:s/>3.8 Команда работы с 48-канальным адаптером<text:tab/>8</text:p>
          <text:p text:style-name="P98"><text:s/>3.8.1 Чтение типа и коэффициентов датчиков<text:tab/>9</text:p>
          <text:p text:style-name="P98"><text:s/>3.8.2 Запись типа и коэффициентов датчиков<text:tab/>9</text:p>
          <text:p text:style-name="P97"><text:s/>3.9 Тест связи с адаптером<text:tab/>10</text:p>
          <text:p text:style-name="P97"><text:s/>3.10 Устройство занято<text:tab/>10</text:p>
          <text:p text:style-name="P97"><text:s/>3.11 Неправильный запрос, не поддерживаемая функция <text:tab/>11</text:p>
          <text:p text:style-name="P97"><text:s/>3.12 Синхронизировать таймер сеанса связи и уснуть<text:tab/>11</text:p>
          <text:p text:style-name="P97"><text:s/>3.13 Синхронизировать таймер измерений и уснуть<text:tab/>12</text:p>
          <text:p text:style-name="P97"><text:s/>3.14 Старт процесса измерения<text:tab/>13</text:p>
          <text:p text:style-name="P97"><text:s/>3.15 Команда синхронизации таймера сеансов связи<text:tab/>13</text:p>
          <text:p text:style-name="P97"><text:s/>3.16 Команда чтения состояния адаптера<text:tab/>14</text:p>
          <text:p text:style-name="P97"><text:s/>3.17 Команда UART_DontSleep<text:tab/>14</text:p>
          <text:p text:style-name="P96"><text:s/>4 Алгоритм работы регистратора по радиоканалу<text:tab/>15</text:p>
          <text:p text:style-name="P97"><text:s/>4.1 Адаптер<text:tab/>15</text:p>
          <text:p text:style-name="P97"><text:s/>4.2 Центральное устройство<text:tab/>15</text:p>
          <text:p text:style-name="P97"><text:s/>4.3 Пропуски<text:tab/>16</text:p>
        </text:index-body>
      </text:table-of-content>
      <text:h text:style-name="Heading_20_1" text:outline-level="1" text:is-list-header="true"/>
      <text:h text:style-name="P104" text:outline-level="1">Введение</text:h>
      <text:p text:style-name="Text_20_body"><text:tab/><text:span text:style-name="T7">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03" text:outline-level="1">Структура кадров</text:h>
      <text:p text:style-name="P21"/>
      <text:p text:style-name="P21">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68">код, <text:span text:style-name="T1">hex</text:span></text:p>
          </table:table-cell>
          <table:table-cell table:style-name="Таблица2.B1" office:value-type="string">
            <text:p text:style-name="P67">Описание</text:p>
          </table:table-cell>
        </table:table-row>
        <table:table-row>
          <table:table-cell table:style-name="Таблица2.A2" office:value-type="string">
            <text:p text:style-name="P40">0<text:span text:style-name="T1">x80</text:span></text:p>
          </table:table-cell>
          <table:table-cell table:style-name="Таблица2.B2" office:value-type="string">
            <text:p text:style-name="P55">Заголовок </text:p>
          </table:table-cell>
        </table:table-row>
        <table:table-row>
          <table:table-cell table:style-name="Таблица2.A2" office:value-type="string">
            <text:p text:style-name="P47">0x08</text:p>
          </table:table-cell>
          <table:table-cell table:style-name="Таблица2.B2" office:value-type="string">
            <text:p text:style-name="P37">Количество байт</text:p>
          </table:table-cell>
        </table:table-row>
        <table:table-row>
          <table:table-cell table:style-name="Таблица2.A2" office:value-type="string">
            <text:p text:style-name="P47">0x01</text:p>
          </table:table-cell>
          <table:table-cell table:style-name="Таблица2.B2" office:value-type="string">
            <text:p text:style-name="P37">Адрес получателя</text:p>
          </table:table-cell>
        </table:table-row>
        <table:table-row>
          <table:table-cell table:style-name="Таблица2.A2" office:value-type="string">
            <text:p text:style-name="P47">0x7F</text:p>
          </table:table-cell>
          <table:table-cell table:style-name="Таблица2.B2" office:value-type="string">
            <text:p text:style-name="P37">Адрес отправителя</text:p>
          </table:table-cell>
        </table:table-row>
        <table:table-row>
          <table:table-cell table:style-name="Таблица2.A2" office:value-type="string">
            <text:p text:style-name="P47">0x01</text:p>
          </table:table-cell>
          <table:table-cell table:style-name="Таблица2.B2" office:value-type="string">
            <text:p text:style-name="P44">Id <text:span text:style-name="T7">кадра</text:span></text:p>
          </table:table-cell>
        </table:table-row>
        <table:table-row>
          <table:table-cell table:style-name="Таблица2.A2" office:value-type="string">
            <text:p text:style-name="P47">0x12</text:p>
          </table:table-cell>
          <table:table-cell table:style-name="Таблица2.B2" office:value-type="string">
            <text:p text:style-name="P55">Код команды</text:p>
          </table:table-cell>
        </table:table-row>
        <table:table-row>
          <table:table-cell table:style-name="Таблица2.A8" office:value-type="string">
            <text:p text:style-name="P47">0x55</text:p>
          </table:table-cell>
          <table:table-cell table:style-name="Таблица2.B8" table:number-rows-spanned="2" office:value-type="string">
            <text:p text:style-name="P55">Данные</text:p>
          </table:table-cell>
        </table:table-row>
        <table:table-row>
          <table:table-cell table:style-name="Таблица2.A1" office:value-type="string">
            <text:p text:style-name="P47">0xAA</text:p>
          </table:table-cell>
          <table:covered-table-cell/>
        </table:table-row>
        <table:table-row>
          <table:table-cell table:style-name="Таблица2.A2" office:value-type="string">
            <text:p text:style-name="P47">0xCB</text:p>
          </table:table-cell>
          <table:table-cell table:style-name="Таблица2.B10" table:number-rows-spanned="2" office:value-type="string">
            <text:p text:style-name="P45">CRC16</text:p>
          </table:table-cell>
        </table:table-row>
        <table:table-row>
          <table:table-cell table:style-name="Таблица2.A2" office:value-type="string">
            <text:p text:style-name="P47">0x66</text:p>
          </table:table-cell>
          <table:covered-table-cell/>
        </table:table-row>
      </table:table>
      <text:p text:style-name="P23"/>
      <text:list xml:id="list5699399612116438231" text:style-name="L1">
        <text:list-item>
          <text:p text:style-name="P110">Заголовок —<text:span text:style-name="T14"> каждый кадр начинается с </text:span><text:span text:style-name="T2">0x80. </text:span><text:span text:style-name="T14">Это признак начала кадра.</text:span></text:p>
        </text:list-item>
        <text:list-item>
          <text:p text:style-name="P110">Количество байт<text:span text:style-name="T14"> — количество байт следующих далее в кадре, включая контрольную сумму.</text:span></text:p>
        </text:list-item>
        <text:list-item>
          <text:p text:style-name="P110">Адрес получателя<text:span text:style-name="T14"> — радио адрес получателя</text:span></text:p>
        </text:list-item>
        <text:list-item>
          <text:p text:style-name="P110">Адрес отправителя<text:span text:style-name="T14"> — радио адрес отправителя</text:span></text:p>
        </text:list-item>
        <text:list-item>
          <text:p text:style-name="P110"><text:span text:style-name="T1">Id </text:span><text:span text:style-name="T2">– </text:span><text:span text:style-name="T8">идентификационный</text:span><text:span text:style-name="T14"> номер кадра. </text:span></text:p>
        </text:list-item>
        <text:list-item>
          <text:p text:style-name="P110">Код команды<text:span text:style-name="T14"> — код команды. Смотри </text:span><text:a xlink:type="simple" xlink:href="#Таблица3|table" text:style-name="Internet_20_link" text:visited-style-name="Visited_20_Internet_20_Link"><text:span text:style-name="T14">таблицу 1</text:span></text:a><text:span text:style-name="T14">.</text:span></text:p>
        </text:list-item>
        <text:list-item>
          <text:p text:style-name="P110">Данные<text:span text:style-name="T14"> — для разных функций разное кол-во байт и разное значение данных.</text:span></text:p>
        </text:list-item>
        <text:list-item>
          <text:p text:style-name="P111">CRC16<text:span text:style-name="T14"> – </text:span><text:span text:style-name="T8">контрольная сумма </text:span><text:span text:style-name="T14">CRC16. </text:span><text:span text:style-name="T8">Первым младший байт, вторым старший. </text:span><text:span text:style-name="T14">CRC16 рассчитывается</text:span><text:span text:style-name="T8"> по алгоритму </text:span><text:span text:style-name="T14">Modbus </text:span><text:span text:style-name="T8">от полинома </text:span><text:span text:style-name="T14">0xA001.</text:span></text:p>
        </text:list-item>
      </text:list>
      <text:p text:style-name="P91"/>
      <text:p text:style-name="P24">Максимальный размер кадра 258, для терем5 на передачу 4200. </text:p>
      <text:p text:style-name="Text_20_body"><text:span text:style-name="T8">Адрес центрального устройства 0</text:span><text:span text:style-name="T14">x7F *. </text:span><text:span text:style-name="T8">Адрес </text:span><text:span text:style-name="T14">0xFF </text:span><text:span text:style-name="T8">используется для конфигурирования адаптера. Адрес 0х00 — широковещательный адрес не требующий ответа.</text:span></text:p>
      <text:p text:style-name="Text_20_body"><text:span text:style-name="T14">Отправитель формирует кадр, отправляет запрос. Если ответ не пришел, то отправитель повторяет запрос с тем же </text:span><text:span text:style-name="T2">Id. </text:span><text:span text:style-name="T14">Если получатель получил такой же запрос или команду, с тем же </text:span><text:span text:style-name="T2">Id </text:span><text:span text:style-name="T14">что и предыдущий запрос, то получатель может не выполнять команду, а повторить предыдущий ответ. </text:span><text:span text:style-name="T2">Id </text:span><text:span text:style-name="T14">в ответе должен быть равен </text:span><text:span text:style-name="T2">Id </text:span><text:span text:style-name="T14">в запросе.</text:span></text:p>
      <text:p text:style-name="P30"/>
      <text:p text:style-name="Text_20_body"><text:span text:style-name="T14">*</text:span><text:span text:style-name="T19"> Адрес центрального устройства может быть любым. По умолчанию </text:span><text:span text:style-name="T20">7F. </text:span><text:span text:style-name="T21">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0">#define ADDRESS_OF_CENTER </text:span><text:span text:style-name="T21">в файле </text:span><text:span text:style-name="T20">UartR.h.</text:span></text:p>
      <text:p text:style-name="P92"/>
      <text:p text:style-name="P12"/>
      <text:p text:style-name="P22"/>
      <text:p text:style-name="P22"/>
      <text:p text:style-name="P22"/>
      <text:p text:style-name="P21"/>
      <text:h text:style-name="P104"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75">0x01</text:p></table:table-cell><table:table-cell table:style-name="Таблица3.A2" office:value-type="string"><text:p text:style-name="P74"><text:a xlink:type="simple" xlink:href="#3.1.Cделать замер|outline" text:style-name="Internet_20_link" text:visited-style-name="Visited_20_Internet_20_Link">UART_MeasNow</text:a> </text:p></table:table-cell><table:table-cell table:style-name="Таблица3.C2" office:value-type="string"><text:p text:style-name="P74">Команда сделать замер</text:p></table:table-cell></table:table-row><table:table-row><table:table-cell table:style-name="Таблица3.A2" office:value-type="string"><text:p text:style-name="P77">0х02</text:p></table:table-cell><table:table-cell table:style-name="Таблица3.A2" office:value-type="string"><text:p text:style-name="P7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74">Команда контроль готовности</text:p></table:table-cell></table:table-row><table:table-row><table:table-cell table:style-name="Таблица3.A2" office:value-type="string"><text:p text:style-name="P75">0x03</text:p></table:table-cell><table:table-cell table:style-name="Таблица3.A2" office:value-type="string"><text:p text:style-name="P7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74">Команда чтение результатов измерения</text:p></table:table-cell></table:table-row><table:table-row><table:table-cell table:style-name="Таблица3.A2" office:value-type="string"><text:p text:style-name="P34">0<text:span text:style-name="T7">х05</text:span></text:p></table:table-cell><table:table-cell table:style-name="Таблица3.A2" office:value-type="string"><text:p text:style-name="P7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74">Команда чтение конфигурации адаптера</text:p></table:table-cell></table:table-row><table:table-row><table:table-cell table:style-name="Таблица3.A2" office:value-type="string"><text:p text:style-name="P34">0<text:span text:style-name="T7">х06</text:span></text:p></table:table-cell><table:table-cell table:style-name="Таблица3.A2" office:value-type="string"><text:p text:style-name="P7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74">Команда чтение полной конфигурации адаптера</text:p></table:table-cell></table:table-row><table:table-row><table:table-cell table:style-name="Таблица3.A2" office:value-type="string"><text:p text:style-name="P34">0<text:span text:style-name="T7">х07</text:span></text:p></table:table-cell><table:table-cell table:style-name="Таблица3.A2" office:value-type="string"><text:p text:style-name="P7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74">Команда запись конфигурации</text:p></table:table-cell></table:table-row><table:table-row><table:table-cell table:style-name="Таблица3.A2" office:value-type="string"><text:p text:style-name="P34">0<text:span text:style-name="T7">х08</text:span></text:p></table:table-cell><table:table-cell table:style-name="Таблица3.A2" office:value-type="string"><text:p text:style-name="P74"><text:a xlink:type="simple" xlink:href="#3.7.Установка нуля|outline" text:style-name="Internet_20_link" text:visited-style-name="Visited_20_Internet_20_Link">UART_ZeroSetting</text:a></text:p></table:table-cell><table:table-cell table:style-name="Таблица3.C2" office:value-type="string"><text:p text:style-name="P74">Команда установка нуля</text:p></table:table-cell></table:table-row><table:table-row><table:table-cell table:style-name="Таблица3.A2" office:value-type="string"><text:p text:style-name="P34">0<text:span text:style-name="T7">х09</text:span></text:p></table:table-cell><table:table-cell table:style-name="Таблица3.A2" office:value-type="string"><text:p text:style-name="P7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74">Расширенная команда работы с 48-канальным адаптером</text:p></table:table-cell></table:table-row><table:table-row><table:table-cell table:style-name="Таблица3.A2" office:value-type="string"><text:p text:style-name="P34">0<text:span text:style-name="T7">х0С</text:span></text:p></table:table-cell><table:table-cell table:style-name="Таблица3.A2" office:value-type="string"><text:p text:style-name="P7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74">Тест связи с адаптером</text:p></table:table-cell></table:table-row><table:table-row><table:table-cell table:style-name="Таблица3.A2" office:value-type="string"><text:p text:style-name="P75">0х0D</text:p></table:table-cell><table:table-cell table:style-name="Таблица3.A2" office:value-type="string"><text:p text:style-name="P74"><text:a xlink:type="simple" xlink:href="#3.10.Устройство занято|outline" text:style-name="Internet_20_link" text:visited-style-name="Visited_20_Internet_20_Link">UART_Busy</text:a></text:p></table:table-cell><table:table-cell table:style-name="Таблица3.C2" office:value-type="string"><text:p text:style-name="P74">Ответ - устройство занято</text:p></table:table-cell></table:table-row><table:table-row><table:table-cell table:style-name="Таблица3.A2" office:value-type="string"><text:p text:style-name="P7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7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4">0x10</text:p></table:table-cell><table:table-cell table:style-name="Таблица3.A2" office:value-type="string"><text:p text:style-name="P7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74">Команда синхронизировать таймер измерений и уснуть</text:p></table:table-cell></table:table-row><table:table-row><table:table-cell table:style-name="Таблица3.A2" office:value-type="string"><text:p text:style-name="P34">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4">0x12</text:p></table:table-cell><table:table-cell table:style-name="Таблица3.A2" office:value-type="string"><text:p text:style-name="P33"><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4">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74">Команда чтения состояния адаптера</text:p></table:table-cell></table:table-row><table:table-row><table:table-cell table:style-name="Таблица3.A2" office:value-type="string"><text:p text:style-name="P34">0x14</text:p></table:table-cell><table:table-cell table:style-name="Таблица3.A2" office:value-type="string"><text:p text:style-name="P33"><text:a xlink:type="simple" xlink:href="#3.17.Команда UART_DontSleep|outline" text:style-name="Internet_20_link" text:visited-style-name="Visited_20_Internet_20_Link">UART_DontSleep</text:a></text:p></table:table-cell><table:table-cell table:style-name="Таблица3.C2" office:value-type="string"><text:p text:style-name="P74">Команда - не спать заданное время</text:p></table:table-cell></table:table-row><table:table-row><table:table-cell table:style-name="Таблица3.A2" office:value-type="string"><text:p text:style-name="P34">0x15</text:p></table:table-cell><table:table-cell table:style-name="Таблица3.A2" office:value-type="string"><text:p text:style-name="P33"><text:a xlink:type="simple" xlink:href="#3.18.Команда Set_Time|outline" text:style-name="Internet_20_link" text:visited-style-name="Visited_20_Internet_20_Link">Set_Time</text:a></text:p></table:table-cell><table:table-cell table:style-name="Таблица3.C2" office:value-type="string"><text:p text:style-name="P74">Команда записи времени</text:p></table:table-cell></table:table-row><table:table-row><table:table-cell table:style-name="Таблица3.A2" office:value-type="string"><text:p text:style-name="P34">0x16</text:p></table:table-cell><table:table-cell table:style-name="Таблица3.A2" office:value-type="string"><text:p text:style-name="P33"><text:a xlink:type="simple" xlink:href="#3.19.Команда Get_Time|outline" text:style-name="Internet_20_link" text:visited-style-name="Visited_20_Internet_20_Link">Get_Time</text:a></text:p></table:table-cell><table:table-cell table:style-name="Таблица3.C2" office:value-type="string"><text:p text:style-name="P74">Команда чтения времени</text:p></table:table-cell></table:table-row><table:table-row><table:table-cell table:style-name="Таблица3.A2" office:value-type="string"><text:p text:style-name="P34">0x1<text:span text:style-name="T7">7</text:span></text:p></table:table-cell><table:table-cell table:style-name="Таблица3.A2" office:value-type="string"><text:p text:style-name="P33"><text:a xlink:type="simple" xlink:href="#3.20.Команда Start_Proc|outline" text:style-name="Internet_20_link" text:visited-style-name="Visited_20_Internet_20_Link">Start_Proc</text:a></text:p></table:table-cell><table:table-cell table:style-name="Таблица3.C2" office:value-type="string"><text:p text:style-name="P74">Команда старта процесса для Терем5</text:p></table:table-cell></table:table-row><table:table-row><table:table-cell table:style-name="Таблица3.A2" office:value-type="string"><text:p text:style-name="P34">0x1<text:span text:style-name="T7">8</text:span></text:p></table:table-cell><table:table-cell table:style-name="Таблица3.A2" office:value-type="string"><text:p text:style-name="P33"><text:a xlink:type="simple" xlink:href="#3.21.Команда Get_ProcState|outline" text:style-name="Internet_20_link" text:visited-style-name="Visited_20_Internet_20_Link">Get_ProcState</text:a></text:p></table:table-cell><table:table-cell table:style-name="Таблица3.C2" office:value-type="string"><text:p text:style-name="P74">Команда чтения состояния текущего процесса</text:p></table:table-cell></table:table-row><table:table-row><table:table-cell table:style-name="Таблица3.A2" office:value-type="string"><text:p text:style-name="P34">0x19</text:p></table:table-cell><table:table-cell table:style-name="Таблица3.A2" office:value-type="string"><text:p text:style-name="P33"><text:a xlink:type="simple" xlink:href="#3.22.Команда Get_CurrVal|outline" text:style-name="Internet_20_link" text:visited-style-name="Visited_20_Internet_20_Link">Get_CurrVal</text:a></text:p></table:table-cell><table:table-cell table:style-name="Таблица3.C2" office:value-type="string"><text:p text:style-name="P74">Чтение АЦП</text:p></table:table-cell></table:table-row><table:table-row><table:table-cell table:style-name="Таблица3.A2" office:value-type="string"><text:p text:style-name="P34">0x20</text:p></table:table-cell><table:table-cell table:style-name="Таблица3.A2" office:value-type="string"><text:p text:style-name="P33"><text:a xlink:type="simple" xlink:href="#3.23.Команда StopGet_CurrVal|outline" text:style-name="Internet_20_link" text:visited-style-name="Visited_20_Internet_20_Link">Stop_Proc</text:a></text:p></table:table-cell><table:table-cell table:style-name="Таблица3.C2" office:value-type="string"><text:p text:style-name="P74">Прервать текущий процесс.</text:p></table:table-cell></table:table-row><table:table-row><table:table-cell table:style-name="Таблица3.A2" office:value-type="string"><text:p text:style-name="P34">0x21</text:p></table:table-cell><table:table-cell table:style-name="Таблица3.A2" office:value-type="string"><text:p text:style-name="P33"><text:a xlink:type="simple" xlink:href="#3.22.Команда UART_ClearFlash|outline" text:style-name="Internet_20_link" text:visited-style-name="Visited_20_Internet_20_Link">UART_ClearFlash</text:a></text:p></table:table-cell><table:table-cell table:style-name="Таблица3.C2" office:value-type="string"><text:p text:style-name="P74">Команда очистки флешпамяти</text:p></table:table-cell></table:table-row><table:table-row><table:table-cell table:style-name="Таблица3.A2" office:value-type="string"><text:p text:style-name="P34">0x2<text:span text:style-name="T7">2</text:span></text:p></table:table-cell><table:table-cell table:style-name="Таблица3.A2" office:value-type="string"><text:p text:style-name="P33"><text:a xlink:type="simple" xlink:href="#3.23.Команда UART_ReadFlash|outline" text:style-name="Internet_20_link" text:visited-style-name="Visited_20_Internet_20_Link">UART_ReadFlash</text:a></text:p></table:table-cell><table:table-cell table:style-name="Таблица3.C2" office:value-type="string"><text:p text:style-name="P74">Команда чтения флешпамяти</text:p></table:table-cell></table:table-row><table:table-row><table:table-cell table:style-name="Таблица3.A2" office:value-type="string"><text:p text:style-name="P75">0х23</text:p></table:table-cell><table:table-cell table:style-name="Таблица3.A2" office:value-type="string"><text:p text:style-name="P33"><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74">Получить кол-во процессов</text:p></table:table-cell></table:table-row><table:table-row><table:table-cell table:style-name="Таблица3.A2" office:value-type="string"><text:p text:style-name="P7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74">Получить заголовок процесса</text:p></table:table-cell></table:table-row><table:table-row><table:table-cell table:style-name="Таблица3.A2" office:value-type="string"><text:p text:style-name="P34">0x25</text:p></table:table-cell><table:table-cell table:style-name="Таблица3.A2" office:value-type="string"><text:p text:style-name="P33"><text:a xlink:type="simple" xlink:href="#3.28.Команда RemoveProcess|outline" text:style-name="Internet_20_link" text:visited-style-name="Visited_20_Internet_20_Link">RemoveProcess</text:a></text:p></table:table-cell><table:table-cell table:style-name="Таблица3.C2" office:value-type="string"><text:p text:style-name="P74">Удалить один процесс</text:p></table:table-cell></table:table-row><table:table-row><table:table-cell table:style-name="Таблица3.A2" office:value-type="string"><text:p text:style-name="P35">0x26</text:p></table:table-cell><table:table-cell table:style-name="Таблица3.A2" office:value-type="string"><text:p text:style-name="P36"><text:a xlink:type="simple" xlink:href="#3.29.Команда WaitReplay|outline" text:style-name="Internet_20_link" text:visited-style-name="Visited_20_Internet_20_Link">WaitReplay</text:a></text:p></table:table-cell><table:table-cell table:style-name="Таблица3.C2" office:value-type="string"><text:p text:style-name="P76">Подожди</text:p></table:table-cell></table:table-row><table:table-row><table:table-cell table:style-name="Таблица3.A2" office:value-type="string"><text:p text:style-name="P34"/></table:table-cell><table:table-cell table:style-name="Таблица3.A2" office:value-type="string"><text:p text:style-name="P33"/></table:table-cell><table:table-cell table:style-name="Таблица3.C2" office:value-type="string"><text:p text:style-name="P74"/></table:table-cell></table:table-row><table:table-row><table:table-cell table:style-name="Таблица3.A2" office:value-type="string"><text:p text:style-name="P34"/></table:table-cell><table:table-cell table:style-name="Таблица3.A2" office:value-type="string"><text:p text:style-name="P33"/></table:table-cell><table:table-cell table:style-name="Таблица3.C2" office:value-type="string"><text:p text:style-name="P74"/></table:table-cell></table:table-row></table:table><text:p text:style-name="P90">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7">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64">Запрос</text:p>
          </table:table-cell>
          <table:covered-table-cell/>
          <table:covered-table-cell/>
          <table:table-cell table:style-name="Таблица1.D1" office:value-type="string">
            <text:p text:style-name="P64"/>
          </table:table-cell>
          <table:table-cell table:style-name="Таблица1.E1" table:number-columns-spanned="3" office:value-type="string">
            <text:p text:style-name="P70">Ответ</text:p>
          </table:table-cell>
          <table:covered-table-cell/>
          <table:covered-table-cell/>
        </table:table-row>
        <table:table-row>
          <table:table-cell table:style-name="Таблица1.A1" office:value-type="string">
            <text:p text:style-name="P68">код, <text:span text:style-name="T1">hex</text:span></text:p>
          </table:table-cell>
          <table:table-cell table:style-name="Таблица1.B2" office:value-type="string">
            <text:p text:style-name="P64">№</text:p>
          </table:table-cell>
          <table:table-cell table:style-name="Таблица1.C2" office:value-type="string">
            <text:p text:style-name="P67">Описание</text:p>
          </table:table-cell>
          <table:table-cell table:style-name="Таблица1.D1" office:value-type="string">
            <text:p text:style-name="P67"/>
          </table:table-cell>
          <table:table-cell table:style-name="Таблица1.E1" office:value-type="string">
            <text:p text:style-name="P68">код, <text:span text:style-name="T1">hex</text:span></text:p>
          </table:table-cell>
          <table:table-cell table:style-name="Таблица1.F2" office:value-type="string">
            <text:p text:style-name="P70">№</text:p>
          </table:table-cell>
          <table:table-cell table:style-name="Таблица1.F2" office:value-type="string">
            <text:p text:style-name="P67">Описание</text:p>
          </table:table-cell>
        </table:table-row>
        <table:table-row>
          <table:table-cell table:style-name="Таблица1.D1" office:value-type="string">
            <text:p text:style-name="P40">0<text:span text:style-name="T1">x80</text:span></text:p>
          </table:table-cell>
          <table:table-cell table:style-name="Таблица1.B3" office:value-type="float" office:value="0">
            <text:p text:style-name="P38">0</text:p>
          </table:table-cell>
          <table:table-cell table:style-name="Таблица1.C8" office:value-type="string">
            <text:p text:style-name="P87">Заголовок </text:p>
          </table:table-cell>
          <table:table-cell table:style-name="Таблица1.D1" office:value-type="string">
            <text:p text:style-name="P55"/>
          </table:table-cell>
          <table:table-cell table:style-name="Таблица1.E3" office:value-type="string">
            <text:p text:style-name="P40">0<text:span text:style-name="T1">x80</text:span></text:p>
          </table:table-cell>
          <table:table-cell table:style-name="Таблица1.F3" office:value-type="float" office:value="0">
            <text:p text:style-name="P38">0</text:p>
          </table:table-cell>
          <table:table-cell table:style-name="Таблица1.G8" office:value-type="string">
            <text:p text:style-name="P55">Заголовок </text:p>
          </table:table-cell>
        </table:table-row>
        <table:table-row>
          <table:table-cell table:style-name="Таблица1.D1" office:value-type="string">
            <text:p text:style-name="P47">0x06</text:p>
          </table:table-cell>
          <table:table-cell table:style-name="Таблица1.B4" office:value-type="float" office:value="1">
            <text:p text:style-name="P56">1</text:p>
          </table:table-cell>
          <table:table-cell table:style-name="Таблица1.C8" office:value-type="string">
            <text:p text:style-name="P37">Количество байт</text:p>
          </table:table-cell>
          <table:table-cell table:style-name="Таблица1.D1" office:value-type="string">
            <text:p text:style-name="P37"/>
          </table:table-cell>
          <table:table-cell table:style-name="Таблица1.E3" office:value-type="string">
            <text:p text:style-name="P47">0x06</text:p>
          </table:table-cell>
          <table:table-cell table:style-name="Таблица1.F3" office:value-type="float" office:value="1">
            <text:p text:style-name="P56">1</text:p>
          </table:table-cell>
          <table:table-cell table:style-name="Таблица1.G8" office:value-type="string">
            <text:p text:style-name="P37">Количество байт</text:p>
          </table:table-cell>
        </table:table-row>
        <table:table-row>
          <table:table-cell table:style-name="Таблица1.D1" office:value-type="string">
            <text:p text:style-name="P58">Ап</text:p>
          </table:table-cell>
          <table:table-cell table:style-name="Таблица1.B5" office:value-type="float" office:value="2">
            <text:p text:style-name="P56">2</text:p>
          </table:table-cell>
          <table:table-cell table:style-name="Таблица1.C8" office:value-type="string">
            <text:p text:style-name="P37">Адрес получателя</text:p>
          </table:table-cell>
          <table:table-cell table:style-name="Таблица1.D1" office:value-type="string">
            <text:p text:style-name="P37"/>
          </table:table-cell>
          <table:table-cell table:style-name="Таблица1.E3" office:value-type="string">
            <text:p text:style-name="P58">Ап</text:p>
          </table:table-cell>
          <table:table-cell table:style-name="Таблица1.F3" office:value-type="float" office:value="2">
            <text:p text:style-name="P56">2</text:p>
          </table:table-cell>
          <table:table-cell table:style-name="Таблица1.G8" office:value-type="string">
            <text:p text:style-name="P37">Адрес получателя</text:p>
          </table:table-cell>
        </table:table-row>
        <table:table-row>
          <table:table-cell table:style-name="Таблица1.D1" office:value-type="string">
            <text:p text:style-name="P58">Ао</text:p>
          </table:table-cell>
          <table:table-cell table:style-name="Таблица1.B6" office:value-type="float" office:value="3">
            <text:p text:style-name="P56">3</text:p>
          </table:table-cell>
          <table:table-cell table:style-name="Таблица1.C8" office:value-type="string">
            <text:p text:style-name="P37">Адрес отправителя</text:p>
          </table:table-cell>
          <table:table-cell table:style-name="Таблица1.D1" office:value-type="string">
            <text:p text:style-name="P37"/>
          </table:table-cell>
          <table:table-cell table:style-name="Таблица1.E3" office:value-type="string">
            <text:p text:style-name="P58">Ао</text:p>
          </table:table-cell>
          <table:table-cell table:style-name="Таблица1.F3" office:value-type="float" office:value="3">
            <text:p text:style-name="P56">3</text:p>
          </table:table-cell>
          <table:table-cell table:style-name="Таблица1.G8" office:value-type="string">
            <text:p text:style-name="P37">Адрес отправителя</text:p>
          </table:table-cell>
        </table:table-row>
        <table:table-row>
          <table:table-cell table:style-name="Таблица1.D1" office:value-type="string">
            <text:p text:style-name="P47">xx</text:p>
          </table:table-cell>
          <table:table-cell table:style-name="Таблица1.B7" office:value-type="float" office:value="4">
            <text:p text:style-name="P56">4</text:p>
          </table:table-cell>
          <table:table-cell table:style-name="Таблица1.C8" office:value-type="string">
            <text:p text:style-name="P44">Id <text:span text:style-name="T7">кадра</text:span></text:p>
          </table:table-cell>
          <table:table-cell table:style-name="Таблица1.D1" office:value-type="string">
            <text:p text:style-name="P44"/>
          </table:table-cell>
          <table:table-cell table:style-name="Таблица1.E3" office:value-type="string">
            <text:p text:style-name="P47">xx</text:p>
          </table:table-cell>
          <table:table-cell table:style-name="Таблица1.F3" office:value-type="float" office:value="4">
            <text:p text:style-name="P56">4</text:p>
          </table:table-cell>
          <table:table-cell table:style-name="Таблица1.G8" office:value-type="string">
            <text:p text:style-name="P44">Id <text:span text:style-name="T7">кадра</text:span></text:p>
          </table:table-cell>
        </table:table-row>
        <table:table-row>
          <table:table-cell table:style-name="Таблица1.D1" office:value-type="string">
            <text:p text:style-name="P47">0x01</text:p>
          </table:table-cell>
          <table:table-cell table:style-name="Таблица1.B8" office:value-type="float" office:value="5">
            <text:p text:style-name="P56">5</text:p>
          </table:table-cell>
          <table:table-cell table:style-name="Таблица1.C8" office:value-type="string">
            <text:p text:style-name="P55">Код команды</text:p>
          </table:table-cell>
          <table:table-cell table:style-name="Таблица1.D1" office:value-type="string">
            <text:p text:style-name="P55"/>
          </table:table-cell>
          <table:table-cell table:style-name="Таблица1.E3" office:value-type="string">
            <text:p text:style-name="P47">0x01</text:p>
          </table:table-cell>
          <table:table-cell table:style-name="Таблица1.F3" office:value-type="float" office:value="5">
            <text:p text:style-name="P56">5</text:p>
          </table:table-cell>
          <table:table-cell table:style-name="Таблица1.G8" office:value-type="string">
            <text:p text:style-name="P55">Код команды</text:p>
          </table:table-cell>
        </table:table-row>
        <table:table-row>
          <table:table-cell table:style-name="Таблица1.A9" office:value-type="string">
            <text:p text:style-name="P47">xx</text:p>
          </table:table-cell>
          <table:table-cell table:style-name="Таблица1.B9" office:value-type="float" office:value="6">
            <text:p text:style-name="P56">6</text:p>
          </table:table-cell>
          <table:table-cell table:style-name="Таблица1.C9" table:number-rows-spanned="2" office:value-type="string">
            <text:p text:style-name="P45">CRC16</text:p>
          </table:table-cell>
          <table:table-cell table:style-name="Таблица1.D9" table:number-rows-spanned="2" office:value-type="string">
            <text:p text:style-name="P45"/>
          </table:table-cell>
          <table:table-cell table:style-name="Таблица1.E9" office:value-type="string">
            <text:p text:style-name="P47">xx</text:p>
          </table:table-cell>
          <table:table-cell table:style-name="Таблица1.F9" office:value-type="float" office:value="6">
            <text:p text:style-name="P56">6</text:p>
          </table:table-cell>
          <table:table-cell table:style-name="Таблица1.G10" table:number-rows-spanned="2" office:value-type="string">
            <text:p text:style-name="P45">CRC16</text:p>
          </table:table-cell>
        </table:table-row>
        <table:table-row>
          <table:table-cell table:style-name="Таблица1.D1" office:value-type="string">
            <text:p text:style-name="P47">xx</text:p>
          </table:table-cell>
          <table:table-cell table:style-name="Таблица1.B10" office:value-type="float" office:value="7">
            <text:p text:style-name="P56">7</text:p>
          </table:table-cell>
          <table:covered-table-cell/>
          <table:covered-table-cell/>
          <table:table-cell table:style-name="Таблица1.D9" office:value-type="string">
            <text:p text:style-name="P47">xx</text:p>
          </table:table-cell>
          <table:table-cell table:style-name="Таблица1.F10" office:value-type="float" office:value="7">
            <text:p text:style-name="P56">7</text:p>
          </table:table-cell>
          <table:covered-table-cell/>
        </table:table-row>
      </table:table>
      <text:p text:style-name="P21"/>
      <text:h text:style-name="P11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64">Запрос</text:p>
          </table:table-cell>
          <table:covered-table-cell/>
          <table:covered-table-cell/>
          <table:table-cell table:style-name="Таблица4.D1" office:value-type="string">
            <text:p text:style-name="P64"/>
          </table:table-cell>
          <table:table-cell table:style-name="Таблица4.E1" table:number-columns-spanned="3" office:value-type="string">
            <text:p text:style-name="P70">Ответ</text:p>
          </table:table-cell>
          <table:covered-table-cell/>
          <table:covered-table-cell/>
        </table:table-row>
        <table:table-row>
          <table:table-cell table:style-name="Таблица4.A1" office:value-type="string">
            <text:p text:style-name="P68">код, <text:span text:style-name="T1">hex</text:span></text:p>
          </table:table-cell>
          <table:table-cell table:style-name="Таблица4.B2" office:value-type="string">
            <text:p text:style-name="P64">№</text:p>
          </table:table-cell>
          <table:table-cell table:style-name="Таблица4.C2" office:value-type="string">
            <text:p text:style-name="P67">Описание</text:p>
          </table:table-cell>
          <table:table-cell table:style-name="Таблица4.D1" office:value-type="string">
            <text:p text:style-name="P67"/>
          </table:table-cell>
          <table:table-cell table:style-name="Таблица4.E1" office:value-type="string">
            <text:p text:style-name="P68">код, <text:span text:style-name="T1">hex</text:span></text:p>
          </table:table-cell>
          <table:table-cell table:style-name="Таблица4.F2" office:value-type="string">
            <text:p text:style-name="P70">№</text:p>
          </table:table-cell>
          <table:table-cell table:style-name="Таблица4.F2" office:value-type="string">
            <text:p text:style-name="P67">Описание</text:p>
          </table:table-cell>
        </table:table-row>
        <table:table-row>
          <table:table-cell table:style-name="Таблица4.D1" office:value-type="string">
            <text:p text:style-name="P40">0<text:span text:style-name="T1">x80</text:span></text:p>
          </table:table-cell>
          <table:table-cell table:style-name="Таблица4.B3" office:value-type="float" office:value="0">
            <text:p text:style-name="P38">0</text:p>
          </table:table-cell>
          <table:table-cell table:style-name="Таблица4.C8" office:value-type="string">
            <text:p text:style-name="P87">Заголовок </text:p>
          </table:table-cell>
          <table:table-cell table:style-name="Таблица4.D1" office:value-type="string">
            <text:p text:style-name="P55"/>
          </table:table-cell>
          <table:table-cell table:style-name="Таблица4.E3" office:value-type="string">
            <text:p text:style-name="P40">0<text:span text:style-name="T1">x80</text:span></text:p>
          </table:table-cell>
          <table:table-cell table:style-name="Таблица4.F3" office:value-type="float" office:value="0">
            <text:p text:style-name="P38">0</text:p>
          </table:table-cell>
          <table:table-cell table:style-name="Таблица4.G9" office:value-type="string">
            <text:p text:style-name="P55">Заголовок </text:p>
          </table:table-cell>
        </table:table-row>
        <table:table-row>
          <table:table-cell table:style-name="Таблица4.D1" office:value-type="string">
            <text:p text:style-name="P47">0x06</text:p>
          </table:table-cell>
          <table:table-cell table:style-name="Таблица4.B4" office:value-type="float" office:value="1">
            <text:p text:style-name="P56">1</text:p>
          </table:table-cell>
          <table:table-cell table:style-name="Таблица4.C8" office:value-type="string">
            <text:p text:style-name="P37">Количество байт</text:p>
          </table:table-cell>
          <table:table-cell table:style-name="Таблица4.D1" office:value-type="string">
            <text:p text:style-name="P37"/>
          </table:table-cell>
          <table:table-cell table:style-name="Таблица4.E3" office:value-type="string">
            <text:p text:style-name="P47">0x07</text:p>
          </table:table-cell>
          <table:table-cell table:style-name="Таблица4.F3" office:value-type="float" office:value="1">
            <text:p text:style-name="P56">1</text:p>
          </table:table-cell>
          <table:table-cell table:style-name="Таблица4.G9" office:value-type="string">
            <text:p text:style-name="P37">Количество байт</text:p>
          </table:table-cell>
        </table:table-row>
        <table:table-row>
          <table:table-cell table:style-name="Таблица4.D1" office:value-type="string">
            <text:p text:style-name="P58">Ап</text:p>
          </table:table-cell>
          <table:table-cell table:style-name="Таблица4.B5" office:value-type="float" office:value="2">
            <text:p text:style-name="P56">2</text:p>
          </table:table-cell>
          <table:table-cell table:style-name="Таблица4.C8" office:value-type="string">
            <text:p text:style-name="P37">Адрес получателя</text:p>
          </table:table-cell>
          <table:table-cell table:style-name="Таблица4.D1" office:value-type="string">
            <text:p text:style-name="P37"/>
          </table:table-cell>
          <table:table-cell table:style-name="Таблица4.E3" office:value-type="string">
            <text:p text:style-name="P58">Ап</text:p>
          </table:table-cell>
          <table:table-cell table:style-name="Таблица4.F3" office:value-type="float" office:value="2">
            <text:p text:style-name="P56">2</text:p>
          </table:table-cell>
          <table:table-cell table:style-name="Таблица4.G9" office:value-type="string">
            <text:p text:style-name="P37">Адрес получателя</text:p>
          </table:table-cell>
        </table:table-row>
        <table:table-row>
          <table:table-cell table:style-name="Таблица4.D1" office:value-type="string">
            <text:p text:style-name="P58">Ао</text:p>
          </table:table-cell>
          <table:table-cell table:style-name="Таблица4.B6" office:value-type="float" office:value="3">
            <text:p text:style-name="P56">3</text:p>
          </table:table-cell>
          <table:table-cell table:style-name="Таблица4.C8" office:value-type="string">
            <text:p text:style-name="P37">Адрес отправителя</text:p>
          </table:table-cell>
          <table:table-cell table:style-name="Таблица4.D1" office:value-type="string">
            <text:p text:style-name="P37"/>
          </table:table-cell>
          <table:table-cell table:style-name="Таблица4.E3" office:value-type="string">
            <text:p text:style-name="P58">Ао</text:p>
          </table:table-cell>
          <table:table-cell table:style-name="Таблица4.F3" office:value-type="float" office:value="3">
            <text:p text:style-name="P56">3</text:p>
          </table:table-cell>
          <table:table-cell table:style-name="Таблица4.G9" office:value-type="string">
            <text:p text:style-name="P37">Адрес отправителя</text:p>
          </table:table-cell>
        </table:table-row>
        <table:table-row>
          <table:table-cell table:style-name="Таблица4.D1" office:value-type="string">
            <text:p text:style-name="P47">xx</text:p>
          </table:table-cell>
          <table:table-cell table:style-name="Таблица4.B7" office:value-type="float" office:value="4">
            <text:p text:style-name="P56">4</text:p>
          </table:table-cell>
          <table:table-cell table:style-name="Таблица4.C8" office:value-type="string">
            <text:p text:style-name="P44">Id <text:span text:style-name="T7">кадра</text:span></text:p>
          </table:table-cell>
          <table:table-cell table:style-name="Таблица4.D1" office:value-type="string">
            <text:p text:style-name="P44"/>
          </table:table-cell>
          <table:table-cell table:style-name="Таблица4.E3" office:value-type="string">
            <text:p text:style-name="P47">xx</text:p>
          </table:table-cell>
          <table:table-cell table:style-name="Таблица4.F3" office:value-type="float" office:value="4">
            <text:p text:style-name="P56">4</text:p>
          </table:table-cell>
          <table:table-cell table:style-name="Таблица4.G9" office:value-type="string">
            <text:p text:style-name="P44">Id <text:span text:style-name="T7">кадра</text:span></text:p>
          </table:table-cell>
        </table:table-row>
        <table:table-row>
          <table:table-cell table:style-name="Таблица4.D1" office:value-type="string">
            <text:p text:style-name="P58">0x02</text:p>
          </table:table-cell>
          <table:table-cell table:style-name="Таблица4.B8" office:value-type="float" office:value="5">
            <text:p text:style-name="P56">5</text:p>
          </table:table-cell>
          <table:table-cell table:style-name="Таблица4.C8" office:value-type="string">
            <text:p text:style-name="P55">Код команды</text:p>
          </table:table-cell>
          <table:table-cell table:style-name="Таблица4.D1" office:value-type="string">
            <text:p text:style-name="P55"/>
          </table:table-cell>
          <table:table-cell table:style-name="Таблица4.E3" office:value-type="string">
            <text:p text:style-name="P47">0x0d</text:p>
          </table:table-cell>
          <table:table-cell table:style-name="Таблица4.F3" office:value-type="float" office:value="5">
            <text:p text:style-name="P56">5</text:p>
          </table:table-cell>
          <table:table-cell table:style-name="Таблица4.G9" office:value-type="string">
            <text:p text:style-name="P55">Код ответа</text:p>
          </table:table-cell>
        </table:table-row>
        <table:table-row>
          <table:table-cell table:style-name="Таблица4.A9" office:value-type="string">
            <text:p text:style-name="P47">xx</text:p>
          </table:table-cell>
          <table:table-cell table:style-name="Таблица4.B9" office:value-type="float" office:value="6">
            <text:p text:style-name="P56">6</text:p>
          </table:table-cell>
          <table:table-cell table:style-name="Таблица4.C9" table:number-rows-spanned="2" office:value-type="string">
            <text:p text:style-name="P45">CRC16</text:p>
          </table:table-cell>
          <table:table-cell table:style-name="Таблица4.D1" office:value-type="string">
            <text:p text:style-name="P55"/>
          </table:table-cell>
          <table:table-cell table:style-name="Таблица4.E3" office:value-type="string">
            <text:p text:style-name="P47">0x<text:span text:style-name="T7">02</text:span></text:p>
          </table:table-cell>
          <table:table-cell table:style-name="Таблица4.F3" office:value-type="float" office:value="6">
            <text:p text:style-name="P56">6</text:p>
          </table:table-cell>
          <table:table-cell table:style-name="Таблица4.G9" office:value-type="string">
            <text:p text:style-name="P55">Расширение</text:p>
          </table:table-cell>
        </table:table-row>
        <table:table-row>
          <table:table-cell table:style-name="Таблица4.A10" office:value-type="string">
            <text:p text:style-name="P47">xx</text:p>
          </table:table-cell>
          <table:table-cell table:style-name="Таблица4.B10" office:value-type="float" office:value="7">
            <text:p text:style-name="P56">7</text:p>
          </table:table-cell>
          <table:covered-table-cell/>
          <table:table-cell table:style-name="Таблица4.D10" table:number-rows-spanned="2" office:value-type="string">
            <text:p text:style-name="P45"/>
          </table:table-cell>
          <table:table-cell table:style-name="Таблица4.E10" office:value-type="string">
            <text:p text:style-name="P47">xx</text:p>
          </table:table-cell>
          <table:table-cell table:style-name="Таблица4.F10" office:value-type="float" office:value="7">
            <text:p text:style-name="P56">7</text:p>
          </table:table-cell>
          <table:table-cell table:style-name="Таблица4.G11" table:number-rows-spanned="2" office:value-type="string">
            <text:p text:style-name="P45">CRC16</text:p>
          </table:table-cell>
        </table:table-row>
        <table:table-row>
          <table:table-cell table:style-name="Таблица4.D1" office:value-type="string">
            <text:p text:style-name="P47"/>
          </table:table-cell>
          <table:table-cell table:style-name="Таблица4.B11">
            <text:p text:style-name="P56"/>
          </table:table-cell>
          <table:table-cell table:style-name="Таблица4.D1" office:value-type="string">
            <text:p text:style-name="P45"/>
          </table:table-cell>
          <table:covered-table-cell/>
          <table:table-cell table:style-name="Таблица4.D10" office:value-type="string">
            <text:p text:style-name="P47">xx</text:p>
          </table:table-cell>
          <table:table-cell table:style-name="Таблица4.F11" office:value-type="float" office:value="8">
            <text:p text:style-name="P56">8</text:p>
          </table:table-cell>
          <table:covered-table-cell/>
        </table:table-row>
      </table:table>
      <text:p text:style-name="P20"/>
      <text:p text:style-name="P21">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1">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68">код</text:p>
          </table:table-cell>
          <table:table-cell table:style-name="Таблица15.B1" office:value-type="string">
            <text:p text:style-name="P67">Описание</text:p>
          </table:table-cell>
        </table:table-row>
        <table:table-row>
          <table:table-cell table:style-name="Таблица15.A2" office:value-type="float" office:value="0">
            <text:p text:style-name="P58">0</text:p>
          </table:table-cell>
          <table:table-cell table:style-name="Таблица15.B2" office:value-type="string">
            <text:p text:style-name="P87">Устройство занято инициализацией</text:p>
          </table:table-cell>
        </table:table-row>
        <table:table-row>
          <table:table-cell table:style-name="Таблица15.A2" office:value-type="float" office:value="1">
            <text:p text:style-name="P58">1</text:p>
          </table:table-cell>
          <table:table-cell table:style-name="Таблица15.B3" office:value-type="string">
            <text:p text:style-name="P87">Устройство занято измерением</text:p>
          </table:table-cell>
        </table:table-row>
        <table:table-row>
          <table:table-cell table:style-name="Таблица15.A5" office:value-type="string">
            <text:p text:style-name="P58">2</text:p>
          </table:table-cell>
          <table:table-cell table:style-name="Таблица15.B4" office:value-type="string">
            <text:p text:style-name="P87">Устройство не занято, нет данных или нет процесса</text:p>
          </table:table-cell>
        </table:table-row>
        <table:table-row>
          <table:table-cell table:style-name="Таблица15.A5" office:value-type="string">
            <text:p text:style-name="P58">3</text:p>
          </table:table-cell>
          <table:table-cell table:style-name="Таблица15.B5" office:value-type="string">
            <text:p text:style-name="P87">Устройство не занято, есть данные</text:p>
          </table:table-cell>
        </table:table-row>
        <table:table-row>
          <table:table-cell table:style-name="Таблица15.A6" office:value-type="string">
            <text:p text:style-name="P53">4</text:p>
          </table:table-cell>
          <table:table-cell table:style-name="Таблица15.B6" office:value-type="string">
            <text:p text:style-name="P89">Устройство занято стиранием флешпамяти</text:p>
          </table:table-cell>
        </table:table-row>
      </table:table>
      <text:p text:style-name="P93">Таблица 2: <text:span text:style-name="T7">Расширение кода занятости</text:span></text:p>
      <text:p text:style-name="P9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2" text:outline-level="2">Чтение результатов измерения</text:h>
      <text:p text:style-name="P20"/>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64">Запрос</text:p>
          </table:table-cell>
          <table:covered-table-cell/>
          <table:covered-table-cell/>
          <table:table-cell table:style-name="Таблица6.D1" office:value-type="string">
            <text:p text:style-name="P64"/>
          </table:table-cell>
          <table:table-cell table:style-name="Таблица6.E1" table:number-columns-spanned="3" office:value-type="string">
            <text:p text:style-name="P70">Ответ</text:p>
          </table:table-cell>
          <table:covered-table-cell/>
          <table:covered-table-cell/>
        </table:table-row>
        <table:table-row>
          <table:table-cell table:style-name="Таблица6.A1" office:value-type="string">
            <text:p text:style-name="P68">код, <text:span text:style-name="T1">hex</text:span></text:p>
          </table:table-cell>
          <table:table-cell table:style-name="Таблица6.B2" office:value-type="string">
            <text:p text:style-name="P64">№</text:p>
          </table:table-cell>
          <table:table-cell table:style-name="Таблица6.C2" office:value-type="string">
            <text:p text:style-name="P67">Описание</text:p>
          </table:table-cell>
          <table:table-cell table:style-name="Таблица6.D1" office:value-type="string">
            <text:p text:style-name="P67"/>
          </table:table-cell>
          <table:table-cell table:style-name="Таблица6.E1" office:value-type="string">
            <text:p text:style-name="P68">код, <text:span text:style-name="T1">hex</text:span></text:p>
          </table:table-cell>
          <table:table-cell table:style-name="Таблица6.F2" office:value-type="string">
            <text:p text:style-name="P70">№</text:p>
          </table:table-cell>
          <table:table-cell table:style-name="Таблица6.F2" office:value-type="string">
            <text:p text:style-name="P67">Описание</text:p>
          </table:table-cell>
        </table:table-row>
        <table:table-row>
          <table:table-cell table:style-name="Таблица6.D1" office:value-type="string">
            <text:p text:style-name="P40">0<text:span text:style-name="T1">x80</text:span></text:p>
          </table:table-cell>
          <table:table-cell table:style-name="Таблица6.B3" office:value-type="float" office:value="0">
            <text:p text:style-name="P38">0</text:p>
          </table:table-cell>
          <table:table-cell table:style-name="Таблица6.C8" office:value-type="string">
            <text:p text:style-name="P87">Заголовок </text:p>
          </table:table-cell>
          <table:table-cell table:style-name="Таблица6.D1" office:value-type="string">
            <text:p text:style-name="P55"/>
          </table:table-cell>
          <table:table-cell table:style-name="Таблица6.E3" office:value-type="string">
            <text:p text:style-name="P40">0<text:span text:style-name="T1">x80</text:span></text:p>
          </table:table-cell>
          <table:table-cell table:style-name="Таблица6.F3" office:value-type="float" office:value="0">
            <text:p text:style-name="P38">0</text:p>
          </table:table-cell>
          <table:table-cell table:style-name="Таблица6.G8" office:value-type="string">
            <text:p text:style-name="P55">Заголовок </text:p>
          </table:table-cell>
        </table:table-row>
        <table:table-row>
          <table:table-cell table:style-name="Таблица6.D1" office:value-type="string">
            <text:p text:style-name="P47">0x06</text:p>
          </table:table-cell>
          <table:table-cell table:style-name="Таблица6.B4" office:value-type="float" office:value="1">
            <text:p text:style-name="P56">1</text:p>
          </table:table-cell>
          <table:table-cell table:style-name="Таблица6.C8" office:value-type="string">
            <text:p text:style-name="P37">Количество байт</text:p>
          </table:table-cell>
          <table:table-cell table:style-name="Таблица6.D1" office:value-type="string">
            <text:p text:style-name="P37"/>
          </table:table-cell>
          <table:table-cell table:style-name="Таблица6.E3" office:value-type="string">
            <text:p text:style-name="P47">xx</text:p>
          </table:table-cell>
          <table:table-cell table:style-name="Таблица6.F3" office:value-type="float" office:value="1">
            <text:p text:style-name="P56">1</text:p>
          </table:table-cell>
          <table:table-cell table:style-name="Таблица6.G8" office:value-type="string">
            <text:p text:style-name="P37">Количество байт</text:p>
          </table:table-cell>
        </table:table-row>
        <table:table-row>
          <table:table-cell table:style-name="Таблица6.D1" office:value-type="string">
            <text:p text:style-name="P58">Ап</text:p>
          </table:table-cell>
          <table:table-cell table:style-name="Таблица6.B5" office:value-type="float" office:value="2">
            <text:p text:style-name="P56">2</text:p>
          </table:table-cell>
          <table:table-cell table:style-name="Таблица6.C8" office:value-type="string">
            <text:p text:style-name="P37">Адрес получателя</text:p>
          </table:table-cell>
          <table:table-cell table:style-name="Таблица6.D1" office:value-type="string">
            <text:p text:style-name="P37"/>
          </table:table-cell>
          <table:table-cell table:style-name="Таблица6.E3" office:value-type="string">
            <text:p text:style-name="P58">Ап</text:p>
          </table:table-cell>
          <table:table-cell table:style-name="Таблица6.F3" office:value-type="float" office:value="2">
            <text:p text:style-name="P56">2</text:p>
          </table:table-cell>
          <table:table-cell table:style-name="Таблица6.G8" office:value-type="string">
            <text:p text:style-name="P37">Адрес получателя</text:p>
          </table:table-cell>
        </table:table-row>
        <table:table-row>
          <table:table-cell table:style-name="Таблица6.D1" office:value-type="string">
            <text:p text:style-name="P58">Ао</text:p>
          </table:table-cell>
          <table:table-cell table:style-name="Таблица6.B6" office:value-type="float" office:value="3">
            <text:p text:style-name="P56">3</text:p>
          </table:table-cell>
          <table:table-cell table:style-name="Таблица6.C8" office:value-type="string">
            <text:p text:style-name="P37">Адрес отправителя</text:p>
          </table:table-cell>
          <table:table-cell table:style-name="Таблица6.D1" office:value-type="string">
            <text:p text:style-name="P37"/>
          </table:table-cell>
          <table:table-cell table:style-name="Таблица6.E3" office:value-type="string">
            <text:p text:style-name="P58">Ао</text:p>
          </table:table-cell>
          <table:table-cell table:style-name="Таблица6.F3" office:value-type="float" office:value="3">
            <text:p text:style-name="P56">3</text:p>
          </table:table-cell>
          <table:table-cell table:style-name="Таблица6.G8" office:value-type="string">
            <text:p text:style-name="P37">Адрес отправителя</text:p>
          </table:table-cell>
        </table:table-row>
        <table:table-row>
          <table:table-cell table:style-name="Таблица6.D1" office:value-type="string">
            <text:p text:style-name="P47">xx</text:p>
          </table:table-cell>
          <table:table-cell table:style-name="Таблица6.B7" office:value-type="float" office:value="4">
            <text:p text:style-name="P56">4</text:p>
          </table:table-cell>
          <table:table-cell table:style-name="Таблица6.C8" office:value-type="string">
            <text:p text:style-name="P44">Id <text:span text:style-name="T7">кадра</text:span></text:p>
          </table:table-cell>
          <table:table-cell table:style-name="Таблица6.D1" office:value-type="string">
            <text:p text:style-name="P44"/>
          </table:table-cell>
          <table:table-cell table:style-name="Таблица6.E3" office:value-type="string">
            <text:p text:style-name="P47">xx</text:p>
          </table:table-cell>
          <table:table-cell table:style-name="Таблица6.F3" office:value-type="float" office:value="4">
            <text:p text:style-name="P56">4</text:p>
          </table:table-cell>
          <table:table-cell table:style-name="Таблица6.G8" office:value-type="string">
            <text:p text:style-name="P44">Id <text:span text:style-name="T7">кадра</text:span></text:p>
          </table:table-cell>
        </table:table-row>
        <table:table-row>
          <table:table-cell table:style-name="Таблица6.D1" office:value-type="string">
            <text:p text:style-name="P47">0x03</text:p>
          </table:table-cell>
          <table:table-cell table:style-name="Таблица6.B8" office:value-type="float" office:value="5">
            <text:p text:style-name="P56">5</text:p>
          </table:table-cell>
          <table:table-cell table:style-name="Таблица6.C8" office:value-type="string">
            <text:p text:style-name="P55">Код команды</text:p>
          </table:table-cell>
          <table:table-cell table:style-name="Таблица6.D1" office:value-type="string">
            <text:p text:style-name="P55"/>
          </table:table-cell>
          <table:table-cell table:style-name="Таблица6.E3" office:value-type="string">
            <text:p text:style-name="P47">0x03</text:p>
          </table:table-cell>
          <table:table-cell table:style-name="Таблица6.F3" office:value-type="float" office:value="5">
            <text:p text:style-name="P56">5</text:p>
          </table:table-cell>
          <table:table-cell table:style-name="Таблица6.G8" office:value-type="string">
            <text:p text:style-name="P55">Код команды</text:p>
          </table:table-cell>
        </table:table-row>
        <table:table-row>
          <table:table-cell table:style-name="Таблица6.A9" office:value-type="string">
            <text:p text:style-name="P47">xx</text:p>
          </table:table-cell>
          <table:table-cell table:style-name="Таблица6.B9" office:value-type="float" office:value="6">
            <text:p text:style-name="P56">6</text:p>
          </table:table-cell>
          <table:table-cell table:style-name="Таблица6.C9" table:number-rows-spanned="2" office:value-type="string">
            <text:p text:style-name="P45">CRC16</text:p>
          </table:table-cell>
          <table:table-cell table:style-name="Таблица6.D1" office:value-type="string">
            <text:p text:style-name="P55"/>
          </table:table-cell>
          <table:table-cell table:style-name="Таблица6.E9" office:value-type="string">
            <text:p text:style-name="P47">xx</text:p>
          </table:table-cell>
          <table:table-cell table:style-name="Таблица6.F9" office:value-type="float" office:value="6">
            <text:p text:style-name="P56">6</text:p>
          </table:table-cell>
          <table:table-cell table:style-name="Таблица6.G9" office:value-type="string">
            <text:p text:style-name="P55">Размер</text:p>
          </table:table-cell>
        </table:table-row>
        <table:table-row>
          <table:table-cell table:style-name="Таблица6.A10" office:value-type="string">
            <text:p text:style-name="P47">xx</text:p>
          </table:table-cell>
          <table:table-cell table:style-name="Таблица6.B10" office:value-type="float" office:value="7">
            <text:p text:style-name="P56">7</text:p>
          </table:table-cell>
          <table:covered-table-cell/>
          <table:table-cell table:style-name="Таблица6.D1" office:value-type="string">
            <text:p text:style-name="P55"/>
          </table:table-cell>
          <table:table-cell table:style-name="Таблица6.E3" office:value-type="string">
            <text:p text:style-name="P47">xx</text:p>
          </table:table-cell>
          <table:table-cell table:style-name="Таблица6.F3">
            <text:p text:style-name="P56"/>
          </table:table-cell>
          <table:table-cell table:style-name="Таблица6.G10" table:number-rows-spanned="2" office:value-type="string">
            <text:p text:style-name="P55">Данные</text:p>
          </table:table-cell>
        </table:table-row>
        <table:table-row>
          <table:table-cell table:style-name="Таблица6.D1" office:value-type="string">
            <text:p text:style-name="P47"/>
          </table:table-cell>
          <table:table-cell table:style-name="Таблица6.B17">
            <text:p text:style-name="P56"/>
          </table:table-cell>
          <table:table-cell table:style-name="Таблица6.C16" office:value-type="string">
            <text:p text:style-name="Standard"/>
          </table:table-cell>
          <table:table-cell table:style-name="Таблица6.D1" office:value-type="string">
            <text:p text:style-name="P55"/>
          </table:table-cell>
          <table:table-cell table:style-name="Таблица6.E3" office:value-type="string">
            <text:p text:style-name="P47">...</text:p>
          </table:table-cell>
          <table:table-cell table:style-name="Таблица6.F3">
            <text:p text:style-name="P56"/>
          </table:table-cell>
          <table:covered-table-cell/>
        </table:table-row>
        <table:table-row>
          <table:table-cell table:style-name="Таблица6.D1" office:value-type="string">
            <text:p text:style-name="P47"/>
          </table:table-cell>
          <table:table-cell table:style-name="Таблица6.B17">
            <text:p text:style-name="P56"/>
          </table:table-cell>
          <table:table-cell table:style-name="Таблица6.C16" office:value-type="string">
            <text:p text:style-name="Standard"/>
          </table:table-cell>
          <table:table-cell table:style-name="Таблица6.D17" table:number-rows-spanned="6" office:value-type="string">
            <text:p text:style-name="P45"/>
          </table:table-cell>
          <table:table-cell table:style-name="Таблица6.E12" office:value-type="string">
            <text:p text:style-name="P47">xx</text:p>
          </table:table-cell>
          <table:table-cell table:style-name="Таблица6.F12">
            <text:p text:style-name="P56"/>
          </table:table-cell>
          <table:table-cell table:style-name="Таблица6.G15" table:number-rows-spanned="4" office:value-type="string">
            <text:p text:style-name="P60">Номер измерения в текущем процессе</text:p>
          </table:table-cell>
        </table:table-row>
        <table:table-row>
          <table:table-cell table:style-name="Таблица6.D1" office:value-type="string">
            <text:p text:style-name="P47"/>
          </table:table-cell>
          <table:table-cell table:style-name="Таблица6.B17">
            <text:p text:style-name="P56"/>
          </table:table-cell>
          <table:table-cell table:style-name="Таблица6.C16" office:value-type="string">
            <text:p text:style-name="Standard"/>
          </table:table-cell>
          <table:covered-table-cell/>
          <table:table-cell table:style-name="Таблица6.E15" office:value-type="string">
            <text:p text:style-name="P47">xx</text:p>
          </table:table-cell>
          <table:table-cell table:style-name="Таблица6.F13">
            <text:p text:style-name="P56"/>
          </table:table-cell>
          <table:covered-table-cell/>
        </table:table-row>
        <table:table-row>
          <table:table-cell table:style-name="Таблица6.D1" office:value-type="string">
            <text:p text:style-name="P47"/>
          </table:table-cell>
          <table:table-cell table:style-name="Таблица6.B17">
            <text:p text:style-name="P56"/>
          </table:table-cell>
          <table:table-cell table:style-name="Таблица6.C16" office:value-type="string">
            <text:p text:style-name="Standard"/>
          </table:table-cell>
          <table:covered-table-cell/>
          <table:table-cell table:style-name="Таблица6.E15" office:value-type="string">
            <text:p text:style-name="P47">xx</text:p>
          </table:table-cell>
          <table:table-cell table:style-name="Таблица6.F13">
            <text:p text:style-name="P56"/>
          </table:table-cell>
          <table:covered-table-cell/>
        </table:table-row>
        <table:table-row>
          <table:table-cell table:style-name="Таблица6.D1" office:value-type="string">
            <text:p text:style-name="P47"/>
          </table:table-cell>
          <table:table-cell table:style-name="Таблица6.B17">
            <text:p text:style-name="P56"/>
          </table:table-cell>
          <table:table-cell table:style-name="Таблица6.C16" office:value-type="string">
            <text:p text:style-name="Standard"/>
          </table:table-cell>
          <table:covered-table-cell/>
          <table:table-cell table:style-name="Таблица6.E15" office:value-type="string">
            <text:p text:style-name="P47">xx</text:p>
          </table:table-cell>
          <table:table-cell table:style-name="Таблица6.F13">
            <text:p text:style-name="P56"/>
          </table:table-cell>
          <table:covered-table-cell/>
        </table:table-row>
        <table:table-row>
          <table:table-cell table:style-name="Таблица6.D1" office:value-type="string">
            <text:p text:style-name="P47"/>
          </table:table-cell>
          <table:table-cell table:style-name="Таблица6.B17">
            <text:p text:style-name="P56"/>
          </table:table-cell>
          <table:table-cell table:style-name="Таблица6.C16" office:value-type="string">
            <text:p text:style-name="Standard"/>
          </table:table-cell>
          <table:covered-table-cell/>
          <table:table-cell table:style-name="Таблица6.E16" office:value-type="string">
            <text:p text:style-name="P47">xx</text:p>
          </table:table-cell>
          <table:table-cell table:style-name="Таблица6.F16">
            <text:p text:style-name="P56"/>
          </table:table-cell>
          <table:table-cell table:style-name="Таблица6.G17" table:number-rows-spanned="2" office:value-type="string">
            <text:p text:style-name="P45">CRC16</text:p>
          </table:table-cell>
        </table:table-row>
        <table:table-row>
          <table:table-cell table:style-name="Таблица6.D1" office:value-type="string">
            <text:p text:style-name="P47"/>
          </table:table-cell>
          <table:table-cell table:style-name="Таблица6.B17">
            <text:p text:style-name="P56"/>
          </table:table-cell>
          <table:table-cell table:style-name="Таблица6.D1" office:value-type="string">
            <text:p text:style-name="P45"/>
          </table:table-cell>
          <table:covered-table-cell/>
          <table:table-cell table:style-name="Таблица6.E17" office:value-type="string">
            <text:p text:style-name="P47">xx</text:p>
          </table:table-cell>
          <table:table-cell table:style-name="Таблица6.F17">
            <text:p text:style-name="P56"/>
          </table:table-cell>
          <table:covered-table-cell/>
        </table:table-row>
      </table:table>
      <text:p text:style-name="Text_20_body">В ответе поле <text:span text:style-name="T15">Размер </text:span><text:span text:style-name="T13">указывает кол-во передаваемых значений. Значения имеют тип </text:span><text:span text:style-name="T3">float. </text:span><text:span text:style-name="T9">Таким образом размер поля </text:span><text:span text:style-name="T10">Данные </text:span><text:span text:style-name="T9">будет равен полю <text:s/></text:span><text:span text:style-name="T10">Размер</text:span><text:span text:style-name="T9">*4.</text:span></text:p>
      <text:h text:style-name="P112" text:outline-level="2">Чтение конфигурации адаптера</text:h>
      <text:p text:style-name="P21"/>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64">Запрос</text:p>
          </table:table-cell>
          <table:covered-table-cell/>
          <table:covered-table-cell/>
          <table:table-cell table:style-name="Таблица7.D1" office:value-type="string">
            <text:p text:style-name="P64"/>
          </table:table-cell>
          <table:table-cell table:style-name="Таблица7.E1" table:number-columns-spanned="3" office:value-type="string">
            <text:p text:style-name="P70">Ответ</text:p>
          </table:table-cell>
          <table:covered-table-cell/>
          <table:covered-table-cell/>
        </table:table-row>
        <table:table-row>
          <table:table-cell table:style-name="Таблица7.A1" office:value-type="string">
            <text:p text:style-name="P68">код, <text:span text:style-name="T1">hex</text:span></text:p>
          </table:table-cell>
          <table:table-cell table:style-name="Таблица7.B2" office:value-type="string">
            <text:p text:style-name="P64">№</text:p>
          </table:table-cell>
          <table:table-cell table:style-name="Таблица7.C2" office:value-type="string">
            <text:p text:style-name="P67">Описание</text:p>
          </table:table-cell>
          <table:table-cell table:style-name="Таблица7.D1" office:value-type="string">
            <text:p text:style-name="P67"/>
          </table:table-cell>
          <table:table-cell table:style-name="Таблица7.E1" office:value-type="string">
            <text:p text:style-name="P68">код, <text:span text:style-name="T1">hex</text:span></text:p>
          </table:table-cell>
          <table:table-cell table:style-name="Таблица7.F2" office:value-type="string">
            <text:p text:style-name="P70">№</text:p>
          </table:table-cell>
          <table:table-cell table:style-name="Таблица7.F2" office:value-type="string">
            <text:p text:style-name="P67">Описание</text:p>
          </table:table-cell>
        </table:table-row>
        <table:table-row>
          <table:table-cell table:style-name="Таблица7.D1" office:value-type="string">
            <text:p text:style-name="P40">0<text:span text:style-name="T1">x80</text:span></text:p>
          </table:table-cell>
          <table:table-cell table:style-name="Таблица7.B3" office:value-type="float" office:value="0">
            <text:p text:style-name="P38">0</text:p>
          </table:table-cell>
          <table:table-cell table:style-name="Таблица7.C8" office:value-type="string">
            <text:p text:style-name="P87">Заголовок </text:p>
          </table:table-cell>
          <table:table-cell table:style-name="Таблица7.D1" office:value-type="string">
            <text:p text:style-name="P55"/>
          </table:table-cell>
          <table:table-cell table:style-name="Таблица7.E3" office:value-type="string">
            <text:p text:style-name="P40">0<text:span text:style-name="T1">x80</text:span></text:p>
          </table:table-cell>
          <table:table-cell table:style-name="Таблица7.F3" office:value-type="float" office:value="0">
            <text:p text:style-name="P38">0</text:p>
          </table:table-cell>
          <table:table-cell table:style-name="Таблица7.G8" office:value-type="string">
            <text:p text:style-name="P55">Заголовок </text:p>
          </table:table-cell>
        </table:table-row>
        <table:table-row>
          <table:table-cell table:style-name="Таблица7.D1" office:value-type="string">
            <text:p text:style-name="P47">0x06</text:p>
          </table:table-cell>
          <table:table-cell table:style-name="Таблица7.B4" office:value-type="float" office:value="1">
            <text:p text:style-name="P56">1</text:p>
          </table:table-cell>
          <table:table-cell table:style-name="Таблица7.C8" office:value-type="string">
            <text:p text:style-name="P37">Количество байт</text:p>
          </table:table-cell>
          <table:table-cell table:style-name="Таблица7.D1" office:value-type="string">
            <text:p text:style-name="P37"/>
          </table:table-cell>
          <table:table-cell table:style-name="Таблица7.E3" office:value-type="string">
            <text:p text:style-name="P47">0x12</text:p>
          </table:table-cell>
          <table:table-cell table:style-name="Таблица7.F3" office:value-type="float" office:value="1">
            <text:p text:style-name="P56">1</text:p>
          </table:table-cell>
          <table:table-cell table:style-name="Таблица7.G8" office:value-type="string">
            <text:p text:style-name="P37">Количество байт</text:p>
          </table:table-cell>
        </table:table-row>
        <table:table-row>
          <table:table-cell table:style-name="Таблица7.D1" office:value-type="string">
            <text:p text:style-name="P58">Ап</text:p>
          </table:table-cell>
          <table:table-cell table:style-name="Таблица7.B5" office:value-type="float" office:value="2">
            <text:p text:style-name="P56">2</text:p>
          </table:table-cell>
          <table:table-cell table:style-name="Таблица7.C8" office:value-type="string">
            <text:p text:style-name="P37">Адрес получателя</text:p>
          </table:table-cell>
          <table:table-cell table:style-name="Таблица7.D1" office:value-type="string">
            <text:p text:style-name="P37"/>
          </table:table-cell>
          <table:table-cell table:style-name="Таблица7.E3" office:value-type="string">
            <text:p text:style-name="P58">Ап</text:p>
          </table:table-cell>
          <table:table-cell table:style-name="Таблица7.F3" office:value-type="float" office:value="2">
            <text:p text:style-name="P56">2</text:p>
          </table:table-cell>
          <table:table-cell table:style-name="Таблица7.G8" office:value-type="string">
            <text:p text:style-name="P37">Адрес получателя</text:p>
          </table:table-cell>
        </table:table-row>
        <table:table-row>
          <table:table-cell table:style-name="Таблица7.D1" office:value-type="string">
            <text:p text:style-name="P58">Ао</text:p>
          </table:table-cell>
          <table:table-cell table:style-name="Таблица7.B6" office:value-type="float" office:value="3">
            <text:p text:style-name="P56">3</text:p>
          </table:table-cell>
          <table:table-cell table:style-name="Таблица7.C8" office:value-type="string">
            <text:p text:style-name="P37">Адрес отправителя</text:p>
          </table:table-cell>
          <table:table-cell table:style-name="Таблица7.D1" office:value-type="string">
            <text:p text:style-name="P37"/>
          </table:table-cell>
          <table:table-cell table:style-name="Таблица7.E3" office:value-type="string">
            <text:p text:style-name="P58">Ао</text:p>
          </table:table-cell>
          <table:table-cell table:style-name="Таблица7.F3" office:value-type="float" office:value="3">
            <text:p text:style-name="P56">3</text:p>
          </table:table-cell>
          <table:table-cell table:style-name="Таблица7.G8" office:value-type="string">
            <text:p text:style-name="P37">Адрес отправителя</text:p>
          </table:table-cell>
        </table:table-row>
        <text:soft-page-break/>
        <table:table-row>
          <table:table-cell table:style-name="Таблица7.D1" office:value-type="string">
            <text:p text:style-name="P47">xx</text:p>
          </table:table-cell>
          <table:table-cell table:style-name="Таблица7.B7" office:value-type="float" office:value="4">
            <text:p text:style-name="P56">4</text:p>
          </table:table-cell>
          <table:table-cell table:style-name="Таблица7.C8" office:value-type="string">
            <text:p text:style-name="P44">Id <text:span text:style-name="T7">кадра</text:span></text:p>
          </table:table-cell>
          <table:table-cell table:style-name="Таблица7.D1" office:value-type="string">
            <text:p text:style-name="P44"/>
          </table:table-cell>
          <table:table-cell table:style-name="Таблица7.E3" office:value-type="string">
            <text:p text:style-name="P47">xx</text:p>
          </table:table-cell>
          <table:table-cell table:style-name="Таблица7.F3" office:value-type="float" office:value="4">
            <text:p text:style-name="P56">4</text:p>
          </table:table-cell>
          <table:table-cell table:style-name="Таблица7.G8" office:value-type="string">
            <text:p text:style-name="P44">Id <text:span text:style-name="T7">кадра</text:span></text:p>
          </table:table-cell>
        </table:table-row>
        <table:table-row>
          <table:table-cell table:style-name="Таблица7.D1" office:value-type="string">
            <text:p text:style-name="P47">0x0<text:span text:style-name="T7">5</text:span></text:p>
          </table:table-cell>
          <table:table-cell table:style-name="Таблица7.B8" office:value-type="float" office:value="5">
            <text:p text:style-name="P56">5</text:p>
          </table:table-cell>
          <table:table-cell table:style-name="Таблица7.C8" office:value-type="string">
            <text:p text:style-name="P55">Код команды</text:p>
          </table:table-cell>
          <table:table-cell table:style-name="Таблица7.D1" office:value-type="string">
            <text:p text:style-name="P55"/>
          </table:table-cell>
          <table:table-cell table:style-name="Таблица7.E3" office:value-type="string">
            <text:p text:style-name="P47">0x05</text:p>
          </table:table-cell>
          <table:table-cell table:style-name="Таблица7.F3" office:value-type="float" office:value="5">
            <text:p text:style-name="P56">5</text:p>
          </table:table-cell>
          <table:table-cell table:style-name="Таблица7.G8" office:value-type="string">
            <text:p text:style-name="P55">Код команды</text:p>
          </table:table-cell>
        </table:table-row>
        <table:table-row>
          <table:table-cell table:style-name="Таблица7.A9" office:value-type="string">
            <text:p text:style-name="P47">xx</text:p>
          </table:table-cell>
          <table:table-cell table:style-name="Таблица7.B9" office:value-type="float" office:value="6">
            <text:p text:style-name="P56">6</text:p>
          </table:table-cell>
          <table:table-cell table:style-name="Таблица7.C9" table:number-rows-spanned="2" office:value-type="string">
            <text:p text:style-name="P45">CRC16</text:p>
          </table:table-cell>
          <table:table-cell table:style-name="Таблица7.D1" office:value-type="string">
            <text:p text:style-name="P55"/>
          </table:table-cell>
          <table:table-cell table:style-name="Таблица7.E9" office:value-type="string">
            <text:p text:style-name="P47">xx</text:p>
          </table:table-cell>
          <table:table-cell table:style-name="Таблица7.F9" office:value-type="float" office:value="6">
            <text:p text:style-name="P56">6</text:p>
          </table:table-cell>
          <table:table-cell table:style-name="Таблица7.G9" table:number-rows-spanned="3" office:value-type="string">
            <text:p text:style-name="P55"><text:span text:style-name="T1">8 </text:span>байт данных</text:p>
          </table:table-cell>
        </table:table-row>
        <table:table-row>
          <table:table-cell table:style-name="Таблица7.A10" office:value-type="string">
            <text:p text:style-name="P47">xx</text:p>
          </table:table-cell>
          <table:table-cell table:style-name="Таблица7.B10" office:value-type="float" office:value="7">
            <text:p text:style-name="P56">7</text:p>
          </table:table-cell>
          <table:covered-table-cell/>
          <table:table-cell table:style-name="Таблица7.D1" office:value-type="string">
            <text:p text:style-name="P55"/>
          </table:table-cell>
          <table:table-cell table:style-name="Таблица7.E3" office:value-type="string">
            <text:p text:style-name="P47">...</text:p>
          </table:table-cell>
          <table:table-cell table:style-name="Таблица7.F10" office:value-type="string">
            <text:p text:style-name="P56">...</text:p>
          </table:table-cell>
          <table:covered-table-cell/>
        </table:table-row>
        <table:table-row>
          <table:table-cell table:style-name="Таблица7.D1" office:value-type="string">
            <text:p text:style-name="P47"/>
          </table:table-cell>
          <table:table-cell table:style-name="Таблица7.B17">
            <text:p text:style-name="P56"/>
          </table:table-cell>
          <table:table-cell table:style-name="Таблица7.C12" office:value-type="string">
            <text:p text:style-name="Standard"/>
          </table:table-cell>
          <table:table-cell table:style-name="Таблица7.D1" office:value-type="string">
            <text:p text:style-name="P55"/>
          </table:table-cell>
          <table:table-cell table:style-name="Таблица7.E3" office:value-type="string">
            <text:p text:style-name="P47">xx</text:p>
          </table:table-cell>
          <table:table-cell table:style-name="Таблица7.F3" office:value-type="float" office:value="13">
            <text:p text:style-name="P49">13</text:p>
          </table:table-cell>
          <table:covered-table-cell/>
        </table:table-row>
        <table:table-row>
          <table:table-cell table:style-name="Таблица7.D1" office:value-type="string">
            <text:p text:style-name="P47"/>
          </table:table-cell>
          <table:table-cell table:style-name="Таблица7.B17">
            <text:p text:style-name="P56"/>
          </table:table-cell>
          <table:table-cell table:style-name="Таблица7.C12" office:value-type="string">
            <text:p text:style-name="Standard"/>
          </table:table-cell>
          <table:table-cell table:style-name="Таблица7.D17" table:number-rows-spanned="2" office:value-type="string">
            <text:p text:style-name="P45"/>
          </table:table-cell>
          <table:table-cell table:style-name="Таблица7.E12" office:value-type="string">
            <text:p text:style-name="P47">xx</text:p>
          </table:table-cell>
          <table:table-cell table:style-name="Таблица7.F12" office:value-type="float" office:value="14">
            <text:p text:style-name="P49">14</text:p>
          </table:table-cell>
          <table:table-cell table:style-name="Таблица7.G17" table:number-rows-spanned="2" office:value-type="string">
            <text:p text:style-name="P60">Флаги</text:p>
          </table:table-cell>
        </table:table-row>
        <table:table-row>
          <table:table-cell table:style-name="Таблица7.D1" office:value-type="string">
            <text:p text:style-name="P47"/>
          </table:table-cell>
          <table:table-cell table:style-name="Таблица7.B17">
            <text:p text:style-name="P56"/>
          </table:table-cell>
          <table:table-cell table:style-name="Таблица7.D1" office:value-type="string">
            <text:p text:style-name="P45"/>
          </table:table-cell>
          <table:covered-table-cell/>
          <table:table-cell table:style-name="Таблица7.E17" office:value-type="string">
            <text:p text:style-name="P47">xx</text:p>
          </table:table-cell>
          <table:table-cell table:style-name="Таблица7.F13" office:value-type="float" office:value="15">
            <text:p text:style-name="P49">15</text:p>
          </table:table-cell>
          <table:covered-table-cell/>
        </table:table-row>
        <table:table-row>
          <table:table-cell table:style-name="Таблица7.D1" office:value-type="string">
            <text:p text:style-name="P47"/>
          </table:table-cell>
          <table:table-cell table:style-name="Таблица7.B17">
            <text:p text:style-name="P56"/>
          </table:table-cell>
          <table:table-cell table:style-name="Таблица7.D1" office:value-type="string">
            <text:p text:style-name="P45"/>
          </table:table-cell>
          <table:table-cell table:style-name="Таблица7.D17" office:value-type="string">
            <text:p text:style-name="Standard"/>
          </table:table-cell>
          <table:table-cell table:style-name="Таблица7.E16" office:value-type="string">
            <text:p text:style-name="P79">xx</text:p>
          </table:table-cell>
          <table:table-cell table:style-name="Таблица7.F14" office:value-type="float" office:value="16">
            <text:p text:style-name="P78">16</text:p>
          </table:table-cell>
          <table:table-cell table:style-name="Таблица7.G17" office:value-type="string">
            <text:p text:style-name="P15">Gauge disabled</text:p>
          </table:table-cell>
        </table:table-row>
        <table:table-row>
          <table:table-cell table:style-name="Таблица7.D1" office:value-type="string">
            <text:p text:style-name="P47"/>
          </table:table-cell>
          <table:table-cell table:style-name="Таблица7.B17">
            <text:p text:style-name="P56"/>
          </table:table-cell>
          <table:table-cell table:style-name="Таблица7.D1" office:value-type="string">
            <text:p text:style-name="P45"/>
          </table:table-cell>
          <table:table-cell table:style-name="Таблица7.D17" office:value-type="string">
            <text:p text:style-name="Standard"/>
          </table:table-cell>
          <table:table-cell table:style-name="Таблица7.E17" office:value-type="string">
            <text:p text:style-name="P79">xx</text:p>
          </table:table-cell>
          <table:table-cell table:style-name="Таблица7.F15" office:value-type="float" office:value="17">
            <text:p text:style-name="P78">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7"/>
          </table:table-cell>
          <table:table-cell table:style-name="Таблица7.B17">
            <text:p text:style-name="P56"/>
          </table:table-cell>
          <table:table-cell table:style-name="Таблица7.D1" office:value-type="string">
            <text:p text:style-name="P45"/>
          </table:table-cell>
          <table:table-cell table:style-name="Таблица7.D17" office:value-type="string">
            <text:p text:style-name="Standard"/>
          </table:table-cell>
          <table:table-cell table:style-name="Таблица7.E16" office:value-type="string">
            <text:p text:style-name="P79">xx</text:p>
          </table:table-cell>
          <table:table-cell table:style-name="Таблица7.F16" office:value-type="float" office:value="18">
            <text:p text:style-name="P78">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7"/>
          </table:table-cell>
          <table:table-cell table:style-name="Таблица7.B17">
            <text:p text:style-name="P56"/>
          </table:table-cell>
          <table:table-cell table:style-name="Таблица7.D1" office:value-type="string">
            <text:p text:style-name="P45"/>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7" office:value-type="float" office:value="19">
            <text:p text:style-name="P49">19</text:p>
          </table:table-cell>
          <table:covered-table-cell/>
        </table:table-row>
      </table:table>
      <text:h text:style-name="P112" text:outline-level="2">Чтение полной конфигурации адаптера</text:h>
      <text:p text:style-name="P2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64">Запрос</text:p>
          </table:table-cell>
          <table:covered-table-cell/>
          <table:covered-table-cell/>
          <table:table-cell table:style-name="Таблица8.D1" office:value-type="string">
            <text:p text:style-name="P64"/>
          </table:table-cell>
          <table:table-cell table:style-name="Таблица8.E1" table:number-columns-spanned="3" office:value-type="string">
            <text:p text:style-name="P70">Ответ</text:p>
          </table:table-cell>
          <table:covered-table-cell/>
          <table:covered-table-cell/>
        </table:table-row>
        <table:table-row>
          <table:table-cell table:style-name="Таблица8.A1" office:value-type="string">
            <text:p text:style-name="P68">код, <text:span text:style-name="T1">hex</text:span></text:p>
          </table:table-cell>
          <table:table-cell table:style-name="Таблица8.B2" office:value-type="string">
            <text:p text:style-name="P64">№</text:p>
          </table:table-cell>
          <table:table-cell table:style-name="Таблица8.C2" office:value-type="string">
            <text:p text:style-name="P67">Описание</text:p>
          </table:table-cell>
          <table:table-cell table:style-name="Таблица8.D1" office:value-type="string">
            <text:p text:style-name="P67"/>
          </table:table-cell>
          <table:table-cell table:style-name="Таблица8.E1" office:value-type="string">
            <text:p text:style-name="P68">код, <text:span text:style-name="T1">hex</text:span></text:p>
          </table:table-cell>
          <table:table-cell table:style-name="Таблица8.F2" office:value-type="string">
            <text:p text:style-name="P70">№</text:p>
          </table:table-cell>
          <table:table-cell table:style-name="Таблица8.F2" office:value-type="string">
            <text:p text:style-name="P67">Описание</text:p>
          </table:table-cell>
        </table:table-row>
        <table:table-row>
          <table:table-cell table:style-name="Таблица8.D1" office:value-type="string">
            <text:p text:style-name="P40">0<text:span text:style-name="T1">x80</text:span></text:p>
          </table:table-cell>
          <table:table-cell table:style-name="Таблица8.B3" office:value-type="float" office:value="0">
            <text:p text:style-name="P38">0</text:p>
          </table:table-cell>
          <table:table-cell table:style-name="Таблица8.C8" office:value-type="string">
            <text:p text:style-name="P87">Заголовок </text:p>
          </table:table-cell>
          <table:table-cell table:style-name="Таблица8.D1" office:value-type="string">
            <text:p text:style-name="P55"/>
          </table:table-cell>
          <table:table-cell table:style-name="Таблица8.E3" office:value-type="string">
            <text:p text:style-name="P40">0<text:span text:style-name="T1">x80</text:span></text:p>
          </table:table-cell>
          <table:table-cell table:style-name="Таблица8.F3" office:value-type="float" office:value="0">
            <text:p text:style-name="P38">0</text:p>
          </table:table-cell>
          <table:table-cell table:style-name="Таблица8.G8" office:value-type="string">
            <text:p text:style-name="P55">Заголовок </text:p>
          </table:table-cell>
        </table:table-row>
        <table:table-row>
          <table:table-cell table:style-name="Таблица8.D1" office:value-type="string">
            <text:p text:style-name="P47">0x06</text:p>
          </table:table-cell>
          <table:table-cell table:style-name="Таблица8.B4" office:value-type="float" office:value="1">
            <text:p text:style-name="P56">1</text:p>
          </table:table-cell>
          <table:table-cell table:style-name="Таблица8.C8" office:value-type="string">
            <text:p text:style-name="P37">Количество байт</text:p>
          </table:table-cell>
          <table:table-cell table:style-name="Таблица8.D1" office:value-type="string">
            <text:p text:style-name="P37"/>
          </table:table-cell>
          <table:table-cell table:style-name="Таблица8.E3" office:value-type="string">
            <text:p text:style-name="P47">xx</text:p>
          </table:table-cell>
          <table:table-cell table:style-name="Таблица8.F3" office:value-type="float" office:value="1">
            <text:p text:style-name="P56">1</text:p>
          </table:table-cell>
          <table:table-cell table:style-name="Таблица8.G8" office:value-type="string">
            <text:p text:style-name="P37">Количество байт</text:p>
          </table:table-cell>
        </table:table-row>
        <table:table-row>
          <table:table-cell table:style-name="Таблица8.D1" office:value-type="string">
            <text:p text:style-name="P58">Ап</text:p>
          </table:table-cell>
          <table:table-cell table:style-name="Таблица8.B5" office:value-type="float" office:value="2">
            <text:p text:style-name="P56">2</text:p>
          </table:table-cell>
          <table:table-cell table:style-name="Таблица8.C8" office:value-type="string">
            <text:p text:style-name="P37">Адрес получателя</text:p>
          </table:table-cell>
          <table:table-cell table:style-name="Таблица8.D1" office:value-type="string">
            <text:p text:style-name="P37"/>
          </table:table-cell>
          <table:table-cell table:style-name="Таблица8.E3" office:value-type="string">
            <text:p text:style-name="P58">Ап</text:p>
          </table:table-cell>
          <table:table-cell table:style-name="Таблица8.F3" office:value-type="float" office:value="2">
            <text:p text:style-name="P56">2</text:p>
          </table:table-cell>
          <table:table-cell table:style-name="Таблица8.G8" office:value-type="string">
            <text:p text:style-name="P37">Адрес получателя</text:p>
          </table:table-cell>
        </table:table-row>
        <table:table-row>
          <table:table-cell table:style-name="Таблица8.D1" office:value-type="string">
            <text:p text:style-name="P58">Ао</text:p>
          </table:table-cell>
          <table:table-cell table:style-name="Таблица8.B6" office:value-type="float" office:value="3">
            <text:p text:style-name="P56">3</text:p>
          </table:table-cell>
          <table:table-cell table:style-name="Таблица8.C8" office:value-type="string">
            <text:p text:style-name="P37">Адрес отправителя</text:p>
          </table:table-cell>
          <table:table-cell table:style-name="Таблица8.D1" office:value-type="string">
            <text:p text:style-name="P37"/>
          </table:table-cell>
          <table:table-cell table:style-name="Таблица8.E3" office:value-type="string">
            <text:p text:style-name="P58">Ао</text:p>
          </table:table-cell>
          <table:table-cell table:style-name="Таблица8.F3" office:value-type="float" office:value="3">
            <text:p text:style-name="P56">3</text:p>
          </table:table-cell>
          <table:table-cell table:style-name="Таблица8.G8" office:value-type="string">
            <text:p text:style-name="P37">Адрес отправителя</text:p>
          </table:table-cell>
        </table:table-row>
        <table:table-row>
          <table:table-cell table:style-name="Таблица8.D1" office:value-type="string">
            <text:p text:style-name="P47">xx</text:p>
          </table:table-cell>
          <table:table-cell table:style-name="Таблица8.B7" office:value-type="float" office:value="4">
            <text:p text:style-name="P56">4</text:p>
          </table:table-cell>
          <table:table-cell table:style-name="Таблица8.C8" office:value-type="string">
            <text:p text:style-name="P44">Id <text:span text:style-name="T7">кадра</text:span></text:p>
          </table:table-cell>
          <table:table-cell table:style-name="Таблица8.D1" office:value-type="string">
            <text:p text:style-name="P44"/>
          </table:table-cell>
          <table:table-cell table:style-name="Таблица8.E3" office:value-type="string">
            <text:p text:style-name="P47">xx</text:p>
          </table:table-cell>
          <table:table-cell table:style-name="Таблица8.F3" office:value-type="float" office:value="4">
            <text:p text:style-name="P56">4</text:p>
          </table:table-cell>
          <table:table-cell table:style-name="Таблица8.G8" office:value-type="string">
            <text:p text:style-name="P44">Id <text:span text:style-name="T7">кадра</text:span></text:p>
          </table:table-cell>
        </table:table-row>
        <table:table-row>
          <table:table-cell table:style-name="Таблица8.D1" office:value-type="string">
            <text:p text:style-name="P47">0x0<text:span text:style-name="T7">6</text:span></text:p>
          </table:table-cell>
          <table:table-cell table:style-name="Таблица8.B8" office:value-type="float" office:value="5">
            <text:p text:style-name="P56">5</text:p>
          </table:table-cell>
          <table:table-cell table:style-name="Таблица8.C8" office:value-type="string">
            <text:p text:style-name="P55">Код команды</text:p>
          </table:table-cell>
          <table:table-cell table:style-name="Таблица8.D1" office:value-type="string">
            <text:p text:style-name="P55"/>
          </table:table-cell>
          <table:table-cell table:style-name="Таблица8.E3" office:value-type="string">
            <text:p text:style-name="P47">0x06</text:p>
          </table:table-cell>
          <table:table-cell table:style-name="Таблица8.F3" office:value-type="float" office:value="5">
            <text:p text:style-name="P56">5</text:p>
          </table:table-cell>
          <table:table-cell table:style-name="Таблица8.G8" office:value-type="string">
            <text:p text:style-name="P55">Код команды</text:p>
          </table:table-cell>
        </table:table-row>
        <table:table-row>
          <table:table-cell table:style-name="Таблица8.A9" office:value-type="string">
            <text:p text:style-name="P47">xx</text:p>
          </table:table-cell>
          <table:table-cell table:style-name="Таблица8.B9" office:value-type="float" office:value="6">
            <text:p text:style-name="P56">6</text:p>
          </table:table-cell>
          <table:table-cell table:style-name="Таблица8.C9" table:number-rows-spanned="2" office:value-type="string">
            <text:p text:style-name="P45">CRC16</text:p>
          </table:table-cell>
          <table:table-cell table:style-name="Таблица8.D1" office:value-type="string">
            <text:p text:style-name="P55"/>
          </table:table-cell>
          <table:table-cell table:style-name="Таблица8.E9" office:value-type="string">
            <text:p text:style-name="P47">xx</text:p>
          </table:table-cell>
          <table:table-cell table:style-name="Таблица8.F9" office:value-type="float" office:value="6">
            <text:p text:style-name="P56">6</text:p>
          </table:table-cell>
          <table:table-cell table:style-name="Таблица8.G9" table:number-rows-spanned="3" office:value-type="string">
            <text:p text:style-name="P55">TDataFlash</text:p>
          </table:table-cell>
        </table:table-row>
        <table:table-row>
          <table:table-cell table:style-name="Таблица8.A10" office:value-type="string">
            <text:p text:style-name="P47">xx</text:p>
          </table:table-cell>
          <table:table-cell table:style-name="Таблица8.B10" office:value-type="float" office:value="7">
            <text:p text:style-name="P56">7</text:p>
          </table:table-cell>
          <table:covered-table-cell/>
          <table:table-cell table:style-name="Таблица8.D1" office:value-type="string">
            <text:p text:style-name="P55"/>
          </table:table-cell>
          <table:table-cell table:style-name="Таблица8.E3" office:value-type="string">
            <text:p text:style-name="P47">...</text:p>
          </table:table-cell>
          <table:table-cell table:style-name="Таблица8.F11" office:value-type="string">
            <text:p text:style-name="P56">...</text:p>
          </table:table-cell>
          <table:covered-table-cell/>
        </table:table-row>
        <table:table-row>
          <table:table-cell table:style-name="Таблица8.D1" office:value-type="string">
            <text:p text:style-name="P47"/>
          </table:table-cell>
          <table:table-cell table:style-name="Таблица8.B16">
            <text:p text:style-name="P56"/>
          </table:table-cell>
          <table:table-cell table:style-name="Таблица8.C12" office:value-type="string">
            <text:p text:style-name="Standard"/>
          </table:table-cell>
          <table:table-cell table:style-name="Таблица8.D1" office:value-type="string">
            <text:p text:style-name="P55"/>
          </table:table-cell>
          <table:table-cell table:style-name="Таблица8.E3" office:value-type="string">
            <text:p text:style-name="P47">xx</text:p>
          </table:table-cell>
          <table:table-cell table:style-name="Таблица8.F11" office:value-type="string">
            <text:p text:style-name="P49"/>
          </table:table-cell>
          <table:covered-table-cell/>
        </table:table-row>
        <table:table-row>
          <table:table-cell table:style-name="Таблица8.D1" office:value-type="string">
            <text:p text:style-name="P47"/>
          </table:table-cell>
          <table:table-cell table:style-name="Таблица8.B16">
            <text:p text:style-name="P56"/>
          </table:table-cell>
          <table:table-cell table:style-name="Таблица8.C12" office:value-type="string">
            <text:p text:style-name="Standard"/>
          </table:table-cell>
          <table:table-cell table:style-name="Таблица8.D16" table:number-rows-spanned="2" office:value-type="string">
            <text:p text:style-name="P45"/>
          </table:table-cell>
          <table:table-cell table:style-name="Таблица8.E12" office:value-type="string">
            <text:p text:style-name="P79">xx</text:p>
          </table:table-cell>
          <table:table-cell table:style-name="Таблица8.F12">
            <text:p text:style-name="P78"/>
          </table:table-cell>
          <table:table-cell table:style-name="Таблица8.G16" table:number-rows-spanned="3" office:value-type="string">
            <text:p text:style-name="P80">Дополнение</text:p>
          </table:table-cell>
        </table:table-row>
        <table:table-row>
          <table:table-cell table:style-name="Таблица8.D1" office:value-type="string">
            <text:p text:style-name="P47"/>
          </table:table-cell>
          <table:table-cell table:style-name="Таблица8.B16">
            <text:p text:style-name="P56"/>
          </table:table-cell>
          <table:table-cell table:style-name="Таблица8.D1" office:value-type="string">
            <text:p text:style-name="P45"/>
          </table:table-cell>
          <table:covered-table-cell/>
          <table:table-cell table:style-name="Таблица8.E16" office:value-type="string">
            <text:p text:style-name="P79">xx</text:p>
          </table:table-cell>
          <table:table-cell table:style-name="Таблица8.F16">
            <text:p text:style-name="P78"/>
          </table:table-cell>
          <table:covered-table-cell/>
        </table:table-row>
        <table:table-row>
          <table:table-cell table:style-name="Таблица8.D1" office:value-type="string">
            <text:p text:style-name="P47"/>
          </table:table-cell>
          <table:table-cell table:style-name="Таблица8.B16">
            <text:p text:style-name="P56"/>
          </table:table-cell>
          <table:table-cell table:style-name="Таблица8.D1" office:value-type="string">
            <text:p text:style-name="P45"/>
          </table:table-cell>
          <table:table-cell table:style-name="Таблица8.D16" office:value-type="string">
            <text:p text:style-name="Standard"/>
          </table:table-cell>
          <table:table-cell table:style-name="Таблица8.E16" office:value-type="string">
            <text:p text:style-name="P79">xx</text:p>
          </table:table-cell>
          <table:table-cell table:style-name="Таблица8.F16">
            <text:p text:style-name="P78"/>
          </table:table-cell>
          <table:covered-table-cell/>
        </table:table-row>
        <table:table-row>
          <table:table-cell table:style-name="Таблица8.D1" office:value-type="string">
            <text:p text:style-name="P47"/>
          </table:table-cell>
          <table:table-cell table:style-name="Таблица8.B16">
            <text:p text:style-name="P56"/>
          </table:table-cell>
          <table:table-cell table:style-name="Таблица8.D1" office:value-type="string">
            <text:p text:style-name="P45"/>
          </table:table-cell>
          <table:table-cell table:style-name="Таблица8.D16" office:value-type="string">
            <text:p text:style-name="Standard"/>
          </table:table-cell>
          <table:table-cell table:style-name="Таблица8.E15" office:value-type="string">
            <text:p text:style-name="P79">xx</text:p>
          </table:table-cell>
          <table:table-cell table:style-name="Таблица8.F15">
            <text:p text:style-name="P78"/>
          </table:table-cell>
          <table:table-cell table:style-name="Таблица8.G16" table:number-rows-spanned="2" office:value-type="string">
            <text:p text:style-name="P15">CRC16</text:p>
          </table:table-cell>
        </table:table-row>
        <table:table-row>
          <table:table-cell table:style-name="Таблица8.D1" office:value-type="string">
            <text:p text:style-name="P47"/>
          </table:table-cell>
          <table:table-cell table:style-name="Таблица8.B16">
            <text:p text:style-name="P56"/>
          </table:table-cell>
          <table:table-cell table:style-name="Таблица8.D1" office:value-type="string">
            <text:p text:style-name="P45"/>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9"/>
          </table:table-cell>
          <table:covered-table-cell/>
        </table:table-row>
      </table:table>
      <text:h text:style-name="P112" text:outline-level="2">Запись конфигурации</text:h>
      <text:p text:style-name="P21"/>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64">Запрос</text:p>
          </table:table-cell>
          <table:covered-table-cell/>
          <table:covered-table-cell/>
          <table:table-cell table:style-name="Таблица9.D1" office:value-type="string">
            <text:p text:style-name="P64"/>
          </table:table-cell>
          <table:table-cell table:style-name="Таблица9.E1" table:number-columns-spanned="3" office:value-type="string">
            <text:p text:style-name="P70">Ответ</text:p>
          </table:table-cell>
          <table:covered-table-cell/>
          <table:covered-table-cell/>
        </table:table-row>
        <table:table-row>
          <table:table-cell table:style-name="Таблица9.A1" office:value-type="string">
            <text:p text:style-name="P68">код, <text:span text:style-name="T1">hex</text:span></text:p>
          </table:table-cell>
          <table:table-cell table:style-name="Таблица9.B11" office:value-type="string">
            <text:p text:style-name="P64">№</text:p>
          </table:table-cell>
          <table:table-cell table:style-name="Таблица9.C2" office:value-type="string">
            <text:p text:style-name="P67">Описание</text:p>
          </table:table-cell>
          <table:table-cell table:style-name="Таблица9.D1" office:value-type="string">
            <text:p text:style-name="P67"/>
          </table:table-cell>
          <table:table-cell table:style-name="Таблица9.E1" office:value-type="string">
            <text:p text:style-name="P68">код, <text:span text:style-name="T1">hex</text:span></text:p>
          </table:table-cell>
          <table:table-cell table:style-name="Таблица9.F2" office:value-type="string">
            <text:p text:style-name="P70">№</text:p>
          </table:table-cell>
          <table:table-cell table:style-name="Таблица9.F2" office:value-type="string">
            <text:p text:style-name="P67">Описание</text:p>
          </table:table-cell>
        </table:table-row>
        <table:table-row>
          <table:table-cell table:style-name="Таблица9.D1" office:value-type="string">
            <text:p text:style-name="P40">0<text:span text:style-name="T1">x80</text:span></text:p>
          </table:table-cell>
          <table:table-cell table:style-name="Таблица9.B3" office:value-type="float" office:value="0">
            <text:p text:style-name="P38">0</text:p>
          </table:table-cell>
          <table:table-cell table:style-name="Таблица9.C8" office:value-type="string">
            <text:p text:style-name="P87">Заголовок </text:p>
          </table:table-cell>
          <table:table-cell table:style-name="Таблица9.D1" office:value-type="string">
            <text:p text:style-name="P55"/>
          </table:table-cell>
          <table:table-cell table:style-name="Таблица9.E3" office:value-type="string">
            <text:p text:style-name="P40">0<text:span text:style-name="T1">x80</text:span></text:p>
          </table:table-cell>
          <table:table-cell table:style-name="Таблица9.F3" office:value-type="float" office:value="0">
            <text:p text:style-name="P38">0</text:p>
          </table:table-cell>
          <table:table-cell table:style-name="Таблица9.G8" office:value-type="string">
            <text:p text:style-name="P55">Заголовок </text:p>
          </table:table-cell>
        </table:table-row>
        <table:table-row>
          <table:table-cell table:style-name="Таблица9.D1" office:value-type="string">
            <text:p text:style-name="P47">xx</text:p>
          </table:table-cell>
          <table:table-cell table:style-name="Таблица9.B4" office:value-type="float" office:value="1">
            <text:p text:style-name="P56">1</text:p>
          </table:table-cell>
          <table:table-cell table:style-name="Таблица9.C8" office:value-type="string">
            <text:p text:style-name="P37">Количество байт</text:p>
          </table:table-cell>
          <table:table-cell table:style-name="Таблица9.D1" office:value-type="string">
            <text:p text:style-name="P37"/>
          </table:table-cell>
          <table:table-cell table:style-name="Таблица9.E3" office:value-type="string">
            <text:p text:style-name="P47">0x08</text:p>
          </table:table-cell>
          <table:table-cell table:style-name="Таблица9.F3" office:value-type="float" office:value="1">
            <text:p text:style-name="P56">1</text:p>
          </table:table-cell>
          <table:table-cell table:style-name="Таблица9.G8" office:value-type="string">
            <text:p text:style-name="P37">Количество байт</text:p>
          </table:table-cell>
        </table:table-row>
        <table:table-row>
          <table:table-cell table:style-name="Таблица9.D1" office:value-type="string">
            <text:p text:style-name="P58">Ап</text:p>
          </table:table-cell>
          <table:table-cell table:style-name="Таблица9.B5" office:value-type="float" office:value="2">
            <text:p text:style-name="P56">2</text:p>
          </table:table-cell>
          <table:table-cell table:style-name="Таблица9.C8" office:value-type="string">
            <text:p text:style-name="P37">Адрес получателя</text:p>
          </table:table-cell>
          <table:table-cell table:style-name="Таблица9.D1" office:value-type="string">
            <text:p text:style-name="P37"/>
          </table:table-cell>
          <table:table-cell table:style-name="Таблица9.E3" office:value-type="string">
            <text:p text:style-name="P58">Ап</text:p>
          </table:table-cell>
          <table:table-cell table:style-name="Таблица9.F3" office:value-type="float" office:value="2">
            <text:p text:style-name="P56">2</text:p>
          </table:table-cell>
          <table:table-cell table:style-name="Таблица9.G8" office:value-type="string">
            <text:p text:style-name="P37">Адрес получателя</text:p>
          </table:table-cell>
        </table:table-row>
        <table:table-row>
          <table:table-cell table:style-name="Таблица9.D1" office:value-type="string">
            <text:p text:style-name="P58">Ао</text:p>
          </table:table-cell>
          <table:table-cell table:style-name="Таблица9.B6" office:value-type="float" office:value="3">
            <text:p text:style-name="P56">3</text:p>
          </table:table-cell>
          <table:table-cell table:style-name="Таблица9.C8" office:value-type="string">
            <text:p text:style-name="P37">Адрес отправителя</text:p>
          </table:table-cell>
          <table:table-cell table:style-name="Таблица9.D1" office:value-type="string">
            <text:p text:style-name="P37"/>
          </table:table-cell>
          <table:table-cell table:style-name="Таблица9.E3" office:value-type="string">
            <text:p text:style-name="P58">Ао</text:p>
          </table:table-cell>
          <table:table-cell table:style-name="Таблица9.F3" office:value-type="float" office:value="3">
            <text:p text:style-name="P56">3</text:p>
          </table:table-cell>
          <table:table-cell table:style-name="Таблица9.G8" office:value-type="string">
            <text:p text:style-name="P37">Адрес отправителя</text:p>
          </table:table-cell>
        </table:table-row>
        <table:table-row>
          <table:table-cell table:style-name="Таблица9.D1" office:value-type="string">
            <text:p text:style-name="P47">xx</text:p>
          </table:table-cell>
          <table:table-cell table:style-name="Таблица9.B7" office:value-type="float" office:value="4">
            <text:p text:style-name="P56">4</text:p>
          </table:table-cell>
          <table:table-cell table:style-name="Таблица9.C8" office:value-type="string">
            <text:p text:style-name="P44">Id <text:span text:style-name="T7">кадра</text:span></text:p>
          </table:table-cell>
          <table:table-cell table:style-name="Таблица9.D1" office:value-type="string">
            <text:p text:style-name="P44"/>
          </table:table-cell>
          <table:table-cell table:style-name="Таблица9.E3" office:value-type="string">
            <text:p text:style-name="P47">xx</text:p>
          </table:table-cell>
          <table:table-cell table:style-name="Таблица9.F3" office:value-type="float" office:value="4">
            <text:p text:style-name="P56">4</text:p>
          </table:table-cell>
          <table:table-cell table:style-name="Таблица9.G8" office:value-type="string">
            <text:p text:style-name="P44">Id <text:span text:style-name="T7">кадра</text:span></text:p>
          </table:table-cell>
        </table:table-row>
        <table:table-row>
          <table:table-cell table:style-name="Таблица9.D1" office:value-type="string">
            <text:p text:style-name="P47">0x07</text:p>
          </table:table-cell>
          <table:table-cell table:style-name="Таблица9.B8" office:value-type="float" office:value="5">
            <text:p text:style-name="P56">5</text:p>
          </table:table-cell>
          <table:table-cell table:style-name="Таблица9.C8" office:value-type="string">
            <text:p text:style-name="P55">Код команды</text:p>
          </table:table-cell>
          <table:table-cell table:style-name="Таблица9.D1" office:value-type="string">
            <text:p text:style-name="P55"/>
          </table:table-cell>
          <table:table-cell table:style-name="Таблица9.E3" office:value-type="string">
            <text:p text:style-name="P47">0x07</text:p>
          </table:table-cell>
          <table:table-cell table:style-name="Таблица9.F3" office:value-type="float" office:value="5">
            <text:p text:style-name="P56">5</text:p>
          </table:table-cell>
          <table:table-cell table:style-name="Таблица9.G8" office:value-type="string">
            <text:p text:style-name="P55">Код команды</text:p>
          </table:table-cell>
        </table:table-row>
        <text:soft-page-break/>
        <table:table-row>
          <table:table-cell table:style-name="Таблица9.A9" office:value-type="string">
            <text:p text:style-name="P47">xx</text:p>
          </table:table-cell>
          <table:table-cell table:style-name="Таблица9.B9" office:value-type="float" office:value="6">
            <text:p text:style-name="P56">6</text:p>
          </table:table-cell>
          <table:table-cell table:style-name="Таблица9.C9" table:number-rows-spanned="3" office:value-type="string">
            <text:p text:style-name="P55">TDataFlash</text:p>
          </table:table-cell>
          <table:table-cell table:style-name="Таблица9.D1" office:value-type="string">
            <text:p text:style-name="P55"/>
          </table:table-cell>
          <table:table-cell table:style-name="Таблица9.E9" office:value-type="string">
            <text:p text:style-name="P47">xx</text:p>
          </table:table-cell>
          <table:table-cell table:style-name="Таблица9.F9" office:value-type="float" office:value="6">
            <text:p text:style-name="P56">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7">...</text:p>
          </table:table-cell>
          <table:table-cell table:style-name="Таблица9.B10" office:value-type="string">
            <text:p text:style-name="P56">...</text:p>
          </table:table-cell>
          <table:covered-table-cell/>
          <table:table-cell table:style-name="Таблица9.D1" office:value-type="string">
            <text:p text:style-name="P55"/>
          </table:table-cell>
          <table:table-cell table:style-name="Таблица9.E3" office:value-type="string">
            <text:p text:style-name="P47">xx</text:p>
          </table:table-cell>
          <table:table-cell table:style-name="Таблица9.F3" office:value-type="float" office:value="7">
            <text:p text:style-name="P49">7</text:p>
          </table:table-cell>
          <table:covered-table-cell/>
        </table:table-row>
        <table:table-row>
          <table:table-cell table:style-name="Таблица9.A1" office:value-type="string">
            <text:p text:style-name="P47">...</text:p>
          </table:table-cell>
          <table:table-cell table:style-name="Таблица9.B11" office:value-type="string">
            <text:p text:style-name="P49">...</text:p>
          </table:table-cell>
          <table:covered-table-cell/>
          <table:table-cell table:style-name="Таблица9.D1" office:value-type="string">
            <text:p text:style-name="P55"/>
          </table:table-cell>
          <table:table-cell table:style-name="Таблица9.E3" office:value-type="string">
            <text:p text:style-name="P47"/>
          </table:table-cell>
          <table:table-cell table:style-name="Таблица9.E3" office:value-type="string">
            <text:p text:style-name="P49"/>
          </table:table-cell>
          <table:table-cell table:style-name="Таблица9.E3" office:value-type="string">
            <text:p text:style-name="Standard"/>
          </table:table-cell>
        </table:table-row>
        <table:table-row>
          <table:table-cell table:style-name="Таблица9.D1" office:value-type="string">
            <text:p text:style-name="P79">xx</text:p>
          </table:table-cell>
          <table:table-cell table:style-name="Таблица9.B13">
            <text:p text:style-name="P78"/>
          </table:table-cell>
          <table:table-cell table:style-name="Таблица9.C13" table:number-rows-spanned="2" office:value-type="string">
            <text:p text:style-name="P16">CRC16</text:p>
          </table:table-cell>
          <table:table-cell table:style-name="Таблица9.D16" table:number-rows-spanned="2" office:value-type="string">
            <text:p text:style-name="P45"/>
          </table:table-cell>
          <table:table-cell table:style-name="Таблица9.E12" office:value-type="string">
            <text:p text:style-name="P79"/>
          </table:table-cell>
          <table:table-cell table:style-name="Таблица9.F12">
            <text:p text:style-name="P78"/>
          </table:table-cell>
          <table:table-cell table:style-name="Таблица9.E12" table:number-rows-spanned="3" office:value-type="string">
            <text:p text:style-name="P80"/>
          </table:table-cell>
        </table:table-row>
        <table:table-row>
          <table:table-cell table:style-name="Таблица9.D1" office:value-type="string">
            <text:p text:style-name="P79">xx</text:p>
          </table:table-cell>
          <table:table-cell table:style-name="Таблица9.B13">
            <text:p text:style-name="P78"/>
          </table:table-cell>
          <table:covered-table-cell/>
          <table:covered-table-cell/>
          <table:table-cell table:style-name="Таблица9.E16" office:value-type="string">
            <text:p text:style-name="P79"/>
          </table:table-cell>
          <table:table-cell table:style-name="Таблица9.F15">
            <text:p text:style-name="P78"/>
          </table:table-cell>
          <table:covered-table-cell/>
        </table:table-row>
        <table:table-row>
          <table:table-cell table:style-name="Таблица9.D1" office:value-type="string">
            <text:p text:style-name="P79"/>
          </table:table-cell>
          <table:table-cell table:style-name="Таблица9.B16">
            <text:p text:style-name="P78"/>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79"/>
          </table:table-cell>
          <table:table-cell table:style-name="Таблица9.F15">
            <text:p text:style-name="P78"/>
          </table:table-cell>
          <table:covered-table-cell/>
        </table:table-row>
        <table:table-row>
          <table:table-cell table:style-name="Таблица9.D1" office:value-type="string">
            <text:p text:style-name="P79"/>
          </table:table-cell>
          <table:table-cell table:style-name="Таблица9.B16">
            <text:p text:style-name="P78"/>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79"/>
          </table:table-cell>
          <table:table-cell table:style-name="Таблица9.F15">
            <text:p text:style-name="P78"/>
          </table:table-cell>
          <table:table-cell table:style-name="Таблица9.E12" table:number-rows-spanned="2" office:value-type="string">
            <text:p text:style-name="P15"/>
          </table:table-cell>
        </table:table-row>
        <table:table-row>
          <table:table-cell table:style-name="Таблица9.D1" office:value-type="string">
            <text:p text:style-name="P47"/>
          </table:table-cell>
          <table:table-cell table:style-name="Таблица9.B16">
            <text:p text:style-name="P56"/>
          </table:table-cell>
          <table:table-cell table:style-name="Таблица9.D1" office:value-type="string">
            <text:p text:style-name="P55"/>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6" office:value-type="string">
            <text:p text:style-name="P49"/>
            <text:p text:style-name="P49"/>
            <text:p text:style-name="P49"/>
          </table:table-cell>
          <table:covered-table-cell/>
        </table:table-row>
      </table:table>
      <text:h text:style-name="P112" text:outline-level="2">Установка нуля</text:h>
      <text:p text:style-name="P21"/>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64">Запрос</text:p>
          </table:table-cell>
          <table:covered-table-cell/>
          <table:covered-table-cell/>
          <table:table-cell table:style-name="Таблица10.D1" office:value-type="string">
            <text:p text:style-name="P64"/>
          </table:table-cell>
          <table:table-cell table:style-name="Таблица10.E1" table:number-columns-spanned="3" office:value-type="string">
            <text:p text:style-name="P70">Ответ</text:p>
          </table:table-cell>
          <table:covered-table-cell/>
          <table:covered-table-cell/>
        </table:table-row>
        <table:table-row>
          <table:table-cell table:style-name="Таблица10.A1" office:value-type="string">
            <text:p text:style-name="P68">код, <text:span text:style-name="T1">hex</text:span></text:p>
          </table:table-cell>
          <table:table-cell table:style-name="Таблица10.B2" office:value-type="string">
            <text:p text:style-name="P64">№</text:p>
          </table:table-cell>
          <table:table-cell table:style-name="Таблица10.C2" office:value-type="string">
            <text:p text:style-name="P67">Описание</text:p>
          </table:table-cell>
          <table:table-cell table:style-name="Таблица10.D1" office:value-type="string">
            <text:p text:style-name="P67"/>
          </table:table-cell>
          <table:table-cell table:style-name="Таблица10.E1" office:value-type="string">
            <text:p text:style-name="P68">код, <text:span text:style-name="T1">hex</text:span></text:p>
          </table:table-cell>
          <table:table-cell table:style-name="Таблица10.F2" office:value-type="string">
            <text:p text:style-name="P70">№</text:p>
          </table:table-cell>
          <table:table-cell table:style-name="Таблица10.F2" office:value-type="string">
            <text:p text:style-name="P67">Описание</text:p>
          </table:table-cell>
        </table:table-row>
        <table:table-row>
          <table:table-cell table:style-name="Таблица10.D1" office:value-type="string">
            <text:p text:style-name="P40">0<text:span text:style-name="T1">x80</text:span></text:p>
          </table:table-cell>
          <table:table-cell table:style-name="Таблица10.B3" office:value-type="float" office:value="0">
            <text:p text:style-name="P38">0</text:p>
          </table:table-cell>
          <table:table-cell table:style-name="Таблица10.C9" office:value-type="string">
            <text:p text:style-name="P87">Заголовок </text:p>
          </table:table-cell>
          <table:table-cell table:style-name="Таблица10.D1" office:value-type="string">
            <text:p text:style-name="P55"/>
          </table:table-cell>
          <table:table-cell table:style-name="Таблица10.E3" office:value-type="string">
            <text:p text:style-name="P40">0<text:span text:style-name="T1">x80</text:span></text:p>
          </table:table-cell>
          <table:table-cell table:style-name="Таблица10.F3" office:value-type="float" office:value="0">
            <text:p text:style-name="P38">0</text:p>
          </table:table-cell>
          <table:table-cell table:style-name="Таблица10.G9" office:value-type="string">
            <text:p text:style-name="P55">Заголовок </text:p>
          </table:table-cell>
        </table:table-row>
        <table:table-row>
          <table:table-cell table:style-name="Таблица10.D1" office:value-type="string">
            <text:p text:style-name="P47">0x06</text:p>
          </table:table-cell>
          <table:table-cell table:style-name="Таблица10.B4" office:value-type="float" office:value="1">
            <text:p text:style-name="P56">1</text:p>
          </table:table-cell>
          <table:table-cell table:style-name="Таблица10.C9" office:value-type="string">
            <text:p text:style-name="P37">Количество байт</text:p>
          </table:table-cell>
          <table:table-cell table:style-name="Таблица10.D1" office:value-type="string">
            <text:p text:style-name="P37"/>
          </table:table-cell>
          <table:table-cell table:style-name="Таблица10.E3" office:value-type="string">
            <text:p text:style-name="P47">0x06</text:p>
          </table:table-cell>
          <table:table-cell table:style-name="Таблица10.F3" office:value-type="float" office:value="1">
            <text:p text:style-name="P56">1</text:p>
          </table:table-cell>
          <table:table-cell table:style-name="Таблица10.G9" office:value-type="string">
            <text:p text:style-name="P37">Количество байт</text:p>
          </table:table-cell>
        </table:table-row>
        <table:table-row>
          <table:table-cell table:style-name="Таблица10.D1" office:value-type="string">
            <text:p text:style-name="P58">Ап</text:p>
          </table:table-cell>
          <table:table-cell table:style-name="Таблица10.B5" office:value-type="float" office:value="2">
            <text:p text:style-name="P56">2</text:p>
          </table:table-cell>
          <table:table-cell table:style-name="Таблица10.C9" office:value-type="string">
            <text:p text:style-name="P37">Адрес получателя</text:p>
          </table:table-cell>
          <table:table-cell table:style-name="Таблица10.D1" office:value-type="string">
            <text:p text:style-name="P37"/>
          </table:table-cell>
          <table:table-cell table:style-name="Таблица10.E3" office:value-type="string">
            <text:p text:style-name="P58">Ап</text:p>
          </table:table-cell>
          <table:table-cell table:style-name="Таблица10.F3" office:value-type="float" office:value="2">
            <text:p text:style-name="P56">2</text:p>
          </table:table-cell>
          <table:table-cell table:style-name="Таблица10.G9" office:value-type="string">
            <text:p text:style-name="P37">Адрес получателя</text:p>
          </table:table-cell>
        </table:table-row>
        <table:table-row>
          <table:table-cell table:style-name="Таблица10.D1" office:value-type="string">
            <text:p text:style-name="P58">Ао</text:p>
          </table:table-cell>
          <table:table-cell table:style-name="Таблица10.B6" office:value-type="float" office:value="3">
            <text:p text:style-name="P56">3</text:p>
          </table:table-cell>
          <table:table-cell table:style-name="Таблица10.C9" office:value-type="string">
            <text:p text:style-name="P37">Адрес отправителя</text:p>
          </table:table-cell>
          <table:table-cell table:style-name="Таблица10.D1" office:value-type="string">
            <text:p text:style-name="P37"/>
          </table:table-cell>
          <table:table-cell table:style-name="Таблица10.E3" office:value-type="string">
            <text:p text:style-name="P58">Ао</text:p>
          </table:table-cell>
          <table:table-cell table:style-name="Таблица10.F3" office:value-type="float" office:value="3">
            <text:p text:style-name="P56">3</text:p>
          </table:table-cell>
          <table:table-cell table:style-name="Таблица10.G9" office:value-type="string">
            <text:p text:style-name="P37">Адрес отправителя</text:p>
          </table:table-cell>
        </table:table-row>
        <table:table-row>
          <table:table-cell table:style-name="Таблица10.D1" office:value-type="string">
            <text:p text:style-name="P47">xx</text:p>
          </table:table-cell>
          <table:table-cell table:style-name="Таблица10.B7" office:value-type="float" office:value="4">
            <text:p text:style-name="P56">4</text:p>
          </table:table-cell>
          <table:table-cell table:style-name="Таблица10.C9" office:value-type="string">
            <text:p text:style-name="P44">Id <text:span text:style-name="T7">кадра</text:span></text:p>
          </table:table-cell>
          <table:table-cell table:style-name="Таблица10.D1" office:value-type="string">
            <text:p text:style-name="P44"/>
          </table:table-cell>
          <table:table-cell table:style-name="Таблица10.E3" office:value-type="string">
            <text:p text:style-name="P47">xx</text:p>
          </table:table-cell>
          <table:table-cell table:style-name="Таблица10.F3" office:value-type="float" office:value="4">
            <text:p text:style-name="P56">4</text:p>
          </table:table-cell>
          <table:table-cell table:style-name="Таблица10.G9" office:value-type="string">
            <text:p text:style-name="P44">Id <text:span text:style-name="T7">кадра</text:span></text:p>
          </table:table-cell>
        </table:table-row>
        <table:table-row>
          <table:table-cell table:style-name="Таблица10.D1" office:value-type="string">
            <text:p text:style-name="P47">0x08</text:p>
          </table:table-cell>
          <table:table-cell table:style-name="Таблица10.B8" office:value-type="float" office:value="5">
            <text:p text:style-name="P56">5</text:p>
          </table:table-cell>
          <table:table-cell table:style-name="Таблица10.C9" office:value-type="string">
            <text:p text:style-name="P55">Код команды</text:p>
          </table:table-cell>
          <table:table-cell table:style-name="Таблица10.D1" office:value-type="string">
            <text:p text:style-name="P55"/>
          </table:table-cell>
          <table:table-cell table:style-name="Таблица10.E3" office:value-type="string">
            <text:p text:style-name="P47">0x08</text:p>
          </table:table-cell>
          <table:table-cell table:style-name="Таблица10.F3" office:value-type="float" office:value="5">
            <text:p text:style-name="P56">5</text:p>
          </table:table-cell>
          <table:table-cell table:style-name="Таблица10.G9" office:value-type="string">
            <text:p text:style-name="P55">Код команды</text:p>
          </table:table-cell>
        </table:table-row>
        <table:table-row>
          <table:table-cell table:style-name="Таблица10.D1" office:value-type="string">
            <text:p text:style-name="P47"/>
          </table:table-cell>
          <table:table-cell table:style-name="Таблица10.B9" office:value-type="float" office:value="6">
            <text:p text:style-name="P49">6</text:p>
          </table:table-cell>
          <table:table-cell table:style-name="Таблица10.C9" office:value-type="string">
            <text:p text:style-name="P55">№ канала</text:p>
          </table:table-cell>
          <table:table-cell table:style-name="Таблица10.D1" office:value-type="string">
            <text:p text:style-name="P55"/>
          </table:table-cell>
          <table:table-cell table:style-name="Таблица10.E3" office:value-type="string">
            <text:p text:style-name="P47"/>
          </table:table-cell>
          <table:table-cell table:style-name="Таблица10.F3">
            <text:p text:style-name="P56"/>
          </table:table-cell>
          <table:table-cell table:style-name="Таблица10.G9" office:value-type="string">
            <text:p text:style-name="P55"/>
          </table:table-cell>
        </table:table-row>
        <table:table-row>
          <table:table-cell table:style-name="Таблица10.A10" office:value-type="string">
            <text:p text:style-name="P47">xx</text:p>
          </table:table-cell>
          <table:table-cell table:style-name="Таблица10.B10" office:value-type="float" office:value="7">
            <text:p text:style-name="P49">7</text:p>
          </table:table-cell>
          <table:table-cell table:style-name="Таблица10.C10" table:number-rows-spanned="2" office:value-type="string">
            <text:p text:style-name="P45">CRC16</text:p>
          </table:table-cell>
          <table:table-cell table:style-name="Таблица10.D10" table:number-rows-spanned="2" office:value-type="string">
            <text:p text:style-name="P45"/>
          </table:table-cell>
          <table:table-cell table:style-name="Таблица10.E10" office:value-type="string">
            <text:p text:style-name="P47">xx</text:p>
          </table:table-cell>
          <table:table-cell table:style-name="Таблица10.F10" office:value-type="float" office:value="6">
            <text:p text:style-name="P56">6</text:p>
          </table:table-cell>
          <table:table-cell table:style-name="Таблица10.G11" table:number-rows-spanned="2" office:value-type="string">
            <text:p text:style-name="P45">CRC16</text:p>
          </table:table-cell>
        </table:table-row>
        <table:table-row>
          <table:table-cell table:style-name="Таблица10.D1" office:value-type="string">
            <text:p text:style-name="P47">xx</text:p>
          </table:table-cell>
          <table:table-cell table:style-name="Таблица10.B11" office:value-type="float" office:value="8">
            <text:p text:style-name="P49">8</text:p>
          </table:table-cell>
          <table:covered-table-cell/>
          <table:covered-table-cell/>
          <table:table-cell table:style-name="Таблица10.D10" office:value-type="string">
            <text:p text:style-name="P47">xx</text:p>
          </table:table-cell>
          <table:table-cell table:style-name="Таблица10.F11" office:value-type="float" office:value="7">
            <text:p text:style-name="P56">7</text:p>
          </table:table-cell>
          <table:covered-table-cell/>
        </table:table-row>
      </table:table>
      <text:p text:style-name="Text_20_body"/>
      <text:p text:style-name="Text_20_body"/>
      <text:h text:style-name="P112" text:outline-level="2">Команда работы с 48-канальным адаптером</text:h>
      <text:p text:style-name="P21">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64">Запрос</text:p>
          </table:table-cell>
          <table:covered-table-cell/>
          <table:covered-table-cell/>
          <table:table-cell table:style-name="Таблица11.D1" office:value-type="string">
            <text:p text:style-name="P64"/>
          </table:table-cell>
          <table:table-cell table:style-name="Таблица11.E1" table:number-columns-spanned="3" office:value-type="string">
            <text:p text:style-name="P64">Ответ</text:p>
          </table:table-cell>
          <table:covered-table-cell/>
          <table:covered-table-cell/>
        </table:table-row>
        <table:table-row>
          <table:table-cell table:style-name="Таблица11.A1" office:value-type="string">
            <text:p text:style-name="P68">код, <text:span text:style-name="T1">hex</text:span></text:p>
          </table:table-cell>
          <table:table-cell table:style-name="Таблица11.B2" office:value-type="string">
            <text:p text:style-name="P64">№</text:p>
          </table:table-cell>
          <table:table-cell table:style-name="Таблица11.C2" office:value-type="string">
            <text:p text:style-name="P67">Описание</text:p>
          </table:table-cell>
          <table:table-cell table:style-name="Таблица11.D1" office:value-type="string">
            <text:p text:style-name="P67"/>
          </table:table-cell>
          <table:table-cell table:style-name="Таблица11.E1" office:value-type="string">
            <text:p text:style-name="P68">код, <text:span text:style-name="T1">hex</text:span></text:p>
          </table:table-cell>
          <table:table-cell table:style-name="Таблица11.F2" office:value-type="string">
            <text:p text:style-name="P70">№</text:p>
          </table:table-cell>
          <table:table-cell table:style-name="Таблица11.F2" office:value-type="string">
            <text:p text:style-name="P67">Описание</text:p>
          </table:table-cell>
        </table:table-row>
        <table:table-row>
          <table:table-cell table:style-name="Таблица11.D1" office:value-type="string">
            <text:p text:style-name="P40">0<text:span text:style-name="T1">x80</text:span></text:p>
          </table:table-cell>
          <table:table-cell table:style-name="Таблица11.B3" office:value-type="float" office:value="0">
            <text:p text:style-name="P38">0</text:p>
          </table:table-cell>
          <table:table-cell table:style-name="Таблица11.C10" office:value-type="string">
            <text:p text:style-name="P87">Заголовок </text:p>
          </table:table-cell>
          <table:table-cell table:style-name="Таблица11.D1" office:value-type="string">
            <text:p text:style-name="P55"/>
          </table:table-cell>
          <table:table-cell table:style-name="Таблица11.E3" office:value-type="string">
            <text:p text:style-name="P40">0<text:span text:style-name="T1">x80</text:span></text:p>
          </table:table-cell>
          <table:table-cell table:style-name="Таблица11.F3" office:value-type="float" office:value="0">
            <text:p text:style-name="P38">0</text:p>
          </table:table-cell>
          <table:table-cell table:style-name="Таблица11.G9" office:value-type="string">
            <text:p text:style-name="P55">Заголовок </text:p>
          </table:table-cell>
        </table:table-row>
        <table:table-row>
          <table:table-cell table:style-name="Таблица11.D1" office:value-type="string">
            <text:p text:style-name="P47">0x08</text:p>
          </table:table-cell>
          <table:table-cell table:style-name="Таблица11.B4" office:value-type="float" office:value="1">
            <text:p text:style-name="P56">1</text:p>
          </table:table-cell>
          <table:table-cell table:style-name="Таблица11.C10" office:value-type="string">
            <text:p text:style-name="P37">Количество байт</text:p>
          </table:table-cell>
          <table:table-cell table:style-name="Таблица11.D1" office:value-type="string">
            <text:p text:style-name="P37"/>
          </table:table-cell>
          <table:table-cell table:style-name="Таблица11.E3" office:value-type="string">
            <text:p text:style-name="P58">0x30</text:p>
          </table:table-cell>
          <table:table-cell table:style-name="Таблица11.F3" office:value-type="float" office:value="1">
            <text:p text:style-name="P56">1</text:p>
          </table:table-cell>
          <table:table-cell table:style-name="Таблица11.G9" office:value-type="string">
            <text:p text:style-name="P37">Количество байт</text:p>
          </table:table-cell>
        </table:table-row>
        <table:table-row>
          <table:table-cell table:style-name="Таблица11.D1" office:value-type="string">
            <text:p text:style-name="P58">Ап</text:p>
          </table:table-cell>
          <table:table-cell table:style-name="Таблица11.B5" office:value-type="float" office:value="2">
            <text:p text:style-name="P56">2</text:p>
          </table:table-cell>
          <table:table-cell table:style-name="Таблица11.C10" office:value-type="string">
            <text:p text:style-name="P37">Адрес получателя</text:p>
          </table:table-cell>
          <table:table-cell table:style-name="Таблица11.D1" office:value-type="string">
            <text:p text:style-name="P37"/>
          </table:table-cell>
          <table:table-cell table:style-name="Таблица11.E3" office:value-type="string">
            <text:p text:style-name="P58">Ап</text:p>
          </table:table-cell>
          <table:table-cell table:style-name="Таблица11.F3" office:value-type="float" office:value="2">
            <text:p text:style-name="P56">2</text:p>
          </table:table-cell>
          <table:table-cell table:style-name="Таблица11.G9" office:value-type="string">
            <text:p text:style-name="P37">Адрес получателя</text:p>
          </table:table-cell>
        </table:table-row>
        <table:table-row>
          <table:table-cell table:style-name="Таблица11.D1" office:value-type="string">
            <text:p text:style-name="P58">Ао</text:p>
          </table:table-cell>
          <table:table-cell table:style-name="Таблица11.B6" office:value-type="float" office:value="3">
            <text:p text:style-name="P56">3</text:p>
          </table:table-cell>
          <table:table-cell table:style-name="Таблица11.C10" office:value-type="string">
            <text:p text:style-name="P37">Адрес отправителя</text:p>
          </table:table-cell>
          <table:table-cell table:style-name="Таблица11.D1" office:value-type="string">
            <text:p text:style-name="P37"/>
          </table:table-cell>
          <table:table-cell table:style-name="Таблица11.E3" office:value-type="string">
            <text:p text:style-name="P58">Ао</text:p>
          </table:table-cell>
          <table:table-cell table:style-name="Таблица11.F3" office:value-type="float" office:value="3">
            <text:p text:style-name="P56">3</text:p>
          </table:table-cell>
          <table:table-cell table:style-name="Таблица11.G9" office:value-type="string">
            <text:p text:style-name="P37">Адрес отправителя</text:p>
          </table:table-cell>
        </table:table-row>
        <table:table-row>
          <table:table-cell table:style-name="Таблица11.D1" office:value-type="string">
            <text:p text:style-name="P47">xx</text:p>
          </table:table-cell>
          <table:table-cell table:style-name="Таблица11.B7" office:value-type="float" office:value="4">
            <text:p text:style-name="P56">4</text:p>
          </table:table-cell>
          <table:table-cell table:style-name="Таблица11.C10" office:value-type="string">
            <text:p text:style-name="P44">Id <text:span text:style-name="T7">кадра</text:span></text:p>
          </table:table-cell>
          <table:table-cell table:style-name="Таблица11.D1" office:value-type="string">
            <text:p text:style-name="P44"/>
          </table:table-cell>
          <table:table-cell table:style-name="Таблица11.E3" office:value-type="string">
            <text:p text:style-name="P47">xx</text:p>
          </table:table-cell>
          <table:table-cell table:style-name="Таблица11.F3" office:value-type="float" office:value="4">
            <text:p text:style-name="P56">4</text:p>
          </table:table-cell>
          <table:table-cell table:style-name="Таблица11.G9" office:value-type="string">
            <text:p text:style-name="P44">Id <text:span text:style-name="T7">кадра</text:span></text:p>
          </table:table-cell>
        </table:table-row>
        <table:table-row>
          <table:table-cell table:style-name="Таблица11.D1" office:value-type="string">
            <text:p text:style-name="P58">0x09</text:p>
          </table:table-cell>
          <table:table-cell table:style-name="Таблица11.B8" office:value-type="float" office:value="5">
            <text:p text:style-name="P56">5</text:p>
          </table:table-cell>
          <table:table-cell table:style-name="Таблица11.C10" office:value-type="string">
            <text:p text:style-name="P55">Код команды</text:p>
          </table:table-cell>
          <table:table-cell table:style-name="Таблица11.D1" office:value-type="string">
            <text:p text:style-name="P55"/>
          </table:table-cell>
          <table:table-cell table:style-name="Таблица11.E3" office:value-type="string">
            <text:p text:style-name="P58">0x09</text:p>
          </table:table-cell>
          <table:table-cell table:style-name="Таблица11.F3" office:value-type="float" office:value="5">
            <text:p text:style-name="P56">5</text:p>
          </table:table-cell>
          <table:table-cell table:style-name="Таблица11.G9" office:value-type="string">
            <text:p text:style-name="P55">Код команды</text:p>
          </table:table-cell>
        </table:table-row>
        <table:table-row>
          <table:table-cell table:style-name="Таблица11.D1" office:value-type="string">
            <text:p text:style-name="P47">0x00</text:p>
          </table:table-cell>
          <table:table-cell table:style-name="Таблица11.B9" office:value-type="float" office:value="6">
            <text:p text:style-name="P49">6</text:p>
          </table:table-cell>
          <table:table-cell table:style-name="Таблица11.C10" office:value-type="string">
            <text:p text:style-name="P55">Расширение команды</text:p>
          </table:table-cell>
          <table:table-cell table:style-name="Таблица11.D1" office:value-type="string">
            <text:p text:style-name="P55"/>
          </table:table-cell>
          <table:table-cell table:style-name="Таблица11.E3" office:value-type="string">
            <text:p text:style-name="P47">0x00</text:p>
          </table:table-cell>
          <table:table-cell table:style-name="Таблица11.F3" office:value-type="float" office:value="6">
            <text:p text:style-name="P49">6</text:p>
          </table:table-cell>
          <table:table-cell table:style-name="Таблица11.G9" office:value-type="string">
            <text:p text:style-name="P55">Тип датчика</text:p>
          </table:table-cell>
        </table:table-row>
        <table:table-row>
          <table:table-cell table:style-name="Таблица11.D1" office:value-type="string">
            <text:p text:style-name="P47">xx</text:p>
          </table:table-cell>
          <table:table-cell table:style-name="Таблица11.B10" office:value-type="float" office:value="7">
            <text:p text:style-name="P56">7</text:p>
          </table:table-cell>
          <table:table-cell table:style-name="Таблица11.C10" office:value-type="string">
            <text:p text:style-name="P55">№ канала</text:p>
          </table:table-cell>
          <table:table-cell table:style-name="Таблица11.D1" office:value-type="string">
            <text:p text:style-name="P55"/>
          </table:table-cell>
          <table:table-cell table:style-name="Таблица11.E3" office:value-type="string">
            <text:p text:style-name="P47">xx</text:p>
          </table:table-cell>
          <table:table-cell table:style-name="Таблица11.F3" office:value-type="float" office:value="7">
            <text:p text:style-name="P56">7</text:p>
          </table:table-cell>
          <table:table-cell table:style-name="Таблица11.G10" table:number-rows-spanned="3" office:value-type="string">
            <text:p text:style-name="P55">40 байт данных</text:p>
          </table:table-cell>
        </table:table-row>
        <table:table-row>
          <table:table-cell table:style-name="Таблица11.A11" office:value-type="string">
            <text:p text:style-name="P47">xx</text:p>
          </table:table-cell>
          <table:table-cell table:style-name="Таблица11.B11" office:value-type="float" office:value="8">
            <text:p text:style-name="P56">8</text:p>
          </table:table-cell>
          <table:table-cell table:style-name="Таблица11.C12" table:number-rows-spanned="2" office:value-type="string">
            <text:p text:style-name="P45">CRC16</text:p>
          </table:table-cell>
          <table:table-cell table:style-name="Таблица11.D1" office:value-type="string">
            <text:p text:style-name="P55"/>
          </table:table-cell>
          <table:table-cell table:style-name="Таблица11.E3" office:value-type="string">
            <text:p text:style-name="P47">...</text:p>
          </table:table-cell>
          <table:table-cell table:style-name="Таблица11.F11" office:value-type="string">
            <text:p text:style-name="P49">...</text:p>
          </table:table-cell>
          <table:covered-table-cell/>
        </table:table-row>
        <table:table-row>
          <table:table-cell table:style-name="Таблица11.D1" office:value-type="string">
            <text:p text:style-name="P47">xx</text:p>
          </table:table-cell>
          <table:table-cell table:style-name="Таблица11.B12" office:value-type="float" office:value="9">
            <text:p text:style-name="P56">9</text:p>
          </table:table-cell>
          <table:covered-table-cell/>
          <table:table-cell table:style-name="Таблица11.D1" office:value-type="string">
            <text:p text:style-name="P55"/>
          </table:table-cell>
          <table:table-cell table:style-name="Таблица11.E3" office:value-type="string">
            <text:p text:style-name="P47">xx</text:p>
          </table:table-cell>
          <table:table-cell table:style-name="Таблица11.F3" office:value-type="float" office:value="47">
            <text:p text:style-name="P56">47</text:p>
          </table:table-cell>
          <table:covered-table-cell/>
        </table:table-row>
        <table:table-row>
          <table:table-cell table:style-name="Таблица11.D1" office:value-type="string">
            <text:p text:style-name="P47"/>
          </table:table-cell>
          <table:table-cell table:style-name="Таблица11.B14">
            <text:p text:style-name="P56"/>
          </table:table-cell>
          <table:table-cell table:style-name="Таблица11.C14" table:number-rows-spanned="2" office:value-type="string">
            <text:p text:style-name="P45"/>
          </table:table-cell>
          <table:table-cell table:style-name="Таблица11.D14" table:number-rows-spanned="2" office:value-type="string">
            <text:p text:style-name="P45"/>
          </table:table-cell>
          <table:table-cell table:style-name="Таблица11.E13" office:value-type="string">
            <text:p text:style-name="P47">xx</text:p>
          </table:table-cell>
          <table:table-cell table:style-name="Таблица11.F13" office:value-type="float" office:value="48">
            <text:p text:style-name="P56">48</text:p>
          </table:table-cell>
          <table:table-cell table:style-name="Таблица11.G14" table:number-rows-spanned="2" office:value-type="string">
            <text:p text:style-name="P45">CRC16</text:p>
          </table:table-cell>
        </table:table-row>
        <table:table-row>
          <table:table-cell table:style-name="Таблица11.D1" office:value-type="string">
            <text:p text:style-name="P47"/>
          </table:table-cell>
          <table:table-cell table:style-name="Таблица11.B14">
            <text:p text:style-name="P56"/>
          </table:table-cell>
          <table:covered-table-cell/>
          <table:covered-table-cell/>
          <table:table-cell table:style-name="Таблица11.E14" office:value-type="string">
            <text:p text:style-name="P47">xx</text:p>
          </table:table-cell>
          <table:table-cell table:style-name="Таблица11.F14" office:value-type="float" office:value="49">
            <text:p text:style-name="P56">49</text:p>
          </table:table-cell>
          <table:covered-table-cell/>
        </table:table-row>
      </table:table>
      <text:h text:style-name="P115"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64">Запрос</text:p>
          </table:table-cell>
          <table:covered-table-cell/>
          <table:covered-table-cell/>
          <table:table-cell table:style-name="Таблица12.D1" office:value-type="string">
            <text:p text:style-name="P64"/>
          </table:table-cell>
          <table:table-cell table:style-name="Таблица12.E1" table:number-columns-spanned="3" office:value-type="string">
            <text:p text:style-name="P64">Ответ</text:p>
          </table:table-cell>
          <table:covered-table-cell/>
          <table:covered-table-cell/>
        </table:table-row>
        <table:table-row>
          <table:table-cell table:style-name="Таблица12.A1" office:value-type="string">
            <text:p text:style-name="P68">код, <text:span text:style-name="T1">hex</text:span></text:p>
          </table:table-cell>
          <table:table-cell table:style-name="Таблица12.B2" office:value-type="string">
            <text:p text:style-name="P64">№</text:p>
          </table:table-cell>
          <table:table-cell table:style-name="Таблица12.C11" office:value-type="string">
            <text:p text:style-name="P67">Описание</text:p>
          </table:table-cell>
          <table:table-cell table:style-name="Таблица12.D1" office:value-type="string">
            <text:p text:style-name="P67"/>
          </table:table-cell>
          <table:table-cell table:style-name="Таблица12.E1" office:value-type="string">
            <text:p text:style-name="P68">код, <text:span text:style-name="T1">hex</text:span></text:p>
          </table:table-cell>
          <table:table-cell table:style-name="Таблица12.F2" office:value-type="string">
            <text:p text:style-name="P70">№</text:p>
          </table:table-cell>
          <table:table-cell table:style-name="Таблица12.F2" office:value-type="string">
            <text:p text:style-name="P67">Описание</text:p>
          </table:table-cell>
        </table:table-row>
        <table:table-row>
          <table:table-cell table:style-name="Таблица12.D1" office:value-type="string">
            <text:p text:style-name="P40">0<text:span text:style-name="T1">x80</text:span></text:p>
          </table:table-cell>
          <table:table-cell table:style-name="Таблица12.B3" office:value-type="float" office:value="0">
            <text:p text:style-name="P38">0</text:p>
          </table:table-cell>
          <table:table-cell table:style-name="Таблица12.C9" office:value-type="string">
            <text:p text:style-name="P87">Заголовок </text:p>
          </table:table-cell>
          <table:table-cell table:style-name="Таблица12.D1" office:value-type="string">
            <text:p text:style-name="P55"/>
          </table:table-cell>
          <table:table-cell table:style-name="Таблица12.E3" office:value-type="string">
            <text:p text:style-name="P40">0<text:span text:style-name="T1">x80</text:span></text:p>
          </table:table-cell>
          <table:table-cell table:style-name="Таблица12.F3" office:value-type="float" office:value="0">
            <text:p text:style-name="P38">0</text:p>
          </table:table-cell>
          <table:table-cell table:style-name="Таблица12.G8" office:value-type="string">
            <text:p text:style-name="P55">Заголовок </text:p>
          </table:table-cell>
        </table:table-row>
        <table:table-row>
          <table:table-cell table:style-name="Таблица12.D1" office:value-type="string">
            <text:p text:style-name="P47">0x31</text:p>
          </table:table-cell>
          <table:table-cell table:style-name="Таблица12.B4" office:value-type="float" office:value="1">
            <text:p text:style-name="P56">1</text:p>
          </table:table-cell>
          <table:table-cell table:style-name="Таблица12.C9" office:value-type="string">
            <text:p text:style-name="P37">Количество байт</text:p>
          </table:table-cell>
          <table:table-cell table:style-name="Таблица12.D1" office:value-type="string">
            <text:p text:style-name="P37"/>
          </table:table-cell>
          <table:table-cell table:style-name="Таблица12.E3" office:value-type="string">
            <text:p text:style-name="P47">0x6</text:p>
          </table:table-cell>
          <table:table-cell table:style-name="Таблица12.F3" office:value-type="float" office:value="1">
            <text:p text:style-name="P56">1</text:p>
          </table:table-cell>
          <table:table-cell table:style-name="Таблица12.G8" office:value-type="string">
            <text:p text:style-name="P37">Количество байт</text:p>
          </table:table-cell>
        </table:table-row>
        <table:table-row>
          <table:table-cell table:style-name="Таблица12.D1" office:value-type="string">
            <text:p text:style-name="P58">Ап</text:p>
          </table:table-cell>
          <table:table-cell table:style-name="Таблица12.B5" office:value-type="float" office:value="2">
            <text:p text:style-name="P56">2</text:p>
          </table:table-cell>
          <table:table-cell table:style-name="Таблица12.C9" office:value-type="string">
            <text:p text:style-name="P37">Адрес получателя</text:p>
          </table:table-cell>
          <table:table-cell table:style-name="Таблица12.D1" office:value-type="string">
            <text:p text:style-name="P37"/>
          </table:table-cell>
          <table:table-cell table:style-name="Таблица12.E3" office:value-type="string">
            <text:p text:style-name="P58">Ап</text:p>
          </table:table-cell>
          <table:table-cell table:style-name="Таблица12.F3" office:value-type="float" office:value="2">
            <text:p text:style-name="P56">2</text:p>
          </table:table-cell>
          <table:table-cell table:style-name="Таблица12.G8" office:value-type="string">
            <text:p text:style-name="P37">Адрес получателя</text:p>
          </table:table-cell>
        </table:table-row>
        <table:table-row>
          <table:table-cell table:style-name="Таблица12.D1" office:value-type="string">
            <text:p text:style-name="P58">Ао</text:p>
          </table:table-cell>
          <table:table-cell table:style-name="Таблица12.B6" office:value-type="float" office:value="3">
            <text:p text:style-name="P56">3</text:p>
          </table:table-cell>
          <table:table-cell table:style-name="Таблица12.C9" office:value-type="string">
            <text:p text:style-name="P37">Адрес отправителя</text:p>
          </table:table-cell>
          <table:table-cell table:style-name="Таблица12.D1" office:value-type="string">
            <text:p text:style-name="P37"/>
          </table:table-cell>
          <table:table-cell table:style-name="Таблица12.E3" office:value-type="string">
            <text:p text:style-name="P58">Ао</text:p>
          </table:table-cell>
          <table:table-cell table:style-name="Таблица12.F3" office:value-type="float" office:value="3">
            <text:p text:style-name="P56">3</text:p>
          </table:table-cell>
          <table:table-cell table:style-name="Таблица12.G8" office:value-type="string">
            <text:p text:style-name="P37">Адрес отправителя</text:p>
          </table:table-cell>
        </table:table-row>
        <table:table-row>
          <table:table-cell table:style-name="Таблица12.D1" office:value-type="string">
            <text:p text:style-name="P47">xx</text:p>
          </table:table-cell>
          <table:table-cell table:style-name="Таблица12.B7" office:value-type="float" office:value="4">
            <text:p text:style-name="P56">4</text:p>
          </table:table-cell>
          <table:table-cell table:style-name="Таблица12.C9" office:value-type="string">
            <text:p text:style-name="P44">Id <text:span text:style-name="T7">кадра</text:span></text:p>
          </table:table-cell>
          <table:table-cell table:style-name="Таблица12.D1" office:value-type="string">
            <text:p text:style-name="P44"/>
          </table:table-cell>
          <table:table-cell table:style-name="Таблица12.E3" office:value-type="string">
            <text:p text:style-name="P47">xx</text:p>
          </table:table-cell>
          <table:table-cell table:style-name="Таблица12.F3" office:value-type="float" office:value="4">
            <text:p text:style-name="P56">4</text:p>
          </table:table-cell>
          <table:table-cell table:style-name="Таблица12.G8" office:value-type="string">
            <text:p text:style-name="P44">Id <text:span text:style-name="T7">кадра</text:span></text:p>
          </table:table-cell>
        </table:table-row>
        <table:table-row>
          <table:table-cell table:style-name="Таблица12.D1" office:value-type="string">
            <text:p text:style-name="P58">0x09</text:p>
          </table:table-cell>
          <table:table-cell table:style-name="Таблица12.B8" office:value-type="float" office:value="5">
            <text:p text:style-name="P56">5</text:p>
          </table:table-cell>
          <table:table-cell table:style-name="Таблица12.C9" office:value-type="string">
            <text:p text:style-name="P55">Код команды</text:p>
          </table:table-cell>
          <table:table-cell table:style-name="Таблица12.D1" office:value-type="string">
            <text:p text:style-name="P55"/>
          </table:table-cell>
          <table:table-cell table:style-name="Таблица12.E3" office:value-type="string">
            <text:p text:style-name="P58">0x09</text:p>
          </table:table-cell>
          <table:table-cell table:style-name="Таблица12.F3" office:value-type="float" office:value="5">
            <text:p text:style-name="P56">5</text:p>
          </table:table-cell>
          <table:table-cell table:style-name="Таблица12.G8" office:value-type="string">
            <text:p text:style-name="P55">Код команды</text:p>
          </table:table-cell>
        </table:table-row>
        <table:table-row>
          <table:table-cell table:style-name="Таблица12.D1" office:value-type="string">
            <text:p text:style-name="P58">0x01</text:p>
          </table:table-cell>
          <table:table-cell table:style-name="Таблица12.B9" office:value-type="float" office:value="6">
            <text:p text:style-name="P49">6</text:p>
          </table:table-cell>
          <table:table-cell table:style-name="Таблица12.C9" office:value-type="string">
            <text:p text:style-name="P55">Расширение команды</text:p>
          </table:table-cell>
          <table:table-cell table:style-name="Таблица12.D1" office:value-type="string">
            <text:p text:style-name="P55"/>
          </table:table-cell>
          <table:table-cell table:style-name="Таблица12.E9" office:value-type="string">
            <text:p text:style-name="P47">xx</text:p>
          </table:table-cell>
          <table:table-cell table:style-name="Таблица12.F9" office:value-type="float" office:value="6">
            <text:p text:style-name="P56">6</text:p>
          </table:table-cell>
          <table:table-cell table:style-name="Таблица12.G9" table:number-rows-spanned="2" office:value-type="string">
            <text:p text:style-name="P45">CRC16</text:p>
          </table:table-cell>
        </table:table-row>
        <table:table-row>
          <table:table-cell table:style-name="Таблица12.A15" office:value-type="string">
            <text:p text:style-name="P47">xx</text:p>
          </table:table-cell>
          <table:table-cell table:style-name="Таблица12.B10" office:value-type="float" office:value="7">
            <text:p text:style-name="P56">7</text:p>
          </table:table-cell>
          <table:table-cell table:style-name="Таблица12.C10" office:value-type="string">
            <text:p text:style-name="P55">№ канала</text:p>
          </table:table-cell>
          <table:table-cell table:style-name="Таблица12.D1" office:value-type="string">
            <text:p text:style-name="P55"/>
          </table:table-cell>
          <table:table-cell table:style-name="Таблица12.E3" office:value-type="string">
            <text:p text:style-name="P47">xx</text:p>
          </table:table-cell>
          <table:table-cell table:style-name="Таблица12.F3" office:value-type="float" office:value="7">
            <text:p text:style-name="P56">7</text:p>
          </table:table-cell>
          <table:covered-table-cell/>
        </table:table-row>
        <table:table-row>
          <table:table-cell table:style-name="Таблица12.A1" office:value-type="string">
            <text:p text:style-name="P47">0x00</text:p>
          </table:table-cell>
          <table:table-cell table:style-name="Таблица12.B11" office:value-type="float" office:value="8">
            <text:p text:style-name="P56">8</text:p>
          </table:table-cell>
          <table:table-cell table:style-name="Таблица12.C11" office:value-type="string">
            <text:p text:style-name="P55">Тип датчика</text:p>
          </table:table-cell>
          <table:table-cell table:style-name="Таблица12.D1" office:value-type="string">
            <text:p text:style-name="P55"/>
          </table:table-cell>
          <table:table-cell table:style-name="Таблица12.E3" office:value-type="string">
            <text:p text:style-name="P47"/>
          </table:table-cell>
          <table:table-cell table:style-name="Таблица12.F16">
            <text:p text:style-name="P56"/>
          </table:table-cell>
          <table:table-cell table:style-name="Таблица12.G11" table:number-rows-spanned="2" office:value-type="string">
            <text:p text:style-name="P55"/>
          </table:table-cell>
        </table:table-row>
        <table:table-row>
          <table:table-cell table:style-name="Таблица12.D1" office:value-type="string">
            <text:p text:style-name="P47">xx</text:p>
          </table:table-cell>
          <table:table-cell table:style-name="Таблица12.B12" office:value-type="float" office:value="9">
            <text:p text:style-name="P56">9</text:p>
          </table:table-cell>
          <table:table-cell table:style-name="Таблица12.C14" table:number-rows-spanned="3" office:value-type="string">
            <text:p text:style-name="P55">40 байт данных</text:p>
          </table:table-cell>
          <table:table-cell table:style-name="Таблица12.D1" office:value-type="string">
            <text:p text:style-name="P55"/>
          </table:table-cell>
          <table:table-cell table:style-name="Таблица12.E3" office:value-type="string">
            <text:p text:style-name="P47"/>
          </table:table-cell>
          <table:table-cell table:style-name="Таблица12.F16">
            <text:p text:style-name="P56"/>
          </table:table-cell>
          <table:covered-table-cell/>
        </table:table-row>
        <table:table-row>
          <table:table-cell table:style-name="Таблица12.D1" office:value-type="string">
            <text:p text:style-name="P47">...</text:p>
          </table:table-cell>
          <table:table-cell table:style-name="Таблица12.B13" office:value-type="string">
            <text:p text:style-name="P56">...</text:p>
          </table:table-cell>
          <table:covered-table-cell/>
          <table:table-cell table:style-name="Таблица12.D1" office:value-type="string">
            <text:p text:style-name="P55"/>
          </table:table-cell>
          <table:table-cell table:style-name="Таблица12.E3" office:value-type="string">
            <text:p text:style-name="P47"/>
          </table:table-cell>
          <table:table-cell table:style-name="Таблица12.F16">
            <text:p text:style-name="P56"/>
          </table:table-cell>
          <table:table-cell table:style-name="Таблица12.G11" table:number-rows-spanned="4" office:value-type="string">
            <text:p text:style-name="P55"/>
          </table:table-cell>
        </table:table-row>
        <table:table-row>
          <table:table-cell table:style-name="Таблица12.D1" office:value-type="string">
            <text:p text:style-name="P47">xx</text:p>
          </table:table-cell>
          <table:table-cell table:style-name="Таблица12.B14" office:value-type="float" office:value="48">
            <text:p text:style-name="P56">48</text:p>
          </table:table-cell>
          <table:covered-table-cell/>
          <table:table-cell table:style-name="Таблица12.D1" office:value-type="string">
            <text:p text:style-name="P55"/>
          </table:table-cell>
          <table:table-cell table:style-name="Таблица12.E3" office:value-type="string">
            <text:p text:style-name="P47"/>
          </table:table-cell>
          <table:table-cell table:style-name="Таблица12.F16">
            <text:p text:style-name="P56"/>
          </table:table-cell>
          <table:covered-table-cell/>
        </table:table-row>
        <table:table-row>
          <table:table-cell table:style-name="Таблица12.A15" office:value-type="string">
            <text:p text:style-name="P47">xx</text:p>
          </table:table-cell>
          <table:table-cell table:style-name="Таблица12.B15" office:value-type="float" office:value="49">
            <text:p text:style-name="P56">49</text:p>
          </table:table-cell>
          <table:table-cell table:style-name="Таблица12.C16" table:number-rows-spanned="2" office:value-type="string">
            <text:p text:style-name="P45">CRC16</text:p>
          </table:table-cell>
          <table:table-cell table:style-name="Таблица12.D1" office:value-type="string">
            <text:p text:style-name="P55"/>
          </table:table-cell>
          <table:table-cell table:style-name="Таблица12.E3" office:value-type="string">
            <text:p text:style-name="P47"/>
          </table:table-cell>
          <table:table-cell table:style-name="Таблица12.E3" office:value-type="string">
            <text:p text:style-name="P49"/>
          </table:table-cell>
          <table:covered-table-cell/>
        </table:table-row>
        <table:table-row>
          <table:table-cell table:style-name="Таблица12.D1" office:value-type="string">
            <text:p text:style-name="P47">xx</text:p>
          </table:table-cell>
          <table:table-cell table:style-name="Таблица12.B16" office:value-type="float" office:value="50">
            <text:p text:style-name="P56">50</text:p>
          </table:table-cell>
          <table:covered-table-cell/>
          <table:table-cell table:style-name="Таблица12.D1" office:value-type="string">
            <text:p text:style-name="P55"/>
          </table:table-cell>
          <table:table-cell table:style-name="Таблица12.E3" office:value-type="string">
            <text:p text:style-name="P47"/>
          </table:table-cell>
          <table:table-cell table:style-name="Таблица12.F16">
            <text:p text:style-name="P56"/>
          </table:table-cell>
          <table:covered-table-cell/>
        </table:table-row>
      </table:table>
      <text:p text:style-name="Text_20_body"/>
      <text:h text:style-name="P11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64">Запрос</text:p>
          </table:table-cell>
          <table:covered-table-cell/>
          <table:covered-table-cell/>
          <table:table-cell table:style-name="Таблица13.D1" office:value-type="string">
            <text:p text:style-name="P64"/>
          </table:table-cell>
          <table:table-cell table:style-name="Таблица13.E1" table:number-columns-spanned="3" office:value-type="string">
            <text:p text:style-name="P64">Ответ</text:p>
          </table:table-cell>
          <table:covered-table-cell/>
          <table:covered-table-cell/>
        </table:table-row>
        <table:table-row>
          <table:table-cell table:style-name="Таблица13.A1" office:value-type="string">
            <text:p text:style-name="P68">код, <text:span text:style-name="T1">hex</text:span></text:p>
          </table:table-cell>
          <table:table-cell table:style-name="Таблица13.B2" office:value-type="string">
            <text:p text:style-name="P64">№</text:p>
          </table:table-cell>
          <table:table-cell table:style-name="Таблица13.C2" office:value-type="string">
            <text:p text:style-name="P67">Описание</text:p>
          </table:table-cell>
          <table:table-cell table:style-name="Таблица13.D1" office:value-type="string">
            <text:p text:style-name="P67"/>
          </table:table-cell>
          <table:table-cell table:style-name="Таблица13.E1" office:value-type="string">
            <text:p text:style-name="P68">код, <text:span text:style-name="T1">hex</text:span></text:p>
          </table:table-cell>
          <table:table-cell table:style-name="Таблица13.F2" office:value-type="string">
            <text:p text:style-name="P70">№</text:p>
          </table:table-cell>
          <table:table-cell table:style-name="Таблица13.F2" office:value-type="string">
            <text:p text:style-name="P67">Описание</text:p>
          </table:table-cell>
        </table:table-row>
        <table:table-row>
          <table:table-cell table:style-name="Таблица13.D1" office:value-type="string">
            <text:p text:style-name="P40">0<text:span text:style-name="T1">x80</text:span></text:p>
          </table:table-cell>
          <table:table-cell table:style-name="Таблица13.B3" office:value-type="float" office:value="0">
            <text:p text:style-name="P38">0</text:p>
          </table:table-cell>
          <table:table-cell table:style-name="Таблица13.C11" office:value-type="string">
            <text:p text:style-name="P87">Заголовок </text:p>
          </table:table-cell>
          <table:table-cell table:style-name="Таблица13.D1" office:value-type="string">
            <text:p text:style-name="P55"/>
          </table:table-cell>
          <table:table-cell table:style-name="Таблица13.E3" office:value-type="string">
            <text:p text:style-name="P40">0<text:span text:style-name="T1">x80</text:span></text:p>
          </table:table-cell>
          <table:table-cell table:style-name="Таблица13.F3" office:value-type="float" office:value="0">
            <text:p text:style-name="P38">0</text:p>
          </table:table-cell>
          <table:table-cell table:style-name="Таблица13.G10" office:value-type="string">
            <text:p text:style-name="P55">Заголовок </text:p>
          </table:table-cell>
        </table:table-row>
        <table:table-row>
          <table:table-cell table:style-name="Таблица13.D1" office:value-type="string">
            <text:p text:style-name="P47">0x<text:span text:style-name="T7">0А</text:span></text:p>
          </table:table-cell>
          <table:table-cell table:style-name="Таблица13.B4" office:value-type="float" office:value="1">
            <text:p text:style-name="P56">1</text:p>
          </table:table-cell>
          <table:table-cell table:style-name="Таблица13.C11" office:value-type="string">
            <text:p text:style-name="P37">Количество байт</text:p>
          </table:table-cell>
          <table:table-cell table:style-name="Таблица13.D1" office:value-type="string">
            <text:p text:style-name="P37"/>
          </table:table-cell>
          <table:table-cell table:style-name="Таблица13.E3" office:value-type="string">
            <text:p text:style-name="P58">0x0А</text:p>
          </table:table-cell>
          <table:table-cell table:style-name="Таблица13.F3" office:value-type="float" office:value="1">
            <text:p text:style-name="P56">1</text:p>
          </table:table-cell>
          <table:table-cell table:style-name="Таблица13.G10" office:value-type="string">
            <text:p text:style-name="P37">Количество байт</text:p>
          </table:table-cell>
        </table:table-row>
        <table:table-row>
          <table:table-cell table:style-name="Таблица13.D1" office:value-type="string">
            <text:p text:style-name="P58">Ап</text:p>
          </table:table-cell>
          <table:table-cell table:style-name="Таблица13.B5" office:value-type="float" office:value="2">
            <text:p text:style-name="P56">2</text:p>
          </table:table-cell>
          <table:table-cell table:style-name="Таблица13.C11" office:value-type="string">
            <text:p text:style-name="P37">Адрес получателя</text:p>
          </table:table-cell>
          <table:table-cell table:style-name="Таблица13.D1" office:value-type="string">
            <text:p text:style-name="P37"/>
          </table:table-cell>
          <table:table-cell table:style-name="Таблица13.E3" office:value-type="string">
            <text:p text:style-name="P58">Ап</text:p>
          </table:table-cell>
          <table:table-cell table:style-name="Таблица13.F3" office:value-type="float" office:value="2">
            <text:p text:style-name="P56">2</text:p>
          </table:table-cell>
          <table:table-cell table:style-name="Таблица13.G10" office:value-type="string">
            <text:p text:style-name="P37">Адрес получателя</text:p>
          </table:table-cell>
        </table:table-row>
        <table:table-row>
          <table:table-cell table:style-name="Таблица13.D1" office:value-type="string">
            <text:p text:style-name="P58">Ао</text:p>
          </table:table-cell>
          <table:table-cell table:style-name="Таблица13.B6" office:value-type="float" office:value="3">
            <text:p text:style-name="P56">3</text:p>
          </table:table-cell>
          <table:table-cell table:style-name="Таблица13.C11" office:value-type="string">
            <text:p text:style-name="P37">Адрес отправителя</text:p>
          </table:table-cell>
          <table:table-cell table:style-name="Таблица13.D1" office:value-type="string">
            <text:p text:style-name="P37"/>
          </table:table-cell>
          <table:table-cell table:style-name="Таблица13.E3" office:value-type="string">
            <text:p text:style-name="P58">Ао</text:p>
          </table:table-cell>
          <table:table-cell table:style-name="Таблица13.F3" office:value-type="float" office:value="3">
            <text:p text:style-name="P56">3</text:p>
          </table:table-cell>
          <table:table-cell table:style-name="Таблица13.G10" office:value-type="string">
            <text:p text:style-name="P37">Адрес отправителя</text:p>
          </table:table-cell>
        </table:table-row>
        <table:table-row>
          <table:table-cell table:style-name="Таблица13.D1" office:value-type="string">
            <text:p text:style-name="P47">xx</text:p>
          </table:table-cell>
          <table:table-cell table:style-name="Таблица13.B7" office:value-type="float" office:value="4">
            <text:p text:style-name="P56">4</text:p>
          </table:table-cell>
          <table:table-cell table:style-name="Таблица13.C11" office:value-type="string">
            <text:p text:style-name="P44">Id <text:span text:style-name="T7">кадра</text:span></text:p>
          </table:table-cell>
          <table:table-cell table:style-name="Таблица13.D1" office:value-type="string">
            <text:p text:style-name="P44"/>
          </table:table-cell>
          <table:table-cell table:style-name="Таблица13.E3" office:value-type="string">
            <text:p text:style-name="P47">xx</text:p>
          </table:table-cell>
          <table:table-cell table:style-name="Таблица13.F3" office:value-type="float" office:value="4">
            <text:p text:style-name="P56">4</text:p>
          </table:table-cell>
          <table:table-cell table:style-name="Таблица13.G10" office:value-type="string">
            <text:p text:style-name="P44">Id <text:span text:style-name="T7">кадра</text:span></text:p>
          </table:table-cell>
        </table:table-row>
        <table:table-row>
          <table:table-cell table:style-name="Таблица13.D1" office:value-type="string">
            <text:p text:style-name="P58">0x0<text:span text:style-name="T1">C</text:span></text:p>
          </table:table-cell>
          <table:table-cell table:style-name="Таблица13.B8" office:value-type="float" office:value="5">
            <text:p text:style-name="P56">5</text:p>
          </table:table-cell>
          <table:table-cell table:style-name="Таблица13.C11" office:value-type="string">
            <text:p text:style-name="P55">Код команды</text:p>
          </table:table-cell>
          <table:table-cell table:style-name="Таблица13.D1" office:value-type="string">
            <text:p text:style-name="P55"/>
          </table:table-cell>
          <table:table-cell table:style-name="Таблица13.E3" office:value-type="string">
            <text:p text:style-name="P47">0x0C</text:p>
          </table:table-cell>
          <table:table-cell table:style-name="Таблица13.F3" office:value-type="float" office:value="5">
            <text:p text:style-name="P56">5</text:p>
          </table:table-cell>
          <table:table-cell table:style-name="Таблица13.G10" office:value-type="string">
            <text:p text:style-name="P55">Код команды</text:p>
          </table:table-cell>
        </table:table-row>
        <table:table-row>
          <table:table-cell table:style-name="Таблица13.A13" office:value-type="string">
            <text:p text:style-name="P58">0x0<text:span text:style-name="T1">0</text:span></text:p>
          </table:table-cell>
          <table:table-cell table:style-name="Таблица13.B9" office:value-type="float" office:value="6">
            <text:p text:style-name="P49">6</text:p>
          </table:table-cell>
          <table:table-cell table:style-name="Таблица13.C9" office:value-type="string">
            <text:p text:style-name="P55"/>
          </table:table-cell>
          <table:table-cell table:style-name="Таблица13.D1" office:value-type="string">
            <text:p text:style-name="P55"/>
          </table:table-cell>
          <table:table-cell table:style-name="Таблица13.E9" office:value-type="string">
            <text:p text:style-name="P58">0x0<text:span text:style-name="T1">0</text:span></text:p>
          </table:table-cell>
          <table:table-cell table:style-name="Таблица13.F9" office:value-type="float" office:value="6">
            <text:p text:style-name="P49">6</text:p>
          </table:table-cell>
          <table:table-cell table:style-name="Таблица13.G9" office:value-type="string">
            <text:p text:style-name="P45"/>
          </table:table-cell>
        </table:table-row>
        <table:table-row>
          <table:table-cell table:style-name="Таблица13.D1" office:value-type="string">
            <text:p text:style-name="P47">0x00</text:p>
          </table:table-cell>
          <table:table-cell table:style-name="Таблица13.B10" office:value-type="float" office:value="7">
            <text:p text:style-name="P56">7</text:p>
          </table:table-cell>
          <table:table-cell table:style-name="Таблица13.C11" office:value-type="string">
            <text:p text:style-name="P55"/>
          </table:table-cell>
          <table:table-cell table:style-name="Таблица13.D1" office:value-type="string">
            <text:p text:style-name="P55"/>
          </table:table-cell>
          <table:table-cell table:style-name="Таблица13.E3" office:value-type="string">
            <text:p text:style-name="P47">0x00</text:p>
          </table:table-cell>
          <table:table-cell table:style-name="Таблица13.F3" office:value-type="float" office:value="7">
            <text:p text:style-name="P56">7</text:p>
          </table:table-cell>
          <table:table-cell table:style-name="Таблица13.G10" office:value-type="string">
            <text:p text:style-name="P55"/>
          </table:table-cell>
        </table:table-row>
        <table:table-row>
          <table:table-cell table:style-name="Таблица13.D1" office:value-type="string">
            <text:p text:style-name="P47">0x00</text:p>
          </table:table-cell>
          <table:table-cell table:style-name="Таблица13.B11" office:value-type="float" office:value="8">
            <text:p text:style-name="P56">8</text:p>
          </table:table-cell>
          <table:table-cell table:style-name="Таблица13.C11" office:value-type="string">
            <text:p text:style-name="P55"/>
          </table:table-cell>
          <table:table-cell table:style-name="Таблица13.D1" office:value-type="string">
            <text:p text:style-name="P55"/>
          </table:table-cell>
          <table:table-cell table:style-name="Таблица13.E3" office:value-type="string">
            <text:p text:style-name="P47">0x00</text:p>
          </table:table-cell>
          <table:table-cell table:style-name="Таблица13.F3" office:value-type="float" office:value="8">
            <text:p text:style-name="P56">8</text:p>
          </table:table-cell>
          <table:table-cell table:style-name="Таблица13.G11" office:value-type="string">
            <text:p text:style-name="P55"/>
          </table:table-cell>
        </table:table-row>
        <table:table-row>
          <table:table-cell table:style-name="Таблица13.A1" office:value-type="string">
            <text:p text:style-name="P47">0x00</text:p>
          </table:table-cell>
          <table:table-cell table:style-name="Таблица13.B12" office:value-type="float" office:value="9">
            <text:p text:style-name="P56">9</text:p>
          </table:table-cell>
          <table:table-cell table:style-name="Таблица13.C12" office:value-type="string">
            <text:p text:style-name="P55"/>
          </table:table-cell>
          <table:table-cell table:style-name="Таблица13.D1" office:value-type="string">
            <text:p text:style-name="P55"/>
          </table:table-cell>
          <table:table-cell table:style-name="Таблица13.E1" office:value-type="string">
            <text:p text:style-name="P47">0x00</text:p>
          </table:table-cell>
          <table:table-cell table:style-name="Таблица13.F12" office:value-type="float" office:value="9">
            <text:p text:style-name="P56">9</text:p>
          </table:table-cell>
          <table:table-cell table:style-name="Таблица13.G12" office:value-type="string">
            <text:p text:style-name="P55"/>
          </table:table-cell>
        </table:table-row>
        <table:table-row>
          <table:table-cell table:style-name="Таблица13.A13" office:value-type="string">
            <text:p text:style-name="P47">xx</text:p>
          </table:table-cell>
          <table:table-cell table:style-name="Таблица13.B13" office:value-type="float" office:value="10">
            <text:p text:style-name="P49">10</text:p>
          </table:table-cell>
          <table:table-cell table:style-name="Таблица13.C14" table:number-rows-spanned="2" office:value-type="string">
            <text:p text:style-name="P45">CRC16</text:p>
          </table:table-cell>
          <table:table-cell table:style-name="Таблица13.D1" office:value-type="string">
            <text:p text:style-name="P55"/>
          </table:table-cell>
          <table:table-cell table:style-name="Таблица13.E3" office:value-type="string">
            <text:p text:style-name="P47">xx</text:p>
          </table:table-cell>
          <table:table-cell table:style-name="Таблица13.F13" office:value-type="float" office:value="10">
            <text:p text:style-name="P49">10</text:p>
          </table:table-cell>
          <table:table-cell table:style-name="Таблица13.G13" table:number-rows-spanned="2" office:value-type="string">
            <text:p text:style-name="P45">CRC16</text:p>
          </table:table-cell>
        </table:table-row>
        <table:table-row>
          <table:table-cell table:style-name="Таблица13.D1" office:value-type="string">
            <text:p text:style-name="P47">xx</text:p>
          </table:table-cell>
          <table:table-cell table:style-name="Таблица13.B14" office:value-type="float" office:value="11">
            <text:p text:style-name="P49">11</text:p>
          </table:table-cell>
          <table:covered-table-cell/>
          <table:table-cell table:style-name="Таблица13.D1" office:value-type="string">
            <text:p text:style-name="P55"/>
          </table:table-cell>
          <table:table-cell table:style-name="Таблица13.E3" office:value-type="string">
            <text:p text:style-name="P47">xx</text:p>
          </table:table-cell>
          <table:table-cell table:style-name="Таблица13.F14" office:value-type="float" office:value="11">
            <text:p text:style-name="P49">11</text:p>
          </table:table-cell>
          <table:covered-table-cell/>
        </table:table-row>
      </table:table>
      <text:h text:style-name="P112" text:outline-level="2">Устройство занято</text:h>
      <text:p text:style-name="P21">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1"/>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64">Запрос</text:p>
          </table:table-cell>
          <table:covered-table-cell/>
          <table:covered-table-cell/>
          <table:table-cell table:style-name="Таблица14.D1" office:value-type="string">
            <text:p text:style-name="P64"/>
          </table:table-cell>
          <table:table-cell table:style-name="Таблица14.E1" table:number-columns-spanned="3" office:value-type="string">
            <text:p text:style-name="P64">Ответ</text:p>
          </table:table-cell>
          <table:covered-table-cell/>
          <table:covered-table-cell/>
        </table:table-row>
        <table:table-row>
          <table:table-cell table:style-name="Таблица14.A1" office:value-type="string">
            <text:p text:style-name="P68">код, <text:span text:style-name="T1">hex</text:span></text:p>
          </table:table-cell>
          <table:table-cell table:style-name="Таблица14.B2" office:value-type="string">
            <text:p text:style-name="P64">№</text:p>
          </table:table-cell>
          <table:table-cell table:style-name="Таблица14.C2" office:value-type="string">
            <text:p text:style-name="P67">Описание</text:p>
          </table:table-cell>
          <table:table-cell table:style-name="Таблица14.D1" office:value-type="string">
            <text:p text:style-name="P67"/>
          </table:table-cell>
          <table:table-cell table:style-name="Таблица14.E1" office:value-type="string">
            <text:p text:style-name="P68">код, <text:span text:style-name="T1">hex</text:span></text:p>
          </table:table-cell>
          <table:table-cell table:style-name="Таблица14.F2" office:value-type="string">
            <text:p text:style-name="P70">№</text:p>
          </table:table-cell>
          <table:table-cell table:style-name="Таблица14.F2" office:value-type="string">
            <text:p text:style-name="P67">Описание</text:p>
          </table:table-cell>
        </table:table-row>
        <table:table-row>
          <table:table-cell table:style-name="Таблица14.D1" office:value-type="string">
            <text:p text:style-name="P40">0<text:span text:style-name="T1">x80</text:span></text:p>
          </table:table-cell>
          <table:table-cell table:style-name="Таблица14.B3" office:value-type="float" office:value="0">
            <text:p text:style-name="P38">0</text:p>
          </table:table-cell>
          <table:table-cell table:style-name="Таблица14.C8" office:value-type="string">
            <text:p text:style-name="P87">Заголовок </text:p>
          </table:table-cell>
          <table:table-cell table:style-name="Таблица14.D1" office:value-type="string">
            <text:p text:style-name="P55"/>
          </table:table-cell>
          <table:table-cell table:style-name="Таблица14.E3" office:value-type="string">
            <text:p text:style-name="P40">0<text:span text:style-name="T1">x80</text:span></text:p>
          </table:table-cell>
          <table:table-cell table:style-name="Таблица14.F3" office:value-type="float" office:value="0">
            <text:p text:style-name="P38">0</text:p>
          </table:table-cell>
          <table:table-cell table:style-name="Таблица14.G8" office:value-type="string">
            <text:p text:style-name="P55">Заголовок </text:p>
          </table:table-cell>
        </table:table-row>
        <table:table-row>
          <table:table-cell table:style-name="Таблица14.D1" office:value-type="string">
            <text:p text:style-name="P47">0x<text:span text:style-name="T7">6</text:span></text:p>
          </table:table-cell>
          <table:table-cell table:style-name="Таблица14.B4" office:value-type="float" office:value="1">
            <text:p text:style-name="P56">1</text:p>
          </table:table-cell>
          <table:table-cell table:style-name="Таблица14.C8" office:value-type="string">
            <text:p text:style-name="P37">Количество байт</text:p>
          </table:table-cell>
          <table:table-cell table:style-name="Таблица14.D1" office:value-type="string">
            <text:p text:style-name="P37"/>
          </table:table-cell>
          <table:table-cell table:style-name="Таблица14.E3" office:value-type="string">
            <text:p text:style-name="P47">0x<text:span text:style-name="T7">7</text:span></text:p>
          </table:table-cell>
          <table:table-cell table:style-name="Таблица14.F3" office:value-type="float" office:value="1">
            <text:p text:style-name="P56">1</text:p>
          </table:table-cell>
          <table:table-cell table:style-name="Таблица14.G8" office:value-type="string">
            <text:p text:style-name="P37">Количество байт</text:p>
          </table:table-cell>
        </table:table-row>
        <table:table-row>
          <table:table-cell table:style-name="Таблица14.D1" office:value-type="string">
            <text:p text:style-name="P58">Ап</text:p>
          </table:table-cell>
          <table:table-cell table:style-name="Таблица14.B5" office:value-type="float" office:value="2">
            <text:p text:style-name="P56">2</text:p>
          </table:table-cell>
          <table:table-cell table:style-name="Таблица14.C8" office:value-type="string">
            <text:p text:style-name="P37">Адрес получателя</text:p>
          </table:table-cell>
          <table:table-cell table:style-name="Таблица14.D1" office:value-type="string">
            <text:p text:style-name="P37"/>
          </table:table-cell>
          <table:table-cell table:style-name="Таблица14.E3" office:value-type="string">
            <text:p text:style-name="P58">Ап</text:p>
          </table:table-cell>
          <table:table-cell table:style-name="Таблица14.F3" office:value-type="float" office:value="2">
            <text:p text:style-name="P56">2</text:p>
          </table:table-cell>
          <table:table-cell table:style-name="Таблица14.G8" office:value-type="string">
            <text:p text:style-name="P37">Адрес получателя</text:p>
          </table:table-cell>
        </table:table-row>
        <table:table-row>
          <table:table-cell table:style-name="Таблица14.D1" office:value-type="string">
            <text:p text:style-name="P58">Ао</text:p>
          </table:table-cell>
          <table:table-cell table:style-name="Таблица14.B6" office:value-type="float" office:value="3">
            <text:p text:style-name="P56">3</text:p>
          </table:table-cell>
          <table:table-cell table:style-name="Таблица14.C8" office:value-type="string">
            <text:p text:style-name="P37">Адрес отправителя</text:p>
          </table:table-cell>
          <table:table-cell table:style-name="Таблица14.D1" office:value-type="string">
            <text:p text:style-name="P37"/>
          </table:table-cell>
          <table:table-cell table:style-name="Таблица14.E3" office:value-type="string">
            <text:p text:style-name="P58">Ао</text:p>
          </table:table-cell>
          <table:table-cell table:style-name="Таблица14.F3" office:value-type="float" office:value="3">
            <text:p text:style-name="P56">3</text:p>
          </table:table-cell>
          <table:table-cell table:style-name="Таблица14.G8" office:value-type="string">
            <text:p text:style-name="P37">Адрес отправителя</text:p>
          </table:table-cell>
        </table:table-row>
        <table:table-row>
          <table:table-cell table:style-name="Таблица14.D1" office:value-type="string">
            <text:p text:style-name="P47">xx</text:p>
          </table:table-cell>
          <table:table-cell table:style-name="Таблица14.B7" office:value-type="float" office:value="4">
            <text:p text:style-name="P56">4</text:p>
          </table:table-cell>
          <table:table-cell table:style-name="Таблица14.C8" office:value-type="string">
            <text:p text:style-name="P44">Id <text:span text:style-name="T7">кадра</text:span></text:p>
          </table:table-cell>
          <table:table-cell table:style-name="Таблица14.D1" office:value-type="string">
            <text:p text:style-name="P44"/>
          </table:table-cell>
          <table:table-cell table:style-name="Таблица14.E3" office:value-type="string">
            <text:p text:style-name="P47">xx</text:p>
          </table:table-cell>
          <table:table-cell table:style-name="Таблица14.F3" office:value-type="float" office:value="4">
            <text:p text:style-name="P56">4</text:p>
          </table:table-cell>
          <table:table-cell table:style-name="Таблица14.G8" office:value-type="string">
            <text:p text:style-name="P44">Id <text:span text:style-name="T7">кадра</text:span></text:p>
          </table:table-cell>
        </table:table-row>
        <table:table-row>
          <table:table-cell table:style-name="Таблица14.D1" office:value-type="string">
            <text:p text:style-name="P47">0x0D</text:p>
          </table:table-cell>
          <table:table-cell table:style-name="Таблица14.B8" office:value-type="float" office:value="5">
            <text:p text:style-name="P56">5</text:p>
          </table:table-cell>
          <table:table-cell table:style-name="Таблица14.C8" office:value-type="string">
            <text:p text:style-name="P55">Код команды</text:p>
          </table:table-cell>
          <table:table-cell table:style-name="Таблица14.D1" office:value-type="string">
            <text:p text:style-name="P55"/>
          </table:table-cell>
          <table:table-cell table:style-name="Таблица14.E3" office:value-type="string">
            <text:p text:style-name="P47">0x0D</text:p>
          </table:table-cell>
          <table:table-cell table:style-name="Таблица14.F3" office:value-type="float" office:value="5">
            <text:p text:style-name="P56">5</text:p>
          </table:table-cell>
          <table:table-cell table:style-name="Таблица14.G8" office:value-type="string">
            <text:p text:style-name="P55">Код команды</text:p>
          </table:table-cell>
        </table:table-row>
        <table:table-row>
          <table:table-cell table:style-name="Таблица14.A9" office:value-type="string">
            <text:p text:style-name="P47">xx</text:p>
          </table:table-cell>
          <table:table-cell table:style-name="Таблица14.B9" office:value-type="float" office:value="6">
            <text:p text:style-name="P49">6</text:p>
          </table:table-cell>
          <table:table-cell table:style-name="Таблица14.C9" table:number-rows-spanned="2" office:value-type="string">
            <text:p text:style-name="P45">CRC16</text:p>
          </table:table-cell>
          <table:table-cell table:style-name="Таблица14.D1" office:value-type="string">
            <text:p text:style-name="P55"/>
          </table:table-cell>
          <table:table-cell table:style-name="Таблица14.E3" office:value-type="string">
            <text:p text:style-name="P47">xx</text:p>
          </table:table-cell>
          <table:table-cell table:style-name="Таблица14.F3" office:value-type="float" office:value="6">
            <text:p text:style-name="P49">6</text:p>
          </table:table-cell>
          <table:table-cell table:style-name="Таблица14.G9" office:value-type="string">
            <text:p text:style-name="P60">Расширение</text:p>
          </table:table-cell>
        </table:table-row>
        <table:table-row>
          <table:table-cell table:style-name="Таблица14.D1" office:value-type="string">
            <text:p text:style-name="P47">xx</text:p>
          </table:table-cell>
          <table:table-cell table:style-name="Таблица14.B10" office:value-type="float" office:value="7">
            <text:p text:style-name="P49">7</text:p>
          </table:table-cell>
          <table:covered-table-cell/>
          <table:table-cell table:style-name="Таблица14.D1" office:value-type="string">
            <text:p text:style-name="P55"/>
          </table:table-cell>
          <table:table-cell table:style-name="Таблица14.E10" office:value-type="string">
            <text:p text:style-name="P47">xx</text:p>
          </table:table-cell>
          <table:table-cell table:style-name="Таблица14.F10" office:value-type="float" office:value="10">
            <text:p text:style-name="P49">10</text:p>
          </table:table-cell>
          <table:table-cell table:style-name="Таблица14.G10" table:number-rows-spanned="2" office:value-type="string">
            <text:p text:style-name="P45">CRC16</text:p>
          </table:table-cell>
        </table:table-row>
        <table:table-row>
          <table:table-cell table:style-name="Таблица14.D1" office:value-type="string">
            <text:p text:style-name="P47"/>
          </table:table-cell>
          <table:table-cell table:style-name="Таблица14.B11">
            <text:p text:style-name="P49"/>
          </table:table-cell>
          <table:table-cell table:style-name="Таблица14.D1" office:value-type="string">
            <text:p text:style-name="P55"/>
          </table:table-cell>
          <table:table-cell table:style-name="Таблица14.D1" office:value-type="string">
            <text:p text:style-name="P55"/>
          </table:table-cell>
          <table:table-cell table:style-name="Таблица14.E3" office:value-type="string">
            <text:p text:style-name="P47">xx</text:p>
          </table:table-cell>
          <table:table-cell table:style-name="Таблица14.F11" office:value-type="float" office:value="11">
            <text:p text:style-name="P49">11</text:p>
          </table:table-cell>
          <table:covered-table-cell/>
        </table:table-row>
      </table:table>
      <text:p text:style-name="Text_20_body"/>
      <text:p text:style-name="P21">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1"/>
      <text:p text:style-name="P21"/>
      <text:p text:style-name="P21"/>
      <text:p text:style-name="P21"/>
      <text:p text:style-name="P21"/>
      <text:p text:style-name="P21"/>
      <text:p text:style-name="P21"/>
      <text:h text:style-name="P112" text:outline-level="2"><text:soft-page-break/>Неправильный запрос, не поддерживаемая функция </text:h>
      <text:p text:style-name="P21">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64">Ответ</text:p>
          </table:table-cell>
          <table:covered-table-cell/>
          <table:covered-table-cell/>
        </table:table-row>
        <table:table-row>
          <table:table-cell table:style-name="Таблица16.A1" office:value-type="string">
            <text:p text:style-name="P68">код, <text:span text:style-name="T1">hex</text:span></text:p>
          </table:table-cell>
          <table:table-cell table:style-name="Таблица16.B2" office:value-type="string">
            <text:p text:style-name="P64">№</text:p>
          </table:table-cell>
          <table:table-cell table:style-name="Таблица16.B2" office:value-type="string">
            <text:p text:style-name="P67">Описание</text:p>
          </table:table-cell>
        </table:table-row>
        <table:table-row>
          <table:table-cell table:style-name="Таблица16.A3" office:value-type="string">
            <text:p text:style-name="P40">0<text:span text:style-name="T1">x80</text:span></text:p>
          </table:table-cell>
          <table:table-cell table:style-name="Таблица16.B3" office:value-type="float" office:value="0">
            <text:p text:style-name="P38">0</text:p>
          </table:table-cell>
          <table:table-cell table:style-name="Таблица16.C8" office:value-type="string">
            <text:p text:style-name="P87">Заголовок </text:p>
          </table:table-cell>
        </table:table-row>
        <table:table-row>
          <table:table-cell table:style-name="Таблица16.A3" office:value-type="string">
            <text:p text:style-name="P47">0x06</text:p>
          </table:table-cell>
          <table:table-cell table:style-name="Таблица16.B3" office:value-type="float" office:value="1">
            <text:p text:style-name="P56">1</text:p>
          </table:table-cell>
          <table:table-cell table:style-name="Таблица16.C8" office:value-type="string">
            <text:p text:style-name="P37">Количество байт</text:p>
          </table:table-cell>
        </table:table-row>
        <table:table-row>
          <table:table-cell table:style-name="Таблица16.A3" office:value-type="string">
            <text:p text:style-name="P58">Ап</text:p>
          </table:table-cell>
          <table:table-cell table:style-name="Таблица16.B3" office:value-type="float" office:value="2">
            <text:p text:style-name="P56">2</text:p>
          </table:table-cell>
          <table:table-cell table:style-name="Таблица16.C8" office:value-type="string">
            <text:p text:style-name="P37">Адрес получателя</text:p>
          </table:table-cell>
        </table:table-row>
        <table:table-row>
          <table:table-cell table:style-name="Таблица16.A3" office:value-type="string">
            <text:p text:style-name="P58">Ао</text:p>
          </table:table-cell>
          <table:table-cell table:style-name="Таблица16.B3" office:value-type="float" office:value="3">
            <text:p text:style-name="P56">3</text:p>
          </table:table-cell>
          <table:table-cell table:style-name="Таблица16.C8" office:value-type="string">
            <text:p text:style-name="P37">Адрес отправителя</text:p>
          </table:table-cell>
        </table:table-row>
        <table:table-row>
          <table:table-cell table:style-name="Таблица16.A3" office:value-type="string">
            <text:p text:style-name="P47">xx</text:p>
          </table:table-cell>
          <table:table-cell table:style-name="Таблица16.B3" office:value-type="float" office:value="4">
            <text:p text:style-name="P56">4</text:p>
          </table:table-cell>
          <table:table-cell table:style-name="Таблица16.C8" office:value-type="string">
            <text:p text:style-name="P44">Id <text:span text:style-name="T7">кадра</text:span></text:p>
          </table:table-cell>
        </table:table-row>
        <table:table-row>
          <table:table-cell table:style-name="Таблица16.A3" office:value-type="string">
            <text:p text:style-name="P47">0x0E</text:p>
          </table:table-cell>
          <table:table-cell table:style-name="Таблица16.B3" office:value-type="float" office:value="5">
            <text:p text:style-name="P56">5</text:p>
          </table:table-cell>
          <table:table-cell table:style-name="Таблица16.C8" office:value-type="string">
            <text:p text:style-name="P55"/>
          </table:table-cell>
        </table:table-row>
        <table:table-row>
          <table:table-cell table:style-name="Таблица16.A9" office:value-type="string">
            <text:p text:style-name="P47">xx</text:p>
          </table:table-cell>
          <table:table-cell table:style-name="Таблица16.B9" office:value-type="float" office:value="6">
            <text:p text:style-name="P56">6</text:p>
          </table:table-cell>
          <table:table-cell table:style-name="Таблица16.C9" table:number-rows-spanned="2" office:value-type="string">
            <text:p text:style-name="P45">CRC16</text:p>
          </table:table-cell>
        </table:table-row>
        <table:table-row>
          <table:table-cell table:style-name="Таблица16.A10" office:value-type="string">
            <text:p text:style-name="P47">xx</text:p>
          </table:table-cell>
          <table:table-cell table:style-name="Таблица16.B10" office:value-type="float" office:value="7">
            <text:p text:style-name="P56">7</text:p>
          </table:table-cell>
          <table:covered-table-cell/>
        </table:table-row>
      </table:table>
      <text:h text:style-name="P11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64">Запрос</text:p>
          </table:table-cell>
          <table:covered-table-cell/>
          <table:covered-table-cell/>
          <table:table-cell table:style-name="Таблица17.D1" office:value-type="string">
            <text:p text:style-name="P64"/>
          </table:table-cell>
          <table:table-cell table:style-name="Таблица17.E1" table:number-columns-spanned="3" office:value-type="string">
            <text:p text:style-name="P64">Ответ</text:p>
          </table:table-cell>
          <table:covered-table-cell/>
          <table:covered-table-cell/>
        </table:table-row>
        <table:table-row>
          <table:table-cell table:style-name="Таблица17.A1" office:value-type="string">
            <text:p text:style-name="P68">код, <text:span text:style-name="T1">hex</text:span></text:p>
          </table:table-cell>
          <table:table-cell table:style-name="Таблица17.B2" office:value-type="string">
            <text:p text:style-name="P64">№</text:p>
          </table:table-cell>
          <table:table-cell table:style-name="Таблица17.C2" office:value-type="string">
            <text:p text:style-name="P67">Описание</text:p>
          </table:table-cell>
          <table:table-cell table:style-name="Таблица17.D1" office:value-type="string">
            <text:p text:style-name="P67"/>
          </table:table-cell>
          <table:table-cell table:style-name="Таблица17.E1" office:value-type="string">
            <text:p text:style-name="P68">код, <text:span text:style-name="T1">hex</text:span></text:p>
          </table:table-cell>
          <table:table-cell table:style-name="Таблица17.F2" office:value-type="string">
            <text:p text:style-name="P70">№</text:p>
          </table:table-cell>
          <table:table-cell table:style-name="Таблица17.F2" office:value-type="string">
            <text:p text:style-name="P67">Описание</text:p>
          </table:table-cell>
        </table:table-row>
        <table:table-row>
          <table:table-cell table:style-name="Таблица17.D1" office:value-type="string">
            <text:p text:style-name="P40">0<text:span text:style-name="T1">x80</text:span></text:p>
          </table:table-cell>
          <table:table-cell table:style-name="Таблица17.B3" office:value-type="float" office:value="0">
            <text:p text:style-name="P38">0</text:p>
          </table:table-cell>
          <table:table-cell table:style-name="Таблица17.C8" office:value-type="string">
            <text:p text:style-name="P87">Заголовок </text:p>
          </table:table-cell>
          <table:table-cell table:style-name="Таблица17.D1" office:value-type="string">
            <text:p text:style-name="P55"/>
          </table:table-cell>
          <table:table-cell table:style-name="Таблица17.E3" office:value-type="string">
            <text:p text:style-name="P40">0<text:span text:style-name="T1">x80</text:span></text:p>
          </table:table-cell>
          <table:table-cell table:style-name="Таблица17.F3" office:value-type="float" office:value="0">
            <text:p text:style-name="P38">0</text:p>
          </table:table-cell>
          <table:table-cell table:style-name="Таблица17.G8" office:value-type="string">
            <text:p text:style-name="P55">Заголовок </text:p>
          </table:table-cell>
        </table:table-row>
        <table:table-row>
          <table:table-cell table:style-name="Таблица17.D1" office:value-type="string">
            <text:p text:style-name="P47">0x<text:span text:style-name="T7">08</text:span></text:p>
          </table:table-cell>
          <table:table-cell table:style-name="Таблица17.B4" office:value-type="float" office:value="1">
            <text:p text:style-name="P56">1</text:p>
          </table:table-cell>
          <table:table-cell table:style-name="Таблица17.C8" office:value-type="string">
            <text:p text:style-name="P37">Количество байт</text:p>
          </table:table-cell>
          <table:table-cell table:style-name="Таблица17.D1" office:value-type="string">
            <text:p text:style-name="P37"/>
          </table:table-cell>
          <table:table-cell table:style-name="Таблица17.E3" office:value-type="string">
            <text:p text:style-name="P47">0x6</text:p>
          </table:table-cell>
          <table:table-cell table:style-name="Таблица17.F3" office:value-type="float" office:value="1">
            <text:p text:style-name="P56">1</text:p>
          </table:table-cell>
          <table:table-cell table:style-name="Таблица17.G8" office:value-type="string">
            <text:p text:style-name="P37">Количество байт</text:p>
          </table:table-cell>
        </table:table-row>
        <table:table-row>
          <table:table-cell table:style-name="Таблица17.D1" office:value-type="string">
            <text:p text:style-name="P58">Ап</text:p>
          </table:table-cell>
          <table:table-cell table:style-name="Таблица17.B5" office:value-type="float" office:value="2">
            <text:p text:style-name="P56">2</text:p>
          </table:table-cell>
          <table:table-cell table:style-name="Таблица17.C8" office:value-type="string">
            <text:p text:style-name="P37">Адрес получателя</text:p>
          </table:table-cell>
          <table:table-cell table:style-name="Таблица17.D1" office:value-type="string">
            <text:p text:style-name="P37"/>
          </table:table-cell>
          <table:table-cell table:style-name="Таблица17.E3" office:value-type="string">
            <text:p text:style-name="P58">Ап</text:p>
          </table:table-cell>
          <table:table-cell table:style-name="Таблица17.F3" office:value-type="float" office:value="2">
            <text:p text:style-name="P56">2</text:p>
          </table:table-cell>
          <table:table-cell table:style-name="Таблица17.G8" office:value-type="string">
            <text:p text:style-name="P37">Адрес получателя</text:p>
          </table:table-cell>
        </table:table-row>
        <table:table-row>
          <table:table-cell table:style-name="Таблица17.D1" office:value-type="string">
            <text:p text:style-name="P58">Ао</text:p>
          </table:table-cell>
          <table:table-cell table:style-name="Таблица17.B6" office:value-type="float" office:value="3">
            <text:p text:style-name="P56">3</text:p>
          </table:table-cell>
          <table:table-cell table:style-name="Таблица17.C8" office:value-type="string">
            <text:p text:style-name="P37">Адрес отправителя</text:p>
          </table:table-cell>
          <table:table-cell table:style-name="Таблица17.D1" office:value-type="string">
            <text:p text:style-name="P37"/>
          </table:table-cell>
          <table:table-cell table:style-name="Таблица17.E3" office:value-type="string">
            <text:p text:style-name="P58">Ао</text:p>
          </table:table-cell>
          <table:table-cell table:style-name="Таблица17.F3" office:value-type="float" office:value="3">
            <text:p text:style-name="P56">3</text:p>
          </table:table-cell>
          <table:table-cell table:style-name="Таблица17.G8" office:value-type="string">
            <text:p text:style-name="P37">Адрес отправителя</text:p>
          </table:table-cell>
        </table:table-row>
        <table:table-row>
          <table:table-cell table:style-name="Таблица17.D1" office:value-type="string">
            <text:p text:style-name="P47">xx</text:p>
          </table:table-cell>
          <table:table-cell table:style-name="Таблица17.B7" office:value-type="float" office:value="4">
            <text:p text:style-name="P56">4</text:p>
          </table:table-cell>
          <table:table-cell table:style-name="Таблица17.C8" office:value-type="string">
            <text:p text:style-name="P44">Id <text:span text:style-name="T7">кадра</text:span></text:p>
          </table:table-cell>
          <table:table-cell table:style-name="Таблица17.D1" office:value-type="string">
            <text:p text:style-name="P44"/>
          </table:table-cell>
          <table:table-cell table:style-name="Таблица17.E3" office:value-type="string">
            <text:p text:style-name="P47">xx</text:p>
          </table:table-cell>
          <table:table-cell table:style-name="Таблица17.F3" office:value-type="float" office:value="4">
            <text:p text:style-name="P56">4</text:p>
          </table:table-cell>
          <table:table-cell table:style-name="Таблица17.G8" office:value-type="string">
            <text:p text:style-name="P44">Id <text:span text:style-name="T7">кадра</text:span></text:p>
          </table:table-cell>
        </table:table-row>
        <table:table-row>
          <table:table-cell table:style-name="Таблица17.D1" office:value-type="string">
            <text:p text:style-name="P58">0x0<text:span text:style-name="T1">F</text:span></text:p>
          </table:table-cell>
          <table:table-cell table:style-name="Таблица17.B8" office:value-type="float" office:value="5">
            <text:p text:style-name="P56">5</text:p>
          </table:table-cell>
          <table:table-cell table:style-name="Таблица17.C8" office:value-type="string">
            <text:p text:style-name="P55">Код команды</text:p>
          </table:table-cell>
          <table:table-cell table:style-name="Таблица17.D1" office:value-type="string">
            <text:p text:style-name="P55"/>
          </table:table-cell>
          <table:table-cell table:style-name="Таблица17.E3" office:value-type="string">
            <text:p text:style-name="P47">0x0F</text:p>
          </table:table-cell>
          <table:table-cell table:style-name="Таблица17.F3" office:value-type="float" office:value="5">
            <text:p text:style-name="P56">5</text:p>
          </table:table-cell>
          <table:table-cell table:style-name="Таблица17.G8" office:value-type="string">
            <text:p text:style-name="P55">Код команды</text:p>
          </table:table-cell>
        </table:table-row>
        <table:table-row>
          <table:table-cell table:style-name="Таблица17.A11" office:value-type="string">
            <text:p text:style-name="P47">xx</text:p>
          </table:table-cell>
          <table:table-cell table:style-name="Таблица17.B9" office:value-type="float" office:value="14">
            <text:p text:style-name="P49">14</text:p>
          </table:table-cell>
          <table:table-cell table:style-name="Таблица17.C9" table:number-rows-spanned="2" office:value-type="string">
            <text:p text:style-name="P55">Время до следующего сеанса связи в мс</text:p>
          </table:table-cell>
          <table:table-cell table:style-name="Таблица17.D1" office:value-type="string">
            <text:p text:style-name="P55"/>
          </table:table-cell>
          <table:table-cell table:style-name="Таблица17.E9" office:value-type="string">
            <text:p text:style-name="P47">xx</text:p>
          </table:table-cell>
          <table:table-cell table:style-name="Таблица17.F9">
            <text:p text:style-name="P56"/>
          </table:table-cell>
          <table:table-cell table:style-name="Таблица17.G9" table:number-rows-spanned="2" office:value-type="string">
            <text:p text:style-name="P45">CRC16</text:p>
          </table:table-cell>
        </table:table-row>
        <table:table-row>
          <table:table-cell table:style-name="Таблица17.A1" office:value-type="string">
            <text:p text:style-name="P47">xx</text:p>
          </table:table-cell>
          <table:table-cell table:style-name="Таблица17.B10" office:value-type="float" office:value="15">
            <text:p text:style-name="P49">15</text:p>
          </table:table-cell>
          <table:covered-table-cell/>
          <table:table-cell table:style-name="Таблица17.D1" office:value-type="string">
            <text:p text:style-name="P55"/>
          </table:table-cell>
          <table:table-cell table:style-name="Таблица17.E3" office:value-type="string">
            <text:p text:style-name="P47">xx</text:p>
          </table:table-cell>
          <table:table-cell table:style-name="Таблица17.F3">
            <text:p text:style-name="P56"/>
          </table:table-cell>
          <table:covered-table-cell/>
        </table:table-row>
        <table:table-row>
          <table:table-cell table:style-name="Таблица17.A11" office:value-type="string">
            <text:p text:style-name="P47">xx</text:p>
          </table:table-cell>
          <table:table-cell table:style-name="Таблица17.B11" office:value-type="float" office:value="16">
            <text:p text:style-name="P49">16</text:p>
          </table:table-cell>
          <table:table-cell table:style-name="Таблица17.C12" table:number-rows-spanned="2" office:value-type="string">
            <text:p text:style-name="P45">CRC16</text:p>
          </table:table-cell>
          <table:table-cell table:style-name="Таблица17.D1" office:value-type="string">
            <text:p text:style-name="P55"/>
          </table:table-cell>
          <table:table-cell table:style-name="Таблица17.E3" office:value-type="string">
            <text:p text:style-name="P47"/>
          </table:table-cell>
          <table:table-cell table:style-name="Таблица17.F12">
            <text:p text:style-name="P49"/>
          </table:table-cell>
          <table:table-cell table:style-name="Таблица17.G11" table:number-rows-spanned="2" office:value-type="string">
            <text:p text:style-name="P45"/>
          </table:table-cell>
        </table:table-row>
        <table:table-row>
          <table:table-cell table:style-name="Таблица17.D1" office:value-type="string">
            <text:p text:style-name="P47">xx</text:p>
          </table:table-cell>
          <table:table-cell table:style-name="Таблица17.B12" office:value-type="float" office:value="17">
            <text:p text:style-name="P49">17</text:p>
          </table:table-cell>
          <table:covered-table-cell/>
          <table:table-cell table:style-name="Таблица17.D1" office:value-type="string">
            <text:p text:style-name="P55"/>
          </table:table-cell>
          <table:table-cell table:style-name="Таблица17.E3" office:value-type="string">
            <text:p text:style-name="P47"/>
          </table:table-cell>
          <table:table-cell table:style-name="Таблица17.F12">
            <text:p text:style-name="P49"/>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1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64">Запрос</text:p>
          </table:table-cell>
          <table:covered-table-cell/>
          <table:covered-table-cell/>
          <table:table-cell table:style-name="Таблица18.D1" office:value-type="string">
            <text:p text:style-name="P64"/>
          </table:table-cell>
          <table:table-cell table:style-name="Таблица18.E1" table:number-columns-spanned="3" office:value-type="string">
            <text:p text:style-name="P64">Ответ</text:p>
          </table:table-cell>
          <table:covered-table-cell/>
          <table:covered-table-cell/>
        </table:table-row>
        <table:table-row>
          <table:table-cell table:style-name="Таблица18.A1" office:value-type="string">
            <text:p text:style-name="P68">код, <text:span text:style-name="T1">hex</text:span></text:p>
          </table:table-cell>
          <table:table-cell table:style-name="Таблица18.B2" office:value-type="string">
            <text:p text:style-name="P64">№</text:p>
          </table:table-cell>
          <table:table-cell table:style-name="Таблица18.C2" office:value-type="string">
            <text:p text:style-name="P67">Описание</text:p>
          </table:table-cell>
          <table:table-cell table:style-name="Таблица18.D1" office:value-type="string">
            <text:p text:style-name="P67"/>
          </table:table-cell>
          <table:table-cell table:style-name="Таблица18.E1" office:value-type="string">
            <text:p text:style-name="P68">код, <text:span text:style-name="T1">hex</text:span></text:p>
          </table:table-cell>
          <table:table-cell table:style-name="Таблица18.F2" office:value-type="string">
            <text:p text:style-name="P70">№</text:p>
          </table:table-cell>
          <table:table-cell table:style-name="Таблица18.F2" office:value-type="string">
            <text:p text:style-name="P67">Описание</text:p>
          </table:table-cell>
        </table:table-row>
        <table:table-row>
          <table:table-cell table:style-name="Таблица18.D1" office:value-type="string">
            <text:p text:style-name="P40">0<text:span text:style-name="T1">x80</text:span></text:p>
          </table:table-cell>
          <table:table-cell table:style-name="Таблица18.B3" office:value-type="float" office:value="0">
            <text:p text:style-name="P38">0</text:p>
          </table:table-cell>
          <table:table-cell table:style-name="Таблица18.C8" office:value-type="string">
            <text:p text:style-name="P87">Заголовок </text:p>
          </table:table-cell>
          <table:table-cell table:style-name="Таблица18.D1" office:value-type="string">
            <text:p text:style-name="P55"/>
          </table:table-cell>
          <table:table-cell table:style-name="Таблица18.E3" office:value-type="string">
            <text:p text:style-name="P40">0<text:span text:style-name="T1">x80</text:span></text:p>
          </table:table-cell>
          <table:table-cell table:style-name="Таблица18.F3" office:value-type="float" office:value="0">
            <text:p text:style-name="P38">0</text:p>
          </table:table-cell>
          <table:table-cell table:style-name="Таблица18.G8" office:value-type="string">
            <text:p text:style-name="P55">Заголовок </text:p>
          </table:table-cell>
        </table:table-row>
        <table:table-row>
          <table:table-cell table:style-name="Таблица18.D1" office:value-type="string">
            <text:p text:style-name="P58">0x10</text:p>
          </table:table-cell>
          <table:table-cell table:style-name="Таблица18.B4" office:value-type="float" office:value="1">
            <text:p text:style-name="P56">1</text:p>
          </table:table-cell>
          <table:table-cell table:style-name="Таблица18.C8" office:value-type="string">
            <text:p text:style-name="P37">Количество байт</text:p>
          </table:table-cell>
          <table:table-cell table:style-name="Таблица18.D1" office:value-type="string">
            <text:p text:style-name="P37"/>
          </table:table-cell>
          <table:table-cell table:style-name="Таблица18.E3" office:value-type="string">
            <text:p text:style-name="P47">0x6</text:p>
          </table:table-cell>
          <table:table-cell table:style-name="Таблица18.F3" office:value-type="float" office:value="1">
            <text:p text:style-name="P56">1</text:p>
          </table:table-cell>
          <table:table-cell table:style-name="Таблица18.G8" office:value-type="string">
            <text:p text:style-name="P37">Количество байт</text:p>
          </table:table-cell>
        </table:table-row>
        <table:table-row>
          <table:table-cell table:style-name="Таблица18.D1" office:value-type="string">
            <text:p text:style-name="P58">Ап</text:p>
          </table:table-cell>
          <table:table-cell table:style-name="Таблица18.B5" office:value-type="float" office:value="2">
            <text:p text:style-name="P56">2</text:p>
          </table:table-cell>
          <table:table-cell table:style-name="Таблица18.C8" office:value-type="string">
            <text:p text:style-name="P37">Адрес получателя</text:p>
          </table:table-cell>
          <table:table-cell table:style-name="Таблица18.D1" office:value-type="string">
            <text:p text:style-name="P37"/>
          </table:table-cell>
          <table:table-cell table:style-name="Таблица18.E3" office:value-type="string">
            <text:p text:style-name="P58">Ап</text:p>
          </table:table-cell>
          <table:table-cell table:style-name="Таблица18.F3" office:value-type="float" office:value="2">
            <text:p text:style-name="P56">2</text:p>
          </table:table-cell>
          <table:table-cell table:style-name="Таблица18.G8" office:value-type="string">
            <text:p text:style-name="P37">Адрес получателя</text:p>
          </table:table-cell>
        </table:table-row>
        <table:table-row>
          <table:table-cell table:style-name="Таблица18.D1" office:value-type="string">
            <text:p text:style-name="P58">Ао</text:p>
          </table:table-cell>
          <table:table-cell table:style-name="Таблица18.B6" office:value-type="float" office:value="3">
            <text:p text:style-name="P56">3</text:p>
          </table:table-cell>
          <table:table-cell table:style-name="Таблица18.C8" office:value-type="string">
            <text:p text:style-name="P37">Адрес отправителя</text:p>
          </table:table-cell>
          <table:table-cell table:style-name="Таблица18.D1" office:value-type="string">
            <text:p text:style-name="P37"/>
          </table:table-cell>
          <table:table-cell table:style-name="Таблица18.E3" office:value-type="string">
            <text:p text:style-name="P58">Ао</text:p>
          </table:table-cell>
          <table:table-cell table:style-name="Таблица18.F3" office:value-type="float" office:value="3">
            <text:p text:style-name="P56">3</text:p>
          </table:table-cell>
          <table:table-cell table:style-name="Таблица18.G8" office:value-type="string">
            <text:p text:style-name="P37">Адрес отправителя</text:p>
          </table:table-cell>
        </table:table-row>
        <table:table-row>
          <table:table-cell table:style-name="Таблица18.D1" office:value-type="string">
            <text:p text:style-name="P47">xx</text:p>
          </table:table-cell>
          <table:table-cell table:style-name="Таблица18.B7" office:value-type="float" office:value="4">
            <text:p text:style-name="P56">4</text:p>
          </table:table-cell>
          <table:table-cell table:style-name="Таблица18.C8" office:value-type="string">
            <text:p text:style-name="P44">Id <text:span text:style-name="T7">кадра</text:span></text:p>
          </table:table-cell>
          <table:table-cell table:style-name="Таблица18.D1" office:value-type="string">
            <text:p text:style-name="P44"/>
          </table:table-cell>
          <table:table-cell table:style-name="Таблица18.E3" office:value-type="string">
            <text:p text:style-name="P47">xx</text:p>
          </table:table-cell>
          <table:table-cell table:style-name="Таблица18.F3" office:value-type="float" office:value="4">
            <text:p text:style-name="P56">4</text:p>
          </table:table-cell>
          <table:table-cell table:style-name="Таблица18.G8" office:value-type="string">
            <text:p text:style-name="P44">Id <text:span text:style-name="T7">кадра</text:span></text:p>
          </table:table-cell>
        </table:table-row>
        <table:table-row>
          <table:table-cell table:style-name="Таблица18.D1" office:value-type="string">
            <text:p text:style-name="P58">0x10</text:p>
          </table:table-cell>
          <table:table-cell table:style-name="Таблица18.B8" office:value-type="float" office:value="5">
            <text:p text:style-name="P56">5</text:p>
          </table:table-cell>
          <table:table-cell table:style-name="Таблица18.C8" office:value-type="string">
            <text:p text:style-name="P55">Код команды</text:p>
          </table:table-cell>
          <table:table-cell table:style-name="Таблица18.D1" office:value-type="string">
            <text:p text:style-name="P55"/>
          </table:table-cell>
          <table:table-cell table:style-name="Таблица18.E3" office:value-type="string">
            <text:p text:style-name="P58">0x10</text:p>
          </table:table-cell>
          <table:table-cell table:style-name="Таблица18.F3" office:value-type="float" office:value="5">
            <text:p text:style-name="P56">5</text:p>
          </table:table-cell>
          <table:table-cell table:style-name="Таблица18.G8" office:value-type="string">
            <text:p text:style-name="P55">Код команды</text:p>
          </table:table-cell>
        </table:table-row>
        <table:table-row>
          <table:table-cell table:style-name="Таблица18.A19" office:value-type="string">
            <text:p text:style-name="P47">xx</text:p>
          </table:table-cell>
          <table:table-cell table:style-name="Таблица18.B9" office:value-type="float" office:value="6">
            <text:p text:style-name="P49">6</text:p>
          </table:table-cell>
          <table:table-cell table:style-name="Таблица18.C9" table:number-rows-spanned="4" office:value-type="string">
            <text:p text:style-name="P55">Время до следующего измерения</text:p>
          </table:table-cell>
          <table:table-cell table:style-name="Таблица18.D1" office:value-type="string">
            <text:p text:style-name="P55"/>
          </table:table-cell>
          <table:table-cell table:style-name="Таблица18.E9" office:value-type="string">
            <text:p text:style-name="P47">xx</text:p>
          </table:table-cell>
          <table:table-cell table:style-name="Таблица18.F9" office:value-type="float" office:value="10">
            <text:p text:style-name="P49">10</text:p>
          </table:table-cell>
          <table:table-cell table:style-name="Таблица18.G9" table:number-rows-spanned="2" office:value-type="string">
            <text:p text:style-name="P45">CRC16</text:p>
          </table:table-cell>
        </table:table-row>
        <table:table-row>
          <table:table-cell table:style-name="Таблица18.D1" office:value-type="string">
            <text:p text:style-name="P47">xx</text:p>
          </table:table-cell>
          <table:table-cell table:style-name="Таблица18.B10" office:value-type="float" office:value="7">
            <text:p text:style-name="P56">7</text:p>
          </table:table-cell>
          <table:covered-table-cell/>
          <table:table-cell table:style-name="Таблица18.D1" office:value-type="string">
            <text:p text:style-name="P55"/>
          </table:table-cell>
          <table:table-cell table:style-name="Таблица18.E3" office:value-type="string">
            <text:p text:style-name="P47">xx</text:p>
          </table:table-cell>
          <table:table-cell table:style-name="Таблица18.F3" office:value-type="float" office:value="11">
            <text:p text:style-name="P49">11</text:p>
          </table:table-cell>
          <table:covered-table-cell/>
        </table:table-row>
        <table:table-row>
          <table:table-cell table:style-name="Таблица18.D1" office:value-type="string">
            <text:p text:style-name="P47">xx</text:p>
          </table:table-cell>
          <table:table-cell table:style-name="Таблица18.B11" office:value-type="float" office:value="8">
            <text:p text:style-name="P56">8</text:p>
          </table:table-cell>
          <table:covered-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A1" office:value-type="string">
            <text:p text:style-name="P47">xx</text:p>
          </table:table-cell>
          <table:table-cell table:style-name="Таблица18.B12" office:value-type="float" office:value="9">
            <text:p text:style-name="P56">9</text:p>
          </table:table-cell>
          <table:covered-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A19" office:value-type="string">
            <text:p text:style-name="P47">xx</text:p>
          </table:table-cell>
          <table:table-cell table:style-name="Таблица18.B13" office:value-type="float" office:value="10">
            <text:p text:style-name="P49">10</text:p>
          </table:table-cell>
          <table:table-cell table:style-name="Таблица18.C16" table:number-rows-spanned="4" office:value-type="string">
            <text:p text:style-name="P55">Номер следующего измерения</text:p>
          </table: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D1" office:value-type="string">
            <text:p text:style-name="P47">xx</text:p>
          </table:table-cell>
          <table:table-cell table:style-name="Таблица18.B14" office:value-type="float" office:value="11">
            <text:p text:style-name="P49">11</text:p>
          </table:table-cell>
          <table:covered-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D1" office:value-type="string">
            <text:p text:style-name="P47">xx</text:p>
          </table:table-cell>
          <table:table-cell table:style-name="Таблица18.B15" office:value-type="float" office:value="12">
            <text:p text:style-name="P49">12</text:p>
          </table:table-cell>
          <table:covered-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A1" office:value-type="string">
            <text:p text:style-name="P47">xx</text:p>
          </table:table-cell>
          <table:table-cell table:style-name="Таблица18.B16" office:value-type="float" office:value="13">
            <text:p text:style-name="P49">13</text:p>
          </table:table-cell>
          <table:covered-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D1" office:value-type="string">
            <text:p text:style-name="P47">xx</text:p>
          </table:table-cell>
          <table:table-cell table:style-name="Таблица18.B17" office:value-type="float" office:value="14">
            <text:p text:style-name="P49">14</text:p>
          </table:table-cell>
          <table:table-cell table:style-name="Таблица18.C18" table:number-rows-spanned="2" office:value-type="string">
            <text:p text:style-name="P55">Время до следующего сеанса связи</text:p>
          </table: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A1" office:value-type="string">
            <text:p text:style-name="P47">xx</text:p>
          </table:table-cell>
          <table:table-cell table:style-name="Таблица18.B18" office:value-type="float" office:value="15">
            <text:p text:style-name="P49">15</text:p>
          </table:table-cell>
          <table:covered-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56"/>
          </table:table-cell>
          <table:table-cell table:style-name="Таблица18.G11" office:value-type="string">
            <text:p text:style-name="P55"/>
          </table:table-cell>
        </table:table-row>
        <table:table-row>
          <table:table-cell table:style-name="Таблица18.A19" office:value-type="string">
            <text:p text:style-name="P47">xx</text:p>
          </table:table-cell>
          <table:table-cell table:style-name="Таблица18.B19" office:value-type="float" office:value="16">
            <text:p text:style-name="P49">16</text:p>
          </table:table-cell>
          <table:table-cell table:style-name="Таблица18.C9" table:number-rows-spanned="2" office:value-type="string">
            <text:p text:style-name="P45">CRC16</text:p>
          </table: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49"/>
          </table:table-cell>
          <table:table-cell table:style-name="Таблица18.G11" table:number-rows-spanned="2" office:value-type="string">
            <text:p text:style-name="P45"/>
          </table:table-cell>
        </table:table-row>
        <table:table-row>
          <table:table-cell table:style-name="Таблица18.D1" office:value-type="string">
            <text:p text:style-name="P47">xx</text:p>
          </table:table-cell>
          <table:table-cell table:style-name="Таблица18.B20" office:value-type="float" office:value="17">
            <text:p text:style-name="P49">17</text:p>
          </table:table-cell>
          <table:covered-table-cell/>
          <table:table-cell table:style-name="Таблица18.D1" office:value-type="string">
            <text:p text:style-name="P55"/>
          </table:table-cell>
          <table:table-cell table:style-name="Таблица18.E3" office:value-type="string">
            <text:p text:style-name="P47"/>
          </table:table-cell>
          <table:table-cell table:style-name="Таблица18.F20">
            <text:p text:style-name="P49"/>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7">х байтовое, беззнаковое</text:span>. Время до следующего сеанса связи в миллисекундах, 2<text:span text:style-name="T1">-</text:span><text:span text:style-name="T7">х байтовое, беззнаковое</text:span>. <text:span text:style-name="T16">Номер следующего измерения </text:span><text:span text:style-name="T17">4-</text:span><text:span text:style-name="T16">х байтовое, беззнаковое. </text:span>Первым младший байт.</text:p>
      <text:h text:style-name="P11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64">Запрос</text:p>
          </table:table-cell>
          <table:covered-table-cell/>
          <table:covered-table-cell/>
          <table:table-cell table:style-name="Таблица19.D1" office:value-type="string">
            <text:p text:style-name="P64"/>
          </table:table-cell>
          <table:table-cell table:style-name="Таблица19.E1" table:number-columns-spanned="3" office:value-type="string">
            <text:p text:style-name="P64">Ответ</text:p>
          </table:table-cell>
          <table:covered-table-cell/>
          <table:covered-table-cell/>
        </table:table-row>
        <table:table-row>
          <table:table-cell table:style-name="Таблица19.A1" office:value-type="string">
            <text:p text:style-name="P68">код, <text:span text:style-name="T1">hex</text:span></text:p>
          </table:table-cell>
          <table:table-cell table:style-name="Таблица19.B2" office:value-type="string">
            <text:p text:style-name="P64">№</text:p>
          </table:table-cell>
          <table:table-cell table:style-name="Таблица19.C2" office:value-type="string">
            <text:p text:style-name="P67">Описание</text:p>
          </table:table-cell>
          <table:table-cell table:style-name="Таблица19.D1" office:value-type="string">
            <text:p text:style-name="P67"/>
          </table:table-cell>
          <table:table-cell table:style-name="Таблица19.E1" office:value-type="string">
            <text:p text:style-name="P68">код, <text:span text:style-name="T1">hex</text:span></text:p>
          </table:table-cell>
          <table:table-cell table:style-name="Таблица19.F2" office:value-type="string">
            <text:p text:style-name="P70">№</text:p>
          </table:table-cell>
          <table:table-cell table:style-name="Таблица19.F2" office:value-type="string">
            <text:p text:style-name="P67">Описание</text:p>
          </table:table-cell>
        </table:table-row>
        <table:table-row>
          <table:table-cell table:style-name="Таблица19.D1" office:value-type="string">
            <text:p text:style-name="P40">0<text:span text:style-name="T1">x80</text:span></text:p>
          </table:table-cell>
          <table:table-cell table:style-name="Таблица19.B3" office:value-type="float" office:value="0">
            <text:p text:style-name="P38">0</text:p>
          </table:table-cell>
          <table:table-cell table:style-name="Таблица19.C8" office:value-type="string">
            <text:p text:style-name="P87">Заголовок </text:p>
          </table:table-cell>
          <table:table-cell table:style-name="Таблица19.D1" office:value-type="string">
            <text:p text:style-name="P55"/>
          </table:table-cell>
          <table:table-cell table:style-name="Таблица19.E3" office:value-type="string">
            <text:p text:style-name="P40">0<text:span text:style-name="T1">x80</text:span></text:p>
          </table:table-cell>
          <table:table-cell table:style-name="Таблица19.F3" office:value-type="float" office:value="0">
            <text:p text:style-name="P38">0</text:p>
          </table:table-cell>
          <table:table-cell table:style-name="Таблица19.G8" office:value-type="string">
            <text:p text:style-name="P55">Заголовок </text:p>
          </table:table-cell>
        </table:table-row>
        <table:table-row>
          <table:table-cell table:style-name="Таблица19.D1" office:value-type="string">
            <text:p text:style-name="P58">0x0Е</text:p>
          </table:table-cell>
          <table:table-cell table:style-name="Таблица19.B4" office:value-type="float" office:value="1">
            <text:p text:style-name="P56">1</text:p>
          </table:table-cell>
          <table:table-cell table:style-name="Таблица19.C8" office:value-type="string">
            <text:p text:style-name="P37">Количество байт</text:p>
          </table:table-cell>
          <table:table-cell table:style-name="Таблица19.D1" office:value-type="string">
            <text:p text:style-name="P37"/>
          </table:table-cell>
          <table:table-cell table:style-name="Таблица19.E3" office:value-type="string">
            <text:p text:style-name="P47">0x6</text:p>
          </table:table-cell>
          <table:table-cell table:style-name="Таблица19.F3" office:value-type="float" office:value="1">
            <text:p text:style-name="P56">1</text:p>
          </table:table-cell>
          <table:table-cell table:style-name="Таблица19.G8" office:value-type="string">
            <text:p text:style-name="P37">Количество байт</text:p>
          </table:table-cell>
        </table:table-row>
        <table:table-row>
          <table:table-cell table:style-name="Таблица19.D1" office:value-type="string">
            <text:p text:style-name="P58">Ап</text:p>
          </table:table-cell>
          <table:table-cell table:style-name="Таблица19.B5" office:value-type="float" office:value="2">
            <text:p text:style-name="P56">2</text:p>
          </table:table-cell>
          <table:table-cell table:style-name="Таблица19.C8" office:value-type="string">
            <text:p text:style-name="P37">Адрес получателя</text:p>
          </table:table-cell>
          <table:table-cell table:style-name="Таблица19.D1" office:value-type="string">
            <text:p text:style-name="P37"/>
          </table:table-cell>
          <table:table-cell table:style-name="Таблица19.E3" office:value-type="string">
            <text:p text:style-name="P58">Ап</text:p>
          </table:table-cell>
          <table:table-cell table:style-name="Таблица19.F3" office:value-type="float" office:value="2">
            <text:p text:style-name="P56">2</text:p>
          </table:table-cell>
          <table:table-cell table:style-name="Таблица19.G8" office:value-type="string">
            <text:p text:style-name="P37">Адрес получателя</text:p>
          </table:table-cell>
        </table:table-row>
        <table:table-row>
          <table:table-cell table:style-name="Таблица19.D1" office:value-type="string">
            <text:p text:style-name="P58">Ао</text:p>
          </table:table-cell>
          <table:table-cell table:style-name="Таблица19.B6" office:value-type="float" office:value="3">
            <text:p text:style-name="P56">3</text:p>
          </table:table-cell>
          <table:table-cell table:style-name="Таблица19.C8" office:value-type="string">
            <text:p text:style-name="P37">Адрес отправителя</text:p>
          </table:table-cell>
          <table:table-cell table:style-name="Таблица19.D1" office:value-type="string">
            <text:p text:style-name="P37"/>
          </table:table-cell>
          <table:table-cell table:style-name="Таблица19.E3" office:value-type="string">
            <text:p text:style-name="P58">Ао</text:p>
          </table:table-cell>
          <table:table-cell table:style-name="Таблица19.F3" office:value-type="float" office:value="3">
            <text:p text:style-name="P56">3</text:p>
          </table:table-cell>
          <table:table-cell table:style-name="Таблица19.G8" office:value-type="string">
            <text:p text:style-name="P37">Адрес отправителя</text:p>
          </table:table-cell>
        </table:table-row>
        <table:table-row>
          <table:table-cell table:style-name="Таблица19.D1" office:value-type="string">
            <text:p text:style-name="P47">xx</text:p>
          </table:table-cell>
          <table:table-cell table:style-name="Таблица19.B7" office:value-type="float" office:value="4">
            <text:p text:style-name="P56">4</text:p>
          </table:table-cell>
          <table:table-cell table:style-name="Таблица19.C8" office:value-type="string">
            <text:p text:style-name="P44">Id <text:span text:style-name="T7">кадра</text:span></text:p>
          </table:table-cell>
          <table:table-cell table:style-name="Таблица19.D1" office:value-type="string">
            <text:p text:style-name="P44"/>
          </table:table-cell>
          <table:table-cell table:style-name="Таблица19.E3" office:value-type="string">
            <text:p text:style-name="P47">xx</text:p>
          </table:table-cell>
          <table:table-cell table:style-name="Таблица19.F3" office:value-type="float" office:value="4">
            <text:p text:style-name="P56">4</text:p>
          </table:table-cell>
          <table:table-cell table:style-name="Таблица19.G8" office:value-type="string">
            <text:p text:style-name="P44">Id <text:span text:style-name="T7">кадра</text:span></text:p>
          </table:table-cell>
        </table:table-row>
        <table:table-row>
          <table:table-cell table:style-name="Таблица19.D1" office:value-type="string">
            <text:p text:style-name="P47">0x11</text:p>
          </table:table-cell>
          <table:table-cell table:style-name="Таблица19.B8" office:value-type="float" office:value="5">
            <text:p text:style-name="P56">5</text:p>
          </table:table-cell>
          <table:table-cell table:style-name="Таблица19.C8" office:value-type="string">
            <text:p text:style-name="P55">Код команды</text:p>
          </table:table-cell>
          <table:table-cell table:style-name="Таблица19.D1" office:value-type="string">
            <text:p text:style-name="P55"/>
          </table:table-cell>
          <table:table-cell table:style-name="Таблица19.E3" office:value-type="string">
            <text:p text:style-name="P47">0x11</text:p>
          </table:table-cell>
          <table:table-cell table:style-name="Таблица19.F3" office:value-type="float" office:value="5">
            <text:p text:style-name="P56">5</text:p>
          </table:table-cell>
          <table:table-cell table:style-name="Таблица19.G8" office:value-type="string">
            <text:p text:style-name="P55">Код команды</text:p>
          </table:table-cell>
        </table:table-row>
        <table:table-row>
          <table:table-cell table:style-name="Таблица19.A17" office:value-type="string">
            <text:p text:style-name="P47">xx</text:p>
          </table:table-cell>
          <table:table-cell table:style-name="Таблица19.B9" office:value-type="float" office:value="6">
            <text:p text:style-name="P49">6</text:p>
          </table:table-cell>
          <table:table-cell table:style-name="Таблица19.C9" table:number-rows-spanned="4" office:value-type="string">
            <text:p text:style-name="P55">Номер первого измерения</text:p>
          </table:table-cell>
          <table:table-cell table:style-name="Таблица19.D1" office:value-type="string">
            <text:p text:style-name="P55"/>
          </table:table-cell>
          <table:table-cell table:style-name="Таблица19.E9" office:value-type="string">
            <text:p text:style-name="P47">xx</text:p>
          </table:table-cell>
          <table:table-cell table:style-name="Таблица19.F9" office:value-type="float" office:value="10">
            <text:p text:style-name="P49">10</text:p>
          </table:table-cell>
          <table:table-cell table:style-name="Таблица19.G9" table:number-rows-spanned="2" office:value-type="string">
            <text:p text:style-name="P45">CRC16</text:p>
          </table:table-cell>
        </table:table-row>
        <table:table-row>
          <table:table-cell table:style-name="Таблица19.D1" office:value-type="string">
            <text:p text:style-name="P47">xx</text:p>
          </table:table-cell>
          <table:table-cell table:style-name="Таблица19.B10" office:value-type="float" office:value="7">
            <text:p text:style-name="P56">7</text:p>
          </table:table-cell>
          <table:covered-table-cell/>
          <table:table-cell table:style-name="Таблица19.D1" office:value-type="string">
            <text:p text:style-name="P55"/>
          </table:table-cell>
          <table:table-cell table:style-name="Таблица19.E3" office:value-type="string">
            <text:p text:style-name="P47">xx</text:p>
          </table:table-cell>
          <table:table-cell table:style-name="Таблица19.F3" office:value-type="float" office:value="11">
            <text:p text:style-name="P49">11</text:p>
          </table:table-cell>
          <table:covered-table-cell/>
        </table:table-row>
        <table:table-row>
          <table:table-cell table:style-name="Таблица19.D1" office:value-type="string">
            <text:p text:style-name="P47">xx</text:p>
          </table:table-cell>
          <table:table-cell table:style-name="Таблица19.B11" office:value-type="float" office:value="8">
            <text:p text:style-name="P56">8</text:p>
          </table:table-cell>
          <table:covered-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56"/>
          </table:table-cell>
          <table:table-cell table:style-name="Таблица19.G11" office:value-type="string">
            <text:p text:style-name="P55"/>
          </table:table-cell>
        </table:table-row>
        <table:table-row>
          <table:table-cell table:style-name="Таблица19.A1" office:value-type="string">
            <text:p text:style-name="P47">xx</text:p>
          </table:table-cell>
          <table:table-cell table:style-name="Таблица19.B12" office:value-type="float" office:value="9">
            <text:p text:style-name="P56">9</text:p>
          </table:table-cell>
          <table:covered-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56"/>
          </table:table-cell>
          <table:table-cell table:style-name="Таблица19.G11" office:value-type="string">
            <text:p text:style-name="P55"/>
          </table:table-cell>
        </table:table-row>
        <table:table-row>
          <table:table-cell table:style-name="Таблица19.A17" office:value-type="string">
            <text:p text:style-name="P47">xx</text:p>
          </table:table-cell>
          <table:table-cell table:style-name="Таблица19.B13" office:value-type="float" office:value="10">
            <text:p text:style-name="P49">10</text:p>
          </table:table-cell>
          <table:table-cell table:style-name="Таблица19.C16" table:number-rows-spanned="4" office:value-type="string">
            <text:p text:style-name="P55">Период измерений, в секундах</text:p>
          </table: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56"/>
          </table:table-cell>
          <table:table-cell table:style-name="Таблица19.G11" office:value-type="string">
            <text:p text:style-name="P55"/>
          </table:table-cell>
        </table:table-row>
        <table:table-row>
          <table:table-cell table:style-name="Таблица19.D1" office:value-type="string">
            <text:p text:style-name="P47">xx</text:p>
          </table:table-cell>
          <table:table-cell table:style-name="Таблица19.B14" office:value-type="float" office:value="11">
            <text:p text:style-name="P49">11</text:p>
          </table:table-cell>
          <table:covered-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56"/>
          </table:table-cell>
          <table:table-cell table:style-name="Таблица19.G11" office:value-type="string">
            <text:p text:style-name="P55"/>
          </table:table-cell>
        </table:table-row>
        <table:table-row>
          <table:table-cell table:style-name="Таблица19.D1" office:value-type="string">
            <text:p text:style-name="P47">xx</text:p>
          </table:table-cell>
          <table:table-cell table:style-name="Таблица19.B15" office:value-type="float" office:value="12">
            <text:p text:style-name="P49">12</text:p>
          </table:table-cell>
          <table:covered-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56"/>
          </table:table-cell>
          <table:table-cell table:style-name="Таблица19.G11" office:value-type="string">
            <text:p text:style-name="P55"/>
          </table:table-cell>
        </table:table-row>
        <table:table-row>
          <table:table-cell table:style-name="Таблица19.A1" office:value-type="string">
            <text:p text:style-name="P47">xx</text:p>
          </table:table-cell>
          <table:table-cell table:style-name="Таблица19.B16" office:value-type="float" office:value="13">
            <text:p text:style-name="P49">13</text:p>
          </table:table-cell>
          <table:covered-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56"/>
          </table:table-cell>
          <table:table-cell table:style-name="Таблица19.G11" office:value-type="string">
            <text:p text:style-name="P55"/>
          </table:table-cell>
        </table:table-row>
        <table:table-row>
          <table:table-cell table:style-name="Таблица19.A17" office:value-type="string">
            <text:p text:style-name="P47">xx</text:p>
          </table:table-cell>
          <table:table-cell table:style-name="Таблица19.B17" office:value-type="float" office:value="16">
            <text:p text:style-name="P49">16</text:p>
          </table:table-cell>
          <table:table-cell table:style-name="Таблица19.C9" table:number-rows-spanned="2" office:value-type="string">
            <text:p text:style-name="P45">CRC16</text:p>
          </table: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49"/>
          </table:table-cell>
          <table:table-cell table:style-name="Таблица19.G11" table:number-rows-spanned="2" office:value-type="string">
            <text:p text:style-name="P45"/>
          </table:table-cell>
        </table:table-row>
        <table:table-row>
          <table:table-cell table:style-name="Таблица19.D1" office:value-type="string">
            <text:p text:style-name="P47">xx</text:p>
          </table:table-cell>
          <table:table-cell table:style-name="Таблица19.B18" office:value-type="float" office:value="17">
            <text:p text:style-name="P49">17</text:p>
          </table:table-cell>
          <table:covered-table-cell/>
          <table:table-cell table:style-name="Таблица19.D1" office:value-type="string">
            <text:p text:style-name="P55"/>
          </table:table-cell>
          <table:table-cell table:style-name="Таблица19.E3" office:value-type="string">
            <text:p text:style-name="P47"/>
          </table:table-cell>
          <table:table-cell table:style-name="Таблица19.F18">
            <text:p text:style-name="P49"/>
          </table:table-cell>
          <table:covered-table-cell/>
        </table:table-row>
      </table:table>
      <text:p text:style-name="P11"/>
      <text:p text:style-name="P21"/>
      <text:h text:style-name="P112" text:outline-level="2">Команда синхронизации таймера сеансов связи</text:h>
      <text:p text:style-name="P21"/>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64">Запрос</text:p>
          </table:table-cell>
          <table:covered-table-cell/>
          <table:covered-table-cell/>
          <table:table-cell table:style-name="Таблица20.D1" office:value-type="string">
            <text:p text:style-name="P64"/>
          </table:table-cell>
          <table:table-cell table:style-name="Таблица20.E1" table:number-columns-spanned="3" office:value-type="string">
            <text:p text:style-name="P64">Ответ</text:p>
          </table:table-cell>
          <table:covered-table-cell/>
          <table:covered-table-cell/>
        </table:table-row>
        <table:table-row>
          <table:table-cell table:style-name="Таблица20.A1" office:value-type="string">
            <text:p text:style-name="P68">код, <text:span text:style-name="T1">hex</text:span></text:p>
          </table:table-cell>
          <table:table-cell table:style-name="Таблица20.B2" office:value-type="string">
            <text:p text:style-name="P64">№</text:p>
          </table:table-cell>
          <table:table-cell table:style-name="Таблица20.C2" office:value-type="string">
            <text:p text:style-name="P67">Описание</text:p>
          </table:table-cell>
          <table:table-cell table:style-name="Таблица20.D1" office:value-type="string">
            <text:p text:style-name="P67"/>
          </table:table-cell>
          <table:table-cell table:style-name="Таблица20.E1" office:value-type="string">
            <text:p text:style-name="P68">код, <text:span text:style-name="T1">hex</text:span></text:p>
          </table:table-cell>
          <table:table-cell table:style-name="Таблица20.F2" office:value-type="string">
            <text:p text:style-name="P70">№</text:p>
          </table:table-cell>
          <table:table-cell table:style-name="Таблица20.F2" office:value-type="string">
            <text:p text:style-name="P67">Описание</text:p>
          </table:table-cell>
        </table:table-row>
        <table:table-row>
          <table:table-cell table:style-name="Таблица20.D1" office:value-type="string">
            <text:p text:style-name="P40">0<text:span text:style-name="T1">x80</text:span></text:p>
          </table:table-cell>
          <table:table-cell table:style-name="Таблица20.B3" office:value-type="float" office:value="0">
            <text:p text:style-name="P38">0</text:p>
          </table:table-cell>
          <table:table-cell table:style-name="Таблица20.C8" office:value-type="string">
            <text:p text:style-name="P87">Заголовок </text:p>
          </table:table-cell>
          <table:table-cell table:style-name="Таблица20.D1" office:value-type="string">
            <text:p text:style-name="P55"/>
          </table:table-cell>
          <table:table-cell table:style-name="Таблица20.E3" office:value-type="string">
            <text:p text:style-name="P40">0<text:span text:style-name="T1">x80</text:span></text:p>
          </table:table-cell>
          <table:table-cell table:style-name="Таблица20.F3" office:value-type="float" office:value="0">
            <text:p text:style-name="P38">0</text:p>
          </table:table-cell>
          <table:table-cell table:style-name="Таблица20.G8" office:value-type="string">
            <text:p text:style-name="P55">Заголовок </text:p>
          </table:table-cell>
        </table:table-row>
        <table:table-row>
          <table:table-cell table:style-name="Таблица20.D1" office:value-type="string">
            <text:p text:style-name="P58">0x8</text:p>
          </table:table-cell>
          <table:table-cell table:style-name="Таблица20.B4" office:value-type="float" office:value="1">
            <text:p text:style-name="P56">1</text:p>
          </table:table-cell>
          <table:table-cell table:style-name="Таблица20.C8" office:value-type="string">
            <text:p text:style-name="P37">Количество байт</text:p>
          </table:table-cell>
          <table:table-cell table:style-name="Таблица20.D1" office:value-type="string">
            <text:p text:style-name="P37"/>
          </table:table-cell>
          <table:table-cell table:style-name="Таблица20.E3" office:value-type="string">
            <text:p text:style-name="P47">0x6</text:p>
          </table:table-cell>
          <table:table-cell table:style-name="Таблица20.F3" office:value-type="float" office:value="1">
            <text:p text:style-name="P56">1</text:p>
          </table:table-cell>
          <table:table-cell table:style-name="Таблица20.G8" office:value-type="string">
            <text:p text:style-name="P37">Количество байт</text:p>
          </table:table-cell>
        </table:table-row>
        <table:table-row>
          <table:table-cell table:style-name="Таблица20.D1" office:value-type="string">
            <text:p text:style-name="P58">Ап</text:p>
          </table:table-cell>
          <table:table-cell table:style-name="Таблица20.B5" office:value-type="float" office:value="2">
            <text:p text:style-name="P56">2</text:p>
          </table:table-cell>
          <table:table-cell table:style-name="Таблица20.C8" office:value-type="string">
            <text:p text:style-name="P37">Адрес получателя</text:p>
          </table:table-cell>
          <table:table-cell table:style-name="Таблица20.D1" office:value-type="string">
            <text:p text:style-name="P37"/>
          </table:table-cell>
          <table:table-cell table:style-name="Таблица20.E3" office:value-type="string">
            <text:p text:style-name="P58">Ап</text:p>
          </table:table-cell>
          <table:table-cell table:style-name="Таблица20.F3" office:value-type="float" office:value="2">
            <text:p text:style-name="P56">2</text:p>
          </table:table-cell>
          <table:table-cell table:style-name="Таблица20.G8" office:value-type="string">
            <text:p text:style-name="P37">Адрес получателя</text:p>
          </table:table-cell>
        </table:table-row>
        <table:table-row>
          <table:table-cell table:style-name="Таблица20.D1" office:value-type="string">
            <text:p text:style-name="P58">Ао</text:p>
          </table:table-cell>
          <table:table-cell table:style-name="Таблица20.B6" office:value-type="float" office:value="3">
            <text:p text:style-name="P56">3</text:p>
          </table:table-cell>
          <table:table-cell table:style-name="Таблица20.C8" office:value-type="string">
            <text:p text:style-name="P37">Адрес отправителя</text:p>
          </table:table-cell>
          <table:table-cell table:style-name="Таблица20.D1" office:value-type="string">
            <text:p text:style-name="P37"/>
          </table:table-cell>
          <table:table-cell table:style-name="Таблица20.E3" office:value-type="string">
            <text:p text:style-name="P58">Ао</text:p>
          </table:table-cell>
          <table:table-cell table:style-name="Таблица20.F3" office:value-type="float" office:value="3">
            <text:p text:style-name="P56">3</text:p>
          </table:table-cell>
          <table:table-cell table:style-name="Таблица20.G8" office:value-type="string">
            <text:p text:style-name="P37">Адрес отправителя</text:p>
          </table:table-cell>
        </table:table-row>
        <table:table-row>
          <table:table-cell table:style-name="Таблица20.D1" office:value-type="string">
            <text:p text:style-name="P47">xx</text:p>
          </table:table-cell>
          <table:table-cell table:style-name="Таблица20.B7" office:value-type="float" office:value="4">
            <text:p text:style-name="P56">4</text:p>
          </table:table-cell>
          <table:table-cell table:style-name="Таблица20.C8" office:value-type="string">
            <text:p text:style-name="P44">Id <text:span text:style-name="T7">кадра</text:span></text:p>
          </table:table-cell>
          <table:table-cell table:style-name="Таблица20.D1" office:value-type="string">
            <text:p text:style-name="P44"/>
          </table:table-cell>
          <table:table-cell table:style-name="Таблица20.E3" office:value-type="string">
            <text:p text:style-name="P47">xx</text:p>
          </table:table-cell>
          <table:table-cell table:style-name="Таблица20.F3" office:value-type="float" office:value="4">
            <text:p text:style-name="P56">4</text:p>
          </table:table-cell>
          <table:table-cell table:style-name="Таблица20.G8" office:value-type="string">
            <text:p text:style-name="P44">Id <text:span text:style-name="T7">кадра</text:span></text:p>
          </table:table-cell>
        </table:table-row>
        <table:table-row>
          <table:table-cell table:style-name="Таблица20.D1" office:value-type="string">
            <text:p text:style-name="P58">0x12</text:p>
          </table:table-cell>
          <table:table-cell table:style-name="Таблица20.B8" office:value-type="float" office:value="5">
            <text:p text:style-name="P56">5</text:p>
          </table:table-cell>
          <table:table-cell table:style-name="Таблица20.C8" office:value-type="string">
            <text:p text:style-name="P55">Код команды</text:p>
          </table:table-cell>
          <table:table-cell table:style-name="Таблица20.D1" office:value-type="string">
            <text:p text:style-name="P55"/>
          </table:table-cell>
          <table:table-cell table:style-name="Таблица20.E3" office:value-type="string">
            <text:p text:style-name="P58">0x12</text:p>
          </table:table-cell>
          <table:table-cell table:style-name="Таблица20.F3" office:value-type="float" office:value="5">
            <text:p text:style-name="P56">5</text:p>
          </table:table-cell>
          <table:table-cell table:style-name="Таблица20.G8" office:value-type="string">
            <text:p text:style-name="P55">Код команды</text:p>
          </table:table-cell>
        </table:table-row>
        <table:table-row>
          <table:table-cell table:style-name="Таблица20.A11" office:value-type="string">
            <text:p text:style-name="P47">xx</text:p>
          </table:table-cell>
          <table:table-cell table:style-name="Таблица20.B9" office:value-type="float" office:value="6">
            <text:p text:style-name="P56">6</text:p>
          </table:table-cell>
          <table:table-cell table:style-name="Таблица20.C9" table:number-rows-spanned="2" office:value-type="string">
            <text:p text:style-name="P55">Время до следующего сеанса связи</text:p>
          </table:table-cell>
          <table:table-cell table:style-name="Таблица20.D1" office:value-type="string">
            <text:p text:style-name="P55"/>
          </table:table-cell>
          <table:table-cell table:style-name="Таблица20.E9" office:value-type="string">
            <text:p text:style-name="P47">xx</text:p>
          </table:table-cell>
          <table:table-cell table:style-name="Таблица20.F9" office:value-type="float" office:value="6">
            <text:p text:style-name="P56">6</text:p>
          </table:table-cell>
          <table:table-cell table:style-name="Таблица20.G9" table:number-rows-spanned="2" office:value-type="string">
            <text:p text:style-name="P45">CRC16</text:p>
          </table:table-cell>
        </table:table-row>
        <table:table-row>
          <table:table-cell table:style-name="Таблица20.A1" office:value-type="string">
            <text:p text:style-name="P47">xx</text:p>
          </table:table-cell>
          <table:table-cell table:style-name="Таблица20.B10" office:value-type="float" office:value="7">
            <text:p text:style-name="P56">7</text:p>
          </table:table-cell>
          <table:covered-table-cell/>
          <table:table-cell table:style-name="Таблица20.D1" office:value-type="string">
            <text:p text:style-name="P55"/>
          </table:table-cell>
          <table:table-cell table:style-name="Таблица20.E3" office:value-type="string">
            <text:p text:style-name="P47">xx</text:p>
          </table:table-cell>
          <table:table-cell table:style-name="Таблица20.F3" office:value-type="float" office:value="7">
            <text:p text:style-name="P56">7</text:p>
          </table:table-cell>
          <table:covered-table-cell/>
        </table:table-row>
        <table:table-row>
          <table:table-cell table:style-name="Таблица20.A11" office:value-type="string">
            <text:p text:style-name="P47">xx</text:p>
          </table:table-cell>
          <table:table-cell table:style-name="Таблица20.B11" office:value-type="float" office:value="8">
            <text:p text:style-name="P56">8</text:p>
          </table:table-cell>
          <table:table-cell table:style-name="Таблица20.C12" table:number-rows-spanned="2" office:value-type="string">
            <text:p text:style-name="P45">CRC16</text:p>
          </table:table-cell>
          <table:table-cell table:style-name="Таблица20.D1" office:value-type="string">
            <text:p text:style-name="P55"/>
          </table:table-cell>
          <table:table-cell table:style-name="Таблица20.E3" office:value-type="string">
            <text:p text:style-name="P47"/>
          </table:table-cell>
          <table:table-cell table:style-name="Таблица20.F12">
            <text:p text:style-name="P49"/>
          </table:table-cell>
          <table:table-cell table:style-name="Таблица20.G11" table:number-rows-spanned="2" office:value-type="string">
            <text:p text:style-name="P45"/>
          </table:table-cell>
        </table:table-row>
        <table:table-row>
          <table:table-cell table:style-name="Таблица20.D1" office:value-type="string">
            <text:p text:style-name="P47">xx</text:p>
          </table:table-cell>
          <table:table-cell table:style-name="Таблица20.B12" office:value-type="float" office:value="9">
            <text:p text:style-name="P56">9</text:p>
          </table:table-cell>
          <table:covered-table-cell/>
          <table:table-cell table:style-name="Таблица20.D1" office:value-type="string">
            <text:p text:style-name="P55"/>
          </table:table-cell>
          <table:table-cell table:style-name="Таблица20.E3" office:value-type="string">
            <text:p text:style-name="P47"/>
          </table:table-cell>
          <table:table-cell table:style-name="Таблица20.F12">
            <text:p text:style-name="P49"/>
          </table:table-cell>
          <table:covered-table-cell/>
        </table:table-row>
      </table:table>
      <text:p text:style-name="P11"/>
      <text:h text:style-name="P11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64">Запрос</text:p>
          </table:table-cell>
          <table:covered-table-cell/>
          <table:covered-table-cell/>
          <table:table-cell table:style-name="Таблица21.D1" office:value-type="string">
            <text:p text:style-name="P64"/>
          </table:table-cell>
          <table:table-cell table:style-name="Таблица21.E1" table:number-columns-spanned="3" office:value-type="string">
            <text:p text:style-name="P64">Ответ</text:p>
          </table:table-cell>
          <table:covered-table-cell/>
          <table:covered-table-cell/>
        </table:table-row>
        <table:table-row>
          <table:table-cell table:style-name="Таблица21.A1" office:value-type="string">
            <text:p text:style-name="P68">код, <text:span text:style-name="T1">hex</text:span></text:p>
          </table:table-cell>
          <table:table-cell table:style-name="Таблица21.B2" office:value-type="string">
            <text:p text:style-name="P64">№</text:p>
          </table:table-cell>
          <table:table-cell table:style-name="Таблица21.C2" office:value-type="string">
            <text:p text:style-name="P67">Описание</text:p>
          </table:table-cell>
          <table:table-cell table:style-name="Таблица21.D1" office:value-type="string">
            <text:p text:style-name="P67"/>
          </table:table-cell>
          <table:table-cell table:style-name="Таблица21.E1" office:value-type="string">
            <text:p text:style-name="P68">код, <text:span text:style-name="T1">hex</text:span></text:p>
          </table:table-cell>
          <table:table-cell table:style-name="Таблица21.F2" office:value-type="string">
            <text:p text:style-name="P70">№</text:p>
          </table:table-cell>
          <table:table-cell table:style-name="Таблица21.F2" office:value-type="string">
            <text:p text:style-name="P67">Описание</text:p>
          </table:table-cell>
        </table:table-row>
        <table:table-row>
          <table:table-cell table:style-name="Таблица21.D1" office:value-type="string">
            <text:p text:style-name="P40">0<text:span text:style-name="T1">x80</text:span></text:p>
          </table:table-cell>
          <table:table-cell table:style-name="Таблица21.B3" office:value-type="float" office:value="0">
            <text:p text:style-name="P38">0</text:p>
          </table:table-cell>
          <table:table-cell table:style-name="Таблица21.C8" office:value-type="string">
            <text:p text:style-name="P87">Заголовок </text:p>
          </table:table-cell>
          <table:table-cell table:style-name="Таблица21.D1" office:value-type="string">
            <text:p text:style-name="P55"/>
          </table:table-cell>
          <table:table-cell table:style-name="Таблица21.E3" office:value-type="string">
            <text:p text:style-name="P40">0<text:span text:style-name="T1">x80</text:span></text:p>
          </table:table-cell>
          <table:table-cell table:style-name="Таблица21.F3" office:value-type="float" office:value="0">
            <text:p text:style-name="P38">0</text:p>
          </table:table-cell>
          <table:table-cell table:style-name="Таблица21.G10" office:value-type="string">
            <text:p text:style-name="P55">Заголовок </text:p>
          </table:table-cell>
        </table:table-row>
        <table:table-row>
          <table:table-cell table:style-name="Таблица21.D1" office:value-type="string">
            <text:p text:style-name="P58">0x0<text:span text:style-name="T1">8</text:span></text:p>
          </table:table-cell>
          <table:table-cell table:style-name="Таблица21.B4" office:value-type="float" office:value="1">
            <text:p text:style-name="P56">1</text:p>
          </table:table-cell>
          <table:table-cell table:style-name="Таблица21.C8" office:value-type="string">
            <text:p text:style-name="P37">Количество байт</text:p>
          </table:table-cell>
          <table:table-cell table:style-name="Таблица21.D1" office:value-type="string">
            <text:p text:style-name="P37"/>
          </table:table-cell>
          <table:table-cell table:style-name="Таблица21.E3" office:value-type="string">
            <text:p text:style-name="P47">0x8</text:p>
          </table:table-cell>
          <table:table-cell table:style-name="Таблица21.F3" office:value-type="float" office:value="1">
            <text:p text:style-name="P56">1</text:p>
          </table:table-cell>
          <table:table-cell table:style-name="Таблица21.G10" office:value-type="string">
            <text:p text:style-name="P37">Количество байт</text:p>
          </table:table-cell>
        </table:table-row>
        <table:table-row>
          <table:table-cell table:style-name="Таблица21.D1" office:value-type="string">
            <text:p text:style-name="P58">Ап</text:p>
          </table:table-cell>
          <table:table-cell table:style-name="Таблица21.B5" office:value-type="float" office:value="2">
            <text:p text:style-name="P56">2</text:p>
          </table:table-cell>
          <table:table-cell table:style-name="Таблица21.C8" office:value-type="string">
            <text:p text:style-name="P37">Адрес получателя</text:p>
          </table:table-cell>
          <table:table-cell table:style-name="Таблица21.D1" office:value-type="string">
            <text:p text:style-name="P37"/>
          </table:table-cell>
          <table:table-cell table:style-name="Таблица21.E3" office:value-type="string">
            <text:p text:style-name="P58">Ап</text:p>
          </table:table-cell>
          <table:table-cell table:style-name="Таблица21.F3" office:value-type="float" office:value="2">
            <text:p text:style-name="P56">2</text:p>
          </table:table-cell>
          <table:table-cell table:style-name="Таблица21.G10" office:value-type="string">
            <text:p text:style-name="P37">Адрес получателя</text:p>
          </table:table-cell>
        </table:table-row>
        <table:table-row>
          <table:table-cell table:style-name="Таблица21.D1" office:value-type="string">
            <text:p text:style-name="P58">Ао</text:p>
          </table:table-cell>
          <table:table-cell table:style-name="Таблица21.B6" office:value-type="float" office:value="3">
            <text:p text:style-name="P56">3</text:p>
          </table:table-cell>
          <table:table-cell table:style-name="Таблица21.C8" office:value-type="string">
            <text:p text:style-name="P37">Адрес отправителя</text:p>
          </table:table-cell>
          <table:table-cell table:style-name="Таблица21.D1" office:value-type="string">
            <text:p text:style-name="P37"/>
          </table:table-cell>
          <table:table-cell table:style-name="Таблица21.E3" office:value-type="string">
            <text:p text:style-name="P58">Ао</text:p>
          </table:table-cell>
          <table:table-cell table:style-name="Таблица21.F3" office:value-type="float" office:value="3">
            <text:p text:style-name="P56">3</text:p>
          </table:table-cell>
          <table:table-cell table:style-name="Таблица21.G10" office:value-type="string">
            <text:p text:style-name="P37">Адрес отправителя</text:p>
          </table:table-cell>
        </table:table-row>
        <table:table-row>
          <table:table-cell table:style-name="Таблица21.D1" office:value-type="string">
            <text:p text:style-name="P47">xx</text:p>
          </table:table-cell>
          <table:table-cell table:style-name="Таблица21.B7" office:value-type="float" office:value="4">
            <text:p text:style-name="P56">4</text:p>
          </table:table-cell>
          <table:table-cell table:style-name="Таблица21.C8" office:value-type="string">
            <text:p text:style-name="P44">Id <text:span text:style-name="T7">кадра</text:span></text:p>
          </table:table-cell>
          <table:table-cell table:style-name="Таблица21.D1" office:value-type="string">
            <text:p text:style-name="P44"/>
          </table:table-cell>
          <table:table-cell table:style-name="Таблица21.E3" office:value-type="string">
            <text:p text:style-name="P47">xx</text:p>
          </table:table-cell>
          <table:table-cell table:style-name="Таблица21.F3" office:value-type="float" office:value="4">
            <text:p text:style-name="P56">4</text:p>
          </table:table-cell>
          <table:table-cell table:style-name="Таблица21.G10" office:value-type="string">
            <text:p text:style-name="P44">Id <text:span text:style-name="T7">кадра</text:span></text:p>
          </table:table-cell>
        </table:table-row>
        <table:table-row>
          <table:table-cell table:style-name="Таблица21.D1" office:value-type="string">
            <text:p text:style-name="P58">0x13</text:p>
          </table:table-cell>
          <table:table-cell table:style-name="Таблица21.B8" office:value-type="float" office:value="5">
            <text:p text:style-name="P56">5</text:p>
          </table:table-cell>
          <table:table-cell table:style-name="Таблица21.C8" office:value-type="string">
            <text:p text:style-name="P55">Код команды</text:p>
          </table:table-cell>
          <table:table-cell table:style-name="Таблица21.D1" office:value-type="string">
            <text:p text:style-name="P55"/>
          </table:table-cell>
          <table:table-cell table:style-name="Таблица21.E3" office:value-type="string">
            <text:p text:style-name="P47">0x<text:span text:style-name="T7">13</text:span></text:p>
          </table:table-cell>
          <table:table-cell table:style-name="Таблица21.F3" office:value-type="float" office:value="5">
            <text:p text:style-name="P56">5</text:p>
          </table:table-cell>
          <table:table-cell table:style-name="Таблица21.G10" office:value-type="string">
            <text:p text:style-name="P55">Код команды</text:p>
          </table:table-cell>
        </table:table-row>
        <table:table-row>
          <table:table-cell table:style-name="Таблица21.A9" office:value-type="string">
            <text:p text:style-name="P47">xx</text:p>
          </table:table-cell>
          <table:table-cell table:style-name="Таблица21.B9" office:value-type="string">
            <text:p text:style-name="P56">6</text:p>
          </table:table-cell>
          <table:table-cell table:style-name="Таблица21.C9" table:number-rows-spanned="2" office:value-type="string">
            <text:p text:style-name="P45">CRC16</text:p>
          </table:table-cell>
          <table:table-cell table:style-name="Таблица21.D1" office:value-type="string">
            <text:p text:style-name="P55"/>
          </table:table-cell>
          <table:table-cell table:style-name="Таблица21.E3" office:value-type="string">
            <text:p text:style-name="P47">xx</text:p>
          </table:table-cell>
          <table:table-cell table:style-name="Таблица21.F3" office:value-type="float" office:value="6">
            <text:p text:style-name="P56">6</text:p>
          </table:table-cell>
          <table:table-cell table:style-name="Таблица21.G10" office:value-type="string">
            <text:p text:style-name="P44">Ubat</text:p>
          </table:table-cell>
        </table:table-row>
        <table:table-row>
          <table:table-cell table:style-name="Таблица21.D1" office:value-type="string">
            <text:p text:style-name="P47">xx</text:p>
          </table:table-cell>
          <table:table-cell table:style-name="Таблица21.B10" office:value-type="string">
            <text:p text:style-name="P56">7</text:p>
          </table:table-cell>
          <table:covered-table-cell/>
          <table:table-cell table:style-name="Таблица21.D1" office:value-type="string">
            <text:p text:style-name="P55"/>
          </table:table-cell>
          <table:table-cell table:style-name="Таблица21.E3" office:value-type="string">
            <text:p text:style-name="P47">xx</text:p>
          </table:table-cell>
          <table:table-cell table:style-name="Таблица21.F3" office:value-type="float" office:value="7">
            <text:p text:style-name="P56">7</text:p>
          </table:table-cell>
          <table:table-cell table:style-name="Таблица21.G10" office:value-type="string">
            <text:p text:style-name="P44">F</text:p>
          </table:table-cell>
        </table:table-row>
        <table:table-row>
          <table:table-cell table:style-name="Таблица21.D1" office:value-type="string">
            <text:p text:style-name="P47"/>
          </table:table-cell>
          <table:table-cell table:style-name="Таблица21.B12">
            <text:p text:style-name="P56"/>
          </table:table-cell>
          <table:table-cell table:style-name="Таблица21.C11" table:number-rows-spanned="2" office:value-type="string">
            <text:p text:style-name="P45"/>
          </table:table-cell>
          <table:table-cell table:style-name="Таблица21.D1" office:value-type="string">
            <text:p text:style-name="P55"/>
          </table:table-cell>
          <table:table-cell table:style-name="Таблица21.E11" office:value-type="string">
            <text:p text:style-name="P47">xx</text:p>
          </table:table-cell>
          <table:table-cell table:style-name="Таблица21.F11" office:value-type="float" office:value="8">
            <text:p text:style-name="P56">8</text:p>
          </table:table-cell>
          <table:table-cell table:style-name="Таблица21.G11" table:number-rows-spanned="2" office:value-type="string">
            <text:p text:style-name="P45">CRC16</text:p>
          </table:table-cell>
        </table:table-row>
        <table:table-row>
          <table:table-cell table:style-name="Таблица21.D1" office:value-type="string">
            <text:p text:style-name="P47"/>
          </table:table-cell>
          <table:table-cell table:style-name="Таблица21.B12">
            <text:p text:style-name="P56"/>
          </table:table-cell>
          <table:covered-table-cell/>
          <table:table-cell table:style-name="Таблица21.D1" office:value-type="string">
            <text:p text:style-name="P55"/>
          </table:table-cell>
          <table:table-cell table:style-name="Таблица21.E3" office:value-type="string">
            <text:p text:style-name="P47">xx</text:p>
          </table:table-cell>
          <table:table-cell table:style-name="Таблица21.F3" office:value-type="float" office:value="9">
            <text:p text:style-name="P56">9</text:p>
          </table:table-cell>
          <table:covered-table-cell/>
        </table:table-row>
      </table:table>
      <text:p text:style-name="Standard"/>
      <text:p text:style-name="Text_20_body">Ubat – <text:span text:style-name="T7">напряжение батареи(аккумулятора). </text:span>Ubat – <text:span text:style-name="T7">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7">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13" text:outline-level="2">Команда <text:span text:style-name="T1">UART_DontSleep</text:span></text:h>
      <text:p text:style-name="P21">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64">Запрос</text:p>
          </table:table-cell>
          <table:covered-table-cell/>
          <table:covered-table-cell/>
          <table:table-cell table:style-name="Таблица24.D1" office:value-type="string">
            <text:p text:style-name="P64"/>
          </table:table-cell>
          <table:table-cell table:style-name="Таблица24.E1" table:number-columns-spanned="3" office:value-type="string">
            <text:p text:style-name="P64">Ответ</text:p>
          </table:table-cell>
          <table:covered-table-cell/>
          <table:covered-table-cell/>
        </table:table-row>
        <table:table-row>
          <table:table-cell table:style-name="Таблица24.A1" office:value-type="string">
            <text:p text:style-name="P68">код, <text:span text:style-name="T1">hex</text:span></text:p>
          </table:table-cell>
          <table:table-cell table:style-name="Таблица24.B2" office:value-type="string">
            <text:p text:style-name="P64">№</text:p>
          </table:table-cell>
          <table:table-cell table:style-name="Таблица24.C2" office:value-type="string">
            <text:p text:style-name="P67">Описание</text:p>
          </table:table-cell>
          <table:table-cell table:style-name="Таблица24.D1" office:value-type="string">
            <text:p text:style-name="P67"/>
          </table:table-cell>
          <table:table-cell table:style-name="Таблица24.E1" office:value-type="string">
            <text:p text:style-name="P68">код, <text:span text:style-name="T1">hex</text:span></text:p>
          </table:table-cell>
          <table:table-cell table:style-name="Таблица24.F2" office:value-type="string">
            <text:p text:style-name="P70">№</text:p>
          </table:table-cell>
          <table:table-cell table:style-name="Таблица24.F2" office:value-type="string">
            <text:p text:style-name="P67">Описание</text:p>
          </table:table-cell>
        </table:table-row>
        <table:table-row>
          <table:table-cell table:style-name="Таблица24.D1" office:value-type="string">
            <text:p text:style-name="P40">0<text:span text:style-name="T1">x80</text:span></text:p>
          </table:table-cell>
          <table:table-cell table:style-name="Таблица24.B3" office:value-type="float" office:value="0">
            <text:p text:style-name="P38">0</text:p>
          </table:table-cell>
          <table:table-cell table:style-name="Таблица24.C9" office:value-type="string">
            <text:p text:style-name="P87">Заголовок </text:p>
          </table:table-cell>
          <table:table-cell table:style-name="Таблица24.D1" office:value-type="string">
            <text:p text:style-name="P55"/>
          </table:table-cell>
          <table:table-cell table:style-name="Таблица24.E3" office:value-type="string">
            <text:p text:style-name="P40">0<text:span text:style-name="T1">x80</text:span></text:p>
          </table:table-cell>
          <table:table-cell table:style-name="Таблица24.F3" office:value-type="float" office:value="0">
            <text:p text:style-name="P38">0</text:p>
          </table:table-cell>
          <table:table-cell table:style-name="Таблица24.G8" office:value-type="string">
            <text:p text:style-name="P55">Заголовок </text:p>
          </table:table-cell>
        </table:table-row>
        <table:table-row>
          <table:table-cell table:style-name="Таблица24.D1" office:value-type="string">
            <text:p text:style-name="P58">0x07</text:p>
          </table:table-cell>
          <table:table-cell table:style-name="Таблица24.B4" office:value-type="float" office:value="1">
            <text:p text:style-name="P56">1</text:p>
          </table:table-cell>
          <table:table-cell table:style-name="Таблица24.C9" office:value-type="string">
            <text:p text:style-name="P37">Количество байт</text:p>
          </table:table-cell>
          <table:table-cell table:style-name="Таблица24.D1" office:value-type="string">
            <text:p text:style-name="P37"/>
          </table:table-cell>
          <table:table-cell table:style-name="Таблица24.E3" office:value-type="string">
            <text:p text:style-name="P58">0x6</text:p>
          </table:table-cell>
          <table:table-cell table:style-name="Таблица24.F3" office:value-type="float" office:value="1">
            <text:p text:style-name="P56">1</text:p>
          </table:table-cell>
          <table:table-cell table:style-name="Таблица24.G8" office:value-type="string">
            <text:p text:style-name="P37">Количество байт</text:p>
          </table:table-cell>
        </table:table-row>
        <table:table-row>
          <table:table-cell table:style-name="Таблица24.D1" office:value-type="string">
            <text:p text:style-name="P58">Ап</text:p>
          </table:table-cell>
          <table:table-cell table:style-name="Таблица24.B5" office:value-type="float" office:value="2">
            <text:p text:style-name="P56">2</text:p>
          </table:table-cell>
          <table:table-cell table:style-name="Таблица24.C9" office:value-type="string">
            <text:p text:style-name="P37">Адрес получателя</text:p>
          </table:table-cell>
          <table:table-cell table:style-name="Таблица24.D1" office:value-type="string">
            <text:p text:style-name="P37"/>
          </table:table-cell>
          <table:table-cell table:style-name="Таблица24.E3" office:value-type="string">
            <text:p text:style-name="P58">Ап</text:p>
          </table:table-cell>
          <table:table-cell table:style-name="Таблица24.F3" office:value-type="float" office:value="2">
            <text:p text:style-name="P56">2</text:p>
          </table:table-cell>
          <table:table-cell table:style-name="Таблица24.G8" office:value-type="string">
            <text:p text:style-name="P37">Адрес получателя</text:p>
          </table:table-cell>
        </table:table-row>
        <table:table-row>
          <table:table-cell table:style-name="Таблица24.D1" office:value-type="string">
            <text:p text:style-name="P58">Ао</text:p>
          </table:table-cell>
          <table:table-cell table:style-name="Таблица24.B6" office:value-type="float" office:value="3">
            <text:p text:style-name="P56">3</text:p>
          </table:table-cell>
          <table:table-cell table:style-name="Таблица24.C9" office:value-type="string">
            <text:p text:style-name="P37">Адрес отправителя</text:p>
          </table:table-cell>
          <table:table-cell table:style-name="Таблица24.D1" office:value-type="string">
            <text:p text:style-name="P37"/>
          </table:table-cell>
          <table:table-cell table:style-name="Таблица24.E3" office:value-type="string">
            <text:p text:style-name="P58">Ао</text:p>
          </table:table-cell>
          <table:table-cell table:style-name="Таблица24.F3" office:value-type="float" office:value="3">
            <text:p text:style-name="P56">3</text:p>
          </table:table-cell>
          <table:table-cell table:style-name="Таблица24.G8" office:value-type="string">
            <text:p text:style-name="P37">Адрес отправителя</text:p>
          </table:table-cell>
        </table:table-row>
        <table:table-row>
          <table:table-cell table:style-name="Таблица24.D1" office:value-type="string">
            <text:p text:style-name="P47">xx</text:p>
          </table:table-cell>
          <table:table-cell table:style-name="Таблица24.B7" office:value-type="float" office:value="4">
            <text:p text:style-name="P56">4</text:p>
          </table:table-cell>
          <table:table-cell table:style-name="Таблица24.C9" office:value-type="string">
            <text:p text:style-name="P44">Id <text:span text:style-name="T7">кадра</text:span></text:p>
          </table:table-cell>
          <table:table-cell table:style-name="Таблица24.D1" office:value-type="string">
            <text:p text:style-name="P44"/>
          </table:table-cell>
          <table:table-cell table:style-name="Таблица24.E3" office:value-type="string">
            <text:p text:style-name="P47">xx</text:p>
          </table:table-cell>
          <table:table-cell table:style-name="Таблица24.F3" office:value-type="float" office:value="4">
            <text:p text:style-name="P56">4</text:p>
          </table:table-cell>
          <table:table-cell table:style-name="Таблица24.G8" office:value-type="string">
            <text:p text:style-name="P44">Id <text:span text:style-name="T7">кадра</text:span></text:p>
          </table:table-cell>
        </table:table-row>
        <table:table-row>
          <table:table-cell table:style-name="Таблица24.D1" office:value-type="string">
            <text:p text:style-name="P58">0x14</text:p>
          </table:table-cell>
          <table:table-cell table:style-name="Таблица24.B8" office:value-type="float" office:value="5">
            <text:p text:style-name="P56">5</text:p>
          </table:table-cell>
          <table:table-cell table:style-name="Таблица24.C9" office:value-type="string">
            <text:p text:style-name="P55">Код команды</text:p>
          </table:table-cell>
          <table:table-cell table:style-name="Таблица24.D1" office:value-type="string">
            <text:p text:style-name="P55"/>
          </table:table-cell>
          <table:table-cell table:style-name="Таблица24.E3" office:value-type="string">
            <text:p text:style-name="P47">0x<text:span text:style-name="T7">14</text:span></text:p>
          </table:table-cell>
          <table:table-cell table:style-name="Таблица24.F3" office:value-type="float" office:value="5">
            <text:p text:style-name="P56">5</text:p>
          </table:table-cell>
          <table:table-cell table:style-name="Таблица24.G8" office:value-type="string">
            <text:p text:style-name="P55">Код команды</text:p>
          </table:table-cell>
        </table:table-row>
        <table:table-row>
          <table:table-cell table:style-name="Таблица24.D1" office:value-type="string">
            <text:p text:style-name="P58">хх</text:p>
          </table:table-cell>
          <table:table-cell table:style-name="Таблица24.B11" office:value-type="string">
            <text:p text:style-name="P56">6</text:p>
          </table:table-cell>
          <table:table-cell table:style-name="Таблица24.C9" office:value-type="string">
            <text:p text:style-name="P55">Время, с</text:p>
          </table:table-cell>
          <table:table-cell table:style-name="Таблица24.D1" office:value-type="string">
            <text:p text:style-name="P55"/>
          </table:table-cell>
          <table:table-cell table:style-name="Таблица24.E9" office:value-type="string">
            <text:p text:style-name="P47">xx</text:p>
          </table:table-cell>
          <table:table-cell table:style-name="Таблица24.F9" office:value-type="string">
            <text:p text:style-name="P56">6</text:p>
          </table:table-cell>
          <table:table-cell table:style-name="Таблица24.G9" table:number-rows-spanned="2" office:value-type="string">
            <text:p text:style-name="P45">CRC16</text:p>
          </table:table-cell>
        </table:table-row>
        <table:table-row>
          <table:table-cell table:style-name="Таблица24.A10" office:value-type="string">
            <text:p text:style-name="P47">xx</text:p>
          </table:table-cell>
          <table:table-cell table:style-name="Таблица24.B10" office:value-type="string">
            <text:p text:style-name="P56">7</text:p>
          </table:table-cell>
          <table:table-cell table:style-name="Таблица24.C11" table:number-rows-spanned="2" office:value-type="string">
            <text:p text:style-name="P45">CRC16</text:p>
          </table:table-cell>
          <table:table-cell table:style-name="Таблица24.D1" office:value-type="string">
            <text:p text:style-name="P55"/>
          </table:table-cell>
          <table:table-cell table:style-name="Таблица24.E3" office:value-type="string">
            <text:p text:style-name="P47">xx</text:p>
          </table:table-cell>
          <table:table-cell table:style-name="Таблица24.F10" office:value-type="string">
            <text:p text:style-name="P56">7</text:p>
          </table:table-cell>
          <table:covered-table-cell/>
        </table:table-row>
        <table:table-row>
          <table:table-cell table:style-name="Таблица24.D1" office:value-type="string">
            <text:p text:style-name="P47">xx</text:p>
          </table:table-cell>
          <table:table-cell table:style-name="Таблица24.B11" office:value-type="string">
            <text:p text:style-name="P56">8</text:p>
          </table:table-cell>
          <table:covered-table-cell/>
          <table:table-cell table:style-name="Таблица24.D1" office:value-type="string">
            <text:p text:style-name="P55"/>
          </table:table-cell>
          <table:table-cell table:style-name="Таблица24.E3" office:value-type="string">
            <text:p text:style-name="P47"/>
          </table:table-cell>
          <table:table-cell table:style-name="Таблица24.F11">
            <text:p text:style-name="P56"/>
          </table:table-cell>
          <table:table-cell table:style-name="Таблица24.E3" office:value-type="string">
            <text:p text:style-name="P44"/>
          </table:table-cell>
        </table:table-row>
      </table:table>
      <text:h text:style-name="P103" text:outline-level="1" text:is-list-header="true"/>
      <text:h text:style-name="Heading_20_2" text:outline-level="2">Команда <text:span text:style-name="T1">Set_Time</text:span></text:h>
      <text:p text:style-name="P21">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64">Запрос</text:p>
          </table:table-cell>
          <table:covered-table-cell/>
          <table:covered-table-cell/>
          <table:table-cell table:style-name="Таблица23.D1" office:value-type="string">
            <text:p text:style-name="P64"/>
          </table:table-cell>
          <table:table-cell table:style-name="Таблица23.E1" table:number-columns-spanned="3" office:value-type="string">
            <text:p text:style-name="P64">Ответ</text:p>
          </table:table-cell>
          <table:covered-table-cell/>
          <table:covered-table-cell/>
        </table:table-row>
        <table:table-row>
          <table:table-cell table:style-name="Таблица23.A1" office:value-type="string">
            <text:p text:style-name="P68">код, <text:span text:style-name="T1">hex</text:span></text:p>
          </table:table-cell>
          <table:table-cell table:style-name="Таблица23.B2" office:value-type="string">
            <text:p text:style-name="P64">№</text:p>
          </table:table-cell>
          <table:table-cell table:style-name="Таблица23.C2" office:value-type="string">
            <text:p text:style-name="P67">Описание</text:p>
          </table:table-cell>
          <table:table-cell table:style-name="Таблица23.D1" office:value-type="string">
            <text:p text:style-name="P67"/>
          </table:table-cell>
          <table:table-cell table:style-name="Таблица23.E1" office:value-type="string">
            <text:p text:style-name="P68">код, <text:span text:style-name="T1">hex</text:span></text:p>
          </table:table-cell>
          <table:table-cell table:style-name="Таблица23.F2" office:value-type="string">
            <text:p text:style-name="P70">№</text:p>
          </table:table-cell>
          <table:table-cell table:style-name="Таблица23.F2" office:value-type="string">
            <text:p text:style-name="P67">Описание</text:p>
          </table:table-cell>
        </table:table-row>
        <table:table-row>
          <table:table-cell table:style-name="Таблица23.D1" office:value-type="string">
            <text:p text:style-name="P40">0<text:span text:style-name="T1">x80</text:span></text:p>
          </table:table-cell>
          <table:table-cell table:style-name="Таблица23.B3" office:value-type="float" office:value="0">
            <text:p text:style-name="P38">0</text:p>
          </table:table-cell>
          <table:table-cell table:style-name="Таблица23.C14" office:value-type="string">
            <text:p text:style-name="P87">Заголовок </text:p>
          </table:table-cell>
          <table:table-cell table:style-name="Таблица23.D1" office:value-type="string">
            <text:p text:style-name="P55"/>
          </table:table-cell>
          <table:table-cell table:style-name="Таблица23.E3" office:value-type="string">
            <text:p text:style-name="P40">0<text:span text:style-name="T1">x80</text:span></text:p>
          </table:table-cell>
          <table:table-cell table:style-name="Таблица23.F3" office:value-type="float" office:value="0">
            <text:p text:style-name="P38">0</text:p>
          </table:table-cell>
          <table:table-cell table:style-name="Таблица23.G8" office:value-type="string">
            <text:p text:style-name="P55">Заголовок </text:p>
          </table:table-cell>
        </table:table-row>
        <table:table-row>
          <table:table-cell table:style-name="Таблица23.D1" office:value-type="string">
            <text:p text:style-name="P58">0x0<text:span text:style-name="T1">E</text:span></text:p>
          </table:table-cell>
          <table:table-cell table:style-name="Таблица23.B4" office:value-type="float" office:value="1">
            <text:p text:style-name="P56">1</text:p>
          </table:table-cell>
          <table:table-cell table:style-name="Таблица23.C14" office:value-type="string">
            <text:p text:style-name="P37">Количество байт</text:p>
          </table:table-cell>
          <table:table-cell table:style-name="Таблица23.D1" office:value-type="string">
            <text:p text:style-name="P37"/>
          </table:table-cell>
          <table:table-cell table:style-name="Таблица23.E3" office:value-type="string">
            <text:p text:style-name="P47">0x8</text:p>
          </table:table-cell>
          <table:table-cell table:style-name="Таблица23.F3" office:value-type="float" office:value="1">
            <text:p text:style-name="P56">1</text:p>
          </table:table-cell>
          <table:table-cell table:style-name="Таблица23.G8" office:value-type="string">
            <text:p text:style-name="P37">Количество байт</text:p>
          </table:table-cell>
        </table:table-row>
        <table:table-row>
          <table:table-cell table:style-name="Таблица23.D1" office:value-type="string">
            <text:p text:style-name="P58">Ап</text:p>
          </table:table-cell>
          <table:table-cell table:style-name="Таблица23.B5" office:value-type="float" office:value="2">
            <text:p text:style-name="P56">2</text:p>
          </table:table-cell>
          <table:table-cell table:style-name="Таблица23.C14" office:value-type="string">
            <text:p text:style-name="P37">Адрес получателя</text:p>
          </table:table-cell>
          <table:table-cell table:style-name="Таблица23.D1" office:value-type="string">
            <text:p text:style-name="P37"/>
          </table:table-cell>
          <table:table-cell table:style-name="Таблица23.E3" office:value-type="string">
            <text:p text:style-name="P58">Ап</text:p>
          </table:table-cell>
          <table:table-cell table:style-name="Таблица23.F3" office:value-type="float" office:value="2">
            <text:p text:style-name="P56">2</text:p>
          </table:table-cell>
          <table:table-cell table:style-name="Таблица23.G8" office:value-type="string">
            <text:p text:style-name="P37">Адрес получателя</text:p>
          </table:table-cell>
        </table:table-row>
        <table:table-row>
          <table:table-cell table:style-name="Таблица23.D1" office:value-type="string">
            <text:p text:style-name="P58">Ао</text:p>
          </table:table-cell>
          <table:table-cell table:style-name="Таблица23.B6" office:value-type="float" office:value="3">
            <text:p text:style-name="P56">3</text:p>
          </table:table-cell>
          <table:table-cell table:style-name="Таблица23.C14" office:value-type="string">
            <text:p text:style-name="P37">Адрес отправителя</text:p>
          </table:table-cell>
          <table:table-cell table:style-name="Таблица23.D1" office:value-type="string">
            <text:p text:style-name="P37"/>
          </table:table-cell>
          <table:table-cell table:style-name="Таблица23.E3" office:value-type="string">
            <text:p text:style-name="P58">Ао</text:p>
          </table:table-cell>
          <table:table-cell table:style-name="Таблица23.F3" office:value-type="float" office:value="3">
            <text:p text:style-name="P56">3</text:p>
          </table:table-cell>
          <table:table-cell table:style-name="Таблица23.G8" office:value-type="string">
            <text:p text:style-name="P37">Адрес отправителя</text:p>
          </table:table-cell>
        </table:table-row>
        <table:table-row>
          <table:table-cell table:style-name="Таблица23.D1" office:value-type="string">
            <text:p text:style-name="P47">xx</text:p>
          </table:table-cell>
          <table:table-cell table:style-name="Таблица23.B7" office:value-type="float" office:value="4">
            <text:p text:style-name="P56">4</text:p>
          </table:table-cell>
          <table:table-cell table:style-name="Таблица23.C14" office:value-type="string">
            <text:p text:style-name="P44">Id <text:span text:style-name="T7">кадра</text:span></text:p>
          </table:table-cell>
          <table:table-cell table:style-name="Таблица23.D1" office:value-type="string">
            <text:p text:style-name="P44"/>
          </table:table-cell>
          <table:table-cell table:style-name="Таблица23.E3" office:value-type="string">
            <text:p text:style-name="P47">xx</text:p>
          </table:table-cell>
          <table:table-cell table:style-name="Таблица23.F3" office:value-type="float" office:value="4">
            <text:p text:style-name="P56">4</text:p>
          </table:table-cell>
          <table:table-cell table:style-name="Таблица23.G8" office:value-type="string">
            <text:p text:style-name="P44">Id <text:span text:style-name="T7">кадра</text:span></text:p>
          </table:table-cell>
        </table:table-row>
        <table:table-row>
          <table:table-cell table:style-name="Таблица23.D1" office:value-type="string">
            <text:p text:style-name="P58">0x1<text:span text:style-name="T1">5</text:span></text:p>
          </table:table-cell>
          <table:table-cell table:style-name="Таблица23.B8" office:value-type="float" office:value="5">
            <text:p text:style-name="P56">5</text:p>
          </table:table-cell>
          <table:table-cell table:style-name="Таблица23.C14" office:value-type="string">
            <text:p text:style-name="P55">Код команды</text:p>
          </table:table-cell>
          <table:table-cell table:style-name="Таблица23.D1" office:value-type="string">
            <text:p text:style-name="P55"/>
          </table:table-cell>
          <table:table-cell table:style-name="Таблица23.E3" office:value-type="string">
            <text:p text:style-name="P47">0x<text:span text:style-name="T7">1</text:span>5</text:p>
          </table:table-cell>
          <table:table-cell table:style-name="Таблица23.F3" office:value-type="float" office:value="5">
            <text:p text:style-name="P56">5</text:p>
          </table:table-cell>
          <table:table-cell table:style-name="Таблица23.G8" office:value-type="string">
            <text:p text:style-name="P55">Код команды</text:p>
          </table:table-cell>
        </table:table-row>
        <table:table-row>
          <table:table-cell table:style-name="Таблица23.D1" office:value-type="string">
            <text:p text:style-name="P58">хх</text:p>
          </table:table-cell>
          <table:table-cell table:style-name="Таблица23.B9" office:value-type="string">
            <text:p text:style-name="P56">6</text:p>
          </table:table-cell>
          <table:table-cell table:style-name="Таблица23.C14" office:value-type="string">
            <text:p text:style-name="P55">секунды</text:p>
          </table:table-cell>
          <table:table-cell table:style-name="Таблица23.D1" office:value-type="string">
            <text:p text:style-name="P55"/>
          </table:table-cell>
          <table:table-cell table:style-name="Таблица23.E9" office:value-type="string">
            <text:p text:style-name="P47">xx</text:p>
          </table:table-cell>
          <table:table-cell table:style-name="Таблица23.F9" office:value-type="string">
            <text:p text:style-name="P56">6</text:p>
          </table:table-cell>
          <table:table-cell table:style-name="Таблица23.G9" table:number-rows-spanned="7" office:value-type="string">
            <text:p text:style-name="P45">CRC16</text:p>
          </table:table-cell>
        </table:table-row>
        <table:table-row>
          <table:table-cell table:style-name="Таблица23.D1" office:value-type="string">
            <text:p text:style-name="P58">хх</text:p>
          </table:table-cell>
          <table:table-cell table:style-name="Таблица23.B10" office:value-type="float" office:value="7">
            <text:p text:style-name="P56">7</text:p>
          </table:table-cell>
          <table:table-cell table:style-name="Таблица23.C14" office:value-type="string">
            <text:p text:style-name="P99">минуты</text:p>
          </table:table-cell>
          <table:table-cell table:style-name="Таблица23.D1" office:value-type="string">
            <text:p text:style-name="P55"/>
          </table:table-cell>
          <table:table-cell table:style-name="Таблица23.E3" office:value-type="string">
            <text:p text:style-name="P58">хх</text:p>
          </table:table-cell>
          <table:table-cell table:style-name="Таблица23.F3" office:value-type="float" office:value="7">
            <text:p text:style-name="P56">7</text:p>
          </table:table-cell>
          <table:covered-table-cell/>
        </table:table-row>
        <table:table-row>
          <table:table-cell table:style-name="Таблица23.D1" office:value-type="string">
            <text:p text:style-name="P58">хх</text:p>
          </table:table-cell>
          <table:table-cell table:style-name="Таблица23.B11" office:value-type="float" office:value="8">
            <text:p text:style-name="P56">8</text:p>
          </table:table-cell>
          <table:table-cell table:style-name="Таблица23.C14" office:value-type="string">
            <text:p text:style-name="P99">часы(0-23)</text:p>
          </table:table-cell>
          <table:table-cell table:style-name="Таблица23.D1" office:value-type="string">
            <text:p text:style-name="P55"/>
          </table:table-cell>
          <table:table-cell table:style-name="Таблица23.E3" office:value-type="string">
            <text:p text:style-name="P47"/>
          </table:table-cell>
          <table:table-cell table:style-name="Таблица23.F15" office:value-type="string">
            <text:p text:style-name="P56"/>
          </table:table-cell>
          <table:covered-table-cell/>
        </table:table-row>
        <table:table-row>
          <table:table-cell table:style-name="Таблица23.D1" office:value-type="string">
            <text:p text:style-name="P58">хх</text:p>
          </table:table-cell>
          <table:table-cell table:style-name="Таблица23.B12" office:value-type="float" office:value="9">
            <text:p text:style-name="P56">9</text:p>
          </table:table-cell>
          <table:table-cell table:style-name="Таблица23.C14" office:value-type="string">
            <text:p text:style-name="P99">число</text:p>
          </table:table-cell>
          <table:table-cell table:style-name="Таблица23.D1" office:value-type="string">
            <text:p text:style-name="P55"/>
          </table:table-cell>
          <table:table-cell table:style-name="Таблица23.E3" office:value-type="string">
            <text:p text:style-name="P47"/>
          </table:table-cell>
          <table:table-cell table:style-name="Таблица23.F15" office:value-type="string">
            <text:p text:style-name="P56"/>
          </table:table-cell>
          <table:covered-table-cell/>
        </table:table-row>
        <table:table-row>
          <table:table-cell table:style-name="Таблица23.D1" office:value-type="string">
            <text:p text:style-name="P58">хх</text:p>
          </table:table-cell>
          <table:table-cell table:style-name="Таблица23.B13" office:value-type="float" office:value="10">
            <text:p text:style-name="P56">10</text:p>
          </table:table-cell>
          <table:table-cell table:style-name="Таблица23.C14" office:value-type="string">
            <text:p text:style-name="P99">месяц</text:p>
          </table:table-cell>
          <table:table-cell table:style-name="Таблица23.D1" office:value-type="string">
            <text:p text:style-name="P55"/>
          </table:table-cell>
          <table:table-cell table:style-name="Таблица23.E3" office:value-type="string">
            <text:p text:style-name="P47"/>
          </table:table-cell>
          <table:table-cell table:style-name="Таблица23.F15" office:value-type="string">
            <text:p text:style-name="P56"/>
          </table:table-cell>
          <table:covered-table-cell/>
        </table:table-row>
        <table:table-row>
          <table:table-cell table:style-name="Таблица23.D1" office:value-type="string">
            <text:p text:style-name="P58">хх</text:p>
          </table:table-cell>
          <table:table-cell table:style-name="Таблица23.B14" office:value-type="float" office:value="11">
            <text:p text:style-name="P56">11</text:p>
          </table:table-cell>
          <table:table-cell table:style-name="Таблица23.C14" office:value-type="string">
            <text:p text:style-name="P99">год (0-99)</text:p>
          </table:table-cell>
          <table:table-cell table:style-name="Таблица23.D1" office:value-type="string">
            <text:p text:style-name="P55"/>
          </table:table-cell>
          <table:table-cell table:style-name="Таблица23.E3" office:value-type="string">
            <text:p text:style-name="P47"/>
          </table:table-cell>
          <table:table-cell table:style-name="Таблица23.F15" office:value-type="string">
            <text:p text:style-name="P56"/>
          </table:table-cell>
          <table:covered-table-cell/>
        </table:table-row>
        <table:table-row>
          <table:table-cell table:style-name="Таблица23.A15" office:value-type="string">
            <text:p text:style-name="P47">xx</text:p>
          </table:table-cell>
          <table:table-cell table:style-name="Таблица23.B15" office:value-type="float" office:value="12">
            <text:p text:style-name="P56">12</text:p>
          </table:table-cell>
          <table:table-cell table:style-name="Таблица23.C16" table:number-rows-spanned="2" office:value-type="string">
            <text:p text:style-name="P45">CRC16</text:p>
          </table:table-cell>
          <table:table-cell table:style-name="Таблица23.D1" office:value-type="string">
            <text:p text:style-name="P55"/>
          </table:table-cell>
          <table:table-cell table:style-name="Таблица23.E3" office:value-type="string">
            <text:p text:style-name="P47"/>
          </table:table-cell>
          <table:table-cell table:style-name="Таблица23.F15" office:value-type="string">
            <text:p text:style-name="P56"/>
          </table:table-cell>
          <table:covered-table-cell/>
        </table:table-row>
        <table:table-row>
          <table:table-cell table:style-name="Таблица23.D1" office:value-type="string">
            <text:p text:style-name="P47">xx</text:p>
          </table:table-cell>
          <table:table-cell table:style-name="Таблица23.B16" office:value-type="float" office:value="13">
            <text:p text:style-name="P56">13</text:p>
          </table:table-cell>
          <table:covered-table-cell/>
          <table:table-cell table:style-name="Таблица23.D1" office:value-type="string">
            <text:p text:style-name="P55"/>
          </table:table-cell>
          <table:table-cell table:style-name="Таблица23.E3" office:value-type="string">
            <text:p text:style-name="P47"/>
          </table:table-cell>
          <table:table-cell table:style-name="Таблица23.F16">
            <text:p text:style-name="P56"/>
          </table:table-cell>
          <table:table-cell table:style-name="Таблица23.E3" office:value-type="string">
            <text:p text:style-name="P44"/>
          </table:table-cell>
        </table:table-row>
      </table:table>
      <text:p text:style-name="Text_20_body"/>
      <text:h text:style-name="Heading_20_2" text:outline-level="2"><text:soft-page-break/>Команда <text:span text:style-name="T1">Get_Time</text:span></text:h>
      <text:p text:style-name="P21">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64">Запрос</text:p>
          </table:table-cell>
          <table:covered-table-cell/>
          <table:covered-table-cell/>
          <table:table-cell table:style-name="Таблица25.D1" office:value-type="string">
            <text:p text:style-name="P64"/>
          </table:table-cell>
          <table:table-cell table:style-name="Таблица25.E1" table:number-columns-spanned="3" office:value-type="string">
            <text:p text:style-name="P64">Ответ</text:p>
          </table:table-cell>
          <table:covered-table-cell/>
          <table:covered-table-cell/>
        </table:table-row>
        <table:table-row>
          <table:table-cell table:style-name="Таблица25.A1" office:value-type="string">
            <text:p text:style-name="P68">код, <text:span text:style-name="T1">hex</text:span></text:p>
          </table:table-cell>
          <table:table-cell table:style-name="Таблица25.B2" office:value-type="string">
            <text:p text:style-name="P64">№</text:p>
          </table:table-cell>
          <table:table-cell table:style-name="Таблица25.C2" office:value-type="string">
            <text:p text:style-name="P67">Описание</text:p>
          </table:table-cell>
          <table:table-cell table:style-name="Таблица25.D1" office:value-type="string">
            <text:p text:style-name="P67"/>
          </table:table-cell>
          <table:table-cell table:style-name="Таблица25.E1" office:value-type="string">
            <text:p text:style-name="P68">код, <text:span text:style-name="T1">hex</text:span></text:p>
          </table:table-cell>
          <table:table-cell table:style-name="Таблица25.F2" office:value-type="string">
            <text:p text:style-name="P70">№</text:p>
          </table:table-cell>
          <table:table-cell table:style-name="Таблица25.F2" office:value-type="string">
            <text:p text:style-name="P67">Описание</text:p>
          </table:table-cell>
        </table:table-row>
        <table:table-row>
          <table:table-cell table:style-name="Таблица25.D1" office:value-type="string">
            <text:p text:style-name="P40">0<text:span text:style-name="T1">x80</text:span></text:p>
          </table:table-cell>
          <table:table-cell table:style-name="Таблица25.B3" office:value-type="float" office:value="0">
            <text:p text:style-name="P38">0</text:p>
          </table:table-cell>
          <table:table-cell table:style-name="Таблица25.C14" office:value-type="string">
            <text:p text:style-name="P87">Заголовок </text:p>
          </table:table-cell>
          <table:table-cell table:style-name="Таблица25.D1" office:value-type="string">
            <text:p text:style-name="P55"/>
          </table:table-cell>
          <table:table-cell table:style-name="Таблица25.E3" office:value-type="string">
            <text:p text:style-name="P40">0<text:span text:style-name="T1">x80</text:span></text:p>
          </table:table-cell>
          <table:table-cell table:style-name="Таблица25.F3" office:value-type="float" office:value="0">
            <text:p text:style-name="P38">0</text:p>
          </table:table-cell>
          <table:table-cell table:style-name="Таблица25.G14" office:value-type="string">
            <text:p text:style-name="P55">Заголовок </text:p>
          </table:table-cell>
        </table:table-row>
        <table:table-row>
          <table:table-cell table:style-name="Таблица25.D1" office:value-type="string">
            <text:p text:style-name="P58">0x0<text:span text:style-name="T1">8<text:tab/><text:tab/></text:span></text:p>
          </table:table-cell>
          <table:table-cell table:style-name="Таблица25.B4" office:value-type="float" office:value="1">
            <text:p text:style-name="P56">1</text:p>
          </table:table-cell>
          <table:table-cell table:style-name="Таблица25.C14" office:value-type="string">
            <text:p text:style-name="P37">Количество байт</text:p>
          </table:table-cell>
          <table:table-cell table:style-name="Таблица25.D1" office:value-type="string">
            <text:p text:style-name="P37"/>
          </table:table-cell>
          <table:table-cell table:style-name="Таблица25.E3" office:value-type="string">
            <text:p text:style-name="P58">0x<text:span text:style-name="T1">E</text:span></text:p>
          </table:table-cell>
          <table:table-cell table:style-name="Таблица25.F3" office:value-type="float" office:value="1">
            <text:p text:style-name="P56">1</text:p>
          </table:table-cell>
          <table:table-cell table:style-name="Таблица25.G14" office:value-type="string">
            <text:p text:style-name="P37">Количество байт</text:p>
          </table:table-cell>
        </table:table-row>
        <table:table-row>
          <table:table-cell table:style-name="Таблица25.D1" office:value-type="string">
            <text:p text:style-name="P58">Ап</text:p>
          </table:table-cell>
          <table:table-cell table:style-name="Таблица25.B5" office:value-type="float" office:value="2">
            <text:p text:style-name="P56">2</text:p>
          </table:table-cell>
          <table:table-cell table:style-name="Таблица25.C14" office:value-type="string">
            <text:p text:style-name="P37">Адрес получателя</text:p>
          </table:table-cell>
          <table:table-cell table:style-name="Таблица25.D1" office:value-type="string">
            <text:p text:style-name="P37"/>
          </table:table-cell>
          <table:table-cell table:style-name="Таблица25.E3" office:value-type="string">
            <text:p text:style-name="P58">Ап</text:p>
          </table:table-cell>
          <table:table-cell table:style-name="Таблица25.F3" office:value-type="float" office:value="2">
            <text:p text:style-name="P56">2</text:p>
          </table:table-cell>
          <table:table-cell table:style-name="Таблица25.G14" office:value-type="string">
            <text:p text:style-name="P37">Адрес получателя</text:p>
          </table:table-cell>
        </table:table-row>
        <table:table-row>
          <table:table-cell table:style-name="Таблица25.D1" office:value-type="string">
            <text:p text:style-name="P58">Ао</text:p>
          </table:table-cell>
          <table:table-cell table:style-name="Таблица25.B6" office:value-type="float" office:value="3">
            <text:p text:style-name="P56">3</text:p>
          </table:table-cell>
          <table:table-cell table:style-name="Таблица25.C14" office:value-type="string">
            <text:p text:style-name="P37">Адрес отправителя</text:p>
          </table:table-cell>
          <table:table-cell table:style-name="Таблица25.D1" office:value-type="string">
            <text:p text:style-name="P37"/>
          </table:table-cell>
          <table:table-cell table:style-name="Таблица25.E3" office:value-type="string">
            <text:p text:style-name="P58">Ао</text:p>
          </table:table-cell>
          <table:table-cell table:style-name="Таблица25.F3" office:value-type="float" office:value="3">
            <text:p text:style-name="P56">3</text:p>
          </table:table-cell>
          <table:table-cell table:style-name="Таблица25.G14" office:value-type="string">
            <text:p text:style-name="P37">Адрес отправителя</text:p>
          </table:table-cell>
        </table:table-row>
        <table:table-row>
          <table:table-cell table:style-name="Таблица25.D1" office:value-type="string">
            <text:p text:style-name="P47">xx</text:p>
          </table:table-cell>
          <table:table-cell table:style-name="Таблица25.B7" office:value-type="float" office:value="4">
            <text:p text:style-name="P56">4</text:p>
          </table:table-cell>
          <table:table-cell table:style-name="Таблица25.C14" office:value-type="string">
            <text:p text:style-name="P44">Id <text:span text:style-name="T7">кадра</text:span></text:p>
          </table:table-cell>
          <table:table-cell table:style-name="Таблица25.D1" office:value-type="string">
            <text:p text:style-name="P44"/>
          </table:table-cell>
          <table:table-cell table:style-name="Таблица25.E3" office:value-type="string">
            <text:p text:style-name="P47">xx</text:p>
          </table:table-cell>
          <table:table-cell table:style-name="Таблица25.F3" office:value-type="float" office:value="4">
            <text:p text:style-name="P56">4</text:p>
          </table:table-cell>
          <table:table-cell table:style-name="Таблица25.G14" office:value-type="string">
            <text:p text:style-name="P44">Id <text:span text:style-name="T7">кадра</text:span></text:p>
          </table:table-cell>
        </table:table-row>
        <table:table-row>
          <table:table-cell table:style-name="Таблица25.D1" office:value-type="string">
            <text:p text:style-name="P58">0x1<text:span text:style-name="T1">6</text:span></text:p>
          </table:table-cell>
          <table:table-cell table:style-name="Таблица25.B8" office:value-type="float" office:value="5">
            <text:p text:style-name="P56">5</text:p>
          </table:table-cell>
          <table:table-cell table:style-name="Таблица25.C14" office:value-type="string">
            <text:p text:style-name="P55">Код команды</text:p>
          </table:table-cell>
          <table:table-cell table:style-name="Таблица25.D1" office:value-type="string">
            <text:p text:style-name="P55"/>
          </table:table-cell>
          <table:table-cell table:style-name="Таблица25.E3" office:value-type="string">
            <text:p text:style-name="P47">0x<text:span text:style-name="T7">1</text:span>6</text:p>
          </table:table-cell>
          <table:table-cell table:style-name="Таблица25.F3" office:value-type="float" office:value="5">
            <text:p text:style-name="P56">5</text:p>
          </table:table-cell>
          <table:table-cell table:style-name="Таблица25.G14" office:value-type="string">
            <text:p text:style-name="P55">Код команды</text:p>
          </table:table-cell>
        </table:table-row>
        <table:table-row>
          <table:table-cell table:style-name="Таблица25.D1" office:value-type="string">
            <text:p text:style-name="P58"/>
          </table:table-cell>
          <table:table-cell table:style-name="Таблица25.B14">
            <text:p text:style-name="P56"/>
          </table:table-cell>
          <table:table-cell table:style-name="Таблица25.C14" office:value-type="string">
            <text:p text:style-name="P55"/>
          </table:table-cell>
          <table:table-cell table:style-name="Таблица25.D1" office:value-type="string">
            <text:p text:style-name="P55"/>
          </table:table-cell>
          <table:table-cell table:style-name="Таблица25.E3" office:value-type="string">
            <text:p text:style-name="P58">хх</text:p>
          </table:table-cell>
          <table:table-cell table:style-name="Таблица25.F9" office:value-type="string">
            <text:p text:style-name="P56">6</text:p>
          </table:table-cell>
          <table:table-cell table:style-name="Таблица25.G14" office:value-type="string">
            <text:p text:style-name="P55">секунды</text:p>
          </table:table-cell>
        </table:table-row>
        <table:table-row>
          <table:table-cell table:style-name="Таблица25.D1" office:value-type="string">
            <text:p text:style-name="P58"/>
          </table:table-cell>
          <table:table-cell table:style-name="Таблица25.B14">
            <text:p text:style-name="P56"/>
          </table:table-cell>
          <table:table-cell table:style-name="Таблица25.C14" office:value-type="string">
            <text:p text:style-name="P55"/>
          </table:table-cell>
          <table:table-cell table:style-name="Таблица25.D1" office:value-type="string">
            <text:p text:style-name="P55"/>
          </table:table-cell>
          <table:table-cell table:style-name="Таблица25.E3" office:value-type="string">
            <text:p text:style-name="P58">хх</text:p>
          </table:table-cell>
          <table:table-cell table:style-name="Таблица25.F3" office:value-type="float" office:value="7">
            <text:p text:style-name="P56">7</text:p>
          </table:table-cell>
          <table:table-cell table:style-name="Таблица25.G14" office:value-type="string">
            <text:p text:style-name="P99">минуты</text:p>
          </table:table-cell>
        </table:table-row>
        <table:table-row>
          <table:table-cell table:style-name="Таблица25.D1" office:value-type="string">
            <text:p text:style-name="P58"/>
          </table:table-cell>
          <table:table-cell table:style-name="Таблица25.B14">
            <text:p text:style-name="P56"/>
          </table:table-cell>
          <table:table-cell table:style-name="Таблица25.C14" office:value-type="string">
            <text:p text:style-name="P55"/>
          </table:table-cell>
          <table:table-cell table:style-name="Таблица25.D1" office:value-type="string">
            <text:p text:style-name="P55"/>
          </table:table-cell>
          <table:table-cell table:style-name="Таблица25.E3" office:value-type="string">
            <text:p text:style-name="P58">хх</text:p>
          </table:table-cell>
          <table:table-cell table:style-name="Таблица25.F3" office:value-type="float" office:value="8">
            <text:p text:style-name="P56">8</text:p>
          </table:table-cell>
          <table:table-cell table:style-name="Таблица25.G14" office:value-type="string">
            <text:p text:style-name="P99">часы(0-23)</text:p>
          </table:table-cell>
        </table:table-row>
        <table:table-row>
          <table:table-cell table:style-name="Таблица25.D1" office:value-type="string">
            <text:p text:style-name="P58"/>
          </table:table-cell>
          <table:table-cell table:style-name="Таблица25.B14">
            <text:p text:style-name="P56"/>
          </table:table-cell>
          <table:table-cell table:style-name="Таблица25.C14" office:value-type="string">
            <text:p text:style-name="P55"/>
          </table:table-cell>
          <table:table-cell table:style-name="Таблица25.D1" office:value-type="string">
            <text:p text:style-name="P55"/>
          </table:table-cell>
          <table:table-cell table:style-name="Таблица25.E3" office:value-type="string">
            <text:p text:style-name="P58">хх</text:p>
          </table:table-cell>
          <table:table-cell table:style-name="Таблица25.F3" office:value-type="float" office:value="9">
            <text:p text:style-name="P56">9</text:p>
          </table:table-cell>
          <table:table-cell table:style-name="Таблица25.G14" office:value-type="string">
            <text:p text:style-name="P99">число</text:p>
          </table:table-cell>
        </table:table-row>
        <table:table-row>
          <table:table-cell table:style-name="Таблица25.D1" office:value-type="string">
            <text:p text:style-name="P58"/>
          </table:table-cell>
          <table:table-cell table:style-name="Таблица25.B14">
            <text:p text:style-name="P56"/>
          </table:table-cell>
          <table:table-cell table:style-name="Таблица25.C14" office:value-type="string">
            <text:p text:style-name="P55"/>
          </table:table-cell>
          <table:table-cell table:style-name="Таблица25.D1" office:value-type="string">
            <text:p text:style-name="P55"/>
          </table:table-cell>
          <table:table-cell table:style-name="Таблица25.E3" office:value-type="string">
            <text:p text:style-name="P58">хх</text:p>
          </table:table-cell>
          <table:table-cell table:style-name="Таблица25.F3" office:value-type="float" office:value="10">
            <text:p text:style-name="P56">10</text:p>
          </table:table-cell>
          <table:table-cell table:style-name="Таблица25.G14" office:value-type="string">
            <text:p text:style-name="P99">месяц</text:p>
          </table:table-cell>
        </table:table-row>
        <table:table-row>
          <table:table-cell table:style-name="Таблица25.D1" office:value-type="string">
            <text:p text:style-name="P58"/>
          </table:table-cell>
          <table:table-cell table:style-name="Таблица25.B14">
            <text:p text:style-name="P56"/>
          </table:table-cell>
          <table:table-cell table:style-name="Таблица25.C14" office:value-type="string">
            <text:p text:style-name="P55"/>
          </table:table-cell>
          <table:table-cell table:style-name="Таблица25.D1" office:value-type="string">
            <text:p text:style-name="P55"/>
          </table:table-cell>
          <table:table-cell table:style-name="Таблица25.E3" office:value-type="string">
            <text:p text:style-name="P58">хх</text:p>
          </table:table-cell>
          <table:table-cell table:style-name="Таблица25.F3" office:value-type="float" office:value="11">
            <text:p text:style-name="P56">11</text:p>
          </table:table-cell>
          <table:table-cell table:style-name="Таблица25.G14" office:value-type="string">
            <text:p text:style-name="P99">год (0-99)</text:p>
          </table:table-cell>
        </table:table-row>
        <table:table-row>
          <table:table-cell table:style-name="Таблица25.A15" office:value-type="string">
            <text:p text:style-name="P47">xx</text:p>
          </table:table-cell>
          <table:table-cell table:style-name="Таблица25.B15" office:value-type="float" office:value="6">
            <text:p text:style-name="P49">6</text:p>
          </table:table-cell>
          <table:table-cell table:style-name="Таблица25.C15" table:number-rows-spanned="2" office:value-type="string">
            <text:p text:style-name="P45">CRC16</text:p>
          </table:table-cell>
          <table:table-cell table:style-name="Таблица25.D1" office:value-type="string">
            <text:p text:style-name="P55"/>
          </table:table-cell>
          <table:table-cell table:style-name="Таблица25.E15" office:value-type="string">
            <text:p text:style-name="P47">xx</text:p>
          </table:table-cell>
          <table:table-cell table:style-name="Таблица25.F15" office:value-type="float" office:value="12">
            <text:p text:style-name="P56">1<text:span text:style-name="T1">2</text:span></text:p>
          </table:table-cell>
          <table:table-cell table:style-name="Таблица25.G15" table:number-rows-spanned="2" office:value-type="string">
            <text:p text:style-name="P45">CRC16</text:p>
          </table:table-cell>
        </table:table-row>
        <table:table-row>
          <table:table-cell table:style-name="Таблица25.D1" office:value-type="string">
            <text:p text:style-name="P47">xx</text:p>
          </table:table-cell>
          <table:table-cell table:style-name="Таблица25.B16" office:value-type="float" office:value="7">
            <text:p text:style-name="P49">7</text:p>
          </table:table-cell>
          <table:covered-table-cell/>
          <table:table-cell table:style-name="Таблица25.D1" office:value-type="string">
            <text:p text:style-name="P55"/>
          </table:table-cell>
          <table:table-cell table:style-name="Таблица25.E3" office:value-type="string">
            <text:p text:style-name="P47">xx</text:p>
          </table:table-cell>
          <table:table-cell table:style-name="Таблица25.F16" office:value-type="float" office:value="13">
            <text:p text:style-name="P56">1<text:span text:style-name="T1">3</text:span></text:p>
          </table:table-cell>
          <table:covered-table-cell/>
        </table:table-row>
      </table:table>
      <text:p text:style-name="P21"/>
      <text:h text:style-name="Heading_20_2" text:outline-level="2">Команда <text:span text:style-name="T1">Start_Proc</text:span></text:h>
      <text:p text:style-name="P21">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1"/>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64">Запрос</text:p>
          </table:table-cell>
          <table:covered-table-cell/>
          <table:covered-table-cell/>
          <table:covered-table-cell/>
          <table:table-cell table:style-name="Таблица26.E1" office:value-type="string">
            <text:p text:style-name="P64"/>
          </table:table-cell>
          <table:table-cell table:style-name="Таблица26.F1" table:number-columns-spanned="3" office:value-type="string">
            <text:p text:style-name="P64">Ответ</text:p>
          </table:table-cell>
          <table:covered-table-cell/>
          <table:covered-table-cell/>
        </table:table-row>
        <table:table-row>
          <table:table-cell table:style-name="Таблица26.A1" office:value-type="string">
            <text:p text:style-name="P68">код, <text:span text:style-name="T1">hex</text:span></text:p>
          </table:table-cell>
          <table:table-cell table:style-name="Таблица26.B2" office:value-type="string">
            <text:p text:style-name="P64">№</text:p>
          </table:table-cell>
          <table:table-cell table:style-name="Таблица26.C2" table:number-columns-spanned="2" office:value-type="string">
            <text:p text:style-name="P67">Описание</text:p>
          </table:table-cell>
          <table:covered-table-cell/>
          <table:table-cell table:style-name="Таблица26.E1" office:value-type="string">
            <text:p text:style-name="P67"/>
          </table:table-cell>
          <table:table-cell table:style-name="Таблица26.F1" office:value-type="string">
            <text:p text:style-name="P68">код, <text:span text:style-name="T1">hex</text:span></text:p>
          </table:table-cell>
          <table:table-cell table:style-name="Таблица26.G2" office:value-type="string">
            <text:p text:style-name="P70">№</text:p>
          </table:table-cell>
          <table:table-cell table:style-name="Таблица26.G2" office:value-type="string">
            <text:p text:style-name="P67">Описание</text:p>
          </table:table-cell>
        </table:table-row>
        <table:table-row>
          <table:table-cell table:style-name="Таблица26.E1" office:value-type="string">
            <text:p text:style-name="P40">0<text:span text:style-name="T1">x80</text:span></text:p>
          </table:table-cell>
          <table:table-cell table:style-name="Таблица26.B3" office:value-type="float" office:value="0">
            <text:p text:style-name="P38">0</text:p>
          </table:table-cell>
          <table:table-cell table:style-name="Таблица26.C8" table:number-columns-spanned="2" office:value-type="string">
            <text:p text:style-name="P87">Заголовок </text:p>
          </table:table-cell>
          <table:covered-table-cell/>
          <table:table-cell table:style-name="Таблица26.E1" office:value-type="string">
            <text:p text:style-name="P55"/>
          </table:table-cell>
          <table:table-cell table:style-name="Таблица26.F3" office:value-type="string">
            <text:p text:style-name="P40">0<text:span text:style-name="T1">x80</text:span></text:p>
          </table:table-cell>
          <table:table-cell table:style-name="Таблица26.G3" office:value-type="float" office:value="0">
            <text:p text:style-name="P38">0</text:p>
          </table:table-cell>
          <table:table-cell table:style-name="Таблица26.H8" office:value-type="string">
            <text:p text:style-name="P55">Заголовок </text:p>
          </table:table-cell>
        </table:table-row>
        <table:table-row>
          <table:table-cell table:style-name="Таблица26.A4" office:value-type="float" office:value="22">
            <text:p text:style-name="P58">22</text:p>
          </table:table-cell>
          <table:table-cell table:style-name="Таблица26.B4" office:value-type="float" office:value="1">
            <text:p text:style-name="P56">1</text:p>
          </table:table-cell>
          <table:table-cell table:style-name="Таблица26.C8" table:number-columns-spanned="2" office:value-type="string">
            <text:p text:style-name="P37">Количество байт</text:p>
          </table:table-cell>
          <table:covered-table-cell/>
          <table:table-cell table:style-name="Таблица26.E1" office:value-type="string">
            <text:p text:style-name="P37"/>
          </table:table-cell>
          <table:table-cell table:style-name="Таблица26.F3" office:value-type="string">
            <text:p text:style-name="P47">0x8</text:p>
          </table:table-cell>
          <table:table-cell table:style-name="Таблица26.G3" office:value-type="float" office:value="1">
            <text:p text:style-name="P56">1</text:p>
          </table:table-cell>
          <table:table-cell table:style-name="Таблица26.H8" office:value-type="string">
            <text:p text:style-name="P37">Количество байт</text:p>
          </table:table-cell>
        </table:table-row>
        <table:table-row>
          <table:table-cell table:style-name="Таблица26.E1" office:value-type="string">
            <text:p text:style-name="P58">Ап</text:p>
          </table:table-cell>
          <table:table-cell table:style-name="Таблица26.B5" office:value-type="float" office:value="2">
            <text:p text:style-name="P56">2</text:p>
          </table:table-cell>
          <table:table-cell table:style-name="Таблица26.C8" table:number-columns-spanned="2" office:value-type="string">
            <text:p text:style-name="P37">Адрес получателя</text:p>
          </table:table-cell>
          <table:covered-table-cell/>
          <table:table-cell table:style-name="Таблица26.E1" office:value-type="string">
            <text:p text:style-name="P37"/>
          </table:table-cell>
          <table:table-cell table:style-name="Таблица26.F3" office:value-type="string">
            <text:p text:style-name="P58">Ап</text:p>
          </table:table-cell>
          <table:table-cell table:style-name="Таблица26.G3" office:value-type="float" office:value="2">
            <text:p text:style-name="P56">2</text:p>
          </table:table-cell>
          <table:table-cell table:style-name="Таблица26.H8" office:value-type="string">
            <text:p text:style-name="P37">Адрес получателя</text:p>
          </table:table-cell>
        </table:table-row>
        <table:table-row>
          <table:table-cell table:style-name="Таблица26.E1" office:value-type="string">
            <text:p text:style-name="P58">Ао</text:p>
          </table:table-cell>
          <table:table-cell table:style-name="Таблица26.B6" office:value-type="float" office:value="3">
            <text:p text:style-name="P56">3</text:p>
          </table:table-cell>
          <table:table-cell table:style-name="Таблица26.C8" table:number-columns-spanned="2" office:value-type="string">
            <text:p text:style-name="P37">Адрес отправителя</text:p>
          </table:table-cell>
          <table:covered-table-cell/>
          <table:table-cell table:style-name="Таблица26.E1" office:value-type="string">
            <text:p text:style-name="P37"/>
          </table:table-cell>
          <table:table-cell table:style-name="Таблица26.F3" office:value-type="string">
            <text:p text:style-name="P58">Ао</text:p>
          </table:table-cell>
          <table:table-cell table:style-name="Таблица26.G3" office:value-type="float" office:value="3">
            <text:p text:style-name="P56">3</text:p>
          </table:table-cell>
          <table:table-cell table:style-name="Таблица26.H8" office:value-type="string">
            <text:p text:style-name="P37">Адрес отправителя</text:p>
          </table:table-cell>
        </table:table-row>
        <table:table-row>
          <table:table-cell table:style-name="Таблица26.E1" office:value-type="string">
            <text:p text:style-name="P47">xx</text:p>
          </table:table-cell>
          <table:table-cell table:style-name="Таблица26.B7" office:value-type="float" office:value="4">
            <text:p text:style-name="P56">4</text:p>
          </table:table-cell>
          <table:table-cell table:style-name="Таблица26.C8" table:number-columns-spanned="2" office:value-type="string">
            <text:p text:style-name="P44">Id <text:span text:style-name="T7">кадра</text:span></text:p>
          </table:table-cell>
          <table:covered-table-cell/>
          <table:table-cell table:style-name="Таблица26.E1" office:value-type="string">
            <text:p text:style-name="P44"/>
          </table:table-cell>
          <table:table-cell table:style-name="Таблица26.F3" office:value-type="string">
            <text:p text:style-name="P47">xx</text:p>
          </table:table-cell>
          <table:table-cell table:style-name="Таблица26.G3" office:value-type="float" office:value="4">
            <text:p text:style-name="P56">4</text:p>
          </table:table-cell>
          <table:table-cell table:style-name="Таблица26.H8" office:value-type="string">
            <text:p text:style-name="P44">Id <text:span text:style-name="T7">кадра</text:span></text:p>
          </table:table-cell>
        </table:table-row>
        <table:table-row>
          <table:table-cell table:style-name="Таблица26.E1" office:value-type="string">
            <text:p text:style-name="P58">0x17</text:p>
          </table:table-cell>
          <table:table-cell table:style-name="Таблица26.B8" office:value-type="float" office:value="5">
            <text:p text:style-name="P56">5</text:p>
          </table:table-cell>
          <table:table-cell table:style-name="Таблица26.C8" table:number-columns-spanned="2" office:value-type="string">
            <text:p text:style-name="P55">Код команды</text:p>
          </table:table-cell>
          <table:covered-table-cell/>
          <table:table-cell table:style-name="Таблица26.E1" office:value-type="string">
            <text:p text:style-name="P55"/>
          </table:table-cell>
          <table:table-cell table:style-name="Таблица26.F3" office:value-type="string">
            <text:p text:style-name="P47">0x<text:span text:style-name="T7">17</text:span></text:p>
          </table:table-cell>
          <table:table-cell table:style-name="Таблица26.G3" office:value-type="float" office:value="5">
            <text:p text:style-name="P56">5</text:p>
          </table:table-cell>
          <table:table-cell table:style-name="Таблица26.H8" office:value-type="string">
            <text:p text:style-name="P55">Код команды</text:p>
          </table:table-cell>
        </table:table-row>
        <table:table-row>
          <table:table-cell table:style-name="Таблица26.E1" office:value-type="string">
            <text:p text:style-name="P58">хх</text:p>
          </table:table-cell>
          <table:table-cell table:style-name="Таблица26.B9" office:value-type="string">
            <text:p text:style-name="P56">6</text:p>
          </table:table-cell>
          <table:table-cell table:style-name="Таблица26.C22" office:value-type="string">
            <text:p text:style-name="P55">секунды</text:p>
          </table:table-cell>
          <table:table-cell table:style-name="Таблица26.D9" table:number-rows-spanned="6" office:value-type="string">
            <text:p text:style-name="P55">Время старта</text:p>
          </table:table-cell>
          <table:table-cell table:style-name="Таблица26.E1" office:value-type="string">
            <text:p text:style-name="P55"/>
          </table:table-cell>
          <table:table-cell table:style-name="Таблица26.F9" office:value-type="string">
            <text:p text:style-name="P47"/>
          </table:table-cell>
          <table:table-cell table:style-name="Таблица26.G9" office:value-type="string">
            <text:p text:style-name="P56">6</text:p>
          </table:table-cell>
          <table:table-cell table:style-name="Таблица26.H9" office:value-type="string">
            <text:p text:style-name="P60">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58">хх</text:p>
          </table:table-cell>
          <table:table-cell table:style-name="Таблица26.B10" office:value-type="float" office:value="7">
            <text:p text:style-name="P56">7</text:p>
          </table:table-cell>
          <table:table-cell table:style-name="Таблица26.C22" office:value-type="string">
            <text:p text:style-name="P99">минуты</text:p>
          </table:table-cell>
          <table:covered-table-cell/>
          <table:table-cell table:style-name="Таблица26.E1" office:value-type="string">
            <text:p text:style-name="P55"/>
          </table:table-cell>
          <table:table-cell table:style-name="Таблица26.F3" office:value-type="string">
            <text:p text:style-name="P47">xx</text:p>
          </table:table-cell>
          <table:table-cell table:style-name="Таблица26.G23" office:value-type="string">
            <text:p text:style-name="P56">7</text:p>
          </table:table-cell>
          <table:table-cell table:style-name="Таблица26.H9" table:number-rows-spanned="2" office:value-type="string">
            <text:p text:style-name="P45">CRC16</text:p>
          </table:table-cell>
        </table:table-row>
        <table:table-row>
          <table:table-cell table:style-name="Таблица26.E1" office:value-type="string">
            <text:p text:style-name="P58">хх</text:p>
          </table:table-cell>
          <table:table-cell table:style-name="Таблица26.B11" office:value-type="float" office:value="8">
            <text:p text:style-name="P56">8</text:p>
          </table:table-cell>
          <table:table-cell table:style-name="Таблица26.C22" office:value-type="string">
            <text:p text:style-name="P99">часы(0-23)</text:p>
          </table:table-cell>
          <table:covered-table-cell/>
          <table:table-cell table:style-name="Таблица26.E1" office:value-type="string">
            <text:p text:style-name="P55"/>
          </table:table-cell>
          <table:table-cell table:style-name="Таблица26.F3" office:value-type="string">
            <text:p text:style-name="P58">хх</text:p>
          </table:table-cell>
          <table:table-cell table:style-name="Таблица26.G3" office:value-type="float" office:value="8">
            <text:p text:style-name="P56">8</text:p>
          </table:table-cell>
          <table:covered-table-cell/>
        </table:table-row>
        <table:table-row>
          <table:table-cell table:style-name="Таблица26.E1" office:value-type="string">
            <text:p text:style-name="P58">хх</text:p>
          </table:table-cell>
          <table:table-cell table:style-name="Таблица26.B12" office:value-type="float" office:value="9">
            <text:p text:style-name="P56">9</text:p>
          </table:table-cell>
          <table:table-cell table:style-name="Таблица26.C22" office:value-type="string">
            <text:p text:style-name="P99">число</text:p>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9" office:value-type="string">
            <text:p text:style-name="Standard"/>
          </table:table-cell>
        </table:table-row>
        <table:table-row>
          <table:table-cell table:style-name="Таблица26.E1" office:value-type="string">
            <text:p text:style-name="P58">хх</text:p>
          </table:table-cell>
          <table:table-cell table:style-name="Таблица26.B13" office:value-type="float" office:value="10">
            <text:p text:style-name="P56">10</text:p>
          </table:table-cell>
          <table:table-cell table:style-name="Таблица26.C22" office:value-type="string">
            <text:p text:style-name="P99">месяц</text:p>
          </table:table-cell>
          <table:covered-table-cell/>
          <table:table-cell table:style-name="Таблица26.E1" office:value-type="string">
            <text:p text:style-name="P55"/>
          </table:table-cell>
          <table:table-cell table:style-name="Таблица26.F3" office:value-type="string">
            <text:p text:style-name="P58"/>
          </table:table-cell>
          <table:table-cell table:style-name="Таблица26.G3">
            <text:p text:style-name="P56"/>
          </table:table-cell>
          <table:table-cell table:style-name="Таблица26.H9" office:value-type="string">
            <text:p text:style-name="Standard"/>
          </table:table-cell>
        </table:table-row>
        <table:table-row>
          <table:table-cell table:style-name="Таблица26.E1" office:value-type="string">
            <text:p text:style-name="P58">хх</text:p>
          </table:table-cell>
          <table:table-cell table:style-name="Таблица26.B14" office:value-type="float" office:value="11">
            <text:p text:style-name="P56">11</text:p>
          </table:table-cell>
          <table:table-cell table:style-name="Таблица26.C22" office:value-type="string">
            <text:p text:style-name="P99">год (0-99)</text:p>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9" office:value-type="string">
            <text:p text:style-name="Standard"/>
          </table:table-cell>
        </table:table-row>
        <table:table-row>
          <table:table-cell table:style-name="Таблица26.E1" office:value-type="string">
            <text:p text:style-name="P58">хх</text:p>
          </table:table-cell>
          <table:table-cell table:style-name="Таблица26.B15" office:value-type="float" office:value="12">
            <text:p text:style-name="P56">12</text:p>
          </table:table-cell>
          <table:table-cell table:style-name="Таблица26.C22" office:value-type="string">
            <text:p text:style-name="P99">мл</text:p>
          </table:table-cell>
          <table:table-cell table:style-name="Таблица26.D9" table:number-rows-spanned="4" office:value-type="string">
            <text:p text:style-name="P99">Период, сек. <text:s/></text:p>
          </table: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E1" office:value-type="string">
            <text:p text:style-name="P58">хх</text:p>
          </table:table-cell>
          <table:table-cell table:style-name="Таблица26.B16" office:value-type="float" office:value="13">
            <text:p text:style-name="P56">13</text:p>
          </table:table-cell>
          <table:table-cell table:style-name="Таблица26.C22" office:value-type="string">
            <text:p text:style-name="P99"/>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E1" office:value-type="string">
            <text:p text:style-name="P47">xx</text:p>
          </table:table-cell>
          <table:table-cell table:style-name="Таблица26.B17" office:value-type="float" office:value="14">
            <text:p text:style-name="P49">14</text:p>
          </table:table-cell>
          <table:table-cell table:style-name="Таблица26.C22" office:value-type="string">
            <text:p text:style-name="P99"/>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E1" office:value-type="string">
            <text:p text:style-name="P47">xx</text:p>
          </table:table-cell>
          <table:table-cell table:style-name="Таблица26.B18" office:value-type="float" office:value="15">
            <text:p text:style-name="P49">15</text:p>
          </table:table-cell>
          <table:table-cell table:style-name="Таблица26.C22" office:value-type="string">
            <text:p text:style-name="P99">ст</text:p>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E1" office:value-type="string">
            <text:p text:style-name="P47"/>
          </table:table-cell>
          <table:table-cell table:style-name="Таблица26.B19" office:value-type="float" office:value="16">
            <text:p text:style-name="P56">16</text:p>
          </table:table-cell>
          <table:table-cell table:style-name="Таблица26.C22" office:value-type="string">
            <text:p text:style-name="P99">мл</text:p>
          </table:table-cell>
          <table:table-cell table:style-name="Таблица26.D9" table:number-rows-spanned="4" office:value-type="string">
            <text:p text:style-name="P101">Кол-во точек</text:p>
          </table: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E1" office:value-type="string">
            <text:p text:style-name="P47"/>
          </table:table-cell>
          <table:table-cell table:style-name="Таблица26.B20" office:value-type="float" office:value="17">
            <text:p text:style-name="P56">17</text:p>
          </table:table-cell>
          <table:table-cell table:style-name="Таблица26.C22" office:value-type="string">
            <text:p text:style-name="P99"/>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E1" office:value-type="string">
            <text:p text:style-name="P47"/>
          </table:table-cell>
          <table:table-cell table:style-name="Таблица26.B21" office:value-type="float" office:value="18">
            <text:p text:style-name="P56">18</text:p>
          </table:table-cell>
          <table:table-cell table:style-name="Таблица26.C22" office:value-type="string">
            <text:p text:style-name="P99"/>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E1" office:value-type="string">
            <text:p text:style-name="P47"/>
          </table:table-cell>
          <table:table-cell table:style-name="Таблица26.B22" office:value-type="float" office:value="19">
            <text:p text:style-name="P56">19</text:p>
          </table:table-cell>
          <table:table-cell table:style-name="Таблица26.C22" office:value-type="string">
            <text:p text:style-name="P99">ст</text:p>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15" office:value-type="string">
            <text:p text:style-name="Standard"/>
          </table:table-cell>
        </table:table-row>
        <table:table-row>
          <table:table-cell table:style-name="Таблица26.A23" office:value-type="string">
            <text:p text:style-name="P47">xx</text:p>
          </table:table-cell>
          <table:table-cell table:style-name="Таблица26.B23" office:value-type="float" office:value="20">
            <text:p text:style-name="P49">20</text:p>
          </table:table-cell>
          <table:table-cell table:style-name="Таблица26.C24" table:number-rows-spanned="2" table:number-columns-spanned="2" office:value-type="string">
            <text:p text:style-name="P45">CRC16</text:p>
          </table: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3" office:value-type="string">
            <text:p text:style-name="P56"/>
          </table:table-cell>
          <table:table-cell table:style-name="Таблица26.H9" office:value-type="string">
            <text:p text:style-name="Standard"/>
          </table:table-cell>
        </table:table-row>
        <table:table-row>
          <table:table-cell table:style-name="Таблица26.E1" office:value-type="string">
            <text:p text:style-name="P47">xx</text:p>
          </table:table-cell>
          <table:table-cell table:style-name="Таблица26.B24" office:value-type="float" office:value="21">
            <text:p text:style-name="P49">21</text:p>
          </table:table-cell>
          <table:covered-table-cell/>
          <table:covered-table-cell/>
          <table:table-cell table:style-name="Таблица26.E1" office:value-type="string">
            <text:p text:style-name="P55"/>
          </table:table-cell>
          <table:table-cell table:style-name="Таблица26.F3" office:value-type="string">
            <text:p text:style-name="P47"/>
          </table:table-cell>
          <table:table-cell table:style-name="Таблица26.G24">
            <text:p text:style-name="P56"/>
          </table:table-cell>
          <table:table-cell table:style-name="Таблица26.F3" office:value-type="string">
            <text:p text:style-name="P44"/>
          </table:table-cell>
        </table:table-row>
      </table:table>
      <text:p text:style-name="P21"/>
      <text:h text:style-name="P113" text:outline-level="2">Команда <text:span text:style-name="T1">Get_ProcState</text:span></text:h>
      <text:p text:style-name="P21">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64">Запрос</text:p>
          </table:table-cell>
          <table:covered-table-cell/>
          <table:covered-table-cell/>
          <table:table-cell table:style-name="Таблица27.D1" office:value-type="string">
            <text:p text:style-name="P64"/>
          </table:table-cell>
          <table:table-cell table:style-name="Таблица27.E1" table:number-columns-spanned="3" office:value-type="string">
            <text:p text:style-name="P64">Ответ</text:p>
          </table:table-cell>
          <table:covered-table-cell/>
          <table:covered-table-cell/>
        </table:table-row>
        <table:table-row>
          <table:table-cell table:style-name="Таблица27.A1" office:value-type="string">
            <text:p text:style-name="P68">код, <text:span text:style-name="T1">hex</text:span></text:p>
          </table:table-cell>
          <table:table-cell table:style-name="Таблица27.B2" office:value-type="string">
            <text:p text:style-name="P64">№</text:p>
          </table:table-cell>
          <table:table-cell table:style-name="Таблица27.C2" office:value-type="string">
            <text:p text:style-name="P67">Описание</text:p>
          </table:table-cell>
          <table:table-cell table:style-name="Таблица27.D1" office:value-type="string">
            <text:p text:style-name="P67"/>
          </table:table-cell>
          <table:table-cell table:style-name="Таблица27.E1" office:value-type="string">
            <text:p text:style-name="P68">код, <text:span text:style-name="T1">hex</text:span></text:p>
          </table:table-cell>
          <table:table-cell table:style-name="Таблица27.F2" office:value-type="string">
            <text:p text:style-name="P70">№</text:p>
          </table:table-cell>
          <table:table-cell table:style-name="Таблица27.F2" office:value-type="string">
            <text:p text:style-name="P67">Описание</text:p>
          </table:table-cell>
        </table:table-row>
        <table:table-row>
          <table:table-cell table:style-name="Таблица27.D1" office:value-type="string">
            <text:p text:style-name="P40">0<text:span text:style-name="T1">x80</text:span></text:p>
          </table:table-cell>
          <table:table-cell table:style-name="Таблица27.B3" office:value-type="float" office:value="0">
            <text:p text:style-name="P38">0</text:p>
          </table:table-cell>
          <table:table-cell table:style-name="Таблица27.C27" office:value-type="string">
            <text:p text:style-name="P87">Заголовок </text:p>
          </table:table-cell>
          <table:table-cell table:style-name="Таблица27.D1" office:value-type="string">
            <text:p text:style-name="P55"/>
          </table:table-cell>
          <table:table-cell table:style-name="Таблица27.E3" office:value-type="string">
            <text:p text:style-name="P40">0<text:span text:style-name="T1">x80</text:span></text:p>
          </table:table-cell>
          <table:table-cell table:style-name="Таблица27.F3" office:value-type="float" office:value="0">
            <text:p text:style-name="P38">0</text:p>
          </table:table-cell>
          <table:table-cell table:style-name="Таблица27.G27" office:value-type="string">
            <text:p text:style-name="P55">Заголовок </text:p>
          </table:table-cell>
        </table:table-row>
        <table:table-row>
          <table:table-cell table:style-name="Таблица27.A4" office:value-type="float" office:value="8">
            <text:p text:style-name="P58">8</text:p>
          </table:table-cell>
          <table:table-cell table:style-name="Таблица27.B4" office:value-type="float" office:value="1">
            <text:p text:style-name="P56">1</text:p>
          </table:table-cell>
          <table:table-cell table:style-name="Таблица27.C27" office:value-type="string">
            <text:p text:style-name="P37">Количество байт</text:p>
          </table:table-cell>
          <table:table-cell table:style-name="Таблица27.D1" office:value-type="string">
            <text:p text:style-name="P37"/>
          </table:table-cell>
          <table:table-cell table:style-name="Таблица27.E3" office:value-type="string">
            <text:p text:style-name="P47">18</text:p>
          </table:table-cell>
          <table:table-cell table:style-name="Таблица27.F3" office:value-type="float" office:value="1">
            <text:p text:style-name="P56">1</text:p>
          </table:table-cell>
          <table:table-cell table:style-name="Таблица27.G27" office:value-type="string">
            <text:p text:style-name="P37">Количество байт</text:p>
          </table:table-cell>
        </table:table-row>
        <table:table-row>
          <table:table-cell table:style-name="Таблица27.D1" office:value-type="string">
            <text:p text:style-name="P58">Ап</text:p>
          </table:table-cell>
          <table:table-cell table:style-name="Таблица27.B5" office:value-type="float" office:value="2">
            <text:p text:style-name="P56">2</text:p>
          </table:table-cell>
          <table:table-cell table:style-name="Таблица27.C27" office:value-type="string">
            <text:p text:style-name="P37">Адрес получателя</text:p>
          </table:table-cell>
          <table:table-cell table:style-name="Таблица27.D1" office:value-type="string">
            <text:p text:style-name="P37"/>
          </table:table-cell>
          <table:table-cell table:style-name="Таблица27.E3" office:value-type="string">
            <text:p text:style-name="P58">Ап</text:p>
          </table:table-cell>
          <table:table-cell table:style-name="Таблица27.F3" office:value-type="float" office:value="2">
            <text:p text:style-name="P56">2</text:p>
          </table:table-cell>
          <table:table-cell table:style-name="Таблица27.G27" office:value-type="string">
            <text:p text:style-name="P37">Адрес получателя</text:p>
          </table:table-cell>
        </table:table-row>
        <table:table-row>
          <table:table-cell table:style-name="Таблица27.D1" office:value-type="string">
            <text:p text:style-name="P58">Ао</text:p>
          </table:table-cell>
          <table:table-cell table:style-name="Таблица27.B6" office:value-type="float" office:value="3">
            <text:p text:style-name="P56">3</text:p>
          </table:table-cell>
          <table:table-cell table:style-name="Таблица27.C27" office:value-type="string">
            <text:p text:style-name="P37">Адрес отправителя</text:p>
          </table:table-cell>
          <table:table-cell table:style-name="Таблица27.D1" office:value-type="string">
            <text:p text:style-name="P37"/>
          </table:table-cell>
          <table:table-cell table:style-name="Таблица27.E3" office:value-type="string">
            <text:p text:style-name="P58">Ао</text:p>
          </table:table-cell>
          <table:table-cell table:style-name="Таблица27.F3" office:value-type="float" office:value="3">
            <text:p text:style-name="P56">3</text:p>
          </table:table-cell>
          <table:table-cell table:style-name="Таблица27.G27" office:value-type="string">
            <text:p text:style-name="P37">Адрес отправителя</text:p>
          </table:table-cell>
        </table:table-row>
        <table:table-row>
          <table:table-cell table:style-name="Таблица27.D1" office:value-type="string">
            <text:p text:style-name="P47">xx</text:p>
          </table:table-cell>
          <table:table-cell table:style-name="Таблица27.B7" office:value-type="float" office:value="4">
            <text:p text:style-name="P56">4</text:p>
          </table:table-cell>
          <table:table-cell table:style-name="Таблица27.C27" office:value-type="string">
            <text:p text:style-name="P44">Id <text:span text:style-name="T7">кадра</text:span></text:p>
          </table:table-cell>
          <table:table-cell table:style-name="Таблица27.D1" office:value-type="string">
            <text:p text:style-name="P44"/>
          </table:table-cell>
          <table:table-cell table:style-name="Таблица27.E3" office:value-type="string">
            <text:p text:style-name="P47">xx</text:p>
          </table:table-cell>
          <table:table-cell table:style-name="Таблица27.F3" office:value-type="float" office:value="4">
            <text:p text:style-name="P56">4</text:p>
          </table:table-cell>
          <table:table-cell table:style-name="Таблица27.G27" office:value-type="string">
            <text:p text:style-name="P44">Id <text:span text:style-name="T7">кадра</text:span></text:p>
          </table:table-cell>
        </table:table-row>
        <table:table-row>
          <table:table-cell table:style-name="Таблица27.D1" office:value-type="string">
            <text:p text:style-name="P58">0x1<text:span text:style-name="T1">8</text:span></text:p>
          </table:table-cell>
          <table:table-cell table:style-name="Таблица27.B8" office:value-type="float" office:value="5">
            <text:p text:style-name="P56">5</text:p>
          </table:table-cell>
          <table:table-cell table:style-name="Таблица27.C27" office:value-type="string">
            <text:p text:style-name="P55">Код команды</text:p>
          </table:table-cell>
          <table:table-cell table:style-name="Таблица27.D1" office:value-type="string">
            <text:p text:style-name="P55"/>
          </table:table-cell>
          <table:table-cell table:style-name="Таблица27.E3" office:value-type="string">
            <text:p text:style-name="P47">0x<text:span text:style-name="T7">1</text:span>6</text:p>
          </table:table-cell>
          <table:table-cell table:style-name="Таблица27.F3" office:value-type="float" office:value="5">
            <text:p text:style-name="P56">5</text:p>
          </table:table-cell>
          <table:table-cell table:style-name="Таблица27.G27" office:value-type="string">
            <text:p text:style-name="P55">Код команды</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9" office:value-type="string">
            <text:p text:style-name="P56">6</text:p>
          </table:table-cell>
          <table:table-cell table:style-name="Таблица27.G27" office:value-type="string">
            <text:p text:style-name="P55">секунды</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7">
            <text:p text:style-name="P56">7</text:p>
          </table:table-cell>
          <table:table-cell table:style-name="Таблица27.G27" office:value-type="string">
            <text:p text:style-name="P99">минуты</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8">
            <text:p text:style-name="P56">8</text:p>
          </table:table-cell>
          <table:table-cell table:style-name="Таблица27.G27" office:value-type="string">
            <text:p text:style-name="P99">часы(0-23)</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9">
            <text:p text:style-name="P56">9</text:p>
          </table:table-cell>
          <table:table-cell table:style-name="Таблица27.G27" office:value-type="string">
            <text:p text:style-name="P99">число</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10">
            <text:p text:style-name="P56">10</text:p>
          </table:table-cell>
          <table:table-cell table:style-name="Таблица27.G27" office:value-type="string">
            <text:p text:style-name="P99">месяц</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11">
            <text:p text:style-name="P56">11</text:p>
          </table:table-cell>
          <table:table-cell table:style-name="Таблица27.G27" office:value-type="string">
            <text:p text:style-name="P99">год (0-99)</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47">xx</text:p>
          </table:table-cell>
          <table:table-cell table:style-name="Таблица27.F3" office:value-type="float" office:value="12">
            <text:p text:style-name="P49">12</text:p>
          </table:table-cell>
          <table:table-cell table:style-name="Таблица27.G27" office:value-type="string">
            <text:p text:style-name="P100">мл период</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47">xx</text:p>
          </table:table-cell>
          <table:table-cell table:style-name="Таблица27.F3" office:value-type="float" office:value="13">
            <text:p text:style-name="P49">13</text:p>
          </table:table-cell>
          <table:table-cell table:style-name="Таблица27.G27" office:value-type="string">
            <text:p text:style-name="P99"/>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47">xx</text:p>
          </table:table-cell>
          <table:table-cell table:style-name="Таблица27.F3" office:value-type="float" office:value="14">
            <text:p text:style-name="P49">14</text:p>
          </table:table-cell>
          <table:table-cell table:style-name="Таблица27.G27" office:value-type="string">
            <text:p text:style-name="P99"/>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47">xx</text:p>
          </table:table-cell>
          <table:table-cell table:style-name="Таблица27.F3" office:value-type="float" office:value="15">
            <text:p text:style-name="P49">15</text:p>
          </table:table-cell>
          <table:table-cell table:style-name="Таблица27.G27" office:value-type="string">
            <text:p text:style-name="P99">ст период</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16">
            <text:p text:style-name="P56">16</text:p>
          </table:table-cell>
          <table:table-cell table:style-name="Таблица27.G27" table:number-rows-spanned="4" office:value-type="string">
            <text:p text:style-name="P99">Кол-во точек всего в процессе</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17">
            <text:p text:style-name="P56">17</text:p>
          </table:table-cell>
          <table:covered-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18">
            <text:p text:style-name="P56">18</text:p>
          </table:table-cell>
          <table:covered-table-cell/>
        </table:table-row>
        <table:table-row>
          <table:table-cell table:style-name="Таблица27.D1" office:value-type="string">
            <text:p text:style-name="P51"/>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хх</text:p>
          </table:table-cell>
          <table:table-cell table:style-name="Таблица27.F3" office:value-type="float" office:value="19">
            <text:p text:style-name="P56">19</text:p>
          </table:table-cell>
          <table:covered-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
          </table:table-cell>
          <table:table-cell table:style-name="Таблица27.F3" office:value-type="float" office:value="20">
            <text:p text:style-name="P56">20</text:p>
          </table:table-cell>
          <table:table-cell table:style-name="Таблица27.G27" table:number-rows-spanned="4" office:value-type="string">
            <text:p text:style-name="P99">Кол-во точек отсчитанных</text:p>
          </table: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
          </table:table-cell>
          <table:table-cell table:style-name="Таблица27.F3" office:value-type="float" office:value="21">
            <text:p text:style-name="P56">21</text:p>
          </table:table-cell>
          <table:covered-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
          </table:table-cell>
          <table:table-cell table:style-name="Таблица27.F3" office:value-type="float" office:value="22">
            <text:p text:style-name="P56">22</text:p>
          </table:table-cell>
          <table:covered-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
          </table:table-cell>
          <table:table-cell table:style-name="Таблица27.F3" office:value-type="float" office:value="23">
            <text:p text:style-name="P56">23</text:p>
          </table:table-cell>
          <table:covered-table-cell/>
        </table:table-row>
        <table:table-row>
          <table:table-cell table:style-name="Таблица27.D1" office:value-type="string">
            <text:p text:style-name="P58"/>
          </table:table-cell>
          <table:table-cell table:style-name="Таблица27.B27">
            <text:p text:style-name="P56"/>
          </table:table-cell>
          <table:table-cell table:style-name="Таблица27.C27" office:value-type="string">
            <text:p text:style-name="P55"/>
          </table:table-cell>
          <table:table-cell table:style-name="Таблица27.D1" office:value-type="string">
            <text:p text:style-name="P55"/>
          </table:table-cell>
          <table:table-cell table:style-name="Таблица27.E3" office:value-type="string">
            <text:p text:style-name="P58"/>
          </table:table-cell>
          <table:table-cell table:style-name="Таблица27.F3" office:value-type="float" office:value="24">
            <text:p text:style-name="P56">24</text:p>
          </table:table-cell>
          <table:table-cell table:style-name="Таблица27.G27" office:value-type="string">
            <text:p text:style-name="P99">Состояние процесса</text:p>
          </table:table-cell>
        </table:table-row>
        <table:table-row>
          <table:table-cell table:style-name="Таблица27.A28" office:value-type="string">
            <text:p text:style-name="P47">xx</text:p>
          </table:table-cell>
          <table:table-cell table:style-name="Таблица27.B28" office:value-type="float" office:value="6">
            <text:p text:style-name="P49">6</text:p>
          </table:table-cell>
          <table:table-cell table:style-name="Таблица27.C28" table:number-rows-spanned="2" office:value-type="string">
            <text:p text:style-name="P45">CRC16</text:p>
          </table:table-cell>
          <table:table-cell table:style-name="Таблица27.D1" office:value-type="string">
            <text:p text:style-name="P55"/>
          </table:table-cell>
          <table:table-cell table:style-name="Таблица27.E28" office:value-type="string">
            <text:p text:style-name="P47">xx</text:p>
          </table:table-cell>
          <table:table-cell table:style-name="Таблица27.F28" office:value-type="float" office:value="25">
            <text:p text:style-name="P56">25</text:p>
          </table:table-cell>
          <table:table-cell table:style-name="Таблица27.G28" table:number-rows-spanned="2" office:value-type="string">
            <text:p text:style-name="P45">CRC16</text:p>
          </table:table-cell>
        </table:table-row>
        <table:table-row>
          <table:table-cell table:style-name="Таблица27.D1" office:value-type="string">
            <text:p text:style-name="P47">xx</text:p>
          </table:table-cell>
          <table:table-cell table:style-name="Таблица27.B29" office:value-type="float" office:value="7">
            <text:p text:style-name="P49">7</text:p>
          </table:table-cell>
          <table:covered-table-cell/>
          <table:table-cell table:style-name="Таблица27.D1" office:value-type="string">
            <text:p text:style-name="P55"/>
          </table:table-cell>
          <table:table-cell table:style-name="Таблица27.E3" office:value-type="string">
            <text:p text:style-name="P47">xx</text:p>
          </table:table-cell>
          <table:table-cell table:style-name="Таблица27.F29" office:value-type="float" office:value="26">
            <text:p text:style-name="P56">26</text:p>
          </table:table-cell>
          <table:covered-table-cell/>
        </table:table-row>
      </table:table>
      <text:p text:style-name="P26"/>
      <text:p text:style-name="P26">Состояние процесса: 0-нет процесса, 1-идёт процесс, 2-закончился, 3-ждет старта.</text:p>
      <text:h text:style-name="P113" text:outline-level="2">Команда <text:span text:style-name="T1">Get_CurrVal</text:span></text:h>
      <text:p text:style-name="P21">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7">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64">Запрос</text:p>
          </table:table-cell>
          <table:covered-table-cell/>
          <table:covered-table-cell/>
          <table:table-cell table:style-name="Таблица32.D1" office:value-type="string">
            <text:p text:style-name="P64"/>
          </table:table-cell>
          <table:table-cell table:style-name="Таблица32.E1" table:number-columns-spanned="3" office:value-type="string">
            <text:p text:style-name="P64">Ответ</text:p>
          </table:table-cell>
          <table:covered-table-cell/>
          <table:covered-table-cell/>
        </table:table-row>
        <table:table-row>
          <table:table-cell table:style-name="Таблица32.A1" office:value-type="string">
            <text:p text:style-name="P68">код, <text:span text:style-name="T1">hex</text:span></text:p>
          </table:table-cell>
          <table:table-cell table:style-name="Таблица32.B2" office:value-type="string">
            <text:p text:style-name="P64">№</text:p>
          </table:table-cell>
          <table:table-cell table:style-name="Таблица32.C2" office:value-type="string">
            <text:p text:style-name="P67">Описание</text:p>
          </table:table-cell>
          <table:table-cell table:style-name="Таблица32.D1" office:value-type="string">
            <text:p text:style-name="P67"/>
          </table:table-cell>
          <table:table-cell table:style-name="Таблица32.E1" office:value-type="string">
            <text:p text:style-name="P68">код, <text:span text:style-name="T1">hex</text:span></text:p>
          </table:table-cell>
          <table:table-cell table:style-name="Таблица32.F2" office:value-type="string">
            <text:p text:style-name="P70">№</text:p>
          </table:table-cell>
          <table:table-cell table:style-name="Таблица32.F2" office:value-type="string">
            <text:p text:style-name="P67">Описание</text:p>
          </table:table-cell>
        </table:table-row>
        <table:table-row>
          <table:table-cell table:style-name="Таблица32.D1" office:value-type="string">
            <text:p text:style-name="P40">0<text:span text:style-name="T1">x80</text:span></text:p>
          </table:table-cell>
          <table:table-cell table:style-name="Таблица32.B3" office:value-type="float" office:value="0">
            <text:p text:style-name="P38">0</text:p>
          </table:table-cell>
          <table:table-cell table:style-name="Таблица32.C20" office:value-type="string">
            <text:p text:style-name="P87">Заголовок </text:p>
          </table:table-cell>
          <table:table-cell table:style-name="Таблица32.D1" office:value-type="string">
            <text:p text:style-name="P55"/>
          </table:table-cell>
          <table:table-cell table:style-name="Таблица32.E3" office:value-type="string">
            <text:p text:style-name="P40">0<text:span text:style-name="T1">x80</text:span></text:p>
          </table:table-cell>
          <table:table-cell table:style-name="Таблица32.F3" office:value-type="float" office:value="0">
            <text:p text:style-name="P38">0</text:p>
          </table:table-cell>
          <table:table-cell table:style-name="Таблица32.G20" office:value-type="string">
            <text:p text:style-name="P55">Заголовок </text:p>
          </table:table-cell>
        </table:table-row>
        <table:table-row>
          <table:table-cell table:style-name="Таблица32.D1" office:value-type="string">
            <text:p text:style-name="P58">0x09</text:p>
          </table:table-cell>
          <table:table-cell table:style-name="Таблица32.B4" office:value-type="float" office:value="1">
            <text:p text:style-name="P56">1</text:p>
          </table:table-cell>
          <table:table-cell table:style-name="Таблица32.C20" office:value-type="string">
            <text:p text:style-name="P37">Количество байт</text:p>
          </table:table-cell>
          <table:table-cell table:style-name="Таблица32.D1" office:value-type="string">
            <text:p text:style-name="P37"/>
          </table:table-cell>
          <table:table-cell table:style-name="Таблица32.E4" office:value-type="float" office:value="17">
            <text:p text:style-name="P47">17</text:p>
          </table:table-cell>
          <table:table-cell table:style-name="Таблица32.F3" office:value-type="float" office:value="1">
            <text:p text:style-name="P56">1</text:p>
          </table:table-cell>
          <table:table-cell table:style-name="Таблица32.G20" office:value-type="string">
            <text:p text:style-name="P37">Количество байт</text:p>
          </table:table-cell>
        </table:table-row>
        <table:table-row>
          <table:table-cell table:style-name="Таблица32.D1" office:value-type="string">
            <text:p text:style-name="P58">Ап</text:p>
          </table:table-cell>
          <table:table-cell table:style-name="Таблица32.B5" office:value-type="float" office:value="2">
            <text:p text:style-name="P56">2</text:p>
          </table:table-cell>
          <table:table-cell table:style-name="Таблица32.C20" office:value-type="string">
            <text:p text:style-name="P37">Адрес получателя</text:p>
          </table:table-cell>
          <table:table-cell table:style-name="Таблица32.D1" office:value-type="string">
            <text:p text:style-name="P37"/>
          </table:table-cell>
          <table:table-cell table:style-name="Таблица32.E3" office:value-type="string">
            <text:p text:style-name="P58">Ап</text:p>
          </table:table-cell>
          <table:table-cell table:style-name="Таблица32.F3" office:value-type="float" office:value="2">
            <text:p text:style-name="P56">2</text:p>
          </table:table-cell>
          <table:table-cell table:style-name="Таблица32.G20" office:value-type="string">
            <text:p text:style-name="P37">Адрес получателя</text:p>
          </table:table-cell>
        </table:table-row>
        <table:table-row>
          <table:table-cell table:style-name="Таблица32.D1" office:value-type="string">
            <text:p text:style-name="P58">Ао</text:p>
          </table:table-cell>
          <table:table-cell table:style-name="Таблица32.B6" office:value-type="float" office:value="3">
            <text:p text:style-name="P56">3</text:p>
          </table:table-cell>
          <table:table-cell table:style-name="Таблица32.C20" office:value-type="string">
            <text:p text:style-name="P37">Адрес отправителя</text:p>
          </table:table-cell>
          <table:table-cell table:style-name="Таблица32.D1" office:value-type="string">
            <text:p text:style-name="P37"/>
          </table:table-cell>
          <table:table-cell table:style-name="Таблица32.E3" office:value-type="string">
            <text:p text:style-name="P58">Ао</text:p>
          </table:table-cell>
          <table:table-cell table:style-name="Таблица32.F3" office:value-type="float" office:value="3">
            <text:p text:style-name="P56">3</text:p>
          </table:table-cell>
          <table:table-cell table:style-name="Таблица32.G20" office:value-type="string">
            <text:p text:style-name="P37">Адрес отправителя</text:p>
          </table:table-cell>
        </table:table-row>
        <table:table-row>
          <table:table-cell table:style-name="Таблица32.D1" office:value-type="string">
            <text:p text:style-name="P47">xx</text:p>
          </table:table-cell>
          <table:table-cell table:style-name="Таблица32.B7" office:value-type="float" office:value="4">
            <text:p text:style-name="P56">4</text:p>
          </table:table-cell>
          <table:table-cell table:style-name="Таблица32.C20" office:value-type="string">
            <text:p text:style-name="P44">Id <text:span text:style-name="T7">кадра</text:span></text:p>
          </table:table-cell>
          <table:table-cell table:style-name="Таблица32.D1" office:value-type="string">
            <text:p text:style-name="P44"/>
          </table:table-cell>
          <table:table-cell table:style-name="Таблица32.E3" office:value-type="string">
            <text:p text:style-name="P47">xx</text:p>
          </table:table-cell>
          <table:table-cell table:style-name="Таблица32.F3" office:value-type="float" office:value="4">
            <text:p text:style-name="P56">4</text:p>
          </table:table-cell>
          <table:table-cell table:style-name="Таблица32.G20" office:value-type="string">
            <text:p text:style-name="P44">Id <text:span text:style-name="T7">кадра</text:span></text:p>
          </table:table-cell>
        </table:table-row>
        <table:table-row>
          <table:table-cell table:style-name="Таблица32.D1" office:value-type="string">
            <text:p text:style-name="P58">0x19</text:p>
          </table:table-cell>
          <table:table-cell table:style-name="Таблица32.B8" office:value-type="float" office:value="5">
            <text:p text:style-name="P56">5</text:p>
          </table:table-cell>
          <table:table-cell table:style-name="Таблица32.C20" office:value-type="string">
            <text:p text:style-name="P55">Код команды</text:p>
          </table:table-cell>
          <table:table-cell table:style-name="Таблица32.D1" office:value-type="string">
            <text:p text:style-name="P55"/>
          </table:table-cell>
          <table:table-cell table:style-name="Таблица32.E3" office:value-type="string">
            <text:p text:style-name="P47">0x1<text:span text:style-name="T7">9</text:span></text:p>
          </table:table-cell>
          <table:table-cell table:style-name="Таблица32.F3" office:value-type="float" office:value="5">
            <text:p text:style-name="P56">5</text:p>
          </table:table-cell>
          <table:table-cell table:style-name="Таблица32.G20" office:value-type="string">
            <text:p text:style-name="P55">Код команды</text:p>
          </table:table-cell>
        </table:table-row>
        <table:table-row>
          <table:table-cell table:style-name="Таблица32.D1" office:value-type="string">
            <text:p text:style-name="P58"/>
          </table:table-cell>
          <table:table-cell table:style-name="Таблица32.B9" office:value-type="float" office:value="6">
            <text:p text:style-name="P56">6</text:p>
          </table:table-cell>
          <table:table-cell table:style-name="Таблица32.C20" office:value-type="string">
            <text:p text:style-name="P55">Номер канала ( 0 - 7)</text:p>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6">
            <text:p text:style-name="P56">6</text:p>
          </table:table-cell>
          <table:table-cell table:style-name="Таблица32.G20" office:value-type="string">
            <text:p text:style-name="P55">Номер канала</text:p>
          </table: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7">
            <text:p text:style-name="P56">7</text:p>
          </table:table-cell>
          <table:table-cell table:style-name="Таблица32.G20" table:number-rows-spanned="4" office:value-type="string">
            <text:p text:style-name="P55">Измеренное значение, <text:span text:style-name="T1">float, </text:span>вольты</text:p>
          </table: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8">
            <text:p text:style-name="P56">8</text:p>
          </table:table-cell>
          <table:covered-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9">
            <text:p text:style-name="P56">9</text:p>
          </table:table-cell>
          <table:covered-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0">
            <text:p text:style-name="P56">10</text:p>
          </table:table-cell>
          <table:covered-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1">
            <text:p text:style-name="P56">11</text:p>
          </table:table-cell>
          <table:table-cell table:style-name="Таблица32.G20" table:number-rows-spanned="4" office:value-type="string">
            <text:p text:style-name="P55">Измеренное значение, <text:span text:style-name="T1">float, </text:span>параметр </text:p>
          </table: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2">
            <text:p text:style-name="P56">12</text:p>
          </table:table-cell>
          <table:covered-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3">
            <text:p text:style-name="P56">13</text:p>
          </table:table-cell>
          <table:covered-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4">
            <text:p text:style-name="P56">14</text:p>
          </table:table-cell>
          <table:covered-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5">
            <text:p text:style-name="P63">15</text:p>
          </table:table-cell>
          <table:table-cell table:style-name="Таблица32.G20" office:value-type="string">
            <text:p text:style-name="P19">Код АЦП мл</text:p>
          </table: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6">
            <text:p text:style-name="P63">16</text:p>
          </table:table-cell>
          <table:table-cell table:style-name="Таблица32.G20" office:value-type="string">
            <text:p text:style-name="P19">Код АЦП ст</text:p>
          </table:table-cell>
        </table:table-row>
        <table:table-row>
          <table:table-cell table:style-name="Таблица32.D1" office:value-type="string">
            <text:p text:style-name="P58"/>
          </table:table-cell>
          <table:table-cell table:style-name="Таблица32.B20">
            <text:p text:style-name="P56"/>
          </table:table-cell>
          <table:table-cell table:style-name="Таблица32.C20" office:value-type="string">
            <text:p text:style-name="P55"/>
          </table:table-cell>
          <table:table-cell table:style-name="Таблица32.D1" office:value-type="string">
            <text:p text:style-name="P55"/>
          </table:table-cell>
          <table:table-cell table:style-name="Таблица32.E3" office:value-type="string">
            <text:p text:style-name="P47"/>
          </table:table-cell>
          <table:table-cell table:style-name="Таблица32.F3" office:value-type="float" office:value="17">
            <text:p text:style-name="P109">17</text:p>
          </table:table-cell>
          <table:table-cell table:style-name="Таблица32.G20" office:value-type="string">
            <text:p text:style-name="P102">Тип датчика</text:p>
          </table:table-cell>
        </table:table-row>
        <table:table-row>
          <table:table-cell table:style-name="Таблица32.A21" office:value-type="string">
            <text:p text:style-name="P47">xx</text:p>
          </table:table-cell>
          <table:table-cell table:style-name="Таблица32.B21" office:value-type="float" office:value="7">
            <text:p text:style-name="P56">7</text:p>
          </table:table-cell>
          <table:table-cell table:style-name="Таблица32.C21" table:number-rows-spanned="2" office:value-type="string">
            <text:p text:style-name="P45">CRC16</text:p>
          </table:table-cell>
          <table:table-cell table:style-name="Таблица32.D1" office:value-type="string">
            <text:p text:style-name="P55"/>
          </table:table-cell>
          <table:table-cell table:style-name="Таблица32.E21" office:value-type="string">
            <text:p text:style-name="P47">xx</text:p>
          </table:table-cell>
          <table:table-cell table:style-name="Таблица32.F21" office:value-type="float" office:value="18">
            <text:p text:style-name="P56">1<text:span text:style-name="T6">8</text:span></text:p>
          </table:table-cell>
          <table:table-cell table:style-name="Таблица32.G21" table:number-rows-spanned="2" office:value-type="string">
            <text:p text:style-name="P45">CRC16</text:p>
          </table:table-cell>
        </table:table-row>
        <table:table-row>
          <table:table-cell table:style-name="Таблица32.D1" office:value-type="string">
            <text:p text:style-name="P47">xx</text:p>
          </table:table-cell>
          <table:table-cell table:style-name="Таблица32.B22" office:value-type="float" office:value="8">
            <text:p text:style-name="P56">8</text:p>
          </table:table-cell>
          <table:covered-table-cell/>
          <table:table-cell table:style-name="Таблица32.D1" office:value-type="string">
            <text:p text:style-name="P55"/>
          </table:table-cell>
          <table:table-cell table:style-name="Таблица32.E3" office:value-type="string">
            <text:p text:style-name="P47">xx</text:p>
          </table:table-cell>
          <table:table-cell table:style-name="Таблица32.E4" office:value-type="float" office:value="19">
            <text:p text:style-name="P56">1<text:span text:style-name="T6">9</text:span></text:p>
          </table:table-cell>
          <table:covered-table-cell/>
        </table:table-row>
      </table:table>
      <text:p text:style-name="P21"/>
      <text:p text:style-name="P28">Номера канала 57 зарезервирован за внутренним датчиком холодного спая.</text:p>
      <text:p text:style-name="P29">Если датчик цифровой, то в измеренном значении в вольтах не валидное значение. Код АЦП — тоже может отсутствовать.</text:p>
      <text:h text:style-name="P113" text:outline-level="2">Команда <text:span text:style-name="T1">Stop_Proc</text:span></text:h>
      <text:p text:style-name="P21">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64">Запрос</text:p>
          </table:table-cell>
          <table:covered-table-cell/>
          <table:covered-table-cell/>
          <table:table-cell table:style-name="Таблица33.D1" office:value-type="string">
            <text:p text:style-name="P64"/>
          </table:table-cell>
          <table:table-cell table:style-name="Таблица33.E1" table:number-columns-spanned="3" office:value-type="string">
            <text:p text:style-name="P64">Ответ</text:p>
          </table:table-cell>
          <table:covered-table-cell/>
          <table:covered-table-cell/>
        </table:table-row>
        <table:table-row>
          <table:table-cell table:style-name="Таблица33.A1" office:value-type="string">
            <text:p text:style-name="P68">код, <text:span text:style-name="T1">hex</text:span></text:p>
          </table:table-cell>
          <table:table-cell table:style-name="Таблица33.B2" office:value-type="string">
            <text:p text:style-name="P64">№</text:p>
          </table:table-cell>
          <table:table-cell table:style-name="Таблица33.C2" office:value-type="string">
            <text:p text:style-name="P67">Описание</text:p>
          </table:table-cell>
          <table:table-cell table:style-name="Таблица33.D1" office:value-type="string">
            <text:p text:style-name="P67"/>
          </table:table-cell>
          <table:table-cell table:style-name="Таблица33.E1" office:value-type="string">
            <text:p text:style-name="P68">код, <text:span text:style-name="T1">hex</text:span></text:p>
          </table:table-cell>
          <table:table-cell table:style-name="Таблица33.F2" office:value-type="string">
            <text:p text:style-name="P70">№</text:p>
          </table:table-cell>
          <table:table-cell table:style-name="Таблица33.F2" office:value-type="string">
            <text:p text:style-name="P67">Описание</text:p>
          </table:table-cell>
        </table:table-row>
        <table:table-row>
          <table:table-cell table:style-name="Таблица33.D1" office:value-type="string">
            <text:p text:style-name="P40">0<text:span text:style-name="T1">x80</text:span></text:p>
          </table:table-cell>
          <table:table-cell table:style-name="Таблица33.B3" office:value-type="float" office:value="0">
            <text:p text:style-name="P38">0</text:p>
          </table:table-cell>
          <table:table-cell table:style-name="Таблица33.C8" office:value-type="string">
            <text:p text:style-name="P87">Заголовок </text:p>
          </table:table-cell>
          <table:table-cell table:style-name="Таблица33.D1" office:value-type="string">
            <text:p text:style-name="P55"/>
          </table:table-cell>
          <table:table-cell table:style-name="Таблица33.E3" office:value-type="string">
            <text:p text:style-name="P40">0<text:span text:style-name="T1">x80</text:span></text:p>
          </table:table-cell>
          <table:table-cell table:style-name="Таблица33.F3" office:value-type="float" office:value="0">
            <text:p text:style-name="P38">0</text:p>
          </table:table-cell>
          <table:table-cell table:style-name="Таблица33.G8" office:value-type="string">
            <text:p text:style-name="P55">Заголовок </text:p>
          </table:table-cell>
        </table:table-row>
        <table:table-row>
          <table:table-cell table:style-name="Таблица33.A4" office:value-type="float" office:value="8">
            <text:p text:style-name="P58">8</text:p>
          </table:table-cell>
          <table:table-cell table:style-name="Таблица33.B4" office:value-type="float" office:value="1">
            <text:p text:style-name="P56">1</text:p>
          </table:table-cell>
          <table:table-cell table:style-name="Таблица33.C8" office:value-type="string">
            <text:p text:style-name="P37">Количество байт</text:p>
          </table:table-cell>
          <table:table-cell table:style-name="Таблица33.D1" office:value-type="string">
            <text:p text:style-name="P37"/>
          </table:table-cell>
          <table:table-cell table:style-name="Таблица33.E4" office:value-type="float" office:value="8">
            <text:p text:style-name="P58">8</text:p>
          </table:table-cell>
          <table:table-cell table:style-name="Таблица33.F3" office:value-type="float" office:value="1">
            <text:p text:style-name="P56">1</text:p>
          </table:table-cell>
          <table:table-cell table:style-name="Таблица33.G8" office:value-type="string">
            <text:p text:style-name="P37">Количество байт</text:p>
          </table:table-cell>
        </table:table-row>
        <table:table-row>
          <table:table-cell table:style-name="Таблица33.D1" office:value-type="string">
            <text:p text:style-name="P58">Ап</text:p>
          </table:table-cell>
          <table:table-cell table:style-name="Таблица33.B5" office:value-type="float" office:value="2">
            <text:p text:style-name="P56">2</text:p>
          </table:table-cell>
          <table:table-cell table:style-name="Таблица33.C8" office:value-type="string">
            <text:p text:style-name="P37">Адрес получателя</text:p>
          </table:table-cell>
          <table:table-cell table:style-name="Таблица33.D1" office:value-type="string">
            <text:p text:style-name="P37"/>
          </table:table-cell>
          <table:table-cell table:style-name="Таблица33.E3" office:value-type="string">
            <text:p text:style-name="P58">Ап</text:p>
          </table:table-cell>
          <table:table-cell table:style-name="Таблица33.F3" office:value-type="float" office:value="2">
            <text:p text:style-name="P56">2</text:p>
          </table:table-cell>
          <table:table-cell table:style-name="Таблица33.G8" office:value-type="string">
            <text:p text:style-name="P37">Адрес получателя</text:p>
          </table:table-cell>
        </table:table-row>
        <table:table-row>
          <table:table-cell table:style-name="Таблица33.D1" office:value-type="string">
            <text:p text:style-name="P58">Ао</text:p>
          </table:table-cell>
          <table:table-cell table:style-name="Таблица33.B6" office:value-type="float" office:value="3">
            <text:p text:style-name="P56">3</text:p>
          </table:table-cell>
          <table:table-cell table:style-name="Таблица33.C8" office:value-type="string">
            <text:p text:style-name="P37">Адрес отправителя</text:p>
          </table:table-cell>
          <table:table-cell table:style-name="Таблица33.D1" office:value-type="string">
            <text:p text:style-name="P37"/>
          </table:table-cell>
          <table:table-cell table:style-name="Таблица33.E3" office:value-type="string">
            <text:p text:style-name="P58">Ао</text:p>
          </table:table-cell>
          <table:table-cell table:style-name="Таблица33.F3" office:value-type="float" office:value="3">
            <text:p text:style-name="P56">3</text:p>
          </table:table-cell>
          <table:table-cell table:style-name="Таблица33.G8" office:value-type="string">
            <text:p text:style-name="P37">Адрес отправителя</text:p>
          </table:table-cell>
        </table:table-row>
        <table:table-row>
          <table:table-cell table:style-name="Таблица33.D1" office:value-type="string">
            <text:p text:style-name="P47">xx</text:p>
          </table:table-cell>
          <table:table-cell table:style-name="Таблица33.B7" office:value-type="float" office:value="4">
            <text:p text:style-name="P56">4</text:p>
          </table:table-cell>
          <table:table-cell table:style-name="Таблица33.C8" office:value-type="string">
            <text:p text:style-name="P44">Id <text:span text:style-name="T7">кадра</text:span></text:p>
          </table:table-cell>
          <table:table-cell table:style-name="Таблица33.D1" office:value-type="string">
            <text:p text:style-name="P44"/>
          </table:table-cell>
          <table:table-cell table:style-name="Таблица33.E3" office:value-type="string">
            <text:p text:style-name="P47">xx</text:p>
          </table:table-cell>
          <table:table-cell table:style-name="Таблица33.F3" office:value-type="float" office:value="4">
            <text:p text:style-name="P56">4</text:p>
          </table:table-cell>
          <table:table-cell table:style-name="Таблица33.G8" office:value-type="string">
            <text:p text:style-name="P44">Id <text:span text:style-name="T7">кадра</text:span></text:p>
          </table:table-cell>
        </table:table-row>
        <table:table-row>
          <table:table-cell table:style-name="Таблица33.D1" office:value-type="string">
            <text:p text:style-name="P58">0x20</text:p>
          </table:table-cell>
          <table:table-cell table:style-name="Таблица33.B8" office:value-type="float" office:value="5">
            <text:p text:style-name="P56">5</text:p>
          </table:table-cell>
          <table:table-cell table:style-name="Таблица33.C8" office:value-type="string">
            <text:p text:style-name="P55">Код команды</text:p>
          </table:table-cell>
          <table:table-cell table:style-name="Таблица33.D1" office:value-type="string">
            <text:p text:style-name="P55"/>
          </table:table-cell>
          <table:table-cell table:style-name="Таблица33.E3" office:value-type="string">
            <text:p text:style-name="P58">0x20</text:p>
          </table:table-cell>
          <table:table-cell table:style-name="Таблица33.F3" office:value-type="float" office:value="5">
            <text:p text:style-name="P56">5</text:p>
          </table:table-cell>
          <table:table-cell table:style-name="Таблица33.G8" office:value-type="string">
            <text:p text:style-name="P55">Код команды</text:p>
          </table:table-cell>
        </table:table-row>
        <table:table-row>
          <table:table-cell table:style-name="Таблица33.A9" office:value-type="string">
            <text:p text:style-name="P47">xx</text:p>
          </table:table-cell>
          <table:table-cell table:style-name="Таблица33.B9" office:value-type="float" office:value="6">
            <text:p text:style-name="P56">6</text:p>
          </table:table-cell>
          <table:table-cell table:style-name="Таблица33.C9" table:number-rows-spanned="2" office:value-type="string">
            <text:p text:style-name="P45">CRC16</text:p>
          </table:table-cell>
          <table:table-cell table:style-name="Таблица33.D1" office:value-type="string">
            <text:p text:style-name="P55"/>
          </table:table-cell>
          <table:table-cell table:style-name="Таблица33.E9" office:value-type="string">
            <text:p text:style-name="P47">xx</text:p>
          </table:table-cell>
          <table:table-cell table:style-name="Таблица33.F9" office:value-type="float" office:value="6">
            <text:p text:style-name="P56">6</text:p>
          </table:table-cell>
          <table:table-cell table:style-name="Таблица33.G9" table:number-rows-spanned="2" office:value-type="string">
            <text:p text:style-name="P45">CRC16</text:p>
          </table:table-cell>
        </table:table-row>
        <table:table-row>
          <table:table-cell table:style-name="Таблица33.D1" office:value-type="string">
            <text:p text:style-name="P47">xx</text:p>
          </table:table-cell>
          <table:table-cell table:style-name="Таблица33.B10" office:value-type="float" office:value="7">
            <text:p text:style-name="P56">7</text:p>
          </table:table-cell>
          <table:covered-table-cell/>
          <table:table-cell table:style-name="Таблица33.D1" office:value-type="string">
            <text:p text:style-name="P55"/>
          </table:table-cell>
          <table:table-cell table:style-name="Таблица33.E3" office:value-type="string">
            <text:p text:style-name="P47">xx</text:p>
          </table:table-cell>
          <table:table-cell table:style-name="Таблица33.E4" office:value-type="float" office:value="7">
            <text:p text:style-name="P56">7</text:p>
          </table:table-cell>
          <table:covered-table-cell/>
        </table:table-row>
      </table:table>
      <text:p text:style-name="P21"/>
      <text:p text:style-name="P21"/>
      <text:p text:style-name="P21"/>
      <text:h text:style-name="P113" text:outline-level="2">Команда <text:span text:style-name="T1">UART_ClearFlash</text:span></text:h>
      <text:p text:style-name="P21">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64">Запрос</text:p>
          </table:table-cell>
          <table:covered-table-cell/>
          <table:covered-table-cell/>
          <table:table-cell table:style-name="Таблица28.D1" office:value-type="string">
            <text:p text:style-name="P64"/>
          </table:table-cell>
          <table:table-cell table:style-name="Таблица28.E1" table:number-columns-spanned="3" office:value-type="string">
            <text:p text:style-name="P64">Ответ</text:p>
          </table:table-cell>
          <table:covered-table-cell/>
          <table:covered-table-cell/>
        </table:table-row>
        <table:table-row>
          <table:table-cell table:style-name="Таблица28.A1" office:value-type="string">
            <text:p text:style-name="P68">код, <text:span text:style-name="T1">hex</text:span></text:p>
          </table:table-cell>
          <table:table-cell table:style-name="Таблица28.B2" office:value-type="string">
            <text:p text:style-name="P64">№</text:p>
          </table:table-cell>
          <table:table-cell table:style-name="Таблица28.C2" office:value-type="string">
            <text:p text:style-name="P67">Описание</text:p>
          </table:table-cell>
          <table:table-cell table:style-name="Таблица28.D1" office:value-type="string">
            <text:p text:style-name="P67"/>
          </table:table-cell>
          <table:table-cell table:style-name="Таблица28.E1" office:value-type="string">
            <text:p text:style-name="P68">код, <text:span text:style-name="T1">hex</text:span></text:p>
          </table:table-cell>
          <table:table-cell table:style-name="Таблица28.F2" office:value-type="string">
            <text:p text:style-name="P70">№</text:p>
          </table:table-cell>
          <table:table-cell table:style-name="Таблица28.F2" office:value-type="string">
            <text:p text:style-name="P67">Описание</text:p>
          </table:table-cell>
        </table:table-row>
        <table:table-row>
          <table:table-cell table:style-name="Таблица28.D1" office:value-type="string">
            <text:p text:style-name="P40">0<text:span text:style-name="T1">x80</text:span></text:p>
          </table:table-cell>
          <table:table-cell table:style-name="Таблица28.B3" office:value-type="float" office:value="0">
            <text:p text:style-name="P38">0</text:p>
          </table:table-cell>
          <table:table-cell table:style-name="Таблица28.C8" office:value-type="string">
            <text:p text:style-name="P87">Заголовок </text:p>
          </table:table-cell>
          <table:table-cell table:style-name="Таблица28.D1" office:value-type="string">
            <text:p text:style-name="P55"/>
          </table:table-cell>
          <table:table-cell table:style-name="Таблица28.E3" office:value-type="string">
            <text:p text:style-name="P40">0<text:span text:style-name="T1">x80</text:span></text:p>
          </table:table-cell>
          <table:table-cell table:style-name="Таблица28.F3" office:value-type="float" office:value="0">
            <text:p text:style-name="P38">0</text:p>
          </table:table-cell>
          <table:table-cell table:style-name="Таблица28.G8" office:value-type="string">
            <text:p text:style-name="P55">Заголовок </text:p>
          </table:table-cell>
        </table:table-row>
        <table:table-row>
          <table:table-cell table:style-name="Таблица28.D1" office:value-type="string">
            <text:p text:style-name="P58">0x08</text:p>
          </table:table-cell>
          <table:table-cell table:style-name="Таблица28.B4" office:value-type="float" office:value="1">
            <text:p text:style-name="P56">1</text:p>
          </table:table-cell>
          <table:table-cell table:style-name="Таблица28.C8" office:value-type="string">
            <text:p text:style-name="P37">Количество байт</text:p>
          </table:table-cell>
          <table:table-cell table:style-name="Таблица28.D1" office:value-type="string">
            <text:p text:style-name="P37"/>
          </table:table-cell>
          <table:table-cell table:style-name="Таблица28.E4" office:value-type="float" office:value="8">
            <text:p text:style-name="P47">8</text:p>
          </table:table-cell>
          <table:table-cell table:style-name="Таблица28.F3" office:value-type="float" office:value="1">
            <text:p text:style-name="P56">1</text:p>
          </table:table-cell>
          <table:table-cell table:style-name="Таблица28.G8" office:value-type="string">
            <text:p text:style-name="P37">Количество байт</text:p>
          </table:table-cell>
        </table:table-row>
        <table:table-row>
          <table:table-cell table:style-name="Таблица28.D1" office:value-type="string">
            <text:p text:style-name="P58">Ап</text:p>
          </table:table-cell>
          <table:table-cell table:style-name="Таблица28.B5" office:value-type="float" office:value="2">
            <text:p text:style-name="P56">2</text:p>
          </table:table-cell>
          <table:table-cell table:style-name="Таблица28.C8" office:value-type="string">
            <text:p text:style-name="P37">Адрес получателя</text:p>
          </table:table-cell>
          <table:table-cell table:style-name="Таблица28.D1" office:value-type="string">
            <text:p text:style-name="P37"/>
          </table:table-cell>
          <table:table-cell table:style-name="Таблица28.E3" office:value-type="string">
            <text:p text:style-name="P58">Ап</text:p>
          </table:table-cell>
          <table:table-cell table:style-name="Таблица28.F3" office:value-type="float" office:value="2">
            <text:p text:style-name="P56">2</text:p>
          </table:table-cell>
          <table:table-cell table:style-name="Таблица28.G8" office:value-type="string">
            <text:p text:style-name="P37">Адрес получателя</text:p>
          </table:table-cell>
        </table:table-row>
        <table:table-row>
          <table:table-cell table:style-name="Таблица28.D1" office:value-type="string">
            <text:p text:style-name="P58">Ао</text:p>
          </table:table-cell>
          <table:table-cell table:style-name="Таблица28.B6" office:value-type="float" office:value="3">
            <text:p text:style-name="P56">3</text:p>
          </table:table-cell>
          <table:table-cell table:style-name="Таблица28.C8" office:value-type="string">
            <text:p text:style-name="P37">Адрес отправителя</text:p>
          </table:table-cell>
          <table:table-cell table:style-name="Таблица28.D1" office:value-type="string">
            <text:p text:style-name="P37"/>
          </table:table-cell>
          <table:table-cell table:style-name="Таблица28.E3" office:value-type="string">
            <text:p text:style-name="P58">Ао</text:p>
          </table:table-cell>
          <table:table-cell table:style-name="Таблица28.F3" office:value-type="float" office:value="3">
            <text:p text:style-name="P56">3</text:p>
          </table:table-cell>
          <table:table-cell table:style-name="Таблица28.G8" office:value-type="string">
            <text:p text:style-name="P37">Адрес отправителя</text:p>
          </table:table-cell>
        </table:table-row>
        <table:table-row>
          <table:table-cell table:style-name="Таблица28.D1" office:value-type="string">
            <text:p text:style-name="P47">xx</text:p>
          </table:table-cell>
          <table:table-cell table:style-name="Таблица28.B7" office:value-type="float" office:value="4">
            <text:p text:style-name="P56">4</text:p>
          </table:table-cell>
          <table:table-cell table:style-name="Таблица28.C8" office:value-type="string">
            <text:p text:style-name="P44">Id <text:span text:style-name="T7">кадра</text:span></text:p>
          </table:table-cell>
          <table:table-cell table:style-name="Таблица28.D1" office:value-type="string">
            <text:p text:style-name="P44"/>
          </table:table-cell>
          <table:table-cell table:style-name="Таблица28.E3" office:value-type="string">
            <text:p text:style-name="P47">xx</text:p>
          </table:table-cell>
          <table:table-cell table:style-name="Таблица28.F3" office:value-type="float" office:value="4">
            <text:p text:style-name="P56">4</text:p>
          </table:table-cell>
          <table:table-cell table:style-name="Таблица28.G8" office:value-type="string">
            <text:p text:style-name="P44">Id <text:span text:style-name="T7">кадра</text:span></text:p>
          </table:table-cell>
        </table:table-row>
        <table:table-row>
          <table:table-cell table:style-name="Таблица28.D1" office:value-type="string">
            <text:p text:style-name="P58">0x<text:span text:style-name="T1">21</text:span></text:p>
          </table:table-cell>
          <table:table-cell table:style-name="Таблица28.B8" office:value-type="float" office:value="5">
            <text:p text:style-name="P56">5</text:p>
          </table:table-cell>
          <table:table-cell table:style-name="Таблица28.C8" office:value-type="string">
            <text:p text:style-name="P55">Код команды</text:p>
          </table:table-cell>
          <table:table-cell table:style-name="Таблица28.D1" office:value-type="string">
            <text:p text:style-name="P55"/>
          </table:table-cell>
          <table:table-cell table:style-name="Таблица28.E3" office:value-type="string">
            <text:p text:style-name="P47">0x21</text:p>
          </table:table-cell>
          <table:table-cell table:style-name="Таблица28.F3" office:value-type="float" office:value="5">
            <text:p text:style-name="P56">5</text:p>
          </table:table-cell>
          <table:table-cell table:style-name="Таблица28.G8" office:value-type="string">
            <text:p text:style-name="P55">Код команды</text:p>
          </table:table-cell>
        </table:table-row>
        <table:table-row>
          <table:table-cell table:style-name="Таблица28.A9" office:value-type="string">
            <text:p text:style-name="P47">xx</text:p>
          </table:table-cell>
          <table:table-cell table:style-name="Таблица28.B9" office:value-type="float" office:value="6">
            <text:p text:style-name="P49">6</text:p>
          </table:table-cell>
          <table:table-cell table:style-name="Таблица28.C9" table:number-rows-spanned="2" office:value-type="string">
            <text:p text:style-name="P45">CRC16</text:p>
          </table:table-cell>
          <table:table-cell table:style-name="Таблица28.D1" office:value-type="string">
            <text:p text:style-name="P55"/>
          </table:table-cell>
          <table:table-cell table:style-name="Таблица28.E9" office:value-type="string">
            <text:p text:style-name="P47">xx</text:p>
          </table:table-cell>
          <table:table-cell table:style-name="Таблица28.F9" office:value-type="float" office:value="6">
            <text:p text:style-name="P56">6</text:p>
          </table:table-cell>
          <table:table-cell table:style-name="Таблица28.G9" table:number-rows-spanned="2" office:value-type="string">
            <text:p text:style-name="P45">CRC16</text:p>
          </table:table-cell>
        </table:table-row>
        <table:table-row>
          <table:table-cell table:style-name="Таблица28.D1" office:value-type="string">
            <text:p text:style-name="P47">xx</text:p>
          </table:table-cell>
          <table:table-cell table:style-name="Таблица28.B10" office:value-type="float" office:value="7">
            <text:p text:style-name="P49">7</text:p>
          </table:table-cell>
          <table:covered-table-cell/>
          <table:table-cell table:style-name="Таблица28.D1" office:value-type="string">
            <text:p text:style-name="P55"/>
          </table:table-cell>
          <table:table-cell table:style-name="Таблица28.E3" office:value-type="string">
            <text:p text:style-name="P47">xx</text:p>
          </table:table-cell>
          <table:table-cell table:style-name="Таблица28.E4" office:value-type="float" office:value="7">
            <text:p text:style-name="P56">7</text:p>
          </table:table-cell>
          <table:covered-table-cell/>
        </table:table-row>
      </table:table>
      <text:p text:style-name="Text_20_body"/>
      <text:h text:style-name="Heading_20_2" text:outline-level="2">Команда <text:span text:style-name="T1">UART_ReadFlash</text:span></text:h>
      <text:p text:style-name="P21">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64">Запрос</text:p>
          </table:table-cell>
          <table:covered-table-cell/>
          <table:covered-table-cell/>
          <table:table-cell table:style-name="Таблица29.D1" office:value-type="string">
            <text:p text:style-name="P64"/>
          </table:table-cell>
          <table:table-cell table:style-name="Таблица29.E1" table:number-columns-spanned="3" office:value-type="string">
            <text:p text:style-name="P64">Ответ</text:p>
          </table:table-cell>
          <table:covered-table-cell/>
          <table:covered-table-cell/>
        </table:table-row>
        <table:table-row>
          <table:table-cell table:style-name="Таблица29.A1" office:value-type="string">
            <text:p text:style-name="P68">код, <text:span text:style-name="T1">hex</text:span></text:p>
          </table:table-cell>
          <table:table-cell table:style-name="Таблица29.B2" office:value-type="string">
            <text:p text:style-name="P64">№</text:p>
          </table:table-cell>
          <table:table-cell table:style-name="Таблица29.C2" office:value-type="string">
            <text:p text:style-name="P67">Описание</text:p>
          </table:table-cell>
          <table:table-cell table:style-name="Таблица29.D1" office:value-type="string">
            <text:p text:style-name="P67"/>
          </table:table-cell>
          <table:table-cell table:style-name="Таблица29.E1" office:value-type="string">
            <text:p text:style-name="P68">код, <text:span text:style-name="T1">hex</text:span></text:p>
          </table:table-cell>
          <table:table-cell table:style-name="Таблица29.F2" office:value-type="string">
            <text:p text:style-name="P70">№</text:p>
          </table:table-cell>
          <table:table-cell table:style-name="Таблица29.F2" office:value-type="string">
            <text:p text:style-name="P67">Описание</text:p>
          </table:table-cell>
        </table:table-row>
        <table:table-row>
          <table:table-cell table:style-name="Таблица29.D1" office:value-type="string">
            <text:p text:style-name="P40">0<text:span text:style-name="T1">x80</text:span></text:p>
          </table:table-cell>
          <table:table-cell table:style-name="Таблица29.B3" office:value-type="float" office:value="0">
            <text:p text:style-name="P38">0</text:p>
          </table:table-cell>
          <table:table-cell table:style-name="Таблица29.C15" office:value-type="string">
            <text:p text:style-name="P87">Заголовок </text:p>
          </table:table-cell>
          <table:table-cell table:style-name="Таблица29.D1" office:value-type="string">
            <text:p text:style-name="P55"/>
          </table:table-cell>
          <table:table-cell table:style-name="Таблица29.E3" office:value-type="string">
            <text:p text:style-name="P40">0<text:span text:style-name="T1">x80</text:span></text:p>
          </table:table-cell>
          <table:table-cell table:style-name="Таблица29.F3" office:value-type="float" office:value="0">
            <text:p text:style-name="P38">0</text:p>
          </table:table-cell>
          <table:table-cell table:style-name="Таблица29.G11" office:value-type="string">
            <text:p text:style-name="P55">Заголовок </text:p>
          </table:table-cell>
        </table:table-row>
        <table:table-row>
          <table:table-cell table:style-name="Таблица29.D1" office:value-type="string">
            <text:p text:style-name="P47">1<text:span text:style-name="T7">2</text:span></text:p>
          </table:table-cell>
          <table:table-cell table:style-name="Таблица29.B4" office:value-type="float" office:value="1">
            <text:p text:style-name="P56">1</text:p>
          </table:table-cell>
          <table:table-cell table:style-name="Таблица29.C15" office:value-type="string">
            <text:p text:style-name="P37">Количество байт</text:p>
          </table:table-cell>
          <table:table-cell table:style-name="Таблица29.D1" office:value-type="string">
            <text:p text:style-name="P37"/>
          </table:table-cell>
          <table:table-cell table:style-name="Таблица29.E4" office:value-type="float" office:value="8">
            <text:p text:style-name="P47">8</text:p>
          </table:table-cell>
          <table:table-cell table:style-name="Таблица29.F3" office:value-type="float" office:value="1">
            <text:p text:style-name="P56">1</text:p>
          </table:table-cell>
          <table:table-cell table:style-name="Таблица29.G11" office:value-type="string">
            <text:p text:style-name="P37">Количество байт</text:p>
          </table:table-cell>
        </table:table-row>
        <table:table-row>
          <table:table-cell table:style-name="Таблица29.D1" office:value-type="string">
            <text:p text:style-name="P58">Ап</text:p>
          </table:table-cell>
          <table:table-cell table:style-name="Таблица29.B5" office:value-type="float" office:value="2">
            <text:p text:style-name="P56">2</text:p>
          </table:table-cell>
          <table:table-cell table:style-name="Таблица29.C15" office:value-type="string">
            <text:p text:style-name="P37">Адрес получателя</text:p>
          </table:table-cell>
          <table:table-cell table:style-name="Таблица29.D1" office:value-type="string">
            <text:p text:style-name="P37"/>
          </table:table-cell>
          <table:table-cell table:style-name="Таблица29.E3" office:value-type="string">
            <text:p text:style-name="P58">Ап</text:p>
          </table:table-cell>
          <table:table-cell table:style-name="Таблица29.F3" office:value-type="float" office:value="2">
            <text:p text:style-name="P56">2</text:p>
          </table:table-cell>
          <table:table-cell table:style-name="Таблица29.G11" office:value-type="string">
            <text:p text:style-name="P37">Адрес получателя</text:p>
          </table:table-cell>
        </table:table-row>
        <table:table-row>
          <table:table-cell table:style-name="Таблица29.D1" office:value-type="string">
            <text:p text:style-name="P58">Ао</text:p>
          </table:table-cell>
          <table:table-cell table:style-name="Таблица29.B6" office:value-type="float" office:value="3">
            <text:p text:style-name="P56">3</text:p>
          </table:table-cell>
          <table:table-cell table:style-name="Таблица29.C15" office:value-type="string">
            <text:p text:style-name="P37">Адрес отправителя</text:p>
          </table:table-cell>
          <table:table-cell table:style-name="Таблица29.D1" office:value-type="string">
            <text:p text:style-name="P37"/>
          </table:table-cell>
          <table:table-cell table:style-name="Таблица29.E3" office:value-type="string">
            <text:p text:style-name="P58">Ао</text:p>
          </table:table-cell>
          <table:table-cell table:style-name="Таблица29.F3" office:value-type="float" office:value="3">
            <text:p text:style-name="P56">3</text:p>
          </table:table-cell>
          <table:table-cell table:style-name="Таблица29.G11" office:value-type="string">
            <text:p text:style-name="P37">Адрес отправителя</text:p>
          </table:table-cell>
        </table:table-row>
        <table:table-row>
          <table:table-cell table:style-name="Таблица29.D1" office:value-type="string">
            <text:p text:style-name="P47">xx</text:p>
          </table:table-cell>
          <table:table-cell table:style-name="Таблица29.B7" office:value-type="float" office:value="4">
            <text:p text:style-name="P56">4</text:p>
          </table:table-cell>
          <table:table-cell table:style-name="Таблица29.C15" office:value-type="string">
            <text:p text:style-name="P44">Id <text:span text:style-name="T7">кадра</text:span></text:p>
          </table:table-cell>
          <table:table-cell table:style-name="Таблица29.D1" office:value-type="string">
            <text:p text:style-name="P44"/>
          </table:table-cell>
          <table:table-cell table:style-name="Таблица29.E3" office:value-type="string">
            <text:p text:style-name="P47">xx</text:p>
          </table:table-cell>
          <table:table-cell table:style-name="Таблица29.F3" office:value-type="float" office:value="4">
            <text:p text:style-name="P56">4</text:p>
          </table:table-cell>
          <table:table-cell table:style-name="Таблица29.G11" office:value-type="string">
            <text:p text:style-name="P44">Id <text:span text:style-name="T7">кадра</text:span></text:p>
          </table:table-cell>
        </table:table-row>
        <table:table-row>
          <table:table-cell table:style-name="Таблица29.D1" office:value-type="string">
            <text:p text:style-name="P58">0x22</text:p>
          </table:table-cell>
          <table:table-cell table:style-name="Таблица29.B8" office:value-type="float" office:value="5">
            <text:p text:style-name="P56">5</text:p>
          </table:table-cell>
          <table:table-cell table:style-name="Таблица29.C15" office:value-type="string">
            <text:p text:style-name="P55">Код команды</text:p>
          </table:table-cell>
          <table:table-cell table:style-name="Таблица29.D1" office:value-type="string">
            <text:p text:style-name="P55"/>
          </table:table-cell>
          <table:table-cell table:style-name="Таблица29.E3" office:value-type="string">
            <text:p text:style-name="P47">0x2<text:span text:style-name="T7">2</text:span></text:p>
          </table:table-cell>
          <table:table-cell table:style-name="Таблица29.F3" office:value-type="float" office:value="5">
            <text:p text:style-name="P56">5</text:p>
          </table:table-cell>
          <table:table-cell table:style-name="Таблица29.G11" office:value-type="string">
            <text:p text:style-name="P55">Код команды</text:p>
          </table:table-cell>
        </table:table-row>
        <table:table-row>
          <table:table-cell table:style-name="Таблица29.D1" office:value-type="string">
            <text:p text:style-name="P58"/>
          </table:table-cell>
          <table:table-cell table:style-name="Таблица29.B9" office:value-type="float" office:value="6">
            <text:p text:style-name="P56">6</text:p>
          </table:table-cell>
          <table:table-cell table:style-name="Таблица29.C15" office:value-type="string">
            <text:p text:style-name="P55">мл адрес</text:p>
          </table:table-cell>
          <table:table-cell table:style-name="Таблица29.D1" office:value-type="string">
            <text:p text:style-name="P55"/>
          </table:table-cell>
          <table:table-cell table:style-name="Таблица29.E3" office:value-type="string">
            <text:p text:style-name="P47"/>
          </table:table-cell>
          <table:table-cell table:style-name="Таблица29.F3">
            <text:p text:style-name="P56"/>
          </table:table-cell>
          <table:table-cell table:style-name="Таблица29.G11" office:value-type="string">
            <text:p text:style-name="P55"/>
          </table:table-cell>
        </table:table-row>
        <table:table-row>
          <table:table-cell table:style-name="Таблица29.D1" office:value-type="string">
            <text:p text:style-name="P58"/>
          </table:table-cell>
          <table:table-cell table:style-name="Таблица29.B10" office:value-type="float" office:value="7">
            <text:p text:style-name="P56">7</text:p>
          </table:table-cell>
          <table:table-cell table:style-name="Таблица29.C15" office:value-type="string">
            <text:p text:style-name="P55">ср адрес</text:p>
          </table:table-cell>
          <table:table-cell table:style-name="Таблица29.D1" office:value-type="string">
            <text:p text:style-name="P55"/>
          </table:table-cell>
          <table:table-cell table:style-name="Таблица29.E3" office:value-type="string">
            <text:p text:style-name="P47"/>
          </table:table-cell>
          <table:table-cell table:style-name="Таблица29.F3">
            <text:p text:style-name="P56"/>
          </table:table-cell>
          <table:table-cell table:style-name="Таблица29.G11" office:value-type="string">
            <text:p text:style-name="P55"/>
          </table:table-cell>
        </table:table-row>
        <table:table-row>
          <table:table-cell table:style-name="Таблица29.D1" office:value-type="string">
            <text:p text:style-name="P58"/>
          </table:table-cell>
          <table:table-cell table:style-name="Таблица29.B11" office:value-type="float" office:value="8">
            <text:p text:style-name="P56">8</text:p>
          </table:table-cell>
          <table:table-cell table:style-name="Таблица29.C15" office:value-type="string">
            <text:p text:style-name="P55">ст адрес</text:p>
          </table:table-cell>
          <table:table-cell table:style-name="Таблица29.D1" office:value-type="string">
            <text:p text:style-name="P55"/>
          </table:table-cell>
          <table:table-cell table:style-name="Таблица29.E3" office:value-type="string">
            <text:p text:style-name="P47"/>
          </table:table-cell>
          <table:table-cell table:style-name="Таблица29.F3">
            <text:p text:style-name="P56"/>
          </table:table-cell>
          <table:table-cell table:style-name="Таблица29.G11" office:value-type="string">
            <text:p text:style-name="P55">Данные</text:p>
          </table:table-cell>
        </table:table-row>
        <table:table-row>
          <table:table-cell table:style-name="Таблица29.D1" office:value-type="string">
            <text:p text:style-name="P58"/>
          </table:table-cell>
          <table:table-cell table:style-name="Таблица29.B12" office:value-type="float" office:value="9">
            <text:p text:style-name="P56">9</text:p>
          </table:table-cell>
          <table:table-cell table:style-name="Таблица29.C15" office:value-type="string">
            <text:p text:style-name="P55">размер</text:p>
          </table:table-cell>
          <table:table-cell table:style-name="Таблица29.D1" office:value-type="string">
            <text:p text:style-name="P55"/>
          </table:table-cell>
          <table:table-cell table:style-name="Таблица29.E3" office:value-type="string">
            <text:p text:style-name="P47"/>
          </table:table-cell>
          <table:table-cell table:style-name="Таблица29.F3">
            <text:p text:style-name="P49"/>
          </table:table-cell>
          <table:table-cell table:style-name="Таблица29.G15" table:number-rows-spanned="4" office:value-type="string">
            <text:p text:style-name="P55"/>
          </table:table-cell>
        </table:table-row>
        <table:table-row>
          <table:table-cell table:style-name="Таблица29.D1" office:value-type="string">
            <text:p text:style-name="P58"/>
          </table:table-cell>
          <table:table-cell table:style-name="Таблица29.B15">
            <text:p text:style-name="P56"/>
          </table:table-cell>
          <table:table-cell table:style-name="Таблица29.C15" office:value-type="string">
            <text:p text:style-name="P55"/>
          </table:table-cell>
          <table:table-cell table:style-name="Таблица29.D1" office:value-type="string">
            <text:p text:style-name="P55"/>
          </table:table-cell>
          <table:table-cell table:style-name="Таблица29.E3" office:value-type="string">
            <text:p text:style-name="P47"/>
          </table:table-cell>
          <table:table-cell table:style-name="Таблица29.F3">
            <text:p text:style-name="P49"/>
          </table:table-cell>
          <table:covered-table-cell/>
        </table:table-row>
        <table:table-row>
          <table:table-cell table:style-name="Таблица29.D1" office:value-type="string">
            <text:p text:style-name="P58"/>
          </table:table-cell>
          <table:table-cell table:style-name="Таблица29.B15">
            <text:p text:style-name="P56"/>
          </table:table-cell>
          <table:table-cell table:style-name="Таблица29.C15" office:value-type="string">
            <text:p text:style-name="P55"/>
          </table:table-cell>
          <table:table-cell table:style-name="Таблица29.D1" office:value-type="string">
            <text:p text:style-name="P55"/>
          </table:table-cell>
          <table:table-cell table:style-name="Таблица29.E3" office:value-type="string">
            <text:p text:style-name="P47"/>
          </table:table-cell>
          <table:table-cell table:style-name="Таблица29.F3">
            <text:p text:style-name="P49"/>
          </table:table-cell>
          <table:covered-table-cell/>
        </table:table-row>
        <table:table-row>
          <table:table-cell table:style-name="Таблица29.D1" office:value-type="string">
            <text:p text:style-name="P58"/>
          </table:table-cell>
          <table:table-cell table:style-name="Таблица29.B15">
            <text:p text:style-name="P56"/>
          </table:table-cell>
          <table:table-cell table:style-name="Таблица29.C15" office:value-type="string">
            <text:p text:style-name="P55"/>
          </table:table-cell>
          <table:table-cell table:style-name="Таблица29.D1" office:value-type="string">
            <text:p text:style-name="P55"/>
          </table:table-cell>
          <table:table-cell table:style-name="Таблица29.E3" office:value-type="string">
            <text:p text:style-name="P47"/>
          </table:table-cell>
          <table:table-cell table:style-name="Таблица29.F3">
            <text:p text:style-name="P49"/>
          </table:table-cell>
          <table:covered-table-cell/>
        </table:table-row>
        <table:table-row>
          <table:table-cell table:style-name="Таблица29.A16" office:value-type="string">
            <text:p text:style-name="P47">xx</text:p>
          </table:table-cell>
          <table:table-cell table:style-name="Таблица29.B16" office:value-type="float" office:value="10">
            <text:p text:style-name="P56">10</text:p>
          </table:table-cell>
          <table:table-cell table:style-name="Таблица29.C16" table:number-rows-spanned="2" office:value-type="string">
            <text:p text:style-name="P45">CRC16</text:p>
          </table:table-cell>
          <table:table-cell table:style-name="Таблица29.D1" office:value-type="string">
            <text:p text:style-name="P55"/>
          </table:table-cell>
          <table:table-cell table:style-name="Таблица29.E16" office:value-type="string">
            <text:p text:style-name="P47">xx</text:p>
          </table:table-cell>
          <table:table-cell table:style-name="Таблица29.F16">
            <text:p text:style-name="P49"/>
          </table:table-cell>
          <table:table-cell table:style-name="Таблица29.G16" table:number-rows-spanned="2" office:value-type="string">
            <text:p text:style-name="P45">CRC16</text:p>
          </table:table-cell>
        </table:table-row>
        <table:table-row>
          <table:table-cell table:style-name="Таблица29.D1" office:value-type="string">
            <text:p text:style-name="P47">xx</text:p>
          </table:table-cell>
          <table:table-cell table:style-name="Таблица29.B17" office:value-type="float" office:value="11">
            <text:p text:style-name="P56">11</text:p>
          </table:table-cell>
          <table:covered-table-cell/>
          <table:table-cell table:style-name="Таблица29.D1" office:value-type="string">
            <text:p text:style-name="P55"/>
          </table:table-cell>
          <table:table-cell table:style-name="Таблица29.E3" office:value-type="string">
            <text:p text:style-name="P47">xx</text:p>
          </table:table-cell>
          <table:table-cell table:style-name="Таблица29.E4">
            <text:p text:style-name="P49"/>
          </table:table-cell>
          <table:covered-table-cell/>
        </table:table-row>
      </table:table>
      <text:p text:style-name="P21"/>
      <text:h text:style-name="P113" text:outline-level="2">Команда <text:span text:style-name="T1">UART_GetCountProcess</text:span></text:h>
      <text:p text:style-name="P21">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64">Запрос</text:p>
          </table:table-cell>
          <table:covered-table-cell/>
          <table:covered-table-cell/>
          <table:table-cell table:style-name="Таблица30.D1" office:value-type="string">
            <text:p text:style-name="P64"/>
          </table:table-cell>
          <table:table-cell table:style-name="Таблица30.E1" table:number-columns-spanned="3" office:value-type="string">
            <text:p text:style-name="P64">Ответ</text:p>
          </table:table-cell>
          <table:covered-table-cell/>
          <table:covered-table-cell/>
        </table:table-row>
        <table:table-row>
          <table:table-cell table:style-name="Таблица30.A1" office:value-type="string">
            <text:p text:style-name="P68">код, <text:span text:style-name="T1">hex</text:span></text:p>
          </table:table-cell>
          <table:table-cell table:style-name="Таблица30.B2" office:value-type="string">
            <text:p text:style-name="P64">№</text:p>
          </table:table-cell>
          <table:table-cell table:style-name="Таблица30.C2" office:value-type="string">
            <text:p text:style-name="P67">Описание</text:p>
          </table:table-cell>
          <table:table-cell table:style-name="Таблица30.D1" office:value-type="string">
            <text:p text:style-name="P67"/>
          </table:table-cell>
          <table:table-cell table:style-name="Таблица30.E1" office:value-type="string">
            <text:p text:style-name="P68">код, <text:span text:style-name="T1">hex</text:span></text:p>
          </table:table-cell>
          <table:table-cell table:style-name="Таблица30.F2" office:value-type="string">
            <text:p text:style-name="P70">№</text:p>
          </table:table-cell>
          <table:table-cell table:style-name="Таблица30.F2" office:value-type="string">
            <text:p text:style-name="P67">Описание</text:p>
          </table:table-cell>
        </table:table-row>
        <table:table-row>
          <table:table-cell table:style-name="Таблица30.D1" office:value-type="string">
            <text:p text:style-name="P40">0<text:span text:style-name="T1">x80</text:span></text:p>
          </table:table-cell>
          <table:table-cell table:style-name="Таблица30.B3" office:value-type="float" office:value="0">
            <text:p text:style-name="P38">0</text:p>
          </table:table-cell>
          <table:table-cell table:style-name="Таблица30.C10" office:value-type="string">
            <text:p text:style-name="P87">Заголовок </text:p>
          </table:table-cell>
          <table:table-cell table:style-name="Таблица30.D1" office:value-type="string">
            <text:p text:style-name="P55"/>
          </table:table-cell>
          <table:table-cell table:style-name="Таблица30.E3" office:value-type="string">
            <text:p text:style-name="P40">0<text:span text:style-name="T1">x80</text:span></text:p>
          </table:table-cell>
          <table:table-cell table:style-name="Таблица30.F3" office:value-type="float" office:value="0">
            <text:p text:style-name="P38">0</text:p>
          </table:table-cell>
          <table:table-cell table:style-name="Таблица30.G10" office:value-type="string">
            <text:p text:style-name="P55">Заголовок </text:p>
          </table:table-cell>
        </table:table-row>
        <table:table-row>
          <table:table-cell table:style-name="Таблица30.D1" office:value-type="string">
            <text:p text:style-name="P58">0x08</text:p>
          </table:table-cell>
          <table:table-cell table:style-name="Таблица30.B4" office:value-type="float" office:value="1">
            <text:p text:style-name="P56">1</text:p>
          </table:table-cell>
          <table:table-cell table:style-name="Таблица30.C10" office:value-type="string">
            <text:p text:style-name="P37">Количество байт</text:p>
          </table:table-cell>
          <table:table-cell table:style-name="Таблица30.D1" office:value-type="string">
            <text:p text:style-name="P37"/>
          </table:table-cell>
          <table:table-cell table:style-name="Таблица30.E4" office:value-type="float" office:value="8">
            <text:p text:style-name="P47">8</text:p>
          </table:table-cell>
          <table:table-cell table:style-name="Таблица30.F3" office:value-type="float" office:value="1">
            <text:p text:style-name="P56">1</text:p>
          </table:table-cell>
          <table:table-cell table:style-name="Таблица30.G10" office:value-type="string">
            <text:p text:style-name="P37">Количество байт</text:p>
          </table:table-cell>
        </table:table-row>
        <table:table-row>
          <table:table-cell table:style-name="Таблица30.D1" office:value-type="string">
            <text:p text:style-name="P58">Ап</text:p>
          </table:table-cell>
          <table:table-cell table:style-name="Таблица30.B5" office:value-type="float" office:value="2">
            <text:p text:style-name="P56">2</text:p>
          </table:table-cell>
          <table:table-cell table:style-name="Таблица30.C10" office:value-type="string">
            <text:p text:style-name="P37">Адрес получателя</text:p>
          </table:table-cell>
          <table:table-cell table:style-name="Таблица30.D1" office:value-type="string">
            <text:p text:style-name="P37"/>
          </table:table-cell>
          <table:table-cell table:style-name="Таблица30.E3" office:value-type="string">
            <text:p text:style-name="P58">Ап</text:p>
          </table:table-cell>
          <table:table-cell table:style-name="Таблица30.F3" office:value-type="float" office:value="2">
            <text:p text:style-name="P56">2</text:p>
          </table:table-cell>
          <table:table-cell table:style-name="Таблица30.G10" office:value-type="string">
            <text:p text:style-name="P37">Адрес получателя</text:p>
          </table:table-cell>
        </table:table-row>
        <table:table-row>
          <table:table-cell table:style-name="Таблица30.D1" office:value-type="string">
            <text:p text:style-name="P58">Ао</text:p>
          </table:table-cell>
          <table:table-cell table:style-name="Таблица30.B6" office:value-type="float" office:value="3">
            <text:p text:style-name="P56">3</text:p>
          </table:table-cell>
          <table:table-cell table:style-name="Таблица30.C10" office:value-type="string">
            <text:p text:style-name="P37">Адрес отправителя</text:p>
          </table:table-cell>
          <table:table-cell table:style-name="Таблица30.D1" office:value-type="string">
            <text:p text:style-name="P37"/>
          </table:table-cell>
          <table:table-cell table:style-name="Таблица30.E3" office:value-type="string">
            <text:p text:style-name="P58">Ао</text:p>
          </table:table-cell>
          <table:table-cell table:style-name="Таблица30.F3" office:value-type="float" office:value="3">
            <text:p text:style-name="P56">3</text:p>
          </table:table-cell>
          <table:table-cell table:style-name="Таблица30.G10" office:value-type="string">
            <text:p text:style-name="P37">Адрес отправителя</text:p>
          </table:table-cell>
        </table:table-row>
        <table:table-row>
          <table:table-cell table:style-name="Таблица30.D1" office:value-type="string">
            <text:p text:style-name="P47">xx</text:p>
          </table:table-cell>
          <table:table-cell table:style-name="Таблица30.B7" office:value-type="float" office:value="4">
            <text:p text:style-name="P56">4</text:p>
          </table:table-cell>
          <table:table-cell table:style-name="Таблица30.C10" office:value-type="string">
            <text:p text:style-name="P44">Id <text:span text:style-name="T7">кадра</text:span></text:p>
          </table:table-cell>
          <table:table-cell table:style-name="Таблица30.D1" office:value-type="string">
            <text:p text:style-name="P44"/>
          </table:table-cell>
          <table:table-cell table:style-name="Таблица30.E3" office:value-type="string">
            <text:p text:style-name="P47">xx</text:p>
          </table:table-cell>
          <table:table-cell table:style-name="Таблица30.F3" office:value-type="float" office:value="4">
            <text:p text:style-name="P56">4</text:p>
          </table:table-cell>
          <table:table-cell table:style-name="Таблица30.G10" office:value-type="string">
            <text:p text:style-name="P44">Id <text:span text:style-name="T7">кадра</text:span></text:p>
          </table:table-cell>
        </table:table-row>
        <table:table-row>
          <table:table-cell table:style-name="Таблица30.D1" office:value-type="string">
            <text:p text:style-name="P58">0x23</text:p>
          </table:table-cell>
          <table:table-cell table:style-name="Таблица30.B8" office:value-type="float" office:value="5">
            <text:p text:style-name="P56">5</text:p>
          </table:table-cell>
          <table:table-cell table:style-name="Таблица30.C10" office:value-type="string">
            <text:p text:style-name="P55">Код команды</text:p>
          </table:table-cell>
          <table:table-cell table:style-name="Таблица30.D1" office:value-type="string">
            <text:p text:style-name="P55"/>
          </table:table-cell>
          <table:table-cell table:style-name="Таблица30.E3" office:value-type="string">
            <text:p text:style-name="P58">0x23</text:p>
          </table:table-cell>
          <table:table-cell table:style-name="Таблица30.F3" office:value-type="float" office:value="5">
            <text:p text:style-name="P56">5</text:p>
          </table:table-cell>
          <table:table-cell table:style-name="Таблица30.G10" office:value-type="string">
            <text:p text:style-name="P55">Код команды</text:p>
          </table:table-cell>
        </table:table-row>
        <table:table-row>
          <table:table-cell table:style-name="Таблица30.D1" office:value-type="string">
            <text:p text:style-name="P58"/>
          </table:table-cell>
          <table:table-cell table:style-name="Таблица30.B10">
            <text:p text:style-name="P56"/>
          </table:table-cell>
          <table:table-cell table:style-name="Таблица30.C10" office:value-type="string">
            <text:p text:style-name="P55"/>
          </table:table-cell>
          <table:table-cell table:style-name="Таблица30.D1" office:value-type="string">
            <text:p text:style-name="P55"/>
          </table:table-cell>
          <table:table-cell table:style-name="Таблица30.E3" office:value-type="string">
            <text:p text:style-name="P58">хх</text:p>
          </table:table-cell>
          <table:table-cell table:style-name="Таблица30.F3" office:value-type="float" office:value="6">
            <text:p text:style-name="P56">6</text:p>
          </table:table-cell>
          <table:table-cell table:style-name="Таблица30.G10" office:value-type="string">
            <text:p text:style-name="P55">мл кол-во</text:p>
          </table:table-cell>
        </table:table-row>
        <table:table-row>
          <table:table-cell table:style-name="Таблица30.D1" office:value-type="string">
            <text:p text:style-name="P58"/>
          </table:table-cell>
          <table:table-cell table:style-name="Таблица30.B10">
            <text:p text:style-name="P56"/>
          </table:table-cell>
          <table:table-cell table:style-name="Таблица30.C10" office:value-type="string">
            <text:p text:style-name="P55"/>
          </table:table-cell>
          <table:table-cell table:style-name="Таблица30.D1" office:value-type="string">
            <text:p text:style-name="P55"/>
          </table:table-cell>
          <table:table-cell table:style-name="Таблица30.E3" office:value-type="string">
            <text:p text:style-name="P58">хх</text:p>
          </table:table-cell>
          <table:table-cell table:style-name="Таблица30.F3" office:value-type="float" office:value="7">
            <text:p text:style-name="P56">7</text:p>
          </table:table-cell>
          <table:table-cell table:style-name="Таблица30.G10" office:value-type="string">
            <text:p text:style-name="P55">ст кол-во</text:p>
          </table:table-cell>
        </table:table-row>
        <table:table-row>
          <table:table-cell table:style-name="Таблица30.A11" office:value-type="string">
            <text:p text:style-name="P47">xx</text:p>
          </table:table-cell>
          <table:table-cell table:style-name="Таблица30.B11" office:value-type="float" office:value="6">
            <text:p text:style-name="P49">6</text:p>
          </table:table-cell>
          <table:table-cell table:style-name="Таблица30.C11" table:number-rows-spanned="2" office:value-type="string">
            <text:p text:style-name="P45">CRC16</text:p>
          </table:table-cell>
          <table:table-cell table:style-name="Таблица30.D1" office:value-type="string">
            <text:p text:style-name="P55"/>
          </table:table-cell>
          <table:table-cell table:style-name="Таблица30.E11" office:value-type="string">
            <text:p text:style-name="P47">xx</text:p>
          </table:table-cell>
          <table:table-cell table:style-name="Таблица30.F11" office:value-type="float" office:value="8">
            <text:p text:style-name="P56">8</text:p>
          </table:table-cell>
          <table:table-cell table:style-name="Таблица30.G11" table:number-rows-spanned="2" office:value-type="string">
            <text:p text:style-name="P45">CRC16</text:p>
          </table:table-cell>
        </table:table-row>
        <table:table-row>
          <table:table-cell table:style-name="Таблица30.D1" office:value-type="string">
            <text:p text:style-name="P47">xx</text:p>
          </table:table-cell>
          <table:table-cell table:style-name="Таблица30.B12" office:value-type="float" office:value="7">
            <text:p text:style-name="P49">7</text:p>
          </table:table-cell>
          <table:covered-table-cell/>
          <table:table-cell table:style-name="Таблица30.D1" office:value-type="string">
            <text:p text:style-name="P55"/>
          </table:table-cell>
          <table:table-cell table:style-name="Таблица30.E3" office:value-type="string">
            <text:p text:style-name="P47">xx</text:p>
          </table:table-cell>
          <table:table-cell table:style-name="Таблица30.E4" office:value-type="float" office:value="9">
            <text:p text:style-name="P56">9</text:p>
          </table:table-cell>
          <table:covered-table-cell/>
        </table:table-row>
      </table:table>
      <text:p text:style-name="Text_20_body"/>
      <text:p text:style-name="P21"/>
      <text:h text:style-name="P113" text:outline-level="2">Команда <text:span text:style-name="T1">GetHeaderProcess</text:span></text:h>
      <text:p text:style-name="P21">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64">Запрос</text:p>
          </table:table-cell>
          <table:covered-table-cell/>
          <table:covered-table-cell/>
          <table:table-cell table:style-name="Таблица31.D1" office:value-type="string">
            <text:p text:style-name="P64"/>
          </table:table-cell>
          <table:table-cell table:style-name="Таблица31.E1" table:number-columns-spanned="3" office:value-type="string">
            <text:p text:style-name="P64">Ответ</text:p>
          </table:table-cell>
          <table:covered-table-cell/>
          <table:covered-table-cell/>
        </table:table-row>
        <table:table-row>
          <table:table-cell table:style-name="Таблица31.A1" office:value-type="string">
            <text:p text:style-name="P68">код, <text:span text:style-name="T1">hex</text:span></text:p>
          </table:table-cell>
          <table:table-cell table:style-name="Таблица31.B2" office:value-type="string">
            <text:p text:style-name="P64">№</text:p>
          </table:table-cell>
          <table:table-cell table:style-name="Таблица31.C2" office:value-type="string">
            <text:p text:style-name="P67">Описание</text:p>
          </table:table-cell>
          <table:table-cell table:style-name="Таблица31.D1" office:value-type="string">
            <text:p text:style-name="P67"/>
          </table:table-cell>
          <table:table-cell table:style-name="Таблица31.E1" office:value-type="string">
            <text:p text:style-name="P68">код, <text:span text:style-name="T1">hex</text:span></text:p>
          </table:table-cell>
          <table:table-cell table:style-name="Таблица31.F2" office:value-type="string">
            <text:p text:style-name="P70">№</text:p>
          </table:table-cell>
          <table:table-cell table:style-name="Таблица31.F2" office:value-type="string">
            <text:p text:style-name="P67">Описание</text:p>
          </table:table-cell>
        </table:table-row>
        <table:table-row>
          <table:table-cell table:style-name="Таблица31.D1" office:value-type="string">
            <text:p text:style-name="P40">0<text:span text:style-name="T1">x80</text:span></text:p>
          </table:table-cell>
          <table:table-cell table:style-name="Таблица31.B3" office:value-type="float" office:value="0">
            <text:p text:style-name="P38">0</text:p>
          </table:table-cell>
          <table:table-cell table:style-name="Таблица31.C14" office:value-type="string">
            <text:p text:style-name="P87">Заголовок </text:p>
          </table:table-cell>
          <table:table-cell table:style-name="Таблица31.D1" office:value-type="string">
            <text:p text:style-name="P55"/>
          </table:table-cell>
          <table:table-cell table:style-name="Таблица31.E3" office:value-type="string">
            <text:p text:style-name="P40">0<text:span text:style-name="T1">x80</text:span></text:p>
          </table:table-cell>
          <table:table-cell table:style-name="Таблица31.F3" office:value-type="float" office:value="0">
            <text:p text:style-name="P38">0</text:p>
          </table:table-cell>
          <table:table-cell table:style-name="Таблица31.G14" office:value-type="string">
            <text:p text:style-name="P55">Заголовок </text:p>
          </table:table-cell>
        </table:table-row>
        <table:table-row>
          <table:table-cell table:style-name="Таблица31.A4" office:value-type="float" office:value="10">
            <text:p text:style-name="P47">10</text:p>
          </table:table-cell>
          <table:table-cell table:style-name="Таблица31.B4" office:value-type="float" office:value="1">
            <text:p text:style-name="P56">1</text:p>
          </table:table-cell>
          <table:table-cell table:style-name="Таблица31.C14" office:value-type="string">
            <text:p text:style-name="P37">Количество байт</text:p>
          </table:table-cell>
          <table:table-cell table:style-name="Таблица31.D1" office:value-type="string">
            <text:p text:style-name="P37"/>
          </table:table-cell>
          <table:table-cell table:style-name="Таблица31.E3" office:value-type="string">
            <text:p text:style-name="P47">xx</text:p>
          </table:table-cell>
          <table:table-cell table:style-name="Таблица31.F3" office:value-type="float" office:value="1">
            <text:p text:style-name="P56">1</text:p>
          </table:table-cell>
          <table:table-cell table:style-name="Таблица31.G14" office:value-type="string">
            <text:p text:style-name="P37">Количество байт</text:p>
          </table:table-cell>
        </table:table-row>
        <table:table-row>
          <table:table-cell table:style-name="Таблица31.D1" office:value-type="string">
            <text:p text:style-name="P58">Ап</text:p>
          </table:table-cell>
          <table:table-cell table:style-name="Таблица31.B5" office:value-type="float" office:value="2">
            <text:p text:style-name="P56">2</text:p>
          </table:table-cell>
          <table:table-cell table:style-name="Таблица31.C14" office:value-type="string">
            <text:p text:style-name="P37">Адрес получателя</text:p>
          </table:table-cell>
          <table:table-cell table:style-name="Таблица31.D1" office:value-type="string">
            <text:p text:style-name="P37"/>
          </table:table-cell>
          <table:table-cell table:style-name="Таблица31.E3" office:value-type="string">
            <text:p text:style-name="P58">Ап</text:p>
          </table:table-cell>
          <table:table-cell table:style-name="Таблица31.F3" office:value-type="float" office:value="2">
            <text:p text:style-name="P56">2</text:p>
          </table:table-cell>
          <table:table-cell table:style-name="Таблица31.G14" office:value-type="string">
            <text:p text:style-name="P37">Адрес получателя</text:p>
          </table:table-cell>
        </table:table-row>
        <table:table-row>
          <table:table-cell table:style-name="Таблица31.D1" office:value-type="string">
            <text:p text:style-name="P58">Ао</text:p>
          </table:table-cell>
          <table:table-cell table:style-name="Таблица31.B6" office:value-type="float" office:value="3">
            <text:p text:style-name="P56">3</text:p>
          </table:table-cell>
          <table:table-cell table:style-name="Таблица31.C14" office:value-type="string">
            <text:p text:style-name="P37">Адрес отправителя</text:p>
          </table:table-cell>
          <table:table-cell table:style-name="Таблица31.D1" office:value-type="string">
            <text:p text:style-name="P37"/>
          </table:table-cell>
          <table:table-cell table:style-name="Таблица31.E3" office:value-type="string">
            <text:p text:style-name="P58">Ао</text:p>
          </table:table-cell>
          <table:table-cell table:style-name="Таблица31.F3" office:value-type="float" office:value="3">
            <text:p text:style-name="P56">3</text:p>
          </table:table-cell>
          <table:table-cell table:style-name="Таблица31.G14" office:value-type="string">
            <text:p text:style-name="P37">Адрес отправителя</text:p>
          </table:table-cell>
        </table:table-row>
        <table:table-row>
          <table:table-cell table:style-name="Таблица31.D1" office:value-type="string">
            <text:p text:style-name="P47">xx</text:p>
          </table:table-cell>
          <table:table-cell table:style-name="Таблица31.B7" office:value-type="float" office:value="4">
            <text:p text:style-name="P56">4</text:p>
          </table:table-cell>
          <table:table-cell table:style-name="Таблица31.C14" office:value-type="string">
            <text:p text:style-name="P44">Id <text:span text:style-name="T7">кадра</text:span></text:p>
          </table:table-cell>
          <table:table-cell table:style-name="Таблица31.D1" office:value-type="string">
            <text:p text:style-name="P44"/>
          </table:table-cell>
          <table:table-cell table:style-name="Таблица31.E3" office:value-type="string">
            <text:p text:style-name="P47">xx</text:p>
          </table:table-cell>
          <table:table-cell table:style-name="Таблица31.F3" office:value-type="float" office:value="4">
            <text:p text:style-name="P56">4</text:p>
          </table:table-cell>
          <table:table-cell table:style-name="Таблица31.G14" office:value-type="string">
            <text:p text:style-name="P44">Id <text:span text:style-name="T7">кадра</text:span></text:p>
          </table:table-cell>
        </table:table-row>
        <table:table-row>
          <table:table-cell table:style-name="Таблица31.D1" office:value-type="string">
            <text:p text:style-name="P47">0x24</text:p>
          </table:table-cell>
          <table:table-cell table:style-name="Таблица31.B8" office:value-type="float" office:value="5">
            <text:p text:style-name="P56">5</text:p>
          </table:table-cell>
          <table:table-cell table:style-name="Таблица31.C14" office:value-type="string">
            <text:p text:style-name="P55">Код команды</text:p>
          </table:table-cell>
          <table:table-cell table:style-name="Таблица31.D1" office:value-type="string">
            <text:p text:style-name="P55"/>
          </table:table-cell>
          <table:table-cell table:style-name="Таблица31.E3" office:value-type="string">
            <text:p text:style-name="P58">0x2<text:span text:style-name="T1">4</text:span></text:p>
          </table:table-cell>
          <table:table-cell table:style-name="Таблица31.F3" office:value-type="float" office:value="5">
            <text:p text:style-name="P56">5</text:p>
          </table:table-cell>
          <table:table-cell table:style-name="Таблица31.G14" office:value-type="string">
            <text:p text:style-name="P55">Код команды</text:p>
          </table:table-cell>
        </table:table-row>
        <table:table-row>
          <table:table-cell table:style-name="Таблица31.D1" office:value-type="string">
            <text:p text:style-name="P58"/>
          </table:table-cell>
          <table:table-cell table:style-name="Таблица31.B9" office:value-type="float" office:value="6">
            <text:p text:style-name="P49">6</text:p>
          </table:table-cell>
          <table:table-cell table:style-name="Таблица31.C14" office:value-type="string">
            <text:p text:style-name="P55">мл номер</text:p>
          </table:table-cell>
          <table:table-cell table:style-name="Таблица31.D1" office:value-type="string">
            <text:p text:style-name="P55"/>
          </table:table-cell>
          <table:table-cell table:style-name="Таблица31.E3" office:value-type="string">
            <text:p text:style-name="P58">хх</text:p>
          </table:table-cell>
          <table:table-cell table:style-name="Таблица31.F3">
            <text:p text:style-name="P56"/>
          </table:table-cell>
          <table:table-cell table:style-name="Таблица31.G14" table:number-rows-spanned="2" office:value-type="string">
            <text:p text:style-name="P83"><text:s/>HeaderProcess</text:p>
            <text:p text:style-name="P84">размер 120 байт</text:p>
          </table:table-cell>
        </table:table-row>
        <table:table-row>
          <table:table-cell table:style-name="Таблица31.D1" office:value-type="string">
            <text:p text:style-name="P58"/>
          </table:table-cell>
          <table:table-cell table:style-name="Таблица31.B10" office:value-type="float" office:value="7">
            <text:p text:style-name="P49">7</text:p>
          </table:table-cell>
          <table:table-cell table:style-name="Таблица31.C14" office:value-type="string">
            <text:p text:style-name="P55">ст номер</text:p>
          </table:table-cell>
          <table:table-cell table:style-name="Таблица31.D1" office:value-type="string">
            <text:p text:style-name="P55"/>
          </table:table-cell>
          <table:table-cell table:style-name="Таблица31.E3" office:value-type="string">
            <text:p text:style-name="P58">хх</text:p>
          </table:table-cell>
          <table:table-cell table:style-name="Таблица31.F3">
            <text:p text:style-name="P56"/>
          </table:table-cell>
          <table:covered-table-cell/>
        </table:table-row>
        <table:table-row>
          <table:table-cell table:style-name="Таблица31.D1" office:value-type="string">
            <text:p text:style-name="P58"/>
          </table:table-cell>
          <table:table-cell table:style-name="Таблица31.B14">
            <text:p text:style-name="P49"/>
          </table:table-cell>
          <table:table-cell table:style-name="Таблица31.C14" office:value-type="string">
            <text:p text:style-name="P55"/>
          </table:table-cell>
          <table:table-cell table:style-name="Таблица31.D1" office:value-type="string">
            <text:p text:style-name="P55"/>
          </table:table-cell>
          <table:table-cell table:style-name="Таблица31.E3" office:value-type="string">
            <text:p text:style-name="P58"/>
          </table:table-cell>
          <table:table-cell table:style-name="Таблица31.F14" office:value-type="string">
            <text:p text:style-name="P56">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58"/>
          </table:table-cell>
          <table:table-cell table:style-name="Таблица31.B14">
            <text:p text:style-name="P49"/>
          </table:table-cell>
          <table:table-cell table:style-name="Таблица31.C14" office:value-type="string">
            <text:p text:style-name="P55"/>
          </table:table-cell>
          <table:table-cell table:style-name="Таблица31.D1" office:value-type="string">
            <text:p text:style-name="P55"/>
          </table:table-cell>
          <table:table-cell table:style-name="Таблица31.E3" office:value-type="string">
            <text:p text:style-name="P58"/>
          </table:table-cell>
          <table:table-cell table:style-name="Таблица31.F3">
            <text:p text:style-name="P56"/>
          </table:table-cell>
          <table:covered-table-cell/>
        </table:table-row>
        <table:table-row>
          <table:table-cell table:style-name="Таблица31.D1" office:value-type="string">
            <text:p text:style-name="P58"/>
          </table:table-cell>
          <table:table-cell table:style-name="Таблица31.B14">
            <text:p text:style-name="P49"/>
          </table:table-cell>
          <table:table-cell table:style-name="Таблица31.C14" office:value-type="string">
            <text:p text:style-name="P55"/>
          </table:table-cell>
          <table:table-cell table:style-name="Таблица31.D1" office:value-type="string">
            <text:p text:style-name="P55"/>
          </table:table-cell>
          <table:table-cell table:style-name="Таблица31.E3" office:value-type="string">
            <text:p text:style-name="P58"/>
          </table:table-cell>
          <table:table-cell table:style-name="Таблица31.F3">
            <text:p text:style-name="P56"/>
          </table:table-cell>
          <table:covered-table-cell/>
        </table:table-row>
        <table:table-row>
          <table:table-cell table:style-name="Таблица31.D1" office:value-type="string">
            <text:p text:style-name="P58"/>
          </table:table-cell>
          <table:table-cell table:style-name="Таблица31.B14">
            <text:p text:style-name="P49"/>
          </table:table-cell>
          <table:table-cell table:style-name="Таблица31.C14" office:value-type="string">
            <text:p text:style-name="P55"/>
          </table:table-cell>
          <table:table-cell table:style-name="Таблица31.D1" office:value-type="string">
            <text:p text:style-name="P55"/>
          </table:table-cell>
          <table:table-cell table:style-name="Таблица31.E3" office:value-type="string">
            <text:p text:style-name="P58"/>
          </table:table-cell>
          <table:table-cell table:style-name="Таблица31.F14" office:value-type="string">
            <text:p text:style-name="P56">ст</text:p>
          </table:table-cell>
          <table:covered-table-cell/>
        </table:table-row>
        <table:table-row>
          <table:table-cell table:style-name="Таблица31.A15" office:value-type="string">
            <text:p text:style-name="P47">xx</text:p>
          </table:table-cell>
          <table:table-cell table:style-name="Таблица31.B15" office:value-type="float" office:value="8">
            <text:p text:style-name="P49">8</text:p>
          </table:table-cell>
          <table:table-cell table:style-name="Таблица31.C15" table:number-rows-spanned="2" office:value-type="string">
            <text:p text:style-name="P45">CRC16</text:p>
          </table:table-cell>
          <table:table-cell table:style-name="Таблица31.D1" office:value-type="string">
            <text:p text:style-name="P55"/>
          </table:table-cell>
          <table:table-cell table:style-name="Таблица31.E15" office:value-type="string">
            <text:p text:style-name="P47">xx</text:p>
          </table:table-cell>
          <table:table-cell table:style-name="Таблица31.F15">
            <text:p text:style-name="P56"/>
          </table:table-cell>
          <table:table-cell table:style-name="Таблица31.G15" table:number-rows-spanned="2" office:value-type="string">
            <text:p text:style-name="P45">CRC16</text:p>
          </table:table-cell>
        </table:table-row>
        <table:table-row>
          <table:table-cell table:style-name="Таблица31.D1" office:value-type="string">
            <text:p text:style-name="P47">xx</text:p>
          </table:table-cell>
          <table:table-cell table:style-name="Таблица31.B16" office:value-type="float" office:value="9">
            <text:p text:style-name="P49">9</text:p>
          </table:table-cell>
          <table:covered-table-cell/>
          <table:table-cell table:style-name="Таблица31.D1" office:value-type="string">
            <text:p text:style-name="P55"/>
          </table:table-cell>
          <table:table-cell table:style-name="Таблица31.E3" office:value-type="string">
            <text:p text:style-name="P47">xx</text:p>
          </table:table-cell>
          <table:table-cell table:style-name="Таблица31.F16">
            <text:p text:style-name="P56"/>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1"/>
      <text:p text:style-name="P21"/>
      <text:h text:style-name="P113" text:outline-level="2">Команда <text:span text:style-name="T1">RemoveProcess</text:span></text:h>
      <text:p text:style-name="P21">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64">Запрос</text:p>
          </table:table-cell>
          <table:covered-table-cell/>
          <table:covered-table-cell/>
          <table:table-cell table:style-name="Таблица34.D1" office:value-type="string">
            <text:p text:style-name="P64"/>
          </table:table-cell>
          <table:table-cell table:style-name="Таблица34.E1" table:number-columns-spanned="3" office:value-type="string">
            <text:p text:style-name="P64">Ответ</text:p>
          </table:table-cell>
          <table:covered-table-cell/>
          <table:covered-table-cell/>
        </table:table-row>
        <table:table-row>
          <table:table-cell table:style-name="Таблица34.A1" office:value-type="string">
            <text:p text:style-name="P68">код, <text:span text:style-name="T1">hex</text:span></text:p>
          </table:table-cell>
          <table:table-cell table:style-name="Таблица34.B2" office:value-type="string">
            <text:p text:style-name="P64">№</text:p>
          </table:table-cell>
          <table:table-cell table:style-name="Таблица34.C2" office:value-type="string">
            <text:p text:style-name="P67">Описание</text:p>
          </table:table-cell>
          <table:table-cell table:style-name="Таблица34.D1" office:value-type="string">
            <text:p text:style-name="P67"/>
          </table:table-cell>
          <table:table-cell table:style-name="Таблица34.E1" office:value-type="string">
            <text:p text:style-name="P68">код, <text:span text:style-name="T1">hex</text:span></text:p>
          </table:table-cell>
          <table:table-cell table:style-name="Таблица34.F2" office:value-type="string">
            <text:p text:style-name="P70">№</text:p>
          </table:table-cell>
          <table:table-cell table:style-name="Таблица34.F2" office:value-type="string">
            <text:p text:style-name="P67">Описание</text:p>
          </table:table-cell>
        </table:table-row>
        <table:table-row>
          <table:table-cell table:style-name="Таблица34.D1" office:value-type="string">
            <text:p text:style-name="P40">0<text:span text:style-name="T1">x80</text:span></text:p>
          </table:table-cell>
          <table:table-cell table:style-name="Таблица34.B3" office:value-type="float" office:value="0">
            <text:p text:style-name="P38">0</text:p>
          </table:table-cell>
          <table:table-cell table:style-name="Таблица34.C12" office:value-type="string">
            <text:p text:style-name="P87">Заголовок </text:p>
          </table:table-cell>
          <table:table-cell table:style-name="Таблица34.D1" office:value-type="string">
            <text:p text:style-name="P55"/>
          </table:table-cell>
          <table:table-cell table:style-name="Таблица34.E3" office:value-type="string">
            <text:p text:style-name="P40">0<text:span text:style-name="T1">x80</text:span></text:p>
          </table:table-cell>
          <table:table-cell table:style-name="Таблица34.F3" office:value-type="float" office:value="0">
            <text:p text:style-name="P38">0</text:p>
          </table:table-cell>
          <table:table-cell table:style-name="Таблица34.G12" office:value-type="string">
            <text:p text:style-name="P55">Заголовок </text:p>
          </table:table-cell>
        </table:table-row>
        <table:table-row>
          <table:table-cell table:style-name="Таблица34.A4" office:value-type="float" office:value="12">
            <text:p text:style-name="P58">12</text:p>
          </table:table-cell>
          <table:table-cell table:style-name="Таблица34.B4" office:value-type="float" office:value="1">
            <text:p text:style-name="P56">1</text:p>
          </table:table-cell>
          <table:table-cell table:style-name="Таблица34.C12" office:value-type="string">
            <text:p text:style-name="P37">Количество байт</text:p>
          </table:table-cell>
          <table:table-cell table:style-name="Таблица34.D1" office:value-type="string">
            <text:p text:style-name="P37"/>
          </table:table-cell>
          <table:table-cell table:style-name="Таблица34.E4" office:value-type="float" office:value="9">
            <text:p text:style-name="P58">9</text:p>
          </table:table-cell>
          <table:table-cell table:style-name="Таблица34.F3" office:value-type="float" office:value="1">
            <text:p text:style-name="P56">1</text:p>
          </table:table-cell>
          <table:table-cell table:style-name="Таблица34.G12" office:value-type="string">
            <text:p text:style-name="P37">Количество байт</text:p>
          </table:table-cell>
        </table:table-row>
        <table:table-row>
          <table:table-cell table:style-name="Таблица34.D1" office:value-type="string">
            <text:p text:style-name="P58">Ап</text:p>
          </table:table-cell>
          <table:table-cell table:style-name="Таблица34.B5" office:value-type="float" office:value="2">
            <text:p text:style-name="P56">2</text:p>
          </table:table-cell>
          <table:table-cell table:style-name="Таблица34.C12" office:value-type="string">
            <text:p text:style-name="P37">Адрес получателя</text:p>
          </table:table-cell>
          <table:table-cell table:style-name="Таблица34.D1" office:value-type="string">
            <text:p text:style-name="P37"/>
          </table:table-cell>
          <table:table-cell table:style-name="Таблица34.E3" office:value-type="string">
            <text:p text:style-name="P58">Ап</text:p>
          </table:table-cell>
          <table:table-cell table:style-name="Таблица34.F3" office:value-type="float" office:value="2">
            <text:p text:style-name="P56">2</text:p>
          </table:table-cell>
          <table:table-cell table:style-name="Таблица34.G12" office:value-type="string">
            <text:p text:style-name="P37">Адрес получателя</text:p>
          </table:table-cell>
        </table:table-row>
        <table:table-row>
          <table:table-cell table:style-name="Таблица34.D1" office:value-type="string">
            <text:p text:style-name="P58">Ао</text:p>
          </table:table-cell>
          <table:table-cell table:style-name="Таблица34.B6" office:value-type="float" office:value="3">
            <text:p text:style-name="P56">3</text:p>
          </table:table-cell>
          <table:table-cell table:style-name="Таблица34.C12" office:value-type="string">
            <text:p text:style-name="P37">Адрес отправителя</text:p>
          </table:table-cell>
          <table:table-cell table:style-name="Таблица34.D1" office:value-type="string">
            <text:p text:style-name="P37"/>
          </table:table-cell>
          <table:table-cell table:style-name="Таблица34.E3" office:value-type="string">
            <text:p text:style-name="P58">Ао</text:p>
          </table:table-cell>
          <table:table-cell table:style-name="Таблица34.F3" office:value-type="float" office:value="3">
            <text:p text:style-name="P56">3</text:p>
          </table:table-cell>
          <table:table-cell table:style-name="Таблица34.G12" office:value-type="string">
            <text:p text:style-name="P37">Адрес отправителя</text:p>
          </table:table-cell>
        </table:table-row>
        <table:table-row>
          <table:table-cell table:style-name="Таблица34.D1" office:value-type="string">
            <text:p text:style-name="P47">xx</text:p>
          </table:table-cell>
          <table:table-cell table:style-name="Таблица34.B7" office:value-type="float" office:value="4">
            <text:p text:style-name="P56">4</text:p>
          </table:table-cell>
          <table:table-cell table:style-name="Таблица34.C12" office:value-type="string">
            <text:p text:style-name="P44">Id <text:span text:style-name="T7">кадра</text:span></text:p>
          </table:table-cell>
          <table:table-cell table:style-name="Таблица34.D1" office:value-type="string">
            <text:p text:style-name="P44"/>
          </table:table-cell>
          <table:table-cell table:style-name="Таблица34.E3" office:value-type="string">
            <text:p text:style-name="P47">xx</text:p>
          </table:table-cell>
          <table:table-cell table:style-name="Таблица34.F3" office:value-type="float" office:value="4">
            <text:p text:style-name="P56">4</text:p>
          </table:table-cell>
          <table:table-cell table:style-name="Таблица34.G12" office:value-type="string">
            <text:p text:style-name="P44">Id <text:span text:style-name="T7">кадра</text:span></text:p>
          </table:table-cell>
        </table:table-row>
        <table:table-row>
          <table:table-cell table:style-name="Таблица34.D1" office:value-type="string">
            <text:p text:style-name="P58">0x25</text:p>
          </table:table-cell>
          <table:table-cell table:style-name="Таблица34.B8" office:value-type="float" office:value="5">
            <text:p text:style-name="P56">5</text:p>
          </table:table-cell>
          <table:table-cell table:style-name="Таблица34.C12" office:value-type="string">
            <text:p text:style-name="P55">Код команды</text:p>
          </table:table-cell>
          <table:table-cell table:style-name="Таблица34.D1" office:value-type="string">
            <text:p text:style-name="P55"/>
          </table:table-cell>
          <table:table-cell table:style-name="Таблица34.E3" office:value-type="string">
            <text:p text:style-name="P58">0x25</text:p>
          </table:table-cell>
          <table:table-cell table:style-name="Таблица34.F3" office:value-type="float" office:value="5">
            <text:p text:style-name="P56">5</text:p>
          </table:table-cell>
          <table:table-cell table:style-name="Таблица34.G12" office:value-type="string">
            <text:p text:style-name="P55">Код команды</text:p>
          </table:table-cell>
        </table:table-row>
        <table:table-row>
          <table:table-cell table:style-name="Таблица34.D1" office:value-type="string">
            <text:p text:style-name="P58"/>
          </table:table-cell>
          <table:table-cell table:style-name="Таблица34.B9" office:value-type="float" office:value="6">
            <text:p text:style-name="P49">6</text:p>
          </table:table-cell>
          <table:table-cell table:style-name="Таблица34.C12" table:number-rows-spanned="4" office:value-type="string">
            <text:p text:style-name="P55">Адрес начала процесса. Мл байт первый</text:p>
          </table:table-cell>
          <table:table-cell table:style-name="Таблица34.D1" office:value-type="string">
            <text:p text:style-name="P55"/>
          </table:table-cell>
          <table:table-cell table:style-name="Таблица34.E3" office:value-type="string">
            <text:p text:style-name="P58"/>
          </table:table-cell>
          <table:table-cell table:style-name="Таблица34.F3" office:value-type="float" office:value="6">
            <text:p text:style-name="P81">6</text:p>
          </table:table-cell>
          <table:table-cell table:style-name="Таблица34.G12" office:value-type="string">
            <text:p text:style-name="P85">Код ответа</text:p>
          </table:table-cell>
        </table:table-row>
        <table:table-row>
          <table:table-cell table:style-name="Таблица34.D1" office:value-type="string">
            <text:p text:style-name="P58"/>
          </table:table-cell>
          <table:table-cell table:style-name="Таблица34.B10" office:value-type="float" office:value="7">
            <text:p text:style-name="P49">7</text:p>
          </table:table-cell>
          <table:covered-table-cell/>
          <table:table-cell table:style-name="Таблица34.D1" office:value-type="string">
            <text:p text:style-name="P55"/>
          </table:table-cell>
          <table:table-cell table:style-name="Таблица34.E3" office:value-type="string">
            <text:p text:style-name="P58"/>
          </table:table-cell>
          <table:table-cell table:style-name="Таблица34.F3">
            <text:p text:style-name="P56"/>
          </table:table-cell>
          <table:table-cell table:style-name="Таблица34.G12" office:value-type="string">
            <text:p text:style-name="Standard"/>
          </table:table-cell>
        </table:table-row>
        <table:table-row>
          <table:table-cell table:style-name="Таблица34.D1" office:value-type="string">
            <text:p text:style-name="P58"/>
          </table:table-cell>
          <table:table-cell table:style-name="Таблица34.B11" office:value-type="float" office:value="8">
            <text:p text:style-name="P49">8</text:p>
          </table:table-cell>
          <table:covered-table-cell/>
          <table:table-cell table:style-name="Таблица34.D1" office:value-type="string">
            <text:p text:style-name="P55"/>
          </table:table-cell>
          <table:table-cell table:style-name="Таблица34.E3" office:value-type="string">
            <text:p text:style-name="P58"/>
          </table:table-cell>
          <table:table-cell table:style-name="Таблица34.F11" office:value-type="string">
            <text:p text:style-name="P56"/>
          </table:table-cell>
          <table:table-cell table:style-name="Таблица34.G12" office:value-type="string">
            <text:p text:style-name="Standard"/>
          </table:table-cell>
        </table:table-row>
        <table:table-row>
          <table:table-cell table:style-name="Таблица34.D1" office:value-type="string">
            <text:p text:style-name="P58"/>
          </table:table-cell>
          <table:table-cell table:style-name="Таблица34.B12" office:value-type="float" office:value="9">
            <text:p text:style-name="P49">9</text:p>
          </table:table-cell>
          <table:covered-table-cell/>
          <table:table-cell table:style-name="Таблица34.D1" office:value-type="string">
            <text:p text:style-name="P55"/>
          </table:table-cell>
          <table:table-cell table:style-name="Таблица34.E3" office:value-type="string">
            <text:p text:style-name="P58"/>
          </table:table-cell>
          <table:table-cell table:style-name="Таблица34.F3">
            <text:p text:style-name="P56"/>
          </table:table-cell>
          <table:table-cell table:style-name="Таблица34.G12" office:value-type="string">
            <text:p text:style-name="Standard"/>
          </table:table-cell>
        </table:table-row>
        <table:table-row>
          <table:table-cell table:style-name="Таблица34.A13" office:value-type="string">
            <text:p text:style-name="P47">xx</text:p>
          </table:table-cell>
          <table:table-cell table:style-name="Таблица34.B13" office:value-type="float" office:value="10">
            <text:p text:style-name="P56">10</text:p>
          </table:table-cell>
          <table:table-cell table:style-name="Таблица34.C13" table:number-rows-spanned="2" office:value-type="string">
            <text:p text:style-name="P45">CRC16</text:p>
          </table:table-cell>
          <table:table-cell table:style-name="Таблица34.D1" office:value-type="string">
            <text:p text:style-name="P55"/>
          </table:table-cell>
          <table:table-cell table:style-name="Таблица34.E13" office:value-type="string">
            <text:p text:style-name="P47">xx</text:p>
          </table:table-cell>
          <table:table-cell table:style-name="Таблица34.F13" office:value-type="float" office:value="7">
            <text:p text:style-name="P56">7</text:p>
          </table:table-cell>
          <table:table-cell table:style-name="Таблица34.G13" table:number-rows-spanned="2" office:value-type="string">
            <text:p text:style-name="P45">CRC16</text:p>
          </table:table-cell>
        </table:table-row>
        <table:table-row>
          <table:table-cell table:style-name="Таблица34.D1" office:value-type="string">
            <text:p text:style-name="P47">xx</text:p>
          </table:table-cell>
          <table:table-cell table:style-name="Таблица34.B14" office:value-type="float" office:value="11">
            <text:p text:style-name="P56">11</text:p>
          </table:table-cell>
          <table:covered-table-cell/>
          <table:table-cell table:style-name="Таблица34.D1" office:value-type="string">
            <text:p text:style-name="P55"/>
          </table:table-cell>
          <table:table-cell table:style-name="Таблица34.E3" office:value-type="string">
            <text:p text:style-name="P47">xx</text:p>
          </table:table-cell>
          <table:table-cell table:style-name="Таблица34.E4" office:value-type="float" office:value="8">
            <text:p text:style-name="P56">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1"/>
      <text:h text:style-name="P114" text:outline-level="2">Команда <text:span text:style-name="T22">ответ</text:span> <text:span text:style-name="T5">WaitReplay</text:span></text:h>
      <text:p text:style-name="P25">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66">Ответ</text:p>
          </table:table-cell>
          <table:covered-table-cell/>
          <table:covered-table-cell/>
          <table:table-cell table:style-name="Таблица35.D1" office:value-type="string">
            <text:p text:style-name="P65"/>
          </table:table-cell>
          <table:table-cell table:style-name="Таблица35.E1" table:number-columns-spanned="3" office:value-type="string">
            <text:p text:style-name="P65"/>
          </table:table-cell>
          <table:covered-table-cell/>
          <table:covered-table-cell/>
        </table:table-row>
        <table:table-row>
          <table:table-cell table:style-name="Таблица35.A1" office:value-type="string">
            <text:p text:style-name="P69">код, <text:span text:style-name="T1">hex</text:span></text:p>
          </table:table-cell>
          <table:table-cell table:style-name="Таблица35.B2" office:value-type="string">
            <text:p text:style-name="P65">№</text:p>
          </table:table-cell>
          <table:table-cell table:style-name="Таблица35.C2" office:value-type="string">
            <text:p text:style-name="P73">Описание</text:p>
          </table:table-cell>
          <table:table-cell table:style-name="Таблица35.D1" office:value-type="string">
            <text:p text:style-name="P73"/>
          </table:table-cell>
          <table:table-cell table:style-name="Таблица35.E1" office:value-type="string">
            <text:p text:style-name="P54"/>
          </table:table-cell>
          <table:table-cell table:style-name="Таблица35.E1" office:value-type="string">
            <text:p text:style-name="P71"/>
          </table:table-cell>
          <table:table-cell table:style-name="Таблица35.E1" office:value-type="string">
            <text:p text:style-name="P73"/>
          </table:table-cell>
        </table:table-row>
        <table:table-row>
          <table:table-cell table:style-name="Таблица35.D1" office:value-type="string">
            <text:p text:style-name="P41">0<text:span text:style-name="T1">x80</text:span></text:p>
          </table:table-cell>
          <table:table-cell table:style-name="Таблица35.B3" office:value-type="float" office:value="0">
            <text:p text:style-name="P39">0</text:p>
          </table:table-cell>
          <table:table-cell table:style-name="Таблица35.C12" office:value-type="string">
            <text:p text:style-name="P88">Заголовок </text:p>
          </table:table-cell>
          <table:table-cell table:style-name="Таблица35.D1" office:value-type="string">
            <text:p text:style-name="P61"/>
          </table:table-cell>
          <table:table-cell table:style-name="Таблица35.E1" office:value-type="string">
            <text:p text:style-name="P48"/>
          </table:table-cell>
          <table:table-cell table:style-name="Таблица35.F3">
            <text:p text:style-name="P39"/>
          </table:table-cell>
          <table:table-cell table:style-name="Таблица35.E1" office:value-type="string">
            <text:p text:style-name="P61"/>
          </table:table-cell>
        </table:table-row>
        <table:table-row>
          <table:table-cell table:style-name="Таблица35.A4" office:value-type="float" office:value="12">
            <text:p text:style-name="P59">12</text:p>
          </table:table-cell>
          <table:table-cell table:style-name="Таблица35.B4" office:value-type="float" office:value="1">
            <text:p text:style-name="P57">1</text:p>
          </table:table-cell>
          <table:table-cell table:style-name="Таблица35.C12" office:value-type="string">
            <text:p text:style-name="P43">Количество байт</text:p>
          </table:table-cell>
          <table:table-cell table:style-name="Таблица35.D1" office:value-type="string">
            <text:p text:style-name="P43"/>
          </table:table-cell>
          <table:table-cell table:style-name="Таблица35.F3">
            <text:p text:style-name="P59"/>
          </table:table-cell>
          <table:table-cell table:style-name="Таблица35.F3">
            <text:p text:style-name="P57"/>
          </table:table-cell>
          <table:table-cell table:style-name="Таблица35.E1" office:value-type="string">
            <text:p text:style-name="P43"/>
          </table:table-cell>
        </table:table-row>
        <table:table-row>
          <table:table-cell table:style-name="Таблица35.D1" office:value-type="string">
            <text:p text:style-name="P59">Ап</text:p>
          </table:table-cell>
          <table:table-cell table:style-name="Таблица35.B5" office:value-type="float" office:value="2">
            <text:p text:style-name="P57">2</text:p>
          </table:table-cell>
          <table:table-cell table:style-name="Таблица35.C12" office:value-type="string">
            <text:p text:style-name="P43">Адрес получателя</text:p>
          </table:table-cell>
          <table:table-cell table:style-name="Таблица35.D1" office:value-type="string">
            <text:p text:style-name="P43"/>
          </table:table-cell>
          <table:table-cell table:style-name="Таблица35.E1" office:value-type="string">
            <text:p text:style-name="P59"/>
          </table:table-cell>
          <table:table-cell table:style-name="Таблица35.F3">
            <text:p text:style-name="P57"/>
          </table:table-cell>
          <table:table-cell table:style-name="Таблица35.E1" office:value-type="string">
            <text:p text:style-name="P43"/>
          </table:table-cell>
        </table:table-row>
        <table:table-row>
          <table:table-cell table:style-name="Таблица35.D1" office:value-type="string">
            <text:p text:style-name="P59">Ао</text:p>
          </table:table-cell>
          <table:table-cell table:style-name="Таблица35.B6" office:value-type="float" office:value="3">
            <text:p text:style-name="P57">3</text:p>
          </table:table-cell>
          <table:table-cell table:style-name="Таблица35.C12" office:value-type="string">
            <text:p text:style-name="P43">Адрес отправителя</text:p>
          </table:table-cell>
          <table:table-cell table:style-name="Таблица35.D1" office:value-type="string">
            <text:p text:style-name="P43"/>
          </table:table-cell>
          <table:table-cell table:style-name="Таблица35.E1" office:value-type="string">
            <text:p text:style-name="P59"/>
          </table:table-cell>
          <table:table-cell table:style-name="Таблица35.F3">
            <text:p text:style-name="P57"/>
          </table:table-cell>
          <table:table-cell table:style-name="Таблица35.E1" office:value-type="string">
            <text:p text:style-name="P43"/>
          </table:table-cell>
        </table:table-row>
        <table:table-row>
          <table:table-cell table:style-name="Таблица35.D1" office:value-type="string">
            <text:p text:style-name="P48">xx</text:p>
          </table:table-cell>
          <table:table-cell table:style-name="Таблица35.B7" office:value-type="float" office:value="4">
            <text:p text:style-name="P57">4</text:p>
          </table:table-cell>
          <table:table-cell table:style-name="Таблица35.C12" office:value-type="string">
            <text:p text:style-name="P52">Id <text:span text:style-name="T7">кадра</text:span></text:p>
          </table:table-cell>
          <table:table-cell table:style-name="Таблица35.D1" office:value-type="string">
            <text:p text:style-name="P52"/>
          </table:table-cell>
          <table:table-cell table:style-name="Таблица35.E1" office:value-type="string">
            <text:p text:style-name="P48"/>
          </table:table-cell>
          <table:table-cell table:style-name="Таблица35.F3">
            <text:p text:style-name="P57"/>
          </table:table-cell>
          <table:table-cell table:style-name="Таблица35.E1" office:value-type="string">
            <text:p text:style-name="P61"/>
          </table:table-cell>
        </table:table-row>
        <table:table-row>
          <table:table-cell table:style-name="Таблица35.D1" office:value-type="string">
            <text:p text:style-name="P59">0x2<text:span text:style-name="T22">6</text:span></text:p>
          </table:table-cell>
          <table:table-cell table:style-name="Таблица35.B8" office:value-type="float" office:value="5">
            <text:p text:style-name="P57">5</text:p>
          </table:table-cell>
          <table:table-cell table:style-name="Таблица35.C12" office:value-type="string">
            <text:p text:style-name="P61">Код команды</text:p>
          </table:table-cell>
          <table:table-cell table:style-name="Таблица35.D1" office:value-type="string">
            <text:p text:style-name="P61"/>
          </table:table-cell>
          <table:table-cell table:style-name="Таблица35.E1" office:value-type="string">
            <text:p text:style-name="P59"/>
          </table:table-cell>
          <table:table-cell table:style-name="Таблица35.F3">
            <text:p text:style-name="P57"/>
          </table:table-cell>
          <table:table-cell table:style-name="Таблица35.E1" office:value-type="string">
            <text:p text:style-name="P61"/>
          </table:table-cell>
        </table:table-row>
        <table:table-row>
          <table:table-cell table:style-name="Таблица35.D1" office:value-type="string">
            <text:p text:style-name="P59"/>
          </table:table-cell>
          <table:table-cell table:style-name="Таблица35.B9" office:value-type="float" office:value="6">
            <text:p text:style-name="P50">6</text:p>
          </table:table-cell>
          <table:table-cell table:style-name="Таблица35.C12" table:number-rows-spanned="4" office:value-type="string">
            <text:p text:style-name="P62">Кол-во мили<text:span text:style-name="T23">секунд</text:span> ожидания</text:p>
          </table:table-cell>
          <table:table-cell table:style-name="Таблица35.D1" office:value-type="string">
            <text:p text:style-name="P61"/>
          </table:table-cell>
          <table:table-cell table:style-name="Таблица35.E1" office:value-type="string">
            <text:p text:style-name="P59"/>
          </table:table-cell>
          <table:table-cell table:style-name="Таблица35.F3">
            <text:p text:style-name="P82"/>
          </table:table-cell>
          <table:table-cell table:style-name="Таблица35.E1" office:value-type="string">
            <text:p text:style-name="P86"/>
          </table:table-cell>
        </table:table-row>
        <table:table-row>
          <table:table-cell table:style-name="Таблица35.D1" office:value-type="string">
            <text:p text:style-name="P59"/>
          </table:table-cell>
          <table:table-cell table:style-name="Таблица35.B10" office:value-type="float" office:value="7">
            <text:p text:style-name="P50">7</text:p>
          </table:table-cell>
          <table:covered-table-cell/>
          <table:table-cell table:style-name="Таблица35.D1" office:value-type="string">
            <text:p text:style-name="P61"/>
          </table:table-cell>
          <table:table-cell table:style-name="Таблица35.E1" office:value-type="string">
            <text:p text:style-name="P59"/>
          </table:table-cell>
          <table:table-cell table:style-name="Таблица35.F3">
            <text:p text:style-name="P57"/>
          </table:table-cell>
          <table:table-cell table:style-name="Таблица35.E1" office:value-type="string">
            <text:p text:style-name="P18"/>
          </table:table-cell>
        </table:table-row>
        <table:table-row>
          <table:table-cell table:style-name="Таблица35.D1" office:value-type="string">
            <text:p text:style-name="P59"/>
          </table:table-cell>
          <table:table-cell table:style-name="Таблица35.B11" office:value-type="float" office:value="8">
            <text:p text:style-name="P50">8</text:p>
          </table:table-cell>
          <table:covered-table-cell/>
          <table:table-cell table:style-name="Таблица35.D1" office:value-type="string">
            <text:p text:style-name="P61"/>
          </table:table-cell>
          <table:table-cell table:style-name="Таблица35.E1" office:value-type="string">
            <text:p text:style-name="P59"/>
          </table:table-cell>
          <table:table-cell table:style-name="Таблица35.E1" office:value-type="string">
            <text:p text:style-name="P57"/>
          </table:table-cell>
          <table:table-cell table:style-name="Таблица35.E1" office:value-type="string">
            <text:p text:style-name="P18"/>
          </table:table-cell>
        </table:table-row>
        <table:table-row>
          <table:table-cell table:style-name="Таблица35.D1" office:value-type="string">
            <text:p text:style-name="P59"/>
          </table:table-cell>
          <table:table-cell table:style-name="Таблица35.B12" office:value-type="float" office:value="9">
            <text:p text:style-name="P50">9</text:p>
          </table:table-cell>
          <table:covered-table-cell/>
          <table:table-cell table:style-name="Таблица35.D1" office:value-type="string">
            <text:p text:style-name="P61"/>
          </table:table-cell>
          <table:table-cell table:style-name="Таблица35.E1" office:value-type="string">
            <text:p text:style-name="P59"/>
          </table:table-cell>
          <table:table-cell table:style-name="Таблица35.F3">
            <text:p text:style-name="P57"/>
          </table:table-cell>
          <table:table-cell table:style-name="Таблица35.E1" office:value-type="string">
            <text:p text:style-name="P18"/>
          </table:table-cell>
        </table:table-row>
        <table:table-row>
          <table:table-cell table:style-name="Таблица35.A13" office:value-type="string">
            <text:p text:style-name="P48">xx</text:p>
          </table:table-cell>
          <table:table-cell table:style-name="Таблица35.B13" office:value-type="float" office:value="10">
            <text:p text:style-name="P57">10</text:p>
          </table:table-cell>
          <table:table-cell table:style-name="Таблица35.C13" table:number-rows-spanned="2" office:value-type="string">
            <text:p text:style-name="P46">CRC16</text:p>
          </table:table-cell>
          <table:table-cell table:style-name="Таблица35.D1" office:value-type="string">
            <text:p text:style-name="P61"/>
          </table:table-cell>
          <table:table-cell table:style-name="Таблица35.E1" office:value-type="string">
            <text:p text:style-name="P48"/>
          </table:table-cell>
          <table:table-cell table:style-name="Таблица35.F3">
            <text:p text:style-name="P57"/>
          </table:table-cell>
          <table:table-cell table:style-name="Таблица35.G13" table:number-rows-spanned="2" office:value-type="string">
            <text:p text:style-name="P46"/>
          </table:table-cell>
        </table:table-row>
        <table:table-row>
          <table:table-cell table:style-name="Таблица35.D1" office:value-type="string">
            <text:p text:style-name="P48">xx</text:p>
          </table:table-cell>
          <table:table-cell table:style-name="Таблица35.B14" office:value-type="float" office:value="11">
            <text:p text:style-name="P57">11</text:p>
          </table:table-cell>
          <table:covered-table-cell/>
          <table:table-cell table:style-name="Таблица35.D1" office:value-type="string">
            <text:p text:style-name="P61"/>
          </table:table-cell>
          <table:table-cell table:style-name="Таблица35.E1" office:value-type="string">
            <text:p text:style-name="P48"/>
          </table:table-cell>
          <table:table-cell table:style-name="Таблица35.F3">
            <text:p text:style-name="P57"/>
          </table:table-cell>
          <table:covered-table-cell/>
        </table:table-row>
      </table:table>
      <text:p text:style-name="P32"/>
      <text:p text:style-name="P36">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1"/>
      <text:p text:style-name="P33"/>
      <text:p text:style-name="P21"/>
      <text:p text:style-name="P21"/>
      <text:h text:style-name="P103" text:outline-level="1">Алгоритм работы регистратора по радиоканалу</text:h>
      <text:p text:style-name="Standard"/>
      <text:p text:style-name="Text_20_body">В <text:span text:style-name="T7">данной</text:span> главе описан алгоритм работы Терем-4.0 по радиоканалу с использованием модулей <text:span text:style-name="T1">RFD21733 (</text:span><text:span text:style-name="T7">RFD21735</text:span><text:span text:style-name="T1">)</text:span><text:span text:style-name="T7">.</text:span></text:p>
      <text:h text:style-name="P112" text:outline-level="2">Адаптер</text:h>
      <text:p text:style-name="P21">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1">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7">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7"> или <text:s/></text:span><text:a xlink:type="simple" xlink:href="#3.13.Уснуть и синхронизировать таймер измерений|outline" text:style-name="Internet_20_link" text:visited-style-name="Visited_20_Internet_20_Link">UART_SleetTillMeas</text:a><text:span text:style-name="T7"> , либо через 2 секунды после пробуждения, если не получит ни одного байта.</text:span></text:p>
      <text:p text:style-name="P21">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7">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7">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7">Для изменения параметров адаптера необходимо установить джампик </text:span><text:span text:style-name="T1">BSL </text:span><text:span text:style-name="T7">и тогда адаптер будет отвечать на адрес </text:span><text:span text:style-name="T1">0xFF. </text:span><text:span text:style-name="T7">Если присутствует несколько адаптеров с установленными джампиками </text:span><text:span text:style-name="T1">BSL </text:span><text:span text:style-name="T7">буду коллизии в эфире. Необходимо следить чтоб было не более 1-го адаптер с джампиком. При уставленном джаппике </text:span><text:span text:style-name="T1">BSL </text:span><text:span text:style-name="T7">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1">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7">При установке джампика </text:span><text:span text:style-name="T1">BSL </text:span><text:span text:style-name="T7">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0">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8">)</text:span><text:span text:style-name="T10"> </text:span></text:p>
      <text:h text:style-name="P112" text:outline-level="2">Центральное устройство</text:h>
      <text:p text:style-name="Text_20_body"><text:span text:style-name="T7">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1">Поиск адаптеров</text:span><text:span text:style-name="T7">.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8">Тест связи</text:span> доступный в меню <text:span text:style-name="T18">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8">Дополнительно</text:span><text:span text:style-name="T4">-&gt;</text:span><text:span text:style-name="T11">Питание адаптеров</text:span><text:span text:style-name="T12">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1">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1"><draw:frame text:anchor-type="paragraph" draw:z-index="22" draw:style-name="gr3" draw:text-style-name="P117"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70"/>
            <text:p text:style-name="P94"><text:soft-page-break/>Сеанс связи</text:p>
          </table:table-cell>
          <table:table-cell table:style-name="Таблица5.A1" table:number-columns-spanned="2" office:value-type="string">
            <text:p text:style-name="P70">ЦУ</text:p>
          </table:table-cell>
          <table:covered-table-cell/>
          <table:table-cell table:style-name="Таблица5.D1" office:value-type="string">
            <text:p text:style-name="P72"/>
          </table:table-cell>
          <table:table-cell table:style-name="Таблица5.E1" table:number-columns-spanned="2" office:value-type="string">
            <text:p text:style-name="P70">Адаптер</text:p>
          </table:table-cell>
          <table:covered-table-cell/>
        </table:table-row>
        <table:table-row>
          <table:covered-table-cell/>
          <table:table-cell table:style-name="Таблица5.B2" office:value-type="string">
            <text:p text:style-name="P72"><draw:frame text:anchor-type="paragraph" draw:z-index="27" draw:style-name="gr4" draw:text-style-name="P117"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72">Операция</text:p>
          </table:table-cell>
          <table:table-cell table:style-name="Таблица5.D1" office:value-type="string">
            <text:p text:style-name="P72"/>
          </table:table-cell>
          <table:table-cell table:style-name="Таблица5.B2" office:value-type="string">
            <text:p text:style-name="P72">Операция</text:p>
          </table:table-cell>
          <table:table-cell table:style-name="Таблица5.F2" office:value-type="string">
            <text:p text:style-name="P72">Счетчик адаптера</text:p>
          </table:table-cell>
        </table:table-row>
        <table:table-row>
          <table:table-cell table:style-name="Таблица5.B2" office:value-type="string">
            <text:p text:style-name="P42">1</text:p>
          </table:table-cell>
          <table:table-cell table:style-name="Таблица5.B2" office:value-type="string">
            <text:p text:style-name="P42">0</text:p>
          </table:table-cell>
          <table:table-cell table:style-name="Таблица5.B2" office:value-type="string">
            <text:p text:style-name="P42">Старт процесса</text:p>
          </table:table-cell>
          <table:table-cell table:style-name="Таблица5.D1" office:value-type="string">
            <text:p text:style-name="P42"><draw:line text:anchor-type="paragraph" draw:z-index="5" draw:style-name="gr1" draw:text-style-name="P116" svg:x1="0.18cm" svg:y1="0.18cm" svg:x2="7.068cm" svg:y2="0.838cm"><text:p/></draw:line></text:p>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1</text:p>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
          </table:table-cell>
          <table:table-cell table:style-name="Таблица5.B2" office:value-type="string">
            <text:p text:style-name="P42">Измерение0</text:p>
          </table:table-cell>
          <table:table-cell table:style-name="Таблица5.F2" office:value-type="string">
            <text:p text:style-name="P42">0</text:p>
          </table:table-cell>
        </table:table-row>
        <table:table-row>
          <table:table-cell table:style-name="Таблица5.B2" office:value-type="string">
            <text:p text:style-name="P42">1</text:p>
          </table:table-cell>
          <table:table-cell table:style-name="Таблица5.B2" office:value-type="string">
            <text:p text:style-name="P42">0</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6" draw:style-name="gr1" draw:text-style-name="P116" svg:x1="0.106cm" svg:y1="0.231cm" svg:x2="7.015cm" svg:y2="0.831cm"><text:p/></draw:line></text:p>
          </table:table-cell>
          <table:table-cell table:style-name="Таблица5.B2" office:value-type="string">
            <text:p text:style-name="P42"/>
          </table:table-cell>
          <table:table-cell table:style-name="Таблица5.F2" office:value-type="string">
            <text:p text:style-name="P42"><draw:frame text:anchor-type="paragraph" draw:z-index="21" draw:style-name="gr2" draw:text-style-name="P117"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42">1</text:p>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draw:line text:anchor-type="paragraph" draw:z-index="7" draw:style-name="gr1" draw:text-style-name="P116" svg:x1="7.086cm" svg:y1="0.367cm" svg:x2="0.03cm" svg:y2="0.829cm"><text:p/></draw:line></text:p>
          </table:table-cell>
          <table:table-cell table:style-name="Таблица5.B2" office:value-type="string">
            <text:p text:style-name="P42">ответ</text:p>
          </table:table-cell>
          <table:table-cell table:style-name="Таблица5.F2" office:value-type="string">
            <text:p text:style-name="P42">0</text:p>
          </table:table-cell>
        </table:table-row>
        <table:table-row>
          <table:table-cell table:style-name="Таблица5.B2" office:value-type="string">
            <text:p text:style-name="P42">1</text:p>
          </table:table-cell>
          <table:table-cell table:style-name="Таблица5.B2" office:value-type="string">
            <text:p text:style-name="P42">0</text:p>
          </table:table-cell>
          <table:table-cell table:style-name="Таблица5.B2" office:value-type="string">
            <text:p text:style-name="P42">Регистрация точки 0</text:p>
          </table:table-cell>
          <table:table-cell table:style-name="Таблица5.D1" office:value-type="string">
            <text:p text:style-name="P42"/>
          </table:table-cell>
          <table:table-cell table:style-name="Таблица5.B2" office:value-type="string">
            <text:p text:style-name="P42">сон</text:p>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сон</text:p>
          </table:table-cell>
          <table:table-cell table:style-name="Таблица5.D1" office:value-type="string">
            <text:p text:style-name="P42"/>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
          </table:table-cell>
          <table:table-cell table:style-name="Таблица5.B2" office:value-type="string">
            <text:p text:style-name="P42">измерение 1</text:p>
          </table:table-cell>
          <table:table-cell table:style-name="Таблица5.F2" office:value-type="string">
            <text:p text:style-name="P42">1</text:p>
          </table:table-cell>
        </table:table-row>
        <table:table-row>
          <table:table-cell table:style-name="Таблица5.B2" office:value-type="string">
            <text:p text:style-name="P42">2</text:p>
          </table:table-cell>
          <table:table-cell table:style-name="Таблица5.B2" office:value-type="string">
            <text:p text:style-name="P42">1</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8" draw:style-name="gr1" draw:text-style-name="P116" svg:x1="0.067cm" svg:y1="0.199cm" svg:x2="7.348cm" svg:y2="0.799cm"><text:p/></draw:line></text:p>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2</text:p>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draw:line text:anchor-type="paragraph" draw:z-index="9" draw:style-name="gr1" draw:text-style-name="P116" svg:x1="7.311cm" svg:y1="0.309cm" svg:x2="0.049cm" svg:y2="0.835cm"><text:p/></draw:line></text:p>
          </table:table-cell>
          <table:table-cell table:style-name="Таблица5.B2" office:value-type="string">
            <text:p text:style-name="P42">ответ</text:p>
          </table:table-cell>
          <table:table-cell table:style-name="Таблица5.F2" office:value-type="string">
            <text:p text:style-name="P42">1</text:p>
          </table:table-cell>
        </table:table-row>
        <table:table-row>
          <table:table-cell table:style-name="Таблица5.B2" office:value-type="string">
            <text:p text:style-name="P42">2</text:p>
          </table:table-cell>
          <table:table-cell table:style-name="Таблица5.B2" office:value-type="string">
            <text:p text:style-name="P42">1</text:p>
          </table:table-cell>
          <table:table-cell table:style-name="Таблица5.B2" office:value-type="string">
            <text:p text:style-name="P42">Регистрация точки 1</text:p>
          </table:table-cell>
          <table:table-cell table:style-name="Таблица5.D1" office:value-type="string">
            <text:p text:style-name="P42"/>
          </table:table-cell>
          <table:table-cell table:style-name="Таблица5.B2" office:value-type="string">
            <text:p text:style-name="P42">сон</text:p>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сон</text:p>
          </table:table-cell>
          <table:table-cell table:style-name="Таблица5.D1" office:value-type="string">
            <text:p text:style-name="P42"/>
          </table:table-cell>
          <table:table-cell table:style-name="Таблица5.B2" office:value-type="string">
            <text:p text:style-name="P42">измерение 2</text:p>
          </table:table-cell>
          <table:table-cell table:style-name="Таблица5.F2" office:value-type="string">
            <text:p text:style-name="P42">2</text:p>
          </table:table-cell>
        </table:table-row>
        <table:table-row>
          <table:table-cell table:style-name="Таблица5.B2" office:value-type="string">
            <text:p text:style-name="P42">3</text:p>
          </table:table-cell>
          <table:table-cell table:style-name="Таблица5.B2" office:value-type="string">
            <text:p text:style-name="P42">2</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10" draw:style-name="gr1" draw:text-style-name="P116" svg:x1="0.106cm" svg:y1="0.337cm" svg:x2="3.803cm" svg:y2="0.769cm"><text:p/></draw:line><draw:path text:anchor-type="paragraph" draw:z-index="12" draw:style-name="gr1" draw:text-style-name="P116"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16"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42">сон</text:p>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сон</text:p>
          </table:table-cell>
          <table:table-cell table:style-name="Таблица5.D1" office:value-type="string">
            <text:p text:style-name="P42"/>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
          </table:table-cell>
          <table:table-cell table:style-name="Таблица5.B2" office:value-type="string">
            <text:p text:style-name="P42">измерение 3</text:p>
          </table:table-cell>
          <table:table-cell table:style-name="Таблица5.F2" office:value-type="string">
            <text:p text:style-name="P42">3</text:p>
          </table:table-cell>
        </table:table-row>
        <table:table-row>
          <table:table-cell table:style-name="Таблица5.B2" office:value-type="string">
            <text:p text:style-name="P42">4</text:p>
          </table:table-cell>
          <table:table-cell table:style-name="Таблица5.B2" office:value-type="string">
            <text:p text:style-name="P42">3</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11" draw:style-name="gr1" draw:text-style-name="P116" svg:x1="0.312cm" svg:y1="0.161cm" svg:x2="3.783cm" svg:y2="0.63cm"><text:p/></draw:line></text:p>
          </table:table-cell>
          <table:table-cell table:style-name="Таблица5.B2" office:value-type="string">
            <text:p text:style-name="P42">сон</text:p>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сон</text:p>
          </table:table-cell>
          <table:table-cell table:style-name="Таблица5.D1" office:value-type="string">
            <text:p text:style-name="P42"/>
          </table:table-cell>
          <table:table-cell table:style-name="Таблица5.B2" office:value-type="string">
            <text:p text:style-name="P42">измерение 4</text:p>
          </table:table-cell>
          <table:table-cell table:style-name="Таблица5.F2" office:value-type="string">
            <text:p text:style-name="P42">4</text:p>
          </table:table-cell>
        </table:table-row>
        <table:table-row>
          <table:table-cell table:style-name="Таблица5.B2" office:value-type="string">
            <text:p text:style-name="P42">5</text:p>
          </table:table-cell>
          <table:table-cell table:style-name="Таблица5.B2" office:value-type="string">
            <text:p text:style-name="P42">4</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28" draw:style-name="gr1" draw:text-style-name="P116" svg:x1="0.429cm" svg:y1="0.136cm" svg:x2="7.104cm" svg:y2="0.812cm"><text:p/></draw:line></text:p>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draw:line text:anchor-type="paragraph" draw:z-index="14" draw:style-name="gr1" draw:text-style-name="P116" svg:x1="12.616cm" svg:y1="0.34cm" svg:x2="5.502cm" svg:y2="0.846cm"><text:p/></draw:line>5</text:p>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draw:frame text:anchor-type="paragraph" draw:z-index="23" draw:style-name="gr2" draw:text-style-name="P117" svg:width="2.841cm" svg:height="0.426cm" draw:transform="rotate (0.10471975511966) translate (1.52576388888889cm 0.329847222222222cm)"><draw:text-box><text:p>Точка 2</text:p></draw:text-box></draw:frame></text:p>
          </table:table-cell>
          <table:table-cell table:style-name="Таблица5.B2" office:value-type="string">
            <text:p text:style-name="P42">ответ</text:p>
          </table:table-cell>
          <table:table-cell table:style-name="Таблица5.F2" office:value-type="string">
            <text:p text:style-name="P42">4</text:p>
          </table:table-cell>
        </table:table-row>
        <table:table-row>
          <table:table-cell table:style-name="Таблица5.B2" office:value-type="string">
            <text:p text:style-name="P42">5</text:p>
          </table:table-cell>
          <table:table-cell table:style-name="Таблица5.B2" office:value-type="string">
            <text:p text:style-name="P42">4</text:p>
          </table:table-cell>
          <table:table-cell table:style-name="Таблица5.B2" office:value-type="string">
            <text:p text:style-name="P42">Регистрация точки 2</text:p>
          </table:table-cell>
          <table:table-cell table:style-name="Таблица5.D1" office:value-type="string">
            <text:p text:style-name="P42"/>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5</text:p>
          </table:table-cell>
          <table:table-cell table:style-name="Таблица5.B2" office:value-type="string">
            <text:p text:style-name="P42">4</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15" draw:style-name="gr1" draw:text-style-name="P116" svg:x1="0.067cm" svg:y1="0.358cm" svg:x2="7.086cm" svg:y2="0.788cm"><text:p/></draw:line></text:p>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5</text:p>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draw:line text:anchor-type="paragraph" draw:z-index="16" draw:style-name="gr1" draw:text-style-name="P116" svg:x1="7.103cm" svg:y1="0.335cm" svg:x2="0.03cm" svg:y2="0.917cm"><text:p/></draw:line><draw:frame text:anchor-type="paragraph" draw:z-index="24" draw:style-name="gr2" draw:text-style-name="P117" svg:width="2.841cm" svg:height="0.426cm" draw:transform="rotate (0.10471975511966) translate (1.46402777777778cm 0.356305555555556cm)"><draw:text-box><text:p>Точка 3</text:p></draw:text-box></draw:frame></text:p>
          </table:table-cell>
          <table:table-cell table:style-name="Таблица5.B2" office:value-type="string">
            <text:p text:style-name="P42">ответ</text:p>
          </table:table-cell>
          <table:table-cell table:style-name="Таблица5.F2" office:value-type="string">
            <text:p text:style-name="P42">4</text:p>
          </table:table-cell>
        </table:table-row>
        <table:table-row>
          <table:table-cell table:style-name="Таблица5.B2" office:value-type="string">
            <text:p text:style-name="P42">5</text:p>
          </table:table-cell>
          <table:table-cell table:style-name="Таблица5.B2" office:value-type="string">
            <text:p text:style-name="P42">4</text:p>
          </table:table-cell>
          <table:table-cell table:style-name="Таблица5.B2" office:value-type="string">
            <text:p text:style-name="P42">Регистрация точки 3</text:p>
          </table:table-cell>
          <table:table-cell table:style-name="Таблица5.D1" office:value-type="string">
            <text:p text:style-name="P42"/>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5</text:p>
          </table:table-cell>
          <table:table-cell table:style-name="Таблица5.B2" office:value-type="string">
            <text:p text:style-name="P42">4</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17" draw:style-name="gr1" draw:text-style-name="P116" svg:x1="0.049cm" svg:y1="0.199cm" svg:x2="7.085cm" svg:y2="0.855cm"><text:p/></draw:line></text:p>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5</text:p>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draw:line text:anchor-type="paragraph" draw:z-index="18" draw:style-name="gr1" draw:text-style-name="P116" svg:x1="7.103cm" svg:y1="0.402cm" svg:x2="0.049cm" svg:y2="0.891cm"><text:p/></draw:line><draw:frame text:anchor-type="paragraph" draw:z-index="25" draw:style-name="gr2" draw:text-style-name="P117" svg:width="2.841cm" svg:height="0.426cm" draw:transform="rotate (0.10471975511966) translate (1.61925cm 0.373944444444444cm)"><draw:text-box><text:p>Точка 4</text:p></draw:text-box></draw:frame></text:p>
          </table:table-cell>
          <table:table-cell table:style-name="Таблица5.B2" office:value-type="string">
            <text:p text:style-name="P42">ответ</text:p>
          </table:table-cell>
          <table:table-cell table:style-name="Таблица5.F2" office:value-type="string">
            <text:p text:style-name="P42">4</text:p>
          </table:table-cell>
        </table:table-row>
        <table:table-row>
          <table:table-cell table:style-name="Таблица5.B2" office:value-type="string">
            <text:p text:style-name="P42">5</text:p>
          </table:table-cell>
          <table:table-cell table:style-name="Таблица5.B2" office:value-type="string">
            <text:p text:style-name="P42">4</text:p>
          </table:table-cell>
          <table:table-cell table:style-name="Таблица5.B2" office:value-type="string">
            <text:p text:style-name="P42">Регистрация точки 4</text:p>
          </table:table-cell>
          <table:table-cell table:style-name="Таблица5.D1" office:value-type="string">
            <text:p text:style-name="P42"/>
          </table:table-cell>
          <table:table-cell table:style-name="Таблица5.B2" office:value-type="string">
            <text:p text:style-name="P42">сон</text:p>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сон</text:p>
          </table:table-cell>
          <table:table-cell table:style-name="Таблица5.D1" office:value-type="string">
            <text:p text:style-name="P42"/>
          </table:table-cell>
          <table:table-cell table:style-name="Таблица5.B2" office:value-type="string">
            <text:p text:style-name="P42">измерение 5</text:p>
          </table:table-cell>
          <table:table-cell table:style-name="Таблица5.F2" office:value-type="string">
            <text:p text:style-name="P42">5</text:p>
          </table:table-cell>
        </table:table-row>
        <table:table-row>
          <table:table-cell table:style-name="Таблица5.B2" office:value-type="string">
            <text:p text:style-name="P42">6</text:p>
          </table:table-cell>
          <table:table-cell table:style-name="Таблица5.B2" office:value-type="string">
            <text:p text:style-name="P42">5</text:p>
          </table:table-cell>
          <table:table-cell table:style-name="Таблица5.B2" office:value-type="string">
            <text:p text:style-name="P42">Запрос данных</text:p>
          </table:table-cell>
          <table:table-cell table:style-name="Таблица5.D1" office:value-type="string">
            <text:p text:style-name="P42"><draw:line text:anchor-type="paragraph" draw:z-index="19" draw:style-name="gr1" draw:text-style-name="P116" svg:x1="0.049cm" svg:y1="0.199cm" svg:x2="7.103cm" svg:y2="0.778cm"><text:p/></draw:line></text:p>
          </table:table-cell>
          <table:table-cell table:style-name="Таблица5.B2" office:value-type="string">
            <text:p text:style-name="P42"/>
          </table:table-cell>
          <table:table-cell table:style-name="Таблица5.F2" office:value-type="string">
            <text:p text:style-name="P42"/>
          </table:table-cell>
        </table:table-row>
        <table:table-row>
          <table:table-cell table:style-name="Таблица5.B2" office:value-type="string">
            <text:p text:style-name="P42">6</text:p>
          </table:table-cell>
          <table:table-cell table:style-name="Таблица5.B2" office:value-type="string">
            <text:p text:style-name="P42"/>
          </table:table-cell>
          <table:table-cell table:style-name="Таблица5.B2" office:value-type="string">
            <text:p text:style-name="P42"/>
          </table:table-cell>
          <table:table-cell table:style-name="Таблица5.D1" office:value-type="string">
            <text:p text:style-name="P42"><draw:line text:anchor-type="paragraph" draw:z-index="20" draw:style-name="gr1" draw:text-style-name="P116" svg:x1="7.085cm" svg:y1="0.402cm" svg:x2="0.049cm" svg:y2="0.891cm"><text:p/></draw:line><draw:frame text:anchor-type="paragraph" draw:z-index="26" draw:style-name="gr2" draw:text-style-name="P117" svg:width="2.841cm" svg:height="0.426cm" draw:transform="rotate (0.10471975511966) translate (2.32304166666667cm 0.340430555555556cm)"><draw:text-box><text:p>Точка 5</text:p></draw:text-box></draw:frame></text:p>
          </table:table-cell>
          <table:table-cell table:style-name="Таблица5.B2" office:value-type="string">
            <text:p text:style-name="P42">ответ</text:p>
          </table:table-cell>
          <table:table-cell table:style-name="Таблица5.F2" office:value-type="string">
            <text:p text:style-name="P42">5</text:p>
          </table:table-cell>
        </table:table-row>
        <table:table-row>
          <table:table-cell table:style-name="Таблица5.B2" office:value-type="string">
            <text:p text:style-name="P42">6</text:p>
          </table:table-cell>
          <table:table-cell table:style-name="Таблица5.B2" office:value-type="string">
            <text:p text:style-name="P42">5</text:p>
          </table:table-cell>
          <table:table-cell table:style-name="Таблица5.B2" office:value-type="string">
            <text:p text:style-name="P42">Регистрация точки 5</text:p>
          </table:table-cell>
          <table:table-cell table:style-name="Таблица5.D1" office:value-type="string">
            <text:p text:style-name="P42"/>
          </table:table-cell>
          <table:table-cell table:style-name="Таблица5.B2" office:value-type="string">
            <text:p text:style-name="P42">сон</text:p>
          </table:table-cell>
          <table:table-cell table:style-name="Таблица5.F2" office:value-type="string">
            <text:p text:style-name="P42"/>
          </table:table-cell>
        </table:table-row>
        <table:table-row>
          <table:table-cell table:style-name="Таблица5.B2" office:value-type="string">
            <text:p text:style-name="P42"/>
          </table:table-cell>
          <table:table-cell table:style-name="Таблица5.B2" office:value-type="string">
            <text:p text:style-name="P42"/>
          </table:table-cell>
          <table:table-cell table:style-name="Таблица5.B2" office:value-type="string">
            <text:p text:style-name="P42">сон</text:p>
          </table:table-cell>
          <table:table-cell table:style-name="Таблица5.D1" office:value-type="string">
            <text:p text:style-name="P42"/>
          </table:table-cell>
          <table:table-cell table:style-name="Таблица5.B2" office:value-type="string">
            <text:p text:style-name="P42"/>
          </table:table-cell>
          <table:table-cell table:style-name="Таблица5.F2" office:value-type="string">
            <text:p text:style-name="P42"/>
          </table:table-cell>
        </table:table-row>
      </table:table>
      <text:p text:style-name="P31"/>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4.2$Windows_x86 LibreOffice_project/f99d75f39f1c57ebdd7ffc5f42867c12031db97a</meta:generator>
    <meta:editing-duration>P23DT6H2M44S</meta:editing-duration>
    <meta:editing-cycles>77</meta:editing-cycles>
    <dc:date>2016-08-26T17:57:20.531000000</dc:date>
    <meta:document-statistic meta:table-count="35" meta:image-count="2" meta:object-count="2" meta:page-count="27" meta:paragraph-count="2261" meta:word-count="4833" meta:character-count="26825" meta:non-whitespace-character-count="24053"/>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